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5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9"/>
    <style:style style:name="ce3" style:family="table-cell" style:parent-style-name="Default" style:data-style-name="N129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combined 0C, 27C, 98C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number-columns-repeated="1000" table:default-cell-style-name="Default"/>
        <table:table-row table:style-name="ro1">
          <table:table-cell office:value-type="string" calcext:value-type="string">
            <text:p>SetPoint</text:p>
          </table:table-cell>
          <table:table-cell/>
          <table:table-cell office:value-type="string" calcext:value-type="string">
            <text:p>0C</text:p>
          </table:table-cell>
          <table:table-cell table:number-columns-repeated="5"/>
          <table:table-cell office:value-type="string" calcext:value-type="string">
            <text:p>27C</text:p>
          </table:table-cell>
          <table:table-cell table:number-columns-repeated="5"/>
          <table:table-cell office:value-type="string" calcext:value-type="string">
            <text:p>98C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3" office:value-type="string" calcext:value-type="string">
            <text:p>TempC</text:p>
          </table:table-cell>
          <table:table-cell table:style-name="ce3" office:value-type="string" calcext:value-type="string">
            <text:p><text:s/>ad4</text:p>
          </table:table-cell>
          <table:table-cell table:style-name="ce3" office:value-type="string" calcext:value-type="string">
            <text:p><text:s/>ad5</text:p>
          </table:table-cell>
          <table:table-cell table:style-name="ce3" office:value-type="string" calcext:value-type="string">
            <text:p><text:s/>ad6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TempC</text:p>
          </table:table-cell>
          <table:table-cell table:style-name="ce3" office:value-type="string" calcext:value-type="string">
            <text:p><text:s/>ad4</text:p>
          </table:table-cell>
          <table:table-cell table:style-name="ce3" office:value-type="string" calcext:value-type="string">
            <text:p><text:s/>ad5</text:p>
          </table:table-cell>
          <table:table-cell table:style-name="ce3" office:value-type="string" calcext:value-type="string">
            <text:p><text:s/>ad6</text:p>
          </table:table-cell>
          <table:table-cell table:style-name="ce3" office:value-type="string" calcext:value-type="string">
            <text:p>avg</text:p>
          </table:table-cell>
          <table:table-cell table:style-name="ce3"/>
          <table:table-cell table:style-name="ce3" office:value-type="string" calcext:value-type="string">
            <text:p>TempC</text:p>
          </table:table-cell>
          <table:table-cell table:style-name="ce3" office:value-type="string" calcext:value-type="string">
            <text:p><text:s/>ad4</text:p>
          </table:table-cell>
          <table:table-cell table:style-name="ce3" office:value-type="string" calcext:value-type="string">
            <text:p><text:s/>ad5</text:p>
          </table:table-cell>
          <table:table-cell table:style-name="ce3" office:value-type="string" calcext:value-type="string">
            <text:p><text:s/>ad6</text:p>
          </table:table-cell>
          <table:table-cell table:style-name="ce3" office:value-type="string" calcext:value-type="string">
            <text:p>avg</text:p>
          </table:table-cell>
          <table:table-cell table:style-name="ce1"/>
          <table:table-cell table:number-columns-repeated="5"/>
          <table:table-cell table:style-name="ce1"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75237" calcext:value-type="float">
            <text:p>26.752370000</text:p>
          </table:table-cell>
          <table:table-cell office:value-type="float" office:value="0.696855867" calcext:value-type="float">
            <text:p>0.696855867</text:p>
          </table:table-cell>
          <table:table-cell office:value-type="float" office:value="0.694146239" calcext:value-type="float">
            <text:p>0.694146239</text:p>
          </table:table-cell>
          <table:table-cell office:value-type="float" office:value="0.527342621" calcext:value-type="float">
            <text:p>0.527342621</text:p>
          </table:table-cell>
          <table:table-cell table:formula="of:=AVERAGE([.C3:.E3])" office:value-type="float" office:value="0.639448242333333" calcext:value-type="float">
            <text:p>0.639448242</text:p>
          </table:table-cell>
          <table:table-cell/>
          <table:table-cell office:value-type="float" office:value="27.03034" calcext:value-type="float">
            <text:p>27.030340000</text:p>
          </table:table-cell>
          <table:table-cell office:value-type="float" office:value="0.8344389" calcext:value-type="float">
            <text:p>0.834438900</text:p>
          </table:table-cell>
          <table:table-cell office:value-type="float" office:value="0.649951178" calcext:value-type="float">
            <text:p>0.649951178</text:p>
          </table:table-cell>
          <table:table-cell office:value-type="float" office:value="0.633145646" calcext:value-type="float">
            <text:p>0.633145646</text:p>
          </table:table-cell>
          <table:table-cell table:formula="of:=AVERAGE([.I3:.K3])" office:value-type="float" office:value="0.705845241333333" calcext:value-type="float">
            <text:p>0.705845241</text:p>
          </table:table-cell>
          <table:table-cell/>
          <table:table-cell office:value-type="float" office:value="25.87801" calcext:value-type="float">
            <text:p>25.878010000</text:p>
          </table:table-cell>
          <table:table-cell office:value-type="float" office:value="0.628641323" calcext:value-type="float">
            <text:p>0.628641323</text:p>
          </table:table-cell>
          <table:table-cell office:value-type="float" office:value="0.587822865" calcext:value-type="float">
            <text:p>0.587822865</text:p>
          </table:table-cell>
          <table:table-cell office:value-type="float" office:value="0.663665612" calcext:value-type="float">
            <text:p>0.663665612</text:p>
          </table:table-cell>
          <table:table-cell table:formula="of:=AVERAGE([.O3:.Q3])" office:value-type="float" office:value="0.626709933333333" calcext:value-type="float">
            <text:p>0.62670993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75237" calcext:value-type="float">
            <text:p>26.752370000</text:p>
          </table:table-cell>
          <table:table-cell office:value-type="float" office:value="0.675523362" calcext:value-type="float">
            <text:p>0.675523362</text:p>
          </table:table-cell>
          <table:table-cell office:value-type="float" office:value="0.619642212" calcext:value-type="float">
            <text:p>0.619642212</text:p>
          </table:table-cell>
          <table:table-cell office:value-type="float" office:value="0.627386645" calcext:value-type="float">
            <text:p>0.627386645</text:p>
          </table:table-cell>
          <table:table-cell table:formula="of:=AVERAGE([.C4:.E4])" office:value-type="float" office:value="0.640850739666667" calcext:value-type="float">
            <text:p>0.640850740</text:p>
          </table:table-cell>
          <table:table-cell/>
          <table:table-cell office:value-type="float" office:value="27.0354" calcext:value-type="float">
            <text:p>27.035400000</text:p>
          </table:table-cell>
          <table:table-cell office:value-type="float" office:value="0.840603213" calcext:value-type="float">
            <text:p>0.840603213</text:p>
          </table:table-cell>
          <table:table-cell office:value-type="float" office:value="0.651078898" calcext:value-type="float">
            <text:p>0.651078898</text:p>
          </table:table-cell>
          <table:table-cell office:value-type="float" office:value="0.604239178" calcext:value-type="float">
            <text:p>0.604239178</text:p>
          </table:table-cell>
          <table:table-cell table:formula="of:=AVERAGE([.I4:.K4])" office:value-type="float" office:value="0.698640429666667" calcext:value-type="float">
            <text:p>0.698640430</text:p>
          </table:table-cell>
          <table:table-cell/>
          <table:table-cell office:value-type="float" office:value="25.89317" calcext:value-type="float">
            <text:p>25.893170000</text:p>
          </table:table-cell>
          <table:table-cell office:value-type="float" office:value="0.661221821" calcext:value-type="float">
            <text:p>0.661221821</text:p>
          </table:table-cell>
          <table:table-cell office:value-type="float" office:value="0.613367631" calcext:value-type="float">
            <text:p>0.613367631</text:p>
          </table:table-cell>
          <table:table-cell office:value-type="float" office:value="0.599494648" calcext:value-type="float">
            <text:p>0.599494648</text:p>
          </table:table-cell>
          <table:table-cell table:formula="of:=AVERAGE([.O4:.Q4])" office:value-type="float" office:value="0.6246947" calcext:value-type="float">
            <text:p>0.62469470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76247" calcext:value-type="float">
            <text:p>26.762470000</text:p>
          </table:table-cell>
          <table:table-cell office:value-type="float" office:value="0.609222723" calcext:value-type="float">
            <text:p>0.609222723</text:p>
          </table:table-cell>
          <table:table-cell office:value-type="float" office:value="0.743070929" calcext:value-type="float">
            <text:p>0.743070929</text:p>
          </table:table-cell>
          <table:table-cell office:value-type="float" office:value="0.596925091" calcext:value-type="float">
            <text:p>0.596925091</text:p>
          </table:table-cell>
          <table:table-cell table:formula="of:=AVERAGE([.C5:.E5])" office:value-type="float" office:value="0.649739581" calcext:value-type="float">
            <text:p>0.649739581</text:p>
          </table:table-cell>
          <table:table-cell/>
          <table:table-cell office:value-type="float" office:value="27.04045" calcext:value-type="float">
            <text:p>27.040450000</text:p>
          </table:table-cell>
          <table:table-cell office:value-type="float" office:value="0.66701897" calcext:value-type="float">
            <text:p>0.667018970</text:p>
          </table:table-cell>
          <table:table-cell office:value-type="float" office:value="0.710838522" calcext:value-type="float">
            <text:p>0.710838522</text:p>
          </table:table-cell>
          <table:table-cell office:value-type="float" office:value="0.698134982" calcext:value-type="float">
            <text:p>0.698134982</text:p>
          </table:table-cell>
          <table:table-cell table:formula="of:=AVERAGE([.I5:.K5])" office:value-type="float" office:value="0.691997491333333" calcext:value-type="float">
            <text:p>0.691997491</text:p>
          </table:table-cell>
          <table:table-cell/>
          <table:table-cell office:value-type="float" office:value="25.88306" calcext:value-type="float">
            <text:p>25.883060000</text:p>
          </table:table-cell>
          <table:table-cell office:value-type="float" office:value="0.68026968" calcext:value-type="float">
            <text:p>0.680269680</text:p>
          </table:table-cell>
          <table:table-cell office:value-type="float" office:value="0.598512363" calcext:value-type="float">
            <text:p>0.598512363</text:p>
          </table:table-cell>
          <table:table-cell office:value-type="float" office:value="0.592794489" calcext:value-type="float">
            <text:p>0.592794489</text:p>
          </table:table-cell>
          <table:table-cell table:formula="of:=AVERAGE([.O5:.Q5])" office:value-type="float" office:value="0.623858844" calcext:value-type="float">
            <text:p>0.623858844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75742" calcext:value-type="float">
            <text:p>26.757420000</text:p>
          </table:table-cell>
          <table:table-cell office:value-type="float" office:value="0.580548117" calcext:value-type="float">
            <text:p>0.580548117</text:p>
          </table:table-cell>
          <table:table-cell office:value-type="float" office:value="0.718264665" calcext:value-type="float">
            <text:p>0.718264665</text:p>
          </table:table-cell>
          <table:table-cell office:value-type="float" office:value="0.621132329" calcext:value-type="float">
            <text:p>0.621132329</text:p>
          </table:table-cell>
          <table:table-cell table:formula="of:=AVERAGE([.C6:.E6])" office:value-type="float" office:value="0.639981703666667" calcext:value-type="float">
            <text:p>0.639981704</text:p>
          </table:table-cell>
          <table:table-cell/>
          <table:table-cell office:value-type="float" office:value="27.0354" calcext:value-type="float">
            <text:p>27.035400000</text:p>
          </table:table-cell>
          <table:table-cell office:value-type="float" office:value="0.677340111" calcext:value-type="float">
            <text:p>0.677340111</text:p>
          </table:table-cell>
          <table:table-cell office:value-type="float" office:value="0.727976051" calcext:value-type="float">
            <text:p>0.727976051</text:p>
          </table:table-cell>
          <table:table-cell office:value-type="float" office:value="0.706895078" calcext:value-type="float">
            <text:p>0.706895078</text:p>
          </table:table-cell>
          <table:table-cell table:formula="of:=AVERAGE([.I6:.K6])" office:value-type="float" office:value="0.704070413333333" calcext:value-type="float">
            <text:p>0.704070413</text:p>
          </table:table-cell>
          <table:table-cell/>
          <table:table-cell office:value-type="float" office:value="25.89317" calcext:value-type="float">
            <text:p>25.893170000</text:p>
          </table:table-cell>
          <table:table-cell office:value-type="float" office:value="0.62027581" calcext:value-type="float">
            <text:p>0.620275810</text:p>
          </table:table-cell>
          <table:table-cell office:value-type="float" office:value="0.649240094" calcext:value-type="float">
            <text:p>0.649240094</text:p>
          </table:table-cell>
          <table:table-cell office:value-type="float" office:value="0.622743442" calcext:value-type="float">
            <text:p>0.622743442</text:p>
          </table:table-cell>
          <table:table-cell table:formula="of:=AVERAGE([.O6:.Q6])" office:value-type="float" office:value="0.630753115333333" calcext:value-type="float">
            <text:p>0.630753115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75742" calcext:value-type="float">
            <text:p>26.757420000</text:p>
          </table:table-cell>
          <table:table-cell office:value-type="float" office:value="0.695208394" calcext:value-type="float">
            <text:p>0.695208394</text:p>
          </table:table-cell>
          <table:table-cell office:value-type="float" office:value="0.694111668" calcext:value-type="float">
            <text:p>0.694111668</text:p>
          </table:table-cell>
          <table:table-cell office:value-type="float" office:value="0.521369043" calcext:value-type="float">
            <text:p>0.521369043</text:p>
          </table:table-cell>
          <table:table-cell table:formula="of:=AVERAGE([.C7:.E7])" office:value-type="float" office:value="0.636896368333333" calcext:value-type="float">
            <text:p>0.636896368</text:p>
          </table:table-cell>
          <table:table-cell/>
          <table:table-cell office:value-type="float" office:value="27.03034" calcext:value-type="float">
            <text:p>27.030340000</text:p>
          </table:table-cell>
          <table:table-cell office:value-type="float" office:value="0.848974091" calcext:value-type="float">
            <text:p>0.848974091</text:p>
          </table:table-cell>
          <table:table-cell office:value-type="float" office:value="0.651533085" calcext:value-type="float">
            <text:p>0.651533085</text:p>
          </table:table-cell>
          <table:table-cell office:value-type="float" office:value="0.618123486" calcext:value-type="float">
            <text:p>0.618123486</text:p>
          </table:table-cell>
          <table:table-cell table:formula="of:=AVERAGE([.I7:.K7])" office:value-type="float" office:value="0.706210220666667" calcext:value-type="float">
            <text:p>0.706210221</text:p>
          </table:table-cell>
          <table:table-cell/>
          <table:table-cell office:value-type="float" office:value="25.89317" calcext:value-type="float">
            <text:p>25.893170000</text:p>
          </table:table-cell>
          <table:table-cell office:value-type="float" office:value="0.676717839" calcext:value-type="float">
            <text:p>0.676717839</text:p>
          </table:table-cell>
          <table:table-cell office:value-type="float" office:value="0.606693698" calcext:value-type="float">
            <text:p>0.606693698</text:p>
          </table:table-cell>
          <table:table-cell office:value-type="float" office:value="0.598578524" calcext:value-type="float">
            <text:p>0.598578524</text:p>
          </table:table-cell>
          <table:table-cell table:formula="of:=AVERAGE([.O7:.Q7])" office:value-type="float" office:value="0.627330020333333" calcext:value-type="float">
            <text:p>0.627330020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76247" calcext:value-type="float">
            <text:p>26.762470000</text:p>
          </table:table-cell>
          <table:table-cell office:value-type="float" office:value="0.60408361" calcext:value-type="float">
            <text:p>0.604083610</text:p>
          </table:table-cell>
          <table:table-cell office:value-type="float" office:value="0.673644027" calcext:value-type="float">
            <text:p>0.673644027</text:p>
          </table:table-cell>
          <table:table-cell office:value-type="float" office:value="0.64625867" calcext:value-type="float">
            <text:p>0.646258670</text:p>
          </table:table-cell>
          <table:table-cell table:formula="of:=AVERAGE([.C8:.E8])" office:value-type="float" office:value="0.641328769" calcext:value-type="float">
            <text:p>0.641328769</text:p>
          </table:table-cell>
          <table:table-cell/>
          <table:table-cell office:value-type="float" office:value="27.03034" calcext:value-type="float">
            <text:p>27.030340000</text:p>
          </table:table-cell>
          <table:table-cell office:value-type="float" office:value="0.698472345" calcext:value-type="float">
            <text:p>0.698472345</text:p>
          </table:table-cell>
          <table:table-cell office:value-type="float" office:value="0.765444132" calcext:value-type="float">
            <text:p>0.765444132</text:p>
          </table:table-cell>
          <table:table-cell office:value-type="float" office:value="0.648034292" calcext:value-type="float">
            <text:p>0.648034292</text:p>
          </table:table-cell>
          <table:table-cell table:formula="of:=AVERAGE([.I8:.K8])" office:value-type="float" office:value="0.703983589666667" calcext:value-type="float">
            <text:p>0.703983590</text:p>
          </table:table-cell>
          <table:table-cell/>
          <table:table-cell office:value-type="float" office:value="25.89317" calcext:value-type="float">
            <text:p>25.893170000</text:p>
          </table:table-cell>
          <table:table-cell office:value-type="float" office:value="0.691548072" calcext:value-type="float">
            <text:p>0.691548072</text:p>
          </table:table-cell>
          <table:table-cell office:value-type="float" office:value="0.601373387" calcext:value-type="float">
            <text:p>0.601373387</text:p>
          </table:table-cell>
          <table:table-cell office:value-type="float" office:value="0.596929264" calcext:value-type="float">
            <text:p>0.596929264</text:p>
          </table:table-cell>
          <table:table-cell table:formula="of:=AVERAGE([.O8:.Q8])" office:value-type="float" office:value="0.629950241" calcext:value-type="float">
            <text:p>0.62995024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75742" calcext:value-type="float">
            <text:p>26.757420000</text:p>
          </table:table-cell>
          <table:table-cell office:value-type="float" office:value="0.712083663" calcext:value-type="float">
            <text:p>0.712083663</text:p>
          </table:table-cell>
          <table:table-cell office:value-type="float" office:value="0.66533335" calcext:value-type="float">
            <text:p>0.665333350</text:p>
          </table:table-cell>
          <table:table-cell office:value-type="float" office:value="0.526253644" calcext:value-type="float">
            <text:p>0.526253644</text:p>
          </table:table-cell>
          <table:table-cell table:formula="of:=AVERAGE([.C9:.E9])" office:value-type="float" office:value="0.634556885666667" calcext:value-type="float">
            <text:p>0.634556886</text:p>
          </table:table-cell>
          <table:table-cell/>
          <table:table-cell office:value-type="float" office:value="27.03034" calcext:value-type="float">
            <text:p>27.030340000</text:p>
          </table:table-cell>
          <table:table-cell office:value-type="float" office:value="0.841155749" calcext:value-type="float">
            <text:p>0.841155749</text:p>
          </table:table-cell>
          <table:table-cell office:value-type="float" office:value="0.651250559" calcext:value-type="float">
            <text:p>0.651250559</text:p>
          </table:table-cell>
          <table:table-cell office:value-type="float" office:value="0.629847721" calcext:value-type="float">
            <text:p>0.629847721</text:p>
          </table:table-cell>
          <table:table-cell table:formula="of:=AVERAGE([.I9:.K9])" office:value-type="float" office:value="0.707418009666667" calcext:value-type="float">
            <text:p>0.707418010</text:p>
          </table:table-cell>
          <table:table-cell/>
          <table:table-cell office:value-type="float" office:value="25.89317" calcext:value-type="float">
            <text:p>25.893170000</text:p>
          </table:table-cell>
          <table:table-cell office:value-type="float" office:value="0.673313221" calcext:value-type="float">
            <text:p>0.673313221</text:p>
          </table:table-cell>
          <table:table-cell office:value-type="float" office:value="0.610128714" calcext:value-type="float">
            <text:p>0.610128714</text:p>
          </table:table-cell>
          <table:table-cell office:value-type="float" office:value="0.60018189" calcext:value-type="float">
            <text:p>0.600181890</text:p>
          </table:table-cell>
          <table:table-cell table:formula="of:=AVERAGE([.O9:.Q9])" office:value-type="float" office:value="0.627874608333333" calcext:value-type="float">
            <text:p>0.627874608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.77258" calcext:value-type="float">
            <text:p>26.772580000</text:p>
          </table:table-cell>
          <table:table-cell office:value-type="float" office:value="0.596535873" calcext:value-type="float">
            <text:p>0.596535873</text:p>
          </table:table-cell>
          <table:table-cell office:value-type="float" office:value="0.724666205" calcext:value-type="float">
            <text:p>0.724666205</text:p>
          </table:table-cell>
          <table:table-cell office:value-type="float" office:value="0.632362441" calcext:value-type="float">
            <text:p>0.632362441</text:p>
          </table:table-cell>
          <table:table-cell table:formula="of:=AVERAGE([.C10:.E10])" office:value-type="float" office:value="0.651188173" calcext:value-type="float">
            <text:p>0.651188173</text:p>
          </table:table-cell>
          <table:table-cell/>
          <table:table-cell office:value-type="float" office:value="27.0354" calcext:value-type="float">
            <text:p>27.035400000</text:p>
          </table:table-cell>
          <table:table-cell office:value-type="float" office:value="0.694691622" calcext:value-type="float">
            <text:p>0.694691622</text:p>
          </table:table-cell>
          <table:table-cell office:value-type="float" office:value="0.672918042" calcext:value-type="float">
            <text:p>0.672918042</text:p>
          </table:table-cell>
          <table:table-cell office:value-type="float" office:value="0.679935298" calcext:value-type="float">
            <text:p>0.679935298</text:p>
          </table:table-cell>
          <table:table-cell table:formula="of:=AVERAGE([.I10:.K10])" office:value-type="float" office:value="0.682514987333333" calcext:value-type="float">
            <text:p>0.682514987</text:p>
          </table:table-cell>
          <table:table-cell/>
          <table:table-cell office:value-type="float" office:value="25.88812" calcext:value-type="float">
            <text:p>25.888120000</text:p>
          </table:table-cell>
          <table:table-cell office:value-type="float" office:value="0.631243662" calcext:value-type="float">
            <text:p>0.631243662</text:p>
          </table:table-cell>
          <table:table-cell office:value-type="float" office:value="0.60807891" calcext:value-type="float">
            <text:p>0.608078910</text:p>
          </table:table-cell>
          <table:table-cell office:value-type="float" office:value="0.672363123" calcext:value-type="float">
            <text:p>0.672363123</text:p>
          </table:table-cell>
          <table:table-cell table:formula="of:=AVERAGE([.O10:.Q10])" office:value-type="float" office:value="0.637228565" calcext:value-type="float">
            <text:p>0.637228565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78269" calcext:value-type="float">
            <text:p>26.782690000</text:p>
          </table:table-cell>
          <table:table-cell office:value-type="float" office:value="0.718227711" calcext:value-type="float">
            <text:p>0.718227711</text:p>
          </table:table-cell>
          <table:table-cell office:value-type="float" office:value="0.676953873" calcext:value-type="float">
            <text:p>0.676953873</text:p>
          </table:table-cell>
          <table:table-cell office:value-type="float" office:value="0.517980518" calcext:value-type="float">
            <text:p>0.517980518</text:p>
          </table:table-cell>
          <table:table-cell table:formula="of:=AVERAGE([.C11:.E11])" office:value-type="float" office:value="0.637720700666667" calcext:value-type="float">
            <text:p>0.637720701</text:p>
          </table:table-cell>
          <table:table-cell/>
          <table:table-cell office:value-type="float" office:value="27.03034" calcext:value-type="float">
            <text:p>27.030340000</text:p>
          </table:table-cell>
          <table:table-cell office:value-type="float" office:value="0.831351975" calcext:value-type="float">
            <text:p>0.831351975</text:p>
          </table:table-cell>
          <table:table-cell office:value-type="float" office:value="0.648185092" calcext:value-type="float">
            <text:p>0.648185092</text:p>
          </table:table-cell>
          <table:table-cell office:value-type="float" office:value="0.64392932" calcext:value-type="float">
            <text:p>0.643929320</text:p>
          </table:table-cell>
          <table:table-cell table:formula="of:=AVERAGE([.I11:.K11])" office:value-type="float" office:value="0.707822129" calcext:value-type="float">
            <text:p>0.707822129</text:p>
          </table:table-cell>
          <table:table-cell/>
          <table:table-cell office:value-type="float" office:value="25.89317" calcext:value-type="float">
            <text:p>25.893170000</text:p>
          </table:table-cell>
          <table:table-cell office:value-type="float" office:value="0.693633639" calcext:value-type="float">
            <text:p>0.693633639</text:p>
          </table:table-cell>
          <table:table-cell office:value-type="float" office:value="0.602626276" calcext:value-type="float">
            <text:p>0.602626276</text:p>
          </table:table-cell>
          <table:table-cell office:value-type="float" office:value="0.599045229" calcext:value-type="float">
            <text:p>0.599045229</text:p>
          </table:table-cell>
          <table:table-cell table:formula="of:=AVERAGE([.O11:.Q11])" office:value-type="float" office:value="0.631768381333333" calcext:value-type="float">
            <text:p>0.631768381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77258" calcext:value-type="float">
            <text:p>26.772580000</text:p>
          </table:table-cell>
          <table:table-cell office:value-type="float" office:value="0.677377662" calcext:value-type="float">
            <text:p>0.677377662</text:p>
          </table:table-cell>
          <table:table-cell office:value-type="float" office:value="0.768773051" calcext:value-type="float">
            <text:p>0.768773051</text:p>
          </table:table-cell>
          <table:table-cell office:value-type="float" office:value="0.527277652" calcext:value-type="float">
            <text:p>0.527277652</text:p>
          </table:table-cell>
          <table:table-cell table:formula="of:=AVERAGE([.C12:.E12])" office:value-type="float" office:value="0.657809455" calcext:value-type="float">
            <text:p>0.657809455</text:p>
          </table:table-cell>
          <table:table-cell/>
          <table:table-cell office:value-type="float" office:value="27.0354" calcext:value-type="float">
            <text:p>27.035400000</text:p>
          </table:table-cell>
          <table:table-cell office:value-type="float" office:value="0.796569085" calcext:value-type="float">
            <text:p>0.796569085</text:p>
          </table:table-cell>
          <table:table-cell office:value-type="float" office:value="0.770704242" calcext:value-type="float">
            <text:p>0.770704242</text:p>
          </table:table-cell>
          <table:table-cell office:value-type="float" office:value="0.56008882" calcext:value-type="float">
            <text:p>0.560088820</text:p>
          </table:table-cell>
          <table:table-cell table:formula="of:=AVERAGE([.I12:.K12])" office:value-type="float" office:value="0.709120715666667" calcext:value-type="float">
            <text:p>0.709120716</text:p>
          </table:table-cell>
          <table:table-cell/>
          <table:table-cell office:value-type="float" office:value="25.88812" calcext:value-type="float">
            <text:p>25.888120000</text:p>
          </table:table-cell>
          <table:table-cell office:value-type="float" office:value="0.649502355" calcext:value-type="float">
            <text:p>0.649502355</text:p>
          </table:table-cell>
          <table:table-cell office:value-type="float" office:value="0.642663913" calcext:value-type="float">
            <text:p>0.642663913</text:p>
          </table:table-cell>
          <table:table-cell office:value-type="float" office:value="0.6100554" calcext:value-type="float">
            <text:p>0.610055400</text:p>
          </table:table-cell>
          <table:table-cell table:formula="of:=AVERAGE([.O12:.Q12])" office:value-type="float" office:value="0.634073889333333" calcext:value-type="float">
            <text:p>0.634073889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77258" calcext:value-type="float">
            <text:p>26.772580000</text:p>
          </table:table-cell>
          <table:table-cell office:value-type="float" office:value="0.591382455" calcext:value-type="float">
            <text:p>0.591382455</text:p>
          </table:table-cell>
          <table:table-cell office:value-type="float" office:value="0.682985268" calcext:value-type="float">
            <text:p>0.682985268</text:p>
          </table:table-cell>
          <table:table-cell office:value-type="float" office:value="0.654754717" calcext:value-type="float">
            <text:p>0.654754717</text:p>
          </table:table-cell>
          <table:table-cell table:formula="of:=AVERAGE([.C13:.E13])" office:value-type="float" office:value="0.643040813333333" calcext:value-type="float">
            <text:p>0.643040813</text:p>
          </table:table-cell>
          <table:table-cell/>
          <table:table-cell office:value-type="float" office:value="27.0354" calcext:value-type="float">
            <text:p>27.035400000</text:p>
          </table:table-cell>
          <table:table-cell office:value-type="float" office:value="0.687752448" calcext:value-type="float">
            <text:p>0.687752448</text:p>
          </table:table-cell>
          <table:table-cell office:value-type="float" office:value="0.758614631" calcext:value-type="float">
            <text:p>0.758614631</text:p>
          </table:table-cell>
          <table:table-cell office:value-type="float" office:value="0.662407358" calcext:value-type="float">
            <text:p>0.662407358</text:p>
          </table:table-cell>
          <table:table-cell table:formula="of:=AVERAGE([.I13:.K13])" office:value-type="float" office:value="0.702924812333333" calcext:value-type="float">
            <text:p>0.702924812</text:p>
          </table:table-cell>
          <table:table-cell/>
          <table:table-cell office:value-type="float" office:value="25.89823" calcext:value-type="float">
            <text:p>25.898230000</text:p>
          </table:table-cell>
          <table:table-cell office:value-type="float" office:value="0.69108256" calcext:value-type="float">
            <text:p>0.691082560</text:p>
          </table:table-cell>
          <table:table-cell office:value-type="float" office:value="0.603723002" calcext:value-type="float">
            <text:p>0.603723002</text:p>
          </table:table-cell>
          <table:table-cell office:value-type="float" office:value="0.596585941" calcext:value-type="float">
            <text:p>0.596585941</text:p>
          </table:table-cell>
          <table:table-cell table:formula="of:=AVERAGE([.O13:.Q13])" office:value-type="float" office:value="0.630463834333333" calcext:value-type="float">
            <text:p>0.630463834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77258" calcext:value-type="float">
            <text:p>26.772580000</text:p>
          </table:table-cell>
          <table:table-cell office:value-type="float" office:value="0.715817298" calcext:value-type="float">
            <text:p>0.715817298</text:p>
          </table:table-cell>
          <table:table-cell office:value-type="float" office:value="0.610447003" calcext:value-type="float">
            <text:p>0.610447003</text:p>
          </table:table-cell>
          <table:table-cell office:value-type="float" office:value="0.597693991" calcext:value-type="float">
            <text:p>0.597693991</text:p>
          </table:table-cell>
          <table:table-cell table:formula="of:=AVERAGE([.C14:.E14])" office:value-type="float" office:value="0.641319430666667" calcext:value-type="float">
            <text:p>0.641319431</text:p>
          </table:table-cell>
          <table:table-cell/>
          <table:table-cell office:value-type="float" office:value="27.03034" calcext:value-type="float">
            <text:p>27.030340000</text:p>
          </table:table-cell>
          <table:table-cell office:value-type="float" office:value="0.719087806" calcext:value-type="float">
            <text:p>0.719087806</text:p>
          </table:table-cell>
          <table:table-cell office:value-type="float" office:value="0.791063999" calcext:value-type="float">
            <text:p>0.791063999</text:p>
          </table:table-cell>
          <table:table-cell office:value-type="float" office:value="0.56979365" calcext:value-type="float">
            <text:p>0.569793650</text:p>
          </table:table-cell>
          <table:table-cell table:formula="of:=AVERAGE([.I14:.K14])" office:value-type="float" office:value="0.693315151666667" calcext:value-type="float">
            <text:p>0.693315152</text:p>
          </table:table-cell>
          <table:table-cell/>
          <table:table-cell office:value-type="float" office:value="25.88812" calcext:value-type="float">
            <text:p>25.888120000</text:p>
          </table:table-cell>
          <table:table-cell office:value-type="float" office:value="0.664053042" calcext:value-type="float">
            <text:p>0.664053042</text:p>
          </table:table-cell>
          <table:table-cell office:value-type="float" office:value="0.603150201" calcext:value-type="float">
            <text:p>0.603150201</text:p>
          </table:table-cell>
          <table:table-cell office:value-type="float" office:value="0.630760268" calcext:value-type="float">
            <text:p>0.630760268</text:p>
          </table:table-cell>
          <table:table-cell table:formula="of:=AVERAGE([.O14:.Q14])" office:value-type="float" office:value="0.632654503666667" calcext:value-type="float">
            <text:p>0.632654504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78774" calcext:value-type="float">
            <text:p>26.787740000</text:p>
          </table:table-cell>
          <table:table-cell office:value-type="float" office:value="0.589219402" calcext:value-type="float">
            <text:p>0.589219402</text:p>
          </table:table-cell>
          <table:table-cell office:value-type="float" office:value="0.728759256" calcext:value-type="float">
            <text:p>0.728759256</text:p>
          </table:table-cell>
          <table:table-cell office:value-type="float" office:value="0.587430666" calcext:value-type="float">
            <text:p>0.587430666</text:p>
          </table:table-cell>
          <table:table-cell table:formula="of:=AVERAGE([.C15:.E15])" office:value-type="float" office:value="0.635136441333333" calcext:value-type="float">
            <text:p>0.635136441</text:p>
          </table:table-cell>
          <table:table-cell/>
          <table:table-cell office:value-type="float" office:value="27.02529" calcext:value-type="float">
            <text:p>27.025290000</text:p>
          </table:table-cell>
          <table:table-cell office:value-type="float" office:value="0.740243881" calcext:value-type="float">
            <text:p>0.740243881</text:p>
          </table:table-cell>
          <table:table-cell office:value-type="float" office:value="0.654524643" calcext:value-type="float">
            <text:p>0.654524643</text:p>
          </table:table-cell>
          <table:table-cell office:value-type="float" office:value="0.667544087" calcext:value-type="float">
            <text:p>0.667544087</text:p>
          </table:table-cell>
          <table:table-cell table:formula="of:=AVERAGE([.I15:.K15])" office:value-type="float" office:value="0.687437537" calcext:value-type="float">
            <text:p>0.687437537</text:p>
          </table:table-cell>
          <table:table-cell/>
          <table:table-cell office:value-type="float" office:value="25.89317" calcext:value-type="float">
            <text:p>25.893170000</text:p>
          </table:table-cell>
          <table:table-cell office:value-type="float" office:value="0.623710826" calcext:value-type="float">
            <text:p>0.623710826</text:p>
          </table:table-cell>
          <table:table-cell office:value-type="float" office:value="0.656659681" calcext:value-type="float">
            <text:p>0.656659681</text:p>
          </table:table-cell>
          <table:table-cell office:value-type="float" office:value="0.630397276" calcext:value-type="float">
            <text:p>0.630397276</text:p>
          </table:table-cell>
          <table:table-cell table:formula="of:=AVERAGE([.O15:.Q15])" office:value-type="float" office:value="0.636922594333333" calcext:value-type="float">
            <text:p>0.636922594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77764" calcext:value-type="float">
            <text:p>26.777640000</text:p>
          </table:table-cell>
          <table:table-cell office:value-type="float" office:value="0.583225558" calcext:value-type="float">
            <text:p>0.583225558</text:p>
          </table:table-cell>
          <table:table-cell office:value-type="float" office:value="0.711724247" calcext:value-type="float">
            <text:p>0.711724247</text:p>
          </table:table-cell>
          <table:table-cell office:value-type="float" office:value="0.656082112" calcext:value-type="float">
            <text:p>0.656082112</text:p>
          </table:table-cell>
          <table:table-cell table:formula="of:=AVERAGE([.C16:.E16])" office:value-type="float" office:value="0.650343972333333" calcext:value-type="float">
            <text:p>0.650343972</text:p>
          </table:table-cell>
          <table:table-cell/>
          <table:table-cell office:value-type="float" office:value="27.01518" calcext:value-type="float">
            <text:p>27.015180000</text:p>
          </table:table-cell>
          <table:table-cell office:value-type="float" office:value="0.824374059" calcext:value-type="float">
            <text:p>0.824374059</text:p>
          </table:table-cell>
          <table:table-cell office:value-type="float" office:value="0.689789139" calcext:value-type="float">
            <text:p>0.689789139</text:p>
          </table:table-cell>
          <table:table-cell office:value-type="float" office:value="0.565970011" calcext:value-type="float">
            <text:p>0.565970011</text:p>
          </table:table-cell>
          <table:table-cell table:formula="of:=AVERAGE([.I16:.K16])" office:value-type="float" office:value="0.693377736333333" calcext:value-type="float">
            <text:p>0.693377736</text:p>
          </table:table-cell>
          <table:table-cell/>
          <table:table-cell office:value-type="float" office:value="25.89823" calcext:value-type="float">
            <text:p>25.898230000</text:p>
          </table:table-cell>
          <table:table-cell office:value-type="float" office:value="0.643103795" calcext:value-type="float">
            <text:p>0.643103795</text:p>
          </table:table-cell>
          <table:table-cell office:value-type="float" office:value="0.65358885" calcext:value-type="float">
            <text:p>0.653588850</text:p>
          </table:table-cell>
          <table:table-cell office:value-type="float" office:value="0.613043977" calcext:value-type="float">
            <text:p>0.613043977</text:p>
          </table:table-cell>
          <table:table-cell table:formula="of:=AVERAGE([.O16:.Q16])" office:value-type="float" office:value="0.636578874" calcext:value-type="float">
            <text:p>0.636578874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78269" calcext:value-type="float">
            <text:p>26.782690000</text:p>
          </table:table-cell>
          <table:table-cell office:value-type="float" office:value="0.736757009" calcext:value-type="float">
            <text:p>0.736757009</text:p>
          </table:table-cell>
          <table:table-cell office:value-type="float" office:value="0.615181996" calcext:value-type="float">
            <text:p>0.615181996</text:p>
          </table:table-cell>
          <table:table-cell office:value-type="float" office:value="0.57128019" calcext:value-type="float">
            <text:p>0.571280190</text:p>
          </table:table-cell>
          <table:table-cell table:formula="of:=AVERAGE([.C17:.E17])" office:value-type="float" office:value="0.641073065" calcext:value-type="float">
            <text:p>0.641073065</text:p>
          </table:table-cell>
          <table:table-cell/>
          <table:table-cell office:value-type="float" office:value="27.02023" calcext:value-type="float">
            <text:p>27.020230000</text:p>
          </table:table-cell>
          <table:table-cell office:value-type="float" office:value="0.703882063" calcext:value-type="float">
            <text:p>0.703882063</text:p>
          </table:table-cell>
          <table:table-cell office:value-type="float" office:value="0.771644803" calcext:value-type="float">
            <text:p>0.771644803</text:p>
          </table:table-cell>
          <table:table-cell office:value-type="float" office:value="0.60443647" calcext:value-type="float">
            <text:p>0.604436470</text:p>
          </table:table-cell>
          <table:table-cell table:formula="of:=AVERAGE([.I17:.K17])" office:value-type="float" office:value="0.693321112" calcext:value-type="float">
            <text:p>0.693321112</text:p>
          </table:table-cell>
          <table:table-cell/>
          <table:table-cell office:value-type="float" office:value="25.90328" calcext:value-type="float">
            <text:p>25.903280000</text:p>
          </table:table-cell>
          <table:table-cell office:value-type="float" office:value="0.687620722" calcext:value-type="float">
            <text:p>0.687620722</text:p>
          </table:table-cell>
          <table:table-cell office:value-type="float" office:value="0.607091857" calcext:value-type="float">
            <text:p>0.607091857</text:p>
          </table:table-cell>
          <table:table-cell office:value-type="float" office:value="0.600006652" calcext:value-type="float">
            <text:p>0.600006652</text:p>
          </table:table-cell>
          <table:table-cell table:formula="of:=AVERAGE([.O17:.Q17])" office:value-type="float" office:value="0.631573077" calcext:value-type="float">
            <text:p>0.631573077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78269" calcext:value-type="float">
            <text:p>26.782690000</text:p>
          </table:table-cell>
          <table:table-cell office:value-type="float" office:value="0.692911231" calcext:value-type="float">
            <text:p>0.692911231</text:p>
          </table:table-cell>
          <table:table-cell office:value-type="float" office:value="0.72132596" calcext:value-type="float">
            <text:p>0.721325960</text:p>
          </table:table-cell>
          <table:table-cell office:value-type="float" office:value="0.522139731" calcext:value-type="float">
            <text:p>0.522139731</text:p>
          </table:table-cell>
          <table:table-cell table:formula="of:=AVERAGE([.C18:.E18])" office:value-type="float" office:value="0.645458974" calcext:value-type="float">
            <text:p>0.645458974</text:p>
          </table:table-cell>
          <table:table-cell/>
          <table:table-cell office:value-type="float" office:value="27.02529" calcext:value-type="float">
            <text:p>27.025290000</text:p>
          </table:table-cell>
          <table:table-cell office:value-type="float" office:value="0.67735084" calcext:value-type="float">
            <text:p>0.677350840</text:p>
          </table:table-cell>
          <table:table-cell office:value-type="float" office:value="0.720590439" calcext:value-type="float">
            <text:p>0.720590439</text:p>
          </table:table-cell>
          <table:table-cell office:value-type="float" office:value="0.707310522" calcext:value-type="float">
            <text:p>0.707310522</text:p>
          </table:table-cell>
          <table:table-cell table:formula="of:=AVERAGE([.I18:.K18])" office:value-type="float" office:value="0.701750600333333" calcext:value-type="float">
            <text:p>0.701750600</text:p>
          </table:table-cell>
          <table:table-cell/>
          <table:table-cell office:value-type="float" office:value="25.90328" calcext:value-type="float">
            <text:p>25.903280000</text:p>
          </table:table-cell>
          <table:table-cell office:value-type="float" office:value="0.661736806" calcext:value-type="float">
            <text:p>0.661736806</text:p>
          </table:table-cell>
          <table:table-cell office:value-type="float" office:value="0.603331995" calcext:value-type="float">
            <text:p>0.603331995</text:p>
          </table:table-cell>
          <table:table-cell office:value-type="float" office:value="0.636157469" calcext:value-type="float">
            <text:p>0.636157469</text:p>
          </table:table-cell>
          <table:table-cell table:formula="of:=AVERAGE([.O18:.Q18])" office:value-type="float" office:value="0.63374209" calcext:value-type="float">
            <text:p>0.633742090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78774" calcext:value-type="float">
            <text:p>26.787740000</text:p>
          </table:table-cell>
          <table:table-cell office:value-type="float" office:value="0.728938666" calcext:value-type="float">
            <text:p>0.728938666</text:p>
          </table:table-cell>
          <table:table-cell office:value-type="float" office:value="0.608837677" calcext:value-type="float">
            <text:p>0.608837677</text:p>
          </table:table-cell>
          <table:table-cell office:value-type="float" office:value="0.584621499" calcext:value-type="float">
            <text:p>0.584621499</text:p>
          </table:table-cell>
          <table:table-cell table:formula="of:=AVERAGE([.C19:.E19])" office:value-type="float" office:value="0.640799280666667" calcext:value-type="float">
            <text:p>0.640799281</text:p>
          </table:table-cell>
          <table:table-cell/>
          <table:table-cell office:value-type="float" office:value="27.02529" calcext:value-type="float">
            <text:p>27.025290000</text:p>
          </table:table-cell>
          <table:table-cell office:value-type="float" office:value="0.728206125" calcext:value-type="float">
            <text:p>0.728206125</text:p>
          </table:table-cell>
          <table:table-cell office:value-type="float" office:value="0.77649543" calcext:value-type="float">
            <text:p>0.776495430</text:p>
          </table:table-cell>
          <table:table-cell office:value-type="float" office:value="0.590393614" calcext:value-type="float">
            <text:p>0.590393614</text:p>
          </table:table-cell>
          <table:table-cell table:formula="of:=AVERAGE([.I19:.K19])" office:value-type="float" office:value="0.698365056333333" calcext:value-type="float">
            <text:p>0.698365056</text:p>
          </table:table-cell>
          <table:table-cell/>
          <table:table-cell office:value-type="float" office:value="25.89317" calcext:value-type="float">
            <text:p>25.893170000</text:p>
          </table:table-cell>
          <table:table-cell office:value-type="float" office:value="0.62406905" calcext:value-type="float">
            <text:p>0.624069050</text:p>
          </table:table-cell>
          <table:table-cell office:value-type="float" office:value="0.655003268" calcext:value-type="float">
            <text:p>0.655003268</text:p>
          </table:table-cell>
          <table:table-cell office:value-type="float" office:value="0.63488193" calcext:value-type="float">
            <text:p>0.634881930</text:p>
          </table:table-cell>
          <table:table-cell table:formula="of:=AVERAGE([.O19:.Q19])" office:value-type="float" office:value="0.637984749333333" calcext:value-type="float">
            <text:p>0.637984749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7928" calcext:value-type="float">
            <text:p>26.792800000</text:p>
          </table:table-cell>
          <table:table-cell office:value-type="float" office:value="0.678817711" calcext:value-type="float">
            <text:p>0.678817711</text:p>
          </table:table-cell>
          <table:table-cell office:value-type="float" office:value="0.769141408" calcext:value-type="float">
            <text:p>0.769141408</text:p>
          </table:table-cell>
          <table:table-cell office:value-type="float" office:value="0.530597631" calcext:value-type="float">
            <text:p>0.530597631</text:p>
          </table:table-cell>
          <table:table-cell table:formula="of:=AVERAGE([.C20:.E20])" office:value-type="float" office:value="0.659518916666667" calcext:value-type="float">
            <text:p>0.659518917</text:p>
          </table:table-cell>
          <table:table-cell/>
          <table:table-cell office:value-type="float" office:value="27.02529" calcext:value-type="float">
            <text:p>27.025290000</text:p>
          </table:table-cell>
          <table:table-cell office:value-type="float" office:value="0.785011743" calcext:value-type="float">
            <text:p>0.785011743</text:p>
          </table:table-cell>
          <table:table-cell office:value-type="float" office:value="0.795437192" calcext:value-type="float">
            <text:p>0.795437192</text:p>
          </table:table-cell>
          <table:table-cell office:value-type="float" office:value="0.565199323" calcext:value-type="float">
            <text:p>0.565199323</text:p>
          </table:table-cell>
          <table:table-cell table:formula="of:=AVERAGE([.I20:.K20])" office:value-type="float" office:value="0.715216086" calcext:value-type="float">
            <text:p>0.715216086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23371079" calcext:value-type="float">
            <text:p>0.623371079</text:p>
          </table:table-cell>
          <table:table-cell office:value-type="float" office:value="0.672677239" calcext:value-type="float">
            <text:p>0.672677239</text:p>
          </table:table-cell>
          <table:table-cell office:value-type="float" office:value="0.616396143" calcext:value-type="float">
            <text:p>0.616396143</text:p>
          </table:table-cell>
          <table:table-cell table:formula="of:=AVERAGE([.O20:.Q20])" office:value-type="float" office:value="0.637481487" calcext:value-type="float">
            <text:p>0.637481487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78774" calcext:value-type="float">
            <text:p>26.787740000</text:p>
          </table:table-cell>
          <table:table-cell office:value-type="float" office:value="0.584494541" calcext:value-type="float">
            <text:p>0.584494541</text:p>
          </table:table-cell>
          <table:table-cell office:value-type="float" office:value="0.721967902" calcext:value-type="float">
            <text:p>0.721967902</text:p>
          </table:table-cell>
          <table:table-cell office:value-type="float" office:value="0.600269508" calcext:value-type="float">
            <text:p>0.600269508</text:p>
          </table:table-cell>
          <table:table-cell table:formula="of:=AVERAGE([.C21:.E21])" office:value-type="float" office:value="0.635577317" calcext:value-type="float">
            <text:p>0.635577317</text:p>
          </table:table-cell>
          <table:table-cell/>
          <table:table-cell office:value-type="float" office:value="27.02023" calcext:value-type="float">
            <text:p>27.020230000</text:p>
          </table:table-cell>
          <table:table-cell office:value-type="float" office:value="0.707403506" calcext:value-type="float">
            <text:p>0.707403506</text:p>
          </table:table-cell>
          <table:table-cell office:value-type="float" office:value="0.694593274" calcext:value-type="float">
            <text:p>0.694593274</text:p>
          </table:table-cell>
          <table:table-cell office:value-type="float" office:value="0.670893272" calcext:value-type="float">
            <text:p>0.670893272</text:p>
          </table:table-cell>
          <table:table-cell table:formula="of:=AVERAGE([.I21:.K21])" office:value-type="float" office:value="0.690963350666667" calcext:value-type="float">
            <text:p>0.690963351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75910792" calcext:value-type="float">
            <text:p>0.675910792</text:p>
          </table:table-cell>
          <table:table-cell office:value-type="float" office:value="0.619185641" calcext:value-type="float">
            <text:p>0.619185641</text:p>
          </table:table-cell>
          <table:table-cell office:value-type="float" office:value="0.60566969" calcext:value-type="float">
            <text:p>0.605669690</text:p>
          </table:table-cell>
          <table:table-cell table:formula="of:=AVERAGE([.O21:.Q21])" office:value-type="float" office:value="0.633588707666667" calcext:value-type="float">
            <text:p>0.633588708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7928" calcext:value-type="float">
            <text:p>26.792800000</text:p>
          </table:table-cell>
          <table:table-cell office:value-type="float" office:value="0.699209654" calcext:value-type="float">
            <text:p>0.699209654</text:p>
          </table:table-cell>
          <table:table-cell office:value-type="float" office:value="0.610615088" calcext:value-type="float">
            <text:p>0.610615088</text:p>
          </table:table-cell>
          <table:table-cell office:value-type="float" office:value="0.618610456" calcext:value-type="float">
            <text:p>0.618610456</text:p>
          </table:table-cell>
          <table:table-cell table:formula="of:=AVERAGE([.C22:.E22])" office:value-type="float" office:value="0.642811732666667" calcext:value-type="float">
            <text:p>0.642811733</text:p>
          </table:table-cell>
          <table:table-cell/>
          <table:table-cell office:value-type="float" office:value="27.01518" calcext:value-type="float">
            <text:p>27.015180000</text:p>
          </table:table-cell>
          <table:table-cell office:value-type="float" office:value="0.780490134" calcext:value-type="float">
            <text:p>0.780490134</text:p>
          </table:table-cell>
          <table:table-cell office:value-type="float" office:value="0.816652872" calcext:value-type="float">
            <text:p>0.816652872</text:p>
          </table:table-cell>
          <table:table-cell office:value-type="float" office:value="0.563933917" calcext:value-type="float">
            <text:p>0.563933917</text:p>
          </table:table-cell>
          <table:table-cell table:formula="of:=AVERAGE([.I22:.K22])" office:value-type="float" office:value="0.720358974333333" calcext:value-type="float">
            <text:p>0.720358974</text:p>
          </table:table-cell>
          <table:table-cell/>
          <table:table-cell office:value-type="float" office:value="25.90328" calcext:value-type="float">
            <text:p>25.903280000</text:p>
          </table:table-cell>
          <table:table-cell office:value-type="float" office:value="0.634771065" calcext:value-type="float">
            <text:p>0.634771065</text:p>
          </table:table-cell>
          <table:table-cell office:value-type="float" office:value="0.609142853" calcext:value-type="float">
            <text:p>0.609142853</text:p>
          </table:table-cell>
          <table:table-cell office:value-type="float" office:value="0.678202591" calcext:value-type="float">
            <text:p>0.678202591</text:p>
          </table:table-cell>
          <table:table-cell table:formula="of:=AVERAGE([.O22:.Q22])" office:value-type="float" office:value="0.640705503" calcext:value-type="float">
            <text:p>0.640705503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7928" calcext:value-type="float">
            <text:p>26.792800000</text:p>
          </table:table-cell>
          <table:table-cell office:value-type="float" office:value="0.580611298" calcext:value-type="float">
            <text:p>0.580611298</text:p>
          </table:table-cell>
          <table:table-cell office:value-type="float" office:value="0.708419169" calcext:value-type="float">
            <text:p>0.708419169</text:p>
          </table:table-cell>
          <table:table-cell office:value-type="float" office:value="0.657818396" calcext:value-type="float">
            <text:p>0.657818396</text:p>
          </table:table-cell>
          <table:table-cell table:formula="of:=AVERAGE([.C23:.E23])" office:value-type="float" office:value="0.648949621" calcext:value-type="float">
            <text:p>0.648949621</text:p>
          </table:table-cell>
          <table:table-cell/>
          <table:table-cell office:value-type="float" office:value="27.02023" calcext:value-type="float">
            <text:p>27.020230000</text:p>
          </table:table-cell>
          <table:table-cell office:value-type="float" office:value="0.722770181" calcext:value-type="float">
            <text:p>0.722770181</text:p>
          </table:table-cell>
          <table:table-cell office:value-type="float" office:value="0.775866005" calcext:value-type="float">
            <text:p>0.775866005</text:p>
          </table:table-cell>
          <table:table-cell office:value-type="float" office:value="0.609477831" calcext:value-type="float">
            <text:p>0.609477831</text:p>
          </table:table-cell>
          <table:table-cell table:formula="of:=AVERAGE([.I23:.K23])" office:value-type="float" office:value="0.702704672333333" calcext:value-type="float">
            <text:p>0.702704672</text:p>
          </table:table-cell>
          <table:table-cell/>
          <table:table-cell office:value-type="float" office:value="25.90328" calcext:value-type="float">
            <text:p>25.903280000</text:p>
          </table:table-cell>
          <table:table-cell office:value-type="float" office:value="0.637213664" calcext:value-type="float">
            <text:p>0.637213664</text:p>
          </table:table-cell>
          <table:table-cell office:value-type="float" office:value="0.662775119" calcext:value-type="float">
            <text:p>0.662775119</text:p>
          </table:table-cell>
          <table:table-cell office:value-type="float" office:value="0.61438091" calcext:value-type="float">
            <text:p>0.614380910</text:p>
          </table:table-cell>
          <table:table-cell table:formula="of:=AVERAGE([.O23:.Q23])" office:value-type="float" office:value="0.638123231" calcext:value-type="float">
            <text:p>0.638123231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.78774" calcext:value-type="float">
            <text:p>26.787740000</text:p>
          </table:table-cell>
          <table:table-cell office:value-type="float" office:value="0.603135896" calcext:value-type="float">
            <text:p>0.603135896</text:p>
          </table:table-cell>
          <table:table-cell office:value-type="float" office:value="0.742470711" calcext:value-type="float">
            <text:p>0.742470711</text:p>
          </table:table-cell>
          <table:table-cell office:value-type="float" office:value="0.54478771" calcext:value-type="float">
            <text:p>0.544787710</text:p>
          </table:table-cell>
          <table:table-cell table:formula="of:=AVERAGE([.C24:.E24])" office:value-type="float" office:value="0.630131439" calcext:value-type="float">
            <text:p>0.630131439</text:p>
          </table:table-cell>
          <table:table-cell/>
          <table:table-cell office:value-type="float" office:value="27.01518" calcext:value-type="float">
            <text:p>27.015180000</text:p>
          </table:table-cell>
          <table:table-cell office:value-type="float" office:value="0.77634463" calcext:value-type="float">
            <text:p>0.776344630</text:p>
          </table:table-cell>
          <table:table-cell office:value-type="float" office:value="0.656412322" calcext:value-type="float">
            <text:p>0.656412322</text:p>
          </table:table-cell>
          <table:table-cell office:value-type="float" office:value="0.659755547" calcext:value-type="float">
            <text:p>0.659755547</text:p>
          </table:table-cell>
          <table:table-cell table:formula="of:=AVERAGE([.I24:.K24])" office:value-type="float" office:value="0.697504166333333" calcext:value-type="float">
            <text:p>0.697504166</text:p>
          </table:table-cell>
          <table:table-cell/>
          <table:table-cell office:value-type="float" office:value="25.90833" calcext:value-type="float">
            <text:p>25.908330000</text:p>
          </table:table-cell>
          <table:table-cell office:value-type="float" office:value="0.690894209" calcext:value-type="float">
            <text:p>0.690894209</text:p>
          </table:table-cell>
          <table:table-cell office:value-type="float" office:value="0.60044713" calcext:value-type="float">
            <text:p>0.600447130</text:p>
          </table:table-cell>
          <table:table-cell office:value-type="float" office:value="0.597994399" calcext:value-type="float">
            <text:p>0.597994399</text:p>
          </table:table-cell>
          <table:table-cell table:formula="of:=AVERAGE([.O24:.Q24])" office:value-type="float" office:value="0.629778579333333" calcext:value-type="float">
            <text:p>0.629778579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7928" calcext:value-type="float">
            <text:p>26.792800000</text:p>
          </table:table-cell>
          <table:table-cell office:value-type="float" office:value="0.598096323" calcext:value-type="float">
            <text:p>0.598096323</text:p>
          </table:table-cell>
          <table:table-cell office:value-type="float" office:value="0.674550614" calcext:value-type="float">
            <text:p>0.674550614</text:p>
          </table:table-cell>
          <table:table-cell office:value-type="float" office:value="0.644069987" calcext:value-type="float">
            <text:p>0.644069987</text:p>
          </table:table-cell>
          <table:table-cell table:formula="of:=AVERAGE([.C25:.E25])" office:value-type="float" office:value="0.638905641333333" calcext:value-type="float">
            <text:p>0.638905641</text:p>
          </table:table-cell>
          <table:table-cell/>
          <table:table-cell office:value-type="float" office:value="27.02023" calcext:value-type="float">
            <text:p>27.020230000</text:p>
          </table:table-cell>
          <table:table-cell office:value-type="float" office:value="0.79415152" calcext:value-type="float">
            <text:p>0.794151520</text:p>
          </table:table-cell>
          <table:table-cell office:value-type="float" office:value="0.781107042" calcext:value-type="float">
            <text:p>0.781107042</text:p>
          </table:table-cell>
          <table:table-cell office:value-type="float" office:value="0.559344358" calcext:value-type="float">
            <text:p>0.559344358</text:p>
          </table:table-cell>
          <table:table-cell table:formula="of:=AVERAGE([.I25:.K25])" office:value-type="float" office:value="0.711534306666667" calcext:value-type="float">
            <text:p>0.711534307</text:p>
          </table:table-cell>
          <table:table-cell/>
          <table:table-cell office:value-type="float" office:value="25.90328" calcext:value-type="float">
            <text:p>25.903280000</text:p>
          </table:table-cell>
          <table:table-cell office:value-type="float" office:value="0.629375652" calcext:value-type="float">
            <text:p>0.629375652</text:p>
          </table:table-cell>
          <table:table-cell office:value-type="float" office:value="0.639814811" calcext:value-type="float">
            <text:p>0.639814811</text:p>
          </table:table-cell>
          <table:table-cell office:value-type="float" office:value="0.651493746" calcext:value-type="float">
            <text:p>0.651493746</text:p>
          </table:table-cell>
          <table:table-cell table:formula="of:=AVERAGE([.O25:.Q25])" office:value-type="float" office:value="0.640228069666667" calcext:value-type="float">
            <text:p>0.640228070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.80291" calcext:value-type="float">
            <text:p>26.802910000</text:p>
          </table:table-cell>
          <table:table-cell office:value-type="float" office:value="0.664591868" calcext:value-type="float">
            <text:p>0.664591868</text:p>
          </table:table-cell>
          <table:table-cell office:value-type="float" office:value="0.761910172" calcext:value-type="float">
            <text:p>0.761910172</text:p>
          </table:table-cell>
          <table:table-cell office:value-type="float" office:value="0.527360502" calcext:value-type="float">
            <text:p>0.527360502</text:p>
          </table:table-cell>
          <table:table-cell table:formula="of:=AVERAGE([.C26:.E26])" office:value-type="float" office:value="0.651287514" calcext:value-type="float">
            <text:p>0.651287514</text:p>
          </table:table-cell>
          <table:table-cell/>
          <table:table-cell office:value-type="float" office:value="27.01518" calcext:value-type="float">
            <text:p>27.015180000</text:p>
          </table:table-cell>
          <table:table-cell office:value-type="float" office:value="0.754339785" calcext:value-type="float">
            <text:p>0.754339785</text:p>
          </table:table-cell>
          <table:table-cell office:value-type="float" office:value="0.685462437" calcext:value-type="float">
            <text:p>0.685462437</text:p>
          </table:table-cell>
          <table:table-cell office:value-type="float" office:value="0.660013635" calcext:value-type="float">
            <text:p>0.660013635</text:p>
          </table:table-cell>
          <table:table-cell table:formula="of:=AVERAGE([.I26:.K26])" office:value-type="float" office:value="0.699938619" calcext:value-type="float">
            <text:p>0.699938619</text:p>
          </table:table-cell>
          <table:table-cell/>
          <table:table-cell office:value-type="float" office:value="25.90833" calcext:value-type="float">
            <text:p>25.908330000</text:p>
          </table:table-cell>
          <table:table-cell office:value-type="float" office:value="0.697168195" calcext:value-type="float">
            <text:p>0.697168195</text:p>
          </table:table-cell>
          <table:table-cell office:value-type="float" office:value="0.605737043" calcext:value-type="float">
            <text:p>0.605737043</text:p>
          </table:table-cell>
          <table:table-cell office:value-type="float" office:value="0.602365804" calcext:value-type="float">
            <text:p>0.602365804</text:p>
          </table:table-cell>
          <table:table-cell table:formula="of:=AVERAGE([.O26:.Q26])" office:value-type="float" office:value="0.635090347333333" calcext:value-type="float">
            <text:p>0.635090347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.79785" calcext:value-type="float">
            <text:p>26.797850000</text:p>
          </table:table-cell>
          <table:table-cell office:value-type="float" office:value="0.645205455" calcext:value-type="float">
            <text:p>0.645205455</text:p>
          </table:table-cell>
          <table:table-cell office:value-type="float" office:value="0.63050218" calcext:value-type="float">
            <text:p>0.630502180</text:p>
          </table:table-cell>
          <table:table-cell office:value-type="float" office:value="0.622904375" calcext:value-type="float">
            <text:p>0.622904375</text:p>
          </table:table-cell>
          <table:table-cell table:formula="of:=AVERAGE([.C27:.E27])" office:value-type="float" office:value="0.63287067" calcext:value-type="float">
            <text:p>0.632870670</text:p>
          </table:table-cell>
          <table:table-cell/>
          <table:table-cell office:value-type="float" office:value="27.01013" calcext:value-type="float">
            <text:p>27.010130000</text:p>
          </table:table-cell>
          <table:table-cell office:value-type="float" office:value="0.768436285" calcext:value-type="float">
            <text:p>0.768436285</text:p>
          </table:table-cell>
          <table:table-cell office:value-type="float" office:value="0.830344657" calcext:value-type="float">
            <text:p>0.830344657</text:p>
          </table:table-cell>
          <table:table-cell office:value-type="float" office:value="0.562723346" calcext:value-type="float">
            <text:p>0.562723346</text:p>
          </table:table-cell>
          <table:table-cell table:formula="of:=AVERAGE([.I27:.K27])" office:value-type="float" office:value="0.720501429333333" calcext:value-type="float">
            <text:p>0.720501429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29525856" calcext:value-type="float">
            <text:p>0.629525856</text:p>
          </table:table-cell>
          <table:table-cell office:value-type="float" office:value="0.635792689" calcext:value-type="float">
            <text:p>0.635792689</text:p>
          </table:table-cell>
          <table:table-cell office:value-type="float" office:value="0.656568486" calcext:value-type="float">
            <text:p>0.656568486</text:p>
          </table:table-cell>
          <table:table-cell table:formula="of:=AVERAGE([.O27:.Q27])" office:value-type="float" office:value="0.640629010333333" calcext:value-type="float">
            <text:p>0.640629010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.80291" calcext:value-type="float">
            <text:p>26.802910000</text:p>
          </table:table-cell>
          <table:table-cell office:value-type="float" office:value="0.588839124" calcext:value-type="float">
            <text:p>0.588839124</text:p>
          </table:table-cell>
          <table:table-cell office:value-type="float" office:value="0.698396051" calcext:value-type="float">
            <text:p>0.698396051</text:p>
          </table:table-cell>
          <table:table-cell office:value-type="float" office:value="0.661417325" calcext:value-type="float">
            <text:p>0.661417325</text:p>
          </table:table-cell>
          <table:table-cell table:formula="of:=AVERAGE([.C28:.E28])" office:value-type="float" office:value="0.649550833333333" calcext:value-type="float">
            <text:p>0.649550833</text:p>
          </table:table-cell>
          <table:table-cell/>
          <table:table-cell office:value-type="float" office:value="27.01518" calcext:value-type="float">
            <text:p>27.015180000</text:p>
          </table:table-cell>
          <table:table-cell office:value-type="float" office:value="0.667114933" calcext:value-type="float">
            <text:p>0.667114933</text:p>
          </table:table-cell>
          <table:table-cell office:value-type="float" office:value="0.770125481" calcext:value-type="float">
            <text:p>0.770125481</text:p>
          </table:table-cell>
          <table:table-cell office:value-type="float" office:value="0.704705203" calcext:value-type="float">
            <text:p>0.704705203</text:p>
          </table:table-cell>
          <table:table-cell table:formula="of:=AVERAGE([.I28:.K28])" office:value-type="float" office:value="0.713981872333333" calcext:value-type="float">
            <text:p>0.713981872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97887027" calcext:value-type="float">
            <text:p>0.697887027</text:p>
          </table:table-cell>
          <table:table-cell office:value-type="float" office:value="0.605709029" calcext:value-type="float">
            <text:p>0.605709029</text:p>
          </table:table-cell>
          <table:table-cell office:value-type="float" office:value="0.600486469" calcext:value-type="float">
            <text:p>0.600486469</text:p>
          </table:table-cell>
          <table:table-cell table:formula="of:=AVERAGE([.O28:.Q28])" office:value-type="float" office:value="0.634694175" calcext:value-type="float">
            <text:p>0.634694175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.79785" calcext:value-type="float">
            <text:p>26.797850000</text:p>
          </table:table-cell>
          <table:table-cell office:value-type="float" office:value="0.725555506" calcext:value-type="float">
            <text:p>0.725555506</text:p>
          </table:table-cell>
          <table:table-cell office:value-type="float" office:value="0.623583868" calcext:value-type="float">
            <text:p>0.623583868</text:p>
          </table:table-cell>
          <table:table-cell office:value-type="float" office:value="0.539649789" calcext:value-type="float">
            <text:p>0.539649789</text:p>
          </table:table-cell>
          <table:table-cell table:formula="of:=AVERAGE([.C29:.E29])" office:value-type="float" office:value="0.629596387666667" calcext:value-type="float">
            <text:p>0.629596388</text:p>
          </table:table-cell>
          <table:table-cell/>
          <table:table-cell office:value-type="float" office:value="27.02023" calcext:value-type="float">
            <text:p>27.020230000</text:p>
          </table:table-cell>
          <table:table-cell office:value-type="float" office:value="0.723641601" calcext:value-type="float">
            <text:p>0.723641601</text:p>
          </table:table-cell>
          <table:table-cell office:value-type="float" office:value="0.693530523" calcext:value-type="float">
            <text:p>0.693530523</text:p>
          </table:table-cell>
          <table:table-cell office:value-type="float" office:value="0.664841612" calcext:value-type="float">
            <text:p>0.664841612</text:p>
          </table:table-cell>
          <table:table-cell table:formula="of:=AVERAGE([.I29:.K29])" office:value-type="float" office:value="0.694004578666667" calcext:value-type="float">
            <text:p>0.694004579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82817779" calcext:value-type="float">
            <text:p>0.682817779</text:p>
          </table:table-cell>
          <table:table-cell office:value-type="float" office:value="0.604882908" calcext:value-type="float">
            <text:p>0.604882908</text:p>
          </table:table-cell>
          <table:table-cell office:value-type="float" office:value="0.616074278" calcext:value-type="float">
            <text:p>0.616074278</text:p>
          </table:table-cell>
          <table:table-cell table:formula="of:=AVERAGE([.O29:.Q29])" office:value-type="float" office:value="0.634591655" calcext:value-type="float">
            <text:p>0.634591655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.80796" calcext:value-type="float">
            <text:p>26.807960000</text:p>
          </table:table-cell>
          <table:table-cell office:value-type="float" office:value="0.585766504" calcext:value-type="float">
            <text:p>0.585766504</text:p>
          </table:table-cell>
          <table:table-cell office:value-type="float" office:value="0.695908153" calcext:value-type="float">
            <text:p>0.695908153</text:p>
          </table:table-cell>
          <table:table-cell office:value-type="float" office:value="0.65489896" calcext:value-type="float">
            <text:p>0.654898960</text:p>
          </table:table-cell>
          <table:table-cell table:formula="of:=AVERAGE([.C30:.E30])" office:value-type="float" office:value="0.645524539" calcext:value-type="float">
            <text:p>0.645524539</text:p>
          </table:table-cell>
          <table:table-cell/>
          <table:table-cell office:value-type="float" office:value="27.01518" calcext:value-type="float">
            <text:p>27.015180000</text:p>
          </table:table-cell>
          <table:table-cell office:value-type="float" office:value="0.768715831" calcext:value-type="float">
            <text:p>0.768715831</text:p>
          </table:table-cell>
          <table:table-cell office:value-type="float" office:value="0.831263164" calcext:value-type="float">
            <text:p>0.831263164</text:p>
          </table:table-cell>
          <table:table-cell office:value-type="float" office:value="0.562223859" calcext:value-type="float">
            <text:p>0.562223859</text:p>
          </table:table-cell>
          <table:table-cell table:formula="of:=AVERAGE([.I30:.K30])" office:value-type="float" office:value="0.720734284666667" calcext:value-type="float">
            <text:p>0.720734285</text:p>
          </table:table-cell>
          <table:table-cell/>
          <table:table-cell office:value-type="float" office:value="25.90833" calcext:value-type="float">
            <text:p>25.908330000</text:p>
          </table:table-cell>
          <table:table-cell office:value-type="float" office:value="0.631566123" calcext:value-type="float">
            <text:p>0.631566123</text:p>
          </table:table-cell>
          <table:table-cell office:value-type="float" office:value="0.630723909" calcext:value-type="float">
            <text:p>0.630723909</text:p>
          </table:table-cell>
          <table:table-cell office:value-type="float" office:value="0.661053736" calcext:value-type="float">
            <text:p>0.661053736</text:p>
          </table:table-cell>
          <table:table-cell table:formula="of:=AVERAGE([.O30:.Q30])" office:value-type="float" office:value="0.641114589333333" calcext:value-type="float">
            <text:p>0.641114589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.80796" calcext:value-type="float">
            <text:p>26.807960000</text:p>
          </table:table-cell>
          <table:table-cell office:value-type="float" office:value="0.605702472" calcext:value-type="float">
            <text:p>0.605702472</text:p>
          </table:table-cell>
          <table:table-cell office:value-type="float" office:value="0.737389414" calcext:value-type="float">
            <text:p>0.737389414</text:p>
          </table:table-cell>
          <table:table-cell office:value-type="float" office:value="0.595830154" calcext:value-type="float">
            <text:p>0.595830154</text:p>
          </table:table-cell>
          <table:table-cell table:formula="of:=AVERAGE([.C31:.E31])" office:value-type="float" office:value="0.646307346666667" calcext:value-type="float">
            <text:p>0.646307347</text:p>
          </table:table-cell>
          <table:table-cell/>
          <table:table-cell office:value-type="float" office:value="27.01518" calcext:value-type="float">
            <text:p>27.015180000</text:p>
          </table:table-cell>
          <table:table-cell office:value-type="float" office:value="0.663868268" calcext:value-type="float">
            <text:p>0.663868268</text:p>
          </table:table-cell>
          <table:table-cell office:value-type="float" office:value="0.746052354" calcext:value-type="float">
            <text:p>0.746052354</text:p>
          </table:table-cell>
          <table:table-cell office:value-type="float" office:value="0.69279679" calcext:value-type="float">
            <text:p>0.692796790</text:p>
          </table:table-cell>
          <table:table-cell table:formula="of:=AVERAGE([.I31:.K31])" office:value-type="float" office:value="0.700905804" calcext:value-type="float">
            <text:p>0.700905804</text:p>
          </table:table-cell>
          <table:table-cell/>
          <table:table-cell office:value-type="float" office:value="25.90328" calcext:value-type="float">
            <text:p>25.903280000</text:p>
          </table:table-cell>
          <table:table-cell office:value-type="float" office:value="0.636494236" calcext:value-type="float">
            <text:p>0.636494236</text:p>
          </table:table-cell>
          <table:table-cell office:value-type="float" office:value="0.59904046" calcext:value-type="float">
            <text:p>0.599040460</text:p>
          </table:table-cell>
          <table:table-cell office:value-type="float" office:value="0.676469883" calcext:value-type="float">
            <text:p>0.676469883</text:p>
          </table:table-cell>
          <table:table-cell table:formula="of:=AVERAGE([.O31:.Q31])" office:value-type="float" office:value="0.637334859666667" calcext:value-type="float">
            <text:p>0.637334860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.80291" calcext:value-type="float">
            <text:p>26.802910000</text:p>
          </table:table-cell>
          <table:table-cell office:value-type="float" office:value="0.655018765" calcext:value-type="float">
            <text:p>0.655018765</text:p>
          </table:table-cell>
          <table:table-cell office:value-type="float" office:value="0.664032181" calcext:value-type="float">
            <text:p>0.664032181</text:p>
          </table:table-cell>
          <table:table-cell office:value-type="float" office:value="0.659555275" calcext:value-type="float">
            <text:p>0.659555275</text:p>
          </table:table-cell>
          <table:table-cell table:formula="of:=AVERAGE([.C32:.E32])" office:value-type="float" office:value="0.659535407" calcext:value-type="float">
            <text:p>0.659535407</text:p>
          </table:table-cell>
          <table:table-cell/>
          <table:table-cell office:value-type="float" office:value="27.02529" calcext:value-type="float">
            <text:p>27.025290000</text:p>
          </table:table-cell>
          <table:table-cell office:value-type="float" office:value="0.815901854" calcext:value-type="float">
            <text:p>0.815901854</text:p>
          </table:table-cell>
          <table:table-cell office:value-type="float" office:value="0.686305843" calcext:value-type="float">
            <text:p>0.686305843</text:p>
          </table:table-cell>
          <table:table-cell office:value-type="float" office:value="0.570499965" calcext:value-type="float">
            <text:p>0.570499965</text:p>
          </table:table-cell>
          <table:table-cell table:formula="of:=AVERAGE([.I32:.K32])" office:value-type="float" office:value="0.690902554" calcext:value-type="float">
            <text:p>0.690902554</text:p>
          </table:table-cell>
          <table:table-cell/>
          <table:table-cell office:value-type="float" office:value="25.90833" calcext:value-type="float">
            <text:p>25.908330000</text:p>
          </table:table-cell>
          <table:table-cell office:value-type="float" office:value="0.635489897" calcext:value-type="float">
            <text:p>0.635489897</text:p>
          </table:table-cell>
          <table:table-cell office:value-type="float" office:value="0.606216861" calcext:value-type="float">
            <text:p>0.606216861</text:p>
          </table:table-cell>
          <table:table-cell office:value-type="float" office:value="0.679197392" calcext:value-type="float">
            <text:p>0.679197392</text:p>
          </table:table-cell>
          <table:table-cell table:formula="of:=AVERAGE([.O32:.Q32])" office:value-type="float" office:value="0.640301383333333" calcext:value-type="float">
            <text:p>0.640301383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80291" calcext:value-type="float">
            <text:p>26.802910000</text:p>
          </table:table-cell>
          <table:table-cell office:value-type="float" office:value="0.734354941" calcext:value-type="float">
            <text:p>0.734354941</text:p>
          </table:table-cell>
          <table:table-cell office:value-type="float" office:value="0.613083913" calcext:value-type="float">
            <text:p>0.613083913</text:p>
          </table:table-cell>
          <table:table-cell office:value-type="float" office:value="0.540362065" calcext:value-type="float">
            <text:p>0.540362065</text:p>
          </table:table-cell>
          <table:table-cell table:formula="of:=AVERAGE([.C33:.E33])" office:value-type="float" office:value="0.629266973" calcext:value-type="float">
            <text:p>0.629266973</text:p>
          </table:table-cell>
          <table:table-cell/>
          <table:table-cell office:value-type="float" office:value="27.01518" calcext:value-type="float">
            <text:p>27.015180000</text:p>
          </table:table-cell>
          <table:table-cell office:value-type="float" office:value="0.673086127" calcext:value-type="float">
            <text:p>0.673086127</text:p>
          </table:table-cell>
          <table:table-cell office:value-type="float" office:value="0.813012816" calcext:value-type="float">
            <text:p>0.813012816</text:p>
          </table:table-cell>
          <table:table-cell office:value-type="float" office:value="0.572858521" calcext:value-type="float">
            <text:p>0.572858521</text:p>
          </table:table-cell>
          <table:table-cell table:formula="of:=AVERAGE([.I33:.K33])" office:value-type="float" office:value="0.686319154666667" calcext:value-type="float">
            <text:p>0.686319155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30289987" calcext:value-type="float">
            <text:p>0.630289987</text:p>
          </table:table-cell>
          <table:table-cell office:value-type="float" office:value="0.63562818" calcext:value-type="float">
            <text:p>0.635628180</text:p>
          </table:table-cell>
          <table:table-cell office:value-type="float" office:value="0.655677397" calcext:value-type="float">
            <text:p>0.655677397</text:p>
          </table:table-cell>
          <table:table-cell table:formula="of:=AVERAGE([.O33:.Q33])" office:value-type="float" office:value="0.640531854666667" calcext:value-type="float">
            <text:p>0.640531855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.80291" calcext:value-type="float">
            <text:p>26.802910000</text:p>
          </table:table-cell>
          <table:table-cell office:value-type="float" office:value="0.740820854" calcext:value-type="float">
            <text:p>0.740820854</text:p>
          </table:table-cell>
          <table:table-cell office:value-type="float" office:value="0.608702375" calcext:value-type="float">
            <text:p>0.608702375</text:p>
          </table:table-cell>
          <table:table-cell office:value-type="float" office:value="0.57348139" calcext:value-type="float">
            <text:p>0.573481390</text:p>
          </table:table-cell>
          <table:table-cell table:formula="of:=AVERAGE([.C34:.E34])" office:value-type="float" office:value="0.641001539666667" calcext:value-type="float">
            <text:p>0.641001540</text:p>
          </table:table-cell>
          <table:table-cell/>
          <table:table-cell office:value-type="float" office:value="27.02529" calcext:value-type="float">
            <text:p>27.025290000</text:p>
          </table:table-cell>
          <table:table-cell office:value-type="float" office:value="0.761707516" calcext:value-type="float">
            <text:p>0.761707516</text:p>
          </table:table-cell>
          <table:table-cell office:value-type="float" office:value="0.834507446" calcext:value-type="float">
            <text:p>0.834507446</text:p>
          </table:table-cell>
          <table:table-cell office:value-type="float" office:value="0.56338317" calcext:value-type="float">
            <text:p>0.563383170</text:p>
          </table:table-cell>
          <table:table-cell table:formula="of:=AVERAGE([.I34:.K34])" office:value-type="float" office:value="0.719866044" calcext:value-type="float">
            <text:p>0.719866044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29323796" calcext:value-type="float">
            <text:p>0.629323796</text:p>
          </table:table-cell>
          <table:table-cell office:value-type="float" office:value="0.64405449" calcext:value-type="float">
            <text:p>0.644054490</text:p>
          </table:table-cell>
          <table:table-cell office:value-type="float" office:value="0.648140389" calcext:value-type="float">
            <text:p>0.648140389</text:p>
          </table:table-cell>
          <table:table-cell table:formula="of:=AVERAGE([.O34:.Q34])" office:value-type="float" office:value="0.640506225" calcext:value-type="float">
            <text:p>0.640506225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.80796" calcext:value-type="float">
            <text:p>26.807960000</text:p>
          </table:table-cell>
          <table:table-cell office:value-type="float" office:value="0.597981286" calcext:value-type="float">
            <text:p>0.597981286</text:p>
          </table:table-cell>
          <table:table-cell office:value-type="float" office:value="0.678351006" calcext:value-type="float">
            <text:p>0.678351006</text:p>
          </table:table-cell>
          <table:table-cell office:value-type="float" office:value="0.648485499" calcext:value-type="float">
            <text:p>0.648485499</text:p>
          </table:table-cell>
          <table:table-cell table:formula="of:=AVERAGE([.C35:.E35])" office:value-type="float" office:value="0.641605930333333" calcext:value-type="float">
            <text:p>0.641605930</text:p>
          </table:table-cell>
          <table:table-cell/>
          <table:table-cell office:value-type="float" office:value="27.01518" calcext:value-type="float">
            <text:p>27.015180000</text:p>
          </table:table-cell>
          <table:table-cell office:value-type="float" office:value="0.792195295" calcext:value-type="float">
            <text:p>0.792195295</text:p>
          </table:table-cell>
          <table:table-cell office:value-type="float" office:value="0.679377398" calcext:value-type="float">
            <text:p>0.679377398</text:p>
          </table:table-cell>
          <table:table-cell office:value-type="float" office:value="0.643313604" calcext:value-type="float">
            <text:p>0.643313604</text:p>
          </table:table-cell>
          <table:table-cell table:formula="of:=AVERAGE([.I35:.K35])" office:value-type="float" office:value="0.704962099" calcext:value-type="float">
            <text:p>0.704962099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57081086" calcext:value-type="float">
            <text:p>0.657081086</text:p>
          </table:table-cell>
          <table:table-cell office:value-type="float" office:value="0.641574936" calcext:value-type="float">
            <text:p>0.641574936</text:p>
          </table:table-cell>
          <table:table-cell office:value-type="float" office:value="0.611267163" calcext:value-type="float">
            <text:p>0.611267163</text:p>
          </table:table-cell>
          <table:table-cell table:formula="of:=AVERAGE([.O35:.Q35])" office:value-type="float" office:value="0.636641061666667" calcext:value-type="float">
            <text:p>0.636641062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.81301" calcext:value-type="float">
            <text:p>26.813010000</text:p>
          </table:table-cell>
          <table:table-cell office:value-type="float" office:value="0.73631355" calcext:value-type="float">
            <text:p>0.736313550</text:p>
          </table:table-cell>
          <table:table-cell office:value-type="float" office:value="0.617042257" calcext:value-type="float">
            <text:p>0.617042257</text:p>
          </table:table-cell>
          <table:table-cell office:value-type="float" office:value="0.623723343" calcext:value-type="float">
            <text:p>0.623723343</text:p>
          </table:table-cell>
          <table:table-cell table:formula="of:=AVERAGE([.C36:.E36])" office:value-type="float" office:value="0.659026383333333" calcext:value-type="float">
            <text:p>0.659026383</text:p>
          </table:table-cell>
          <table:table-cell/>
          <table:table-cell office:value-type="float" office:value="27.02023" calcext:value-type="float">
            <text:p>27.020230000</text:p>
          </table:table-cell>
          <table:table-cell office:value-type="float" office:value="0.767266842" calcext:value-type="float">
            <text:p>0.767266842</text:p>
          </table:table-cell>
          <table:table-cell office:value-type="float" office:value="0.815004804" calcext:value-type="float">
            <text:p>0.815004804</text:p>
          </table:table-cell>
          <table:table-cell office:value-type="float" office:value="0.561344094" calcext:value-type="float">
            <text:p>0.561344094</text:p>
          </table:table-cell>
          <table:table-cell table:formula="of:=AVERAGE([.I36:.K36])" office:value-type="float" office:value="0.71453858" calcext:value-type="float">
            <text:p>0.714538580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941069" calcext:value-type="float">
            <text:p>0.694106900</text:p>
          </table:table-cell>
          <table:table-cell office:value-type="float" office:value="0.605816317" calcext:value-type="float">
            <text:p>0.605816317</text:p>
          </table:table-cell>
          <table:table-cell office:value-type="float" office:value="0.598242354" calcext:value-type="float">
            <text:p>0.598242354</text:p>
          </table:table-cell>
          <table:table-cell table:formula="of:=AVERAGE([.O36:.Q36])" office:value-type="float" office:value="0.632721857" calcext:value-type="float">
            <text:p>0.632721857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.81807" calcext:value-type="float">
            <text:p>26.818070000</text:p>
          </table:table-cell>
          <table:table-cell office:value-type="float" office:value="0.738059966" calcext:value-type="float">
            <text:p>0.738059966</text:p>
          </table:table-cell>
          <table:table-cell office:value-type="float" office:value="0.617977454" calcext:value-type="float">
            <text:p>0.617977454</text:p>
          </table:table-cell>
          <table:table-cell office:value-type="float" office:value="0.544698899" calcext:value-type="float">
            <text:p>0.544698899</text:p>
          </table:table-cell>
          <table:table-cell table:formula="of:=AVERAGE([.C37:.E37])" office:value-type="float" office:value="0.633578773" calcext:value-type="float">
            <text:p>0.633578773</text:p>
          </table:table-cell>
          <table:table-cell/>
          <table:table-cell office:value-type="float" office:value="27.00507" calcext:value-type="float">
            <text:p>27.005070000</text:p>
          </table:table-cell>
          <table:table-cell office:value-type="float" office:value="0.667547067" calcext:value-type="float">
            <text:p>0.667547067</text:p>
          </table:table-cell>
          <table:table-cell office:value-type="float" office:value="0.765816661" calcext:value-type="float">
            <text:p>0.765816661</text:p>
          </table:table-cell>
          <table:table-cell office:value-type="float" office:value="0.701928818" calcext:value-type="float">
            <text:p>0.701928818</text:p>
          </table:table-cell>
          <table:table-cell table:formula="of:=AVERAGE([.I37:.K37])" office:value-type="float" office:value="0.711764182" calcext:value-type="float">
            <text:p>0.711764182</text:p>
          </table:table-cell>
          <table:table-cell/>
          <table:table-cell office:value-type="float" office:value="25.90833" calcext:value-type="float">
            <text:p>25.908330000</text:p>
          </table:table-cell>
          <table:table-cell office:value-type="float" office:value="0.626169518" calcext:value-type="float">
            <text:p>0.626169518</text:p>
          </table:table-cell>
          <table:table-cell office:value-type="float" office:value="0.651782233" calcext:value-type="float">
            <text:p>0.651782233</text:p>
          </table:table-cell>
          <table:table-cell office:value-type="float" office:value="0.640331583" calcext:value-type="float">
            <text:p>0.640331583</text:p>
          </table:table-cell>
          <table:table-cell table:formula="of:=AVERAGE([.O37:.Q37])" office:value-type="float" office:value="0.639427778" calcext:value-type="float">
            <text:p>0.639427778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.81301" calcext:value-type="float">
            <text:p>26.813010000</text:p>
          </table:table-cell>
          <table:table-cell office:value-type="float" office:value="0.591497492" calcext:value-type="float">
            <text:p>0.591497492</text:p>
          </table:table-cell>
          <table:table-cell office:value-type="float" office:value="0.731122581" calcext:value-type="float">
            <text:p>0.731122581</text:p>
          </table:table-cell>
          <table:table-cell office:value-type="float" office:value="0.626627878" calcext:value-type="float">
            <text:p>0.626627878</text:p>
          </table:table-cell>
          <table:table-cell table:formula="of:=AVERAGE([.C38:.E38])" office:value-type="float" office:value="0.649749317" calcext:value-type="float">
            <text:p>0.649749317</text:p>
          </table:table-cell>
          <table:table-cell/>
          <table:table-cell office:value-type="float" office:value="27.01518" calcext:value-type="float">
            <text:p>27.015180000</text:p>
          </table:table-cell>
          <table:table-cell office:value-type="float" office:value="0.827842453" calcext:value-type="float">
            <text:p>0.827842453</text:p>
          </table:table-cell>
          <table:table-cell office:value-type="float" office:value="0.675314745" calcext:value-type="float">
            <text:p>0.675314745</text:p>
          </table:table-cell>
          <table:table-cell office:value-type="float" office:value="0.622988418" calcext:value-type="float">
            <text:p>0.622988418</text:p>
          </table:table-cell>
          <table:table-cell table:formula="of:=AVERAGE([.I38:.K38])" office:value-type="float" office:value="0.708715205333333" calcext:value-type="float">
            <text:p>0.708715205</text:p>
          </table:table-cell>
          <table:table-cell/>
          <table:table-cell office:value-type="float" office:value="25.9235" calcext:value-type="float">
            <text:p>25.923500000</text:p>
          </table:table-cell>
          <table:table-cell office:value-type="float" office:value="0.663210233" calcext:value-type="float">
            <text:p>0.663210233</text:p>
          </table:table-cell>
          <table:table-cell office:value-type="float" office:value="0.604764891" calcext:value-type="float">
            <text:p>0.604764891</text:p>
          </table:table-cell>
          <table:table-cell office:value-type="float" office:value="0.63288577" calcext:value-type="float">
            <text:p>0.632885770</text:p>
          </table:table-cell>
          <table:table-cell table:formula="of:=AVERAGE([.O38:.Q38])" office:value-type="float" office:value="0.633620298" calcext:value-type="float">
            <text:p>0.633620298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.81301" calcext:value-type="float">
            <text:p>26.813010000</text:p>
          </table:table-cell>
          <table:table-cell office:value-type="float" office:value="0.667038639" calcext:value-type="float">
            <text:p>0.667038639</text:p>
          </table:table-cell>
          <table:table-cell office:value-type="float" office:value="0.740951388" calcext:value-type="float">
            <text:p>0.740951388</text:p>
          </table:table-cell>
          <table:table-cell office:value-type="float" office:value="0.518415036" calcext:value-type="float">
            <text:p>0.518415036</text:p>
          </table:table-cell>
          <table:table-cell table:formula="of:=AVERAGE([.C39:.E39])" office:value-type="float" office:value="0.642135021" calcext:value-type="float">
            <text:p>0.642135021</text:p>
          </table:table-cell>
          <table:table-cell/>
          <table:table-cell office:value-type="float" office:value="27.02023" calcext:value-type="float">
            <text:p>27.020230000</text:p>
          </table:table-cell>
          <table:table-cell office:value-type="float" office:value="0.666129072" calcext:value-type="float">
            <text:p>0.666129072</text:p>
          </table:table-cell>
          <table:table-cell office:value-type="float" office:value="0.778038594" calcext:value-type="float">
            <text:p>0.778038594</text:p>
          </table:table-cell>
          <table:table-cell office:value-type="float" office:value="0.701144421" calcext:value-type="float">
            <text:p>0.701144421</text:p>
          </table:table-cell>
          <table:table-cell table:formula="of:=AVERAGE([.I39:.K39])" office:value-type="float" office:value="0.715104029" calcext:value-type="float">
            <text:p>0.715104029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33571819" calcext:value-type="float">
            <text:p>0.633571819</text:p>
          </table:table-cell>
          <table:table-cell office:value-type="float" office:value="0.616616084" calcext:value-type="float">
            <text:p>0.616616084</text:p>
          </table:table-cell>
          <table:table-cell office:value-type="float" office:value="0.675348124" calcext:value-type="float">
            <text:p>0.675348124</text:p>
          </table:table-cell>
          <table:table-cell table:formula="of:=AVERAGE([.O39:.Q39])" office:value-type="float" office:value="0.641845342333333" calcext:value-type="float">
            <text:p>0.641845342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.82312" calcext:value-type="float">
            <text:p>26.823120000</text:p>
          </table:table-cell>
          <table:table-cell office:value-type="float" office:value="0.593396496" calcext:value-type="float">
            <text:p>0.593396496</text:p>
          </table:table-cell>
          <table:table-cell office:value-type="float" office:value="0.681028447" calcext:value-type="float">
            <text:p>0.681028447</text:p>
          </table:table-cell>
          <table:table-cell office:value-type="float" office:value="0.656588752" calcext:value-type="float">
            <text:p>0.656588752</text:p>
          </table:table-cell>
          <table:table-cell table:formula="of:=AVERAGE([.C40:.E40])" office:value-type="float" office:value="0.643671231666667" calcext:value-type="float">
            <text:p>0.643671232</text:p>
          </table:table-cell>
          <table:table-cell/>
          <table:table-cell office:value-type="float" office:value="27.01013" calcext:value-type="float">
            <text:p>27.010130000</text:p>
          </table:table-cell>
          <table:table-cell office:value-type="float" office:value="0.800689554" calcext:value-type="float">
            <text:p>0.800689554</text:p>
          </table:table-cell>
          <table:table-cell office:value-type="float" office:value="0.741104572" calcext:value-type="float">
            <text:p>0.741104572</text:p>
          </table:table-cell>
          <table:table-cell office:value-type="float" office:value="0.573996374" calcext:value-type="float">
            <text:p>0.573996374</text:p>
          </table:table-cell>
          <table:table-cell table:formula="of:=AVERAGE([.I40:.K40])" office:value-type="float" office:value="0.7052635" calcext:value-type="float">
            <text:p>0.705263500</text:p>
          </table:table-cell>
          <table:table-cell/>
          <table:table-cell office:value-type="float" office:value="25.9235" calcext:value-type="float">
            <text:p>25.923500000</text:p>
          </table:table-cell>
          <table:table-cell office:value-type="float" office:value="0.693957292" calcext:value-type="float">
            <text:p>0.693957292</text:p>
          </table:table-cell>
          <table:table-cell office:value-type="float" office:value="0.60572095" calcext:value-type="float">
            <text:p>0.605720950</text:p>
          </table:table-cell>
          <table:table-cell office:value-type="float" office:value="0.597972345" calcext:value-type="float">
            <text:p>0.597972345</text:p>
          </table:table-cell>
          <table:table-cell table:formula="of:=AVERAGE([.O40:.Q40])" office:value-type="float" office:value="0.632550195666667" calcext:value-type="float">
            <text:p>0.632550196</text:p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.81807" calcext:value-type="float">
            <text:p>26.818070000</text:p>
          </table:table-cell>
          <table:table-cell office:value-type="float" office:value="0.612343623" calcext:value-type="float">
            <text:p>0.612343623</text:p>
          </table:table-cell>
          <table:table-cell office:value-type="float" office:value="0.650595504" calcext:value-type="float">
            <text:p>0.650595504</text:p>
          </table:table-cell>
          <table:table-cell office:value-type="float" office:value="0.633651094" calcext:value-type="float">
            <text:p>0.633651094</text:p>
          </table:table-cell>
          <table:table-cell table:formula="of:=AVERAGE([.C41:.E41])" office:value-type="float" office:value="0.632196740333333" calcext:value-type="float">
            <text:p>0.632196740</text:p>
          </table:table-cell>
          <table:table-cell/>
          <table:table-cell office:value-type="float" office:value="27.01518" calcext:value-type="float">
            <text:p>27.015180000</text:p>
          </table:table-cell>
          <table:table-cell office:value-type="float" office:value="0.665295203" calcext:value-type="float">
            <text:p>0.665295203</text:p>
          </table:table-cell>
          <table:table-cell office:value-type="float" office:value="0.756778211" calcext:value-type="float">
            <text:p>0.756778211</text:p>
          </table:table-cell>
          <table:table-cell office:value-type="float" office:value="0.698584401" calcext:value-type="float">
            <text:p>0.698584401</text:p>
          </table:table-cell>
          <table:table-cell table:formula="of:=AVERAGE([.I41:.K41])" office:value-type="float" office:value="0.706885938333333" calcext:value-type="float">
            <text:p>0.706885938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98280418" calcext:value-type="float">
            <text:p>0.698280418</text:p>
          </table:table-cell>
          <table:table-cell office:value-type="float" office:value="0.605216695" calcext:value-type="float">
            <text:p>0.605216695</text:p>
          </table:table-cell>
          <table:table-cell office:value-type="float" office:value="0.597687435" calcext:value-type="float">
            <text:p>0.597687435</text:p>
          </table:table-cell>
          <table:table-cell table:formula="of:=AVERAGE([.O41:.Q41])" office:value-type="float" office:value="0.633728182666667" calcext:value-type="float">
            <text:p>0.633728183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.81301" calcext:value-type="float">
            <text:p>26.813010000</text:p>
          </table:table-cell>
          <table:table-cell office:value-type="float" office:value="0.734406201" calcext:value-type="float">
            <text:p>0.734406201</text:p>
          </table:table-cell>
          <table:table-cell office:value-type="float" office:value="0.614903643" calcext:value-type="float">
            <text:p>0.614903643</text:p>
          </table:table-cell>
          <table:table-cell office:value-type="float" office:value="0.609607769" calcext:value-type="float">
            <text:p>0.609607769</text:p>
          </table:table-cell>
          <table:table-cell table:formula="of:=AVERAGE([.C42:.E42])" office:value-type="float" office:value="0.652972537666667" calcext:value-type="float">
            <text:p>0.652972538</text:p>
          </table:table-cell>
          <table:table-cell/>
          <table:table-cell office:value-type="float" office:value="27.01013" calcext:value-type="float">
            <text:p>27.010130000</text:p>
          </table:table-cell>
          <table:table-cell office:value-type="float" office:value="0.732922045" calcext:value-type="float">
            <text:p>0.732922045</text:p>
          </table:table-cell>
          <table:table-cell office:value-type="float" office:value="0.827227333" calcext:value-type="float">
            <text:p>0.827227333</text:p>
          </table:table-cell>
          <table:table-cell office:value-type="float" office:value="0.572328636" calcext:value-type="float">
            <text:p>0.572328636</text:p>
          </table:table-cell>
          <table:table-cell table:formula="of:=AVERAGE([.I42:.K42])" office:value-type="float" office:value="0.710826004666667" calcext:value-type="float">
            <text:p>0.710826005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43640237" calcext:value-type="float">
            <text:p>0.643640237</text:p>
          </table:table-cell>
          <table:table-cell office:value-type="float" office:value="0.656751473" calcext:value-type="float">
            <text:p>0.656751473</text:p>
          </table:table-cell>
          <table:table-cell office:value-type="float" office:value="0.61463721" calcext:value-type="float">
            <text:p>0.614637210</text:p>
          </table:table-cell>
          <table:table-cell table:formula="of:=AVERAGE([.O42:.Q42])" office:value-type="float" office:value="0.638342973333333" calcext:value-type="float">
            <text:p>0.638342973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.82818" calcext:value-type="float">
            <text:p>26.828180000</text:p>
          </table:table-cell>
          <table:table-cell office:value-type="float" office:value="0.727582065" calcext:value-type="float">
            <text:p>0.727582065</text:p>
          </table:table-cell>
          <table:table-cell office:value-type="float" office:value="0.622640326" calcext:value-type="float">
            <text:p>0.622640326</text:p>
          </table:table-cell>
          <table:table-cell office:value-type="float" office:value="0.524888697" calcext:value-type="float">
            <text:p>0.524888697</text:p>
          </table:table-cell>
          <table:table-cell table:formula="of:=AVERAGE([.C43:.E43])" office:value-type="float" office:value="0.625037029333333" calcext:value-type="float">
            <text:p>0.625037029</text:p>
          </table:table-cell>
          <table:table-cell/>
          <table:table-cell office:value-type="float" office:value="27.02023" calcext:value-type="float">
            <text:p>27.020230000</text:p>
          </table:table-cell>
          <table:table-cell office:value-type="float" office:value="0.669990262" calcext:value-type="float">
            <text:p>0.669990262</text:p>
          </table:table-cell>
          <table:table-cell office:value-type="float" office:value="0.766973587" calcext:value-type="float">
            <text:p>0.766973587</text:p>
          </table:table-cell>
          <table:table-cell office:value-type="float" office:value="0.702753747" calcext:value-type="float">
            <text:p>0.702753747</text:p>
          </table:table-cell>
          <table:table-cell table:formula="of:=AVERAGE([.I43:.K43])" office:value-type="float" office:value="0.713239198666667" calcext:value-type="float">
            <text:p>0.713239199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76544389" calcext:value-type="float">
            <text:p>0.676544389</text:p>
          </table:table-cell>
          <table:table-cell office:value-type="float" office:value="0.620636418" calcext:value-type="float">
            <text:p>0.620636418</text:p>
          </table:table-cell>
          <table:table-cell office:value-type="float" office:value="0.606262756" calcext:value-type="float">
            <text:p>0.606262756</text:p>
          </table:table-cell>
          <table:table-cell table:formula="of:=AVERAGE([.O43:.Q43])" office:value-type="float" office:value="0.634481187666667" calcext:value-type="float">
            <text:p>0.634481188</text:p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.82818" calcext:value-type="float">
            <text:p>26.828180000</text:p>
          </table:table-cell>
          <table:table-cell office:value-type="float" office:value="0.591428946" calcext:value-type="float">
            <text:p>0.591428946</text:p>
          </table:table-cell>
          <table:table-cell office:value-type="float" office:value="0.721593585" calcext:value-type="float">
            <text:p>0.721593585</text:p>
          </table:table-cell>
          <table:table-cell office:value-type="float" office:value="0.609273983" calcext:value-type="float">
            <text:p>0.609273983</text:p>
          </table:table-cell>
          <table:table-cell table:formula="of:=AVERAGE([.C44:.E44])" office:value-type="float" office:value="0.640765504666667" calcext:value-type="float">
            <text:p>0.640765505</text:p>
          </table:table-cell>
          <table:table-cell/>
          <table:table-cell office:value-type="float" office:value="27.01518" calcext:value-type="float">
            <text:p>27.015180000</text:p>
          </table:table-cell>
          <table:table-cell office:value-type="float" office:value="0.82459698" calcext:value-type="float">
            <text:p>0.824596980</text:p>
          </table:table-cell>
          <table:table-cell office:value-type="float" office:value="0.677695951" calcext:value-type="float">
            <text:p>0.677695951</text:p>
          </table:table-cell>
          <table:table-cell office:value-type="float" office:value="0.596164536" calcext:value-type="float">
            <text:p>0.596164536</text:p>
          </table:table-cell>
          <table:table-cell table:formula="of:=AVERAGE([.I44:.K44])" office:value-type="float" office:value="0.699485822333333" calcext:value-type="float">
            <text:p>0.699485822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47550898" calcext:value-type="float">
            <text:p>0.647550898</text:p>
          </table:table-cell>
          <table:table-cell office:value-type="float" office:value="0.602217388" calcext:value-type="float">
            <text:p>0.602217388</text:p>
          </table:table-cell>
          <table:table-cell office:value-type="float" office:value="0.652559477" calcext:value-type="float">
            <text:p>0.652559477</text:p>
          </table:table-cell>
          <table:table-cell table:formula="of:=AVERAGE([.O44:.Q44])" office:value-type="float" office:value="0.634109254333333" calcext:value-type="float">
            <text:p>0.634109254</text:p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.84334" calcext:value-type="float">
            <text:p>26.843340000</text:p>
          </table:table-cell>
          <table:table-cell office:value-type="float" office:value="0.720329967" calcext:value-type="float">
            <text:p>0.720329967</text:p>
          </table:table-cell>
          <table:table-cell office:value-type="float" office:value="0.634826497" calcext:value-type="float">
            <text:p>0.634826497</text:p>
          </table:table-cell>
          <table:table-cell office:value-type="float" office:value="0.563756891" calcext:value-type="float">
            <text:p>0.563756891</text:p>
          </table:table-cell>
          <table:table-cell table:formula="of:=AVERAGE([.C45:.E45])" office:value-type="float" office:value="0.639637785" calcext:value-type="float">
            <text:p>0.639637785</text:p>
          </table:table-cell>
          <table:table-cell/>
          <table:table-cell office:value-type="float" office:value="27.01518" calcext:value-type="float">
            <text:p>27.015180000</text:p>
          </table:table-cell>
          <table:table-cell office:value-type="float" office:value="0.759031267" calcext:value-type="float">
            <text:p>0.759031267</text:p>
          </table:table-cell>
          <table:table-cell office:value-type="float" office:value="0.838052134" calcext:value-type="float">
            <text:p>0.838052134</text:p>
          </table:table-cell>
          <table:table-cell office:value-type="float" office:value="0.564457841" calcext:value-type="float">
            <text:p>0.564457841</text:p>
          </table:table-cell>
          <table:table-cell table:formula="of:=AVERAGE([.I45:.K45])" office:value-type="float" office:value="0.720513747333333" calcext:value-type="float">
            <text:p>0.720513747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36527018" calcext:value-type="float">
            <text:p>0.636527018</text:p>
          </table:table-cell>
          <table:table-cell office:value-type="float" office:value="0.598279905" calcext:value-type="float">
            <text:p>0.598279905</text:p>
          </table:table-cell>
          <table:table-cell office:value-type="float" office:value="0.672707042" calcext:value-type="float">
            <text:p>0.672707042</text:p>
          </table:table-cell>
          <table:table-cell table:formula="of:=AVERAGE([.O45:.Q45])" office:value-type="float" office:value="0.635837988333333" calcext:value-type="float">
            <text:p>0.635837988</text:p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.82818" calcext:value-type="float">
            <text:p>26.828180000</text:p>
          </table:table-cell>
          <table:table-cell office:value-type="float" office:value="0.593541335" calcext:value-type="float">
            <text:p>0.593541335</text:p>
          </table:table-cell>
          <table:table-cell office:value-type="float" office:value="0.732351033" calcext:value-type="float">
            <text:p>0.732351033</text:p>
          </table:table-cell>
          <table:table-cell office:value-type="float" office:value="0.627939776" calcext:value-type="float">
            <text:p>0.627939776</text:p>
          </table:table-cell>
          <table:table-cell table:formula="of:=AVERAGE([.C46:.E46])" office:value-type="float" office:value="0.651277381333333" calcext:value-type="float">
            <text:p>0.651277381</text:p>
          </table:table-cell>
          <table:table-cell/>
          <table:table-cell office:value-type="float" office:value="27.02023" calcext:value-type="float">
            <text:p>27.020230000</text:p>
          </table:table-cell>
          <table:table-cell office:value-type="float" office:value="0.668411931" calcext:value-type="float">
            <text:p>0.668411931</text:p>
          </table:table-cell>
          <table:table-cell office:value-type="float" office:value="0.783053134" calcext:value-type="float">
            <text:p>0.783053134</text:p>
          </table:table-cell>
          <table:table-cell office:value-type="float" office:value="0.697083556" calcext:value-type="float">
            <text:p>0.697083556</text:p>
          </table:table-cell>
          <table:table-cell table:formula="of:=AVERAGE([.I46:.K46])" office:value-type="float" office:value="0.716182873666667" calcext:value-type="float">
            <text:p>0.716182874</text:p>
          </table:table-cell>
          <table:table-cell/>
          <table:table-cell office:value-type="float" office:value="25.92855" calcext:value-type="float">
            <text:p>25.928550000</text:p>
          </table:table-cell>
          <table:table-cell office:value-type="float" office:value="0.686581813" calcext:value-type="float">
            <text:p>0.686581813</text:p>
          </table:table-cell>
          <table:table-cell office:value-type="float" office:value="0.609889699" calcext:value-type="float">
            <text:p>0.609889699</text:p>
          </table:table-cell>
          <table:table-cell office:value-type="float" office:value="0.601933074" calcext:value-type="float">
            <text:p>0.601933074</text:p>
          </table:table-cell>
          <table:table-cell table:formula="of:=AVERAGE([.O46:.Q46])" office:value-type="float" office:value="0.632801528666667" calcext:value-type="float">
            <text:p>0.632801529</text:p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.82818" calcext:value-type="float">
            <text:p>26.828180000</text:p>
          </table:table-cell>
          <table:table-cell office:value-type="float" office:value="0.68762251" calcext:value-type="float">
            <text:p>0.687622510</text:p>
          </table:table-cell>
          <table:table-cell office:value-type="float" office:value="0.613727047" calcext:value-type="float">
            <text:p>0.613727047</text:p>
          </table:table-cell>
          <table:table-cell office:value-type="float" office:value="0.605900956" calcext:value-type="float">
            <text:p>0.605900956</text:p>
          </table:table-cell>
          <table:table-cell table:formula="of:=AVERAGE([.C47:.E47])" office:value-type="float" office:value="0.635750171" calcext:value-type="float">
            <text:p>0.635750171</text:p>
          </table:table-cell>
          <table:table-cell/>
          <table:table-cell office:value-type="float" office:value="27.01013" calcext:value-type="float">
            <text:p>27.010130000</text:p>
          </table:table-cell>
          <table:table-cell office:value-type="float" office:value="0.82872341" calcext:value-type="float">
            <text:p>0.828723410</text:p>
          </table:table-cell>
          <table:table-cell office:value-type="float" office:value="0.67793735" calcext:value-type="float">
            <text:p>0.677937350</text:p>
          </table:table-cell>
          <table:table-cell office:value-type="float" office:value="0.611928178" calcext:value-type="float">
            <text:p>0.611928178</text:p>
          </table:table-cell>
          <table:table-cell table:formula="of:=AVERAGE([.I47:.K47])" office:value-type="float" office:value="0.706196312666667" calcext:value-type="float">
            <text:p>0.706196313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48568946" calcext:value-type="float">
            <text:p>0.648568946</text:p>
          </table:table-cell>
          <table:table-cell office:value-type="float" office:value="0.602517796" calcext:value-type="float">
            <text:p>0.602517796</text:p>
          </table:table-cell>
          <table:table-cell office:value-type="float" office:value="0.651093203" calcext:value-type="float">
            <text:p>0.651093203</text:p>
          </table:table-cell>
          <table:table-cell table:formula="of:=AVERAGE([.O47:.Q47])" office:value-type="float" office:value="0.634059981666667" calcext:value-type="float">
            <text:p>0.634059982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.82818" calcext:value-type="float">
            <text:p>26.828180000</text:p>
          </table:table-cell>
          <table:table-cell office:value-type="float" office:value="0.672408423" calcext:value-type="float">
            <text:p>0.672408423</text:p>
          </table:table-cell>
          <table:table-cell office:value-type="float" office:value="0.766037794" calcext:value-type="float">
            <text:p>0.766037794</text:p>
          </table:table-cell>
          <table:table-cell office:value-type="float" office:value="0.532191459" calcext:value-type="float">
            <text:p>0.532191459</text:p>
          </table:table-cell>
          <table:table-cell table:formula="of:=AVERAGE([.C48:.E48])" office:value-type="float" office:value="0.656879225333333" calcext:value-type="float">
            <text:p>0.656879225</text:p>
          </table:table-cell>
          <table:table-cell/>
          <table:table-cell office:value-type="float" office:value="27.02023" calcext:value-type="float">
            <text:p>27.020230000</text:p>
          </table:table-cell>
          <table:table-cell office:value-type="float" office:value="0.814388491" calcext:value-type="float">
            <text:p>0.814388491</text:p>
          </table:table-cell>
          <table:table-cell office:value-type="float" office:value="0.675115666" calcext:value-type="float">
            <text:p>0.675115666</text:p>
          </table:table-cell>
          <table:table-cell office:value-type="float" office:value="0.633885936" calcext:value-type="float">
            <text:p>0.633885936</text:p>
          </table:table-cell>
          <table:table-cell table:formula="of:=AVERAGE([.I48:.K48])" office:value-type="float" office:value="0.707796697666667" calcext:value-type="float">
            <text:p>0.707796698</text:p>
          </table:table-cell>
          <table:table-cell/>
          <table:table-cell office:value-type="float" office:value="25.9336" calcext:value-type="float">
            <text:p>25.933600000</text:p>
          </table:table-cell>
          <table:table-cell office:value-type="float" office:value="0.622806623" calcext:value-type="float">
            <text:p>0.622806623</text:p>
          </table:table-cell>
          <table:table-cell office:value-type="float" office:value="0.662573655" calcext:value-type="float">
            <text:p>0.662573655</text:p>
          </table:table-cell>
          <table:table-cell office:value-type="float" office:value="0.627954081" calcext:value-type="float">
            <text:p>0.627954081</text:p>
          </table:table-cell>
          <table:table-cell table:formula="of:=AVERAGE([.O48:.Q48])" office:value-type="float" office:value="0.637778119666667" calcext:value-type="float">
            <text:p>0.637778120</text:p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.83323" calcext:value-type="float">
            <text:p>26.833230000</text:p>
          </table:table-cell>
          <table:table-cell office:value-type="float" office:value="0.638157205" calcext:value-type="float">
            <text:p>0.638157205</text:p>
          </table:table-cell>
          <table:table-cell office:value-type="float" office:value="0.748132556" calcext:value-type="float">
            <text:p>0.748132556</text:p>
          </table:table-cell>
          <table:table-cell office:value-type="float" office:value="0.566241809" calcext:value-type="float">
            <text:p>0.566241809</text:p>
          </table:table-cell>
          <table:table-cell table:formula="of:=AVERAGE([.C49:.E49])" office:value-type="float" office:value="0.650843856666667" calcext:value-type="float">
            <text:p>0.650843857</text:p>
          </table:table-cell>
          <table:table-cell/>
          <table:table-cell office:value-type="float" office:value="27.01013" calcext:value-type="float">
            <text:p>27.010130000</text:p>
          </table:table-cell>
          <table:table-cell office:value-type="float" office:value="0.77013323" calcext:value-type="float">
            <text:p>0.770133230</text:p>
          </table:table-cell>
          <table:table-cell office:value-type="float" office:value="0.826993683" calcext:value-type="float">
            <text:p>0.826993683</text:p>
          </table:table-cell>
          <table:table-cell office:value-type="float" office:value="0.562650032" calcext:value-type="float">
            <text:p>0.562650032</text:p>
          </table:table-cell>
          <table:table-cell table:formula="of:=AVERAGE([.I49:.K49])" office:value-type="float" office:value="0.719925648333333" calcext:value-type="float">
            <text:p>0.719925648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63191159" calcext:value-type="float">
            <text:p>0.663191159</text:p>
          </table:table-cell>
          <table:table-cell office:value-type="float" office:value="0.60375042" calcext:value-type="float">
            <text:p>0.603750420</text:p>
          </table:table-cell>
          <table:table-cell office:value-type="float" office:value="0.6354291" calcext:value-type="float">
            <text:p>0.635429100</text:p>
          </table:table-cell>
          <table:table-cell table:formula="of:=AVERAGE([.O49:.Q49])" office:value-type="float" office:value="0.634123559666667" calcext:value-type="float">
            <text:p>0.634123560</text:p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.83323" calcext:value-type="float">
            <text:p>26.833230000</text:p>
          </table:table-cell>
          <table:table-cell office:value-type="float" office:value="0.740483491" calcext:value-type="float">
            <text:p>0.740483491</text:p>
          </table:table-cell>
          <table:table-cell office:value-type="float" office:value="0.611780359" calcext:value-type="float">
            <text:p>0.611780359</text:p>
          </table:table-cell>
          <table:table-cell office:value-type="float" office:value="0.569229194" calcext:value-type="float">
            <text:p>0.569229194</text:p>
          </table:table-cell>
          <table:table-cell table:formula="of:=AVERAGE([.C50:.E50])" office:value-type="float" office:value="0.640497681333333" calcext:value-type="float">
            <text:p>0.640497681</text:p>
          </table:table-cell>
          <table:table-cell/>
          <table:table-cell office:value-type="float" office:value="27.01013" calcext:value-type="float">
            <text:p>27.010130000</text:p>
          </table:table-cell>
          <table:table-cell office:value-type="float" office:value="0.666702469" calcext:value-type="float">
            <text:p>0.666702469</text:p>
          </table:table-cell>
          <table:table-cell office:value-type="float" office:value="0.776919815" calcext:value-type="float">
            <text:p>0.776919815</text:p>
          </table:table-cell>
          <table:table-cell office:value-type="float" office:value="0.704000676" calcext:value-type="float">
            <text:p>0.704000676</text:p>
          </table:table-cell>
          <table:table-cell table:formula="of:=AVERAGE([.I50:.K50])" office:value-type="float" office:value="0.71587432" calcext:value-type="float">
            <text:p>0.715874320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38811664" calcext:value-type="float">
            <text:p>0.638811664</text:p>
          </table:table-cell>
          <table:table-cell office:value-type="float" office:value="0.599342656" calcext:value-type="float">
            <text:p>0.599342656</text:p>
          </table:table-cell>
          <table:table-cell office:value-type="float" office:value="0.666110595" calcext:value-type="float">
            <text:p>0.666110595</text:p>
          </table:table-cell>
          <table:table-cell table:formula="of:=AVERAGE([.O50:.Q50])" office:value-type="float" office:value="0.634754971666667" calcext:value-type="float">
            <text:p>0.634754972</text:p>
          </table:table-cell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.83323" calcext:value-type="float">
            <text:p>26.833230000</text:p>
          </table:table-cell>
          <table:table-cell office:value-type="float" office:value="0.616114809" calcext:value-type="float">
            <text:p>0.616114809</text:p>
          </table:table-cell>
          <table:table-cell office:value-type="float" office:value="0.742106526" calcext:value-type="float">
            <text:p>0.742106526</text:p>
          </table:table-cell>
          <table:table-cell office:value-type="float" office:value="0.547365015" calcext:value-type="float">
            <text:p>0.547365015</text:p>
          </table:table-cell>
          <table:table-cell table:formula="of:=AVERAGE([.C51:.E51])" office:value-type="float" office:value="0.63519545" calcext:value-type="float">
            <text:p>0.635195450</text:p>
          </table:table-cell>
          <table:table-cell/>
          <table:table-cell office:value-type="float" office:value="27.01518" calcext:value-type="float">
            <text:p>27.015180000</text:p>
          </table:table-cell>
          <table:table-cell office:value-type="float" office:value="0.681449852" calcext:value-type="float">
            <text:p>0.681449852</text:p>
          </table:table-cell>
          <table:table-cell office:value-type="float" office:value="0.737100331" calcext:value-type="float">
            <text:p>0.737100331</text:p>
          </table:table-cell>
          <table:table-cell office:value-type="float" office:value="0.691093289" calcext:value-type="float">
            <text:p>0.691093289</text:p>
          </table:table-cell>
          <table:table-cell table:formula="of:=AVERAGE([.I51:.K51])" office:value-type="float" office:value="0.703214490666667" calcext:value-type="float">
            <text:p>0.703214491</text:p>
          </table:table-cell>
          <table:table-cell/>
          <table:table-cell office:value-type="float" office:value="25.90833" calcext:value-type="float">
            <text:p>25.908330000</text:p>
          </table:table-cell>
          <table:table-cell office:value-type="float" office:value="0.622871592" calcext:value-type="float">
            <text:p>0.622871592</text:p>
          </table:table-cell>
          <table:table-cell office:value-type="float" office:value="0.672727903" calcext:value-type="float">
            <text:p>0.672727903</text:p>
          </table:table-cell>
          <table:table-cell office:value-type="float" office:value="0.618450119" calcext:value-type="float">
            <text:p>0.618450119</text:p>
          </table:table-cell>
          <table:table-cell table:formula="of:=AVERAGE([.O51:.Q51])" office:value-type="float" office:value="0.638016538" calcext:value-type="float">
            <text:p>0.638016538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.84334" calcext:value-type="float">
            <text:p>26.843340000</text:p>
          </table:table-cell>
          <table:table-cell office:value-type="float" office:value="0.587925385" calcext:value-type="float">
            <text:p>0.587925385</text:p>
          </table:table-cell>
          <table:table-cell office:value-type="float" office:value="0.707136477" calcext:value-type="float">
            <text:p>0.707136477</text:p>
          </table:table-cell>
          <table:table-cell office:value-type="float" office:value="0.676443657" calcext:value-type="float">
            <text:p>0.676443657</text:p>
          </table:table-cell>
          <table:table-cell table:formula="of:=AVERAGE([.C52:.E52])" office:value-type="float" office:value="0.657168506333333" calcext:value-type="float">
            <text:p>0.657168506</text:p>
          </table:table-cell>
          <table:table-cell/>
          <table:table-cell office:value-type="float" office:value="27.00002" calcext:value-type="float">
            <text:p>27.000020000</text:p>
          </table:table-cell>
          <table:table-cell office:value-type="float" office:value="0.828989247" calcext:value-type="float">
            <text:p>0.828989247</text:p>
          </table:table-cell>
          <table:table-cell office:value-type="float" office:value="0.680040202" calcext:value-type="float">
            <text:p>0.680040202</text:p>
          </table:table-cell>
          <table:table-cell office:value-type="float" office:value="0.612570716" calcext:value-type="float">
            <text:p>0.612570716</text:p>
          </table:table-cell>
          <table:table-cell table:formula="of:=AVERAGE([.I52:.K52])" office:value-type="float" office:value="0.707200055" calcext:value-type="float">
            <text:p>0.707200055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84991561" calcext:value-type="float">
            <text:p>0.684991561</text:p>
          </table:table-cell>
          <table:table-cell office:value-type="float" office:value="0.610980464" calcext:value-type="float">
            <text:p>0.610980464</text:p>
          </table:table-cell>
          <table:table-cell office:value-type="float" office:value="0.60290761" calcext:value-type="float">
            <text:p>0.602907610</text:p>
          </table:table-cell>
          <table:table-cell table:formula="of:=AVERAGE([.O52:.Q52])" office:value-type="float" office:value="0.632959878333333" calcext:value-type="float">
            <text:p>0.632959878</text:p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83323" calcext:value-type="float">
            <text:p>26.833230000</text:p>
          </table:table-cell>
          <table:table-cell office:value-type="float" office:value="0.594343018" calcext:value-type="float">
            <text:p>0.594343018</text:p>
          </table:table-cell>
          <table:table-cell office:value-type="float" office:value="0.693782651" calcext:value-type="float">
            <text:p>0.693782651</text:p>
          </table:table-cell>
          <table:table-cell office:value-type="float" office:value="0.658917506" calcext:value-type="float">
            <text:p>0.658917506</text:p>
          </table:table-cell>
          <table:table-cell table:formula="of:=AVERAGE([.C53:.E53])" office:value-type="float" office:value="0.649014391666667" calcext:value-type="float">
            <text:p>0.649014392</text:p>
          </table:table-cell>
          <table:table-cell/>
          <table:table-cell office:value-type="float" office:value="27.01013" calcext:value-type="float">
            <text:p>27.010130000</text:p>
          </table:table-cell>
          <table:table-cell office:value-type="float" office:value="0.745140999" calcext:value-type="float">
            <text:p>0.745140999</text:p>
          </table:table-cell>
          <table:table-cell office:value-type="float" office:value="0.834589104" calcext:value-type="float">
            <text:p>0.834589104</text:p>
          </table:table-cell>
          <table:table-cell office:value-type="float" office:value="0.564218827" calcext:value-type="float">
            <text:p>0.564218827</text:p>
          </table:table-cell>
          <table:table-cell table:formula="of:=AVERAGE([.I53:.K53])" office:value-type="float" office:value="0.714649643333333" calcext:value-type="float">
            <text:p>0.714649643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9684931" calcext:value-type="float">
            <text:p>0.696849310</text:p>
          </table:table-cell>
          <table:table-cell office:value-type="float" office:value="0.604427529" calcext:value-type="float">
            <text:p>0.604427529</text:p>
          </table:table-cell>
          <table:table-cell office:value-type="float" office:value="0.598421168" calcext:value-type="float">
            <text:p>0.598421168</text:p>
          </table:table-cell>
          <table:table-cell table:formula="of:=AVERAGE([.O53:.Q53])" office:value-type="float" office:value="0.633232669" calcext:value-type="float">
            <text:p>0.633232669</text:p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.84334" calcext:value-type="float">
            <text:p>26.843340000</text:p>
          </table:table-cell>
          <table:table-cell office:value-type="float" office:value="0.721190062" calcext:value-type="float">
            <text:p>0.721190062</text:p>
          </table:table-cell>
          <table:table-cell office:value-type="float" office:value="0.646414238" calcext:value-type="float">
            <text:p>0.646414238</text:p>
          </table:table-cell>
          <table:table-cell office:value-type="float" office:value="0.529684488" calcext:value-type="float">
            <text:p>0.529684488</text:p>
          </table:table-cell>
          <table:table-cell table:formula="of:=AVERAGE([.C54:.E54])" office:value-type="float" office:value="0.632429596" calcext:value-type="float">
            <text:p>0.632429596</text:p>
          </table:table-cell>
          <table:table-cell/>
          <table:table-cell office:value-type="float" office:value="27.00507" calcext:value-type="float">
            <text:p>27.005070000</text:p>
          </table:table-cell>
          <table:table-cell office:value-type="float" office:value="0.773412081" calcext:value-type="float">
            <text:p>0.773412081</text:p>
          </table:table-cell>
          <table:table-cell office:value-type="float" office:value="0.820266106" calcext:value-type="float">
            <text:p>0.820266106</text:p>
          </table:table-cell>
          <table:table-cell office:value-type="float" office:value="0.562384196" calcext:value-type="float">
            <text:p>0.562384196</text:p>
          </table:table-cell>
          <table:table-cell table:formula="of:=AVERAGE([.I54:.K54])" office:value-type="float" office:value="0.718687461" calcext:value-type="float">
            <text:p>0.718687461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24887422" calcext:value-type="float">
            <text:p>0.624887422</text:p>
          </table:table-cell>
          <table:table-cell office:value-type="float" office:value="0.653938729" calcext:value-type="float">
            <text:p>0.653938729</text:p>
          </table:table-cell>
          <table:table-cell office:value-type="float" office:value="0.636525826" calcext:value-type="float">
            <text:p>0.636525826</text:p>
          </table:table-cell>
          <table:table-cell table:formula="of:=AVERAGE([.O54:.Q54])" office:value-type="float" office:value="0.638450659" calcext:value-type="float">
            <text:p>0.638450659</text:p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.83829" calcext:value-type="float">
            <text:p>26.838290000</text:p>
          </table:table-cell>
          <table:table-cell office:value-type="float" office:value="0.583763788" calcext:value-type="float">
            <text:p>0.583763788</text:p>
          </table:table-cell>
          <table:table-cell office:value-type="float" office:value="0.71035036" calcext:value-type="float">
            <text:p>0.710350360</text:p>
          </table:table-cell>
          <table:table-cell office:value-type="float" office:value="0.65526076" calcext:value-type="float">
            <text:p>0.655260760</text:p>
          </table:table-cell>
          <table:table-cell table:formula="of:=AVERAGE([.C55:.E55])" office:value-type="float" office:value="0.649791636" calcext:value-type="float">
            <text:p>0.649791636</text:p>
          </table:table-cell>
          <table:table-cell/>
          <table:table-cell office:value-type="float" office:value="27.00002" calcext:value-type="float">
            <text:p>27.000020000</text:p>
          </table:table-cell>
          <table:table-cell office:value-type="float" office:value="0.66522189" calcext:value-type="float">
            <text:p>0.665221890</text:p>
          </table:table-cell>
          <table:table-cell office:value-type="float" office:value="0.729490009" calcext:value-type="float">
            <text:p>0.729490009</text:p>
          </table:table-cell>
          <table:table-cell office:value-type="float" office:value="0.685204349" calcext:value-type="float">
            <text:p>0.685204349</text:p>
          </table:table-cell>
          <table:table-cell table:formula="of:=AVERAGE([.I55:.K55])" office:value-type="float" office:value="0.693305416" calcext:value-type="float">
            <text:p>0.693305416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75126991" calcext:value-type="float">
            <text:p>0.675126991</text:p>
          </table:table-cell>
          <table:table-cell office:value-type="float" office:value="0.604531837" calcext:value-type="float">
            <text:p>0.604531837</text:p>
          </table:table-cell>
          <table:table-cell office:value-type="float" office:value="0.624131635" calcext:value-type="float">
            <text:p>0.624131635</text:p>
          </table:table-cell>
          <table:table-cell table:formula="of:=AVERAGE([.O55:.Q55])" office:value-type="float" office:value="0.634596821" calcext:value-type="float">
            <text:p>0.634596821</text:p>
          </table:table-cell>
          <table:table-cell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.82818" calcext:value-type="float">
            <text:p>26.828180000</text:p>
          </table:table-cell>
          <table:table-cell office:value-type="float" office:value="0.685234152" calcext:value-type="float">
            <text:p>0.685234152</text:p>
          </table:table-cell>
          <table:table-cell office:value-type="float" office:value="0.754625291" calcext:value-type="float">
            <text:p>0.754625291</text:p>
          </table:table-cell>
          <table:table-cell office:value-type="float" office:value="0.527369443" calcext:value-type="float">
            <text:p>0.527369443</text:p>
          </table:table-cell>
          <table:table-cell table:formula="of:=AVERAGE([.C56:.E56])" office:value-type="float" office:value="0.655742962" calcext:value-type="float">
            <text:p>0.655742962</text:p>
          </table:table-cell>
          <table:table-cell/>
          <table:table-cell office:value-type="float" office:value="27.01013" calcext:value-type="float">
            <text:p>27.010130000</text:p>
          </table:table-cell>
          <table:table-cell office:value-type="float" office:value="0.827505687" calcext:value-type="float">
            <text:p>0.827505687</text:p>
          </table:table-cell>
          <table:table-cell office:value-type="float" office:value="0.678661547" calcext:value-type="float">
            <text:p>0.678661547</text:p>
          </table:table-cell>
          <table:table-cell office:value-type="float" office:value="0.618615224" calcext:value-type="float">
            <text:p>0.618615224</text:p>
          </table:table-cell>
          <table:table-cell table:formula="of:=AVERAGE([.I56:.K56])" office:value-type="float" office:value="0.708260819333333" calcext:value-type="float">
            <text:p>0.708260819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35025577" calcext:value-type="float">
            <text:p>0.635025577</text:p>
          </table:table-cell>
          <table:table-cell office:value-type="float" office:value="0.599828434" calcext:value-type="float">
            <text:p>0.599828434</text:p>
          </table:table-cell>
          <table:table-cell office:value-type="float" office:value="0.678361139" calcext:value-type="float">
            <text:p>0.678361139</text:p>
          </table:table-cell>
          <table:table-cell table:formula="of:=AVERAGE([.O56:.Q56])" office:value-type="float" office:value="0.637738383333333" calcext:value-type="float">
            <text:p>0.637738383</text:p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.83829" calcext:value-type="float">
            <text:p>26.838290000</text:p>
          </table:table-cell>
          <table:table-cell office:value-type="float" office:value="0.583471725" calcext:value-type="float">
            <text:p>0.583471725</text:p>
          </table:table-cell>
          <table:table-cell office:value-type="float" office:value="0.70320853" calcext:value-type="float">
            <text:p>0.703208530</text:p>
          </table:table-cell>
          <table:table-cell office:value-type="float" office:value="0.672612866" calcext:value-type="float">
            <text:p>0.672612866</text:p>
          </table:table-cell>
          <table:table-cell table:formula="of:=AVERAGE([.C57:.E57])" office:value-type="float" office:value="0.653097707" calcext:value-type="float">
            <text:p>0.653097707</text:p>
          </table:table-cell>
          <table:table-cell/>
          <table:table-cell office:value-type="float" office:value="27.01518" calcext:value-type="float">
            <text:p>27.015180000</text:p>
          </table:table-cell>
          <table:table-cell office:value-type="float" office:value="0.665561636" calcext:value-type="float">
            <text:p>0.665561636</text:p>
          </table:table-cell>
          <table:table-cell office:value-type="float" office:value="0.73495814" calcext:value-type="float">
            <text:p>0.734958140</text:p>
          </table:table-cell>
          <table:table-cell office:value-type="float" office:value="0.685845099" calcext:value-type="float">
            <text:p>0.685845099</text:p>
          </table:table-cell>
          <table:table-cell table:formula="of:=AVERAGE([.I57:.K57])" office:value-type="float" office:value="0.695454958333333" calcext:value-type="float">
            <text:p>0.695454958</text:p>
          </table:table-cell>
          <table:table-cell/>
          <table:table-cell office:value-type="float" office:value="25.90833" calcext:value-type="float">
            <text:p>25.908330000</text:p>
          </table:table-cell>
          <table:table-cell office:value-type="float" office:value="0.683484755" calcext:value-type="float">
            <text:p>0.683484755</text:p>
          </table:table-cell>
          <table:table-cell office:value-type="float" office:value="0.611376239" calcext:value-type="float">
            <text:p>0.611376239</text:p>
          </table:table-cell>
          <table:table-cell office:value-type="float" office:value="0.602766943" calcext:value-type="float">
            <text:p>0.602766943</text:p>
          </table:table-cell>
          <table:table-cell table:formula="of:=AVERAGE([.O57:.Q57])" office:value-type="float" office:value="0.632542645666667" calcext:value-type="float">
            <text:p>0.632542646</text:p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.84334" calcext:value-type="float">
            <text:p>26.843340000</text:p>
          </table:table-cell>
          <table:table-cell office:value-type="float" office:value="0.681108318" calcext:value-type="float">
            <text:p>0.681108318</text:p>
          </table:table-cell>
          <table:table-cell office:value-type="float" office:value="0.765262337" calcext:value-type="float">
            <text:p>0.765262337</text:p>
          </table:table-cell>
          <table:table-cell office:value-type="float" office:value="0.530765716" calcext:value-type="float">
            <text:p>0.530765716</text:p>
          </table:table-cell>
          <table:table-cell table:formula="of:=AVERAGE([.C58:.E58])" office:value-type="float" office:value="0.659045457" calcext:value-type="float">
            <text:p>0.659045457</text:p>
          </table:table-cell>
          <table:table-cell/>
          <table:table-cell office:value-type="float" office:value="27.00507" calcext:value-type="float">
            <text:p>27.005070000</text:p>
          </table:table-cell>
          <table:table-cell office:value-type="float" office:value="0.829393367" calcext:value-type="float">
            <text:p>0.829393367</text:p>
          </table:table-cell>
          <table:table-cell office:value-type="float" office:value="0.676947317" calcext:value-type="float">
            <text:p>0.676947317</text:p>
          </table:table-cell>
          <table:table-cell office:value-type="float" office:value="0.617622211" calcext:value-type="float">
            <text:p>0.617622211</text:p>
          </table:table-cell>
          <table:table-cell table:formula="of:=AVERAGE([.I58:.K58])" office:value-type="float" office:value="0.707987631666667" calcext:value-type="float">
            <text:p>0.707987632</text:p>
          </table:table-cell>
          <table:table-cell/>
          <table:table-cell office:value-type="float" office:value="25.90833" calcext:value-type="float">
            <text:p>25.908330000</text:p>
          </table:table-cell>
          <table:table-cell office:value-type="float" office:value="0.695172035" calcext:value-type="float">
            <text:p>0.695172035</text:p>
          </table:table-cell>
          <table:table-cell office:value-type="float" office:value="0.605496836" calcext:value-type="float">
            <text:p>0.605496836</text:p>
          </table:table-cell>
          <table:table-cell office:value-type="float" office:value="0.598256659" calcext:value-type="float">
            <text:p>0.598256659</text:p>
          </table:table-cell>
          <table:table-cell table:formula="of:=AVERAGE([.O58:.Q58])" office:value-type="float" office:value="0.632975176666667" calcext:value-type="float">
            <text:p>0.632975177</text:p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.83829" calcext:value-type="float">
            <text:p>26.838290000</text:p>
          </table:table-cell>
          <table:table-cell office:value-type="float" office:value="0.619489028" calcext:value-type="float">
            <text:p>0.619489028</text:p>
          </table:table-cell>
          <table:table-cell office:value-type="float" office:value="0.751599759" calcext:value-type="float">
            <text:p>0.751599759</text:p>
          </table:table-cell>
          <table:table-cell office:value-type="float" office:value="0.565537878" calcext:value-type="float">
            <text:p>0.565537878</text:p>
          </table:table-cell>
          <table:table-cell table:formula="of:=AVERAGE([.C59:.E59])" office:value-type="float" office:value="0.645542221666667" calcext:value-type="float">
            <text:p>0.645542222</text:p>
          </table:table-cell>
          <table:table-cell/>
          <table:table-cell office:value-type="float" office:value="27.00507" calcext:value-type="float">
            <text:p>27.005070000</text:p>
          </table:table-cell>
          <table:table-cell office:value-type="float" office:value="0.802853203" calcext:value-type="float">
            <text:p>0.802853203</text:p>
          </table:table-cell>
          <table:table-cell office:value-type="float" office:value="0.730247585" calcext:value-type="float">
            <text:p>0.730247585</text:p>
          </table:table-cell>
          <table:table-cell office:value-type="float" office:value="0.567824908" calcext:value-type="float">
            <text:p>0.567824908</text:p>
          </table:table-cell>
          <table:table-cell table:formula="of:=AVERAGE([.I59:.K59])" office:value-type="float" office:value="0.700308565333333" calcext:value-type="float">
            <text:p>0.700308565</text:p>
          </table:table-cell>
          <table:table-cell/>
          <table:table-cell office:value-type="float" office:value="25.90328" calcext:value-type="float">
            <text:p>25.903280000</text:p>
          </table:table-cell>
          <table:table-cell office:value-type="float" office:value="0.696290218" calcext:value-type="float">
            <text:p>0.696290218</text:p>
          </table:table-cell>
          <table:table-cell office:value-type="float" office:value="0.605888439" calcext:value-type="float">
            <text:p>0.605888439</text:p>
          </table:table-cell>
          <table:table-cell office:value-type="float" office:value="0.603054238" calcext:value-type="float">
            <text:p>0.603054238</text:p>
          </table:table-cell>
          <table:table-cell table:formula="of:=AVERAGE([.O59:.Q59])" office:value-type="float" office:value="0.635077631666667" calcext:value-type="float">
            <text:p>0.635077632</text:p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.83323" calcext:value-type="float">
            <text:p>26.833230000</text:p>
          </table:table-cell>
          <table:table-cell office:value-type="float" office:value="0.584539841" calcext:value-type="float">
            <text:p>0.584539841</text:p>
          </table:table-cell>
          <table:table-cell office:value-type="float" office:value="0.722565141" calcext:value-type="float">
            <text:p>0.722565141</text:p>
          </table:table-cell>
          <table:table-cell office:value-type="float" office:value="0.619116499" calcext:value-type="float">
            <text:p>0.619116499</text:p>
          </table:table-cell>
          <table:table-cell table:formula="of:=AVERAGE([.C60:.E60])" office:value-type="float" office:value="0.642073827" calcext:value-type="float">
            <text:p>0.642073827</text:p>
          </table:table-cell>
          <table:table-cell/>
          <table:table-cell office:value-type="float" office:value="27.00507" calcext:value-type="float">
            <text:p>27.005070000</text:p>
          </table:table-cell>
          <table:table-cell office:value-type="float" office:value="0.794529414" calcext:value-type="float">
            <text:p>0.794529414</text:p>
          </table:table-cell>
          <table:table-cell office:value-type="float" office:value="0.763775201" calcext:value-type="float">
            <text:p>0.763775201</text:p>
          </table:table-cell>
          <table:table-cell office:value-type="float" office:value="0.557301111" calcext:value-type="float">
            <text:p>0.557301111</text:p>
          </table:table-cell>
          <table:table-cell table:formula="of:=AVERAGE([.I60:.K60])" office:value-type="float" office:value="0.705201908666667" calcext:value-type="float">
            <text:p>0.705201909</text:p>
          </table:table-cell>
          <table:table-cell/>
          <table:table-cell office:value-type="float" office:value="25.90328" calcext:value-type="float">
            <text:p>25.903280000</text:p>
          </table:table-cell>
          <table:table-cell office:value-type="float" office:value="0.635020213" calcext:value-type="float">
            <text:p>0.635020213</text:p>
          </table:table-cell>
          <table:table-cell office:value-type="float" office:value="0.602098775" calcext:value-type="float">
            <text:p>0.602098775</text:p>
          </table:table-cell>
          <table:table-cell office:value-type="float" office:value="0.680015168" calcext:value-type="float">
            <text:p>0.680015168</text:p>
          </table:table-cell>
          <table:table-cell table:formula="of:=AVERAGE([.O60:.Q60])" office:value-type="float" office:value="0.639044718666667" calcext:value-type="float">
            <text:p>0.639044719</text:p>
          </table:table-cell>
          <table:table-cell table:number-columns-repeated="100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.84334" calcext:value-type="float">
            <text:p>26.843340000</text:p>
          </table:table-cell>
          <table:table-cell office:value-type="float" office:value="0.616906359" calcext:value-type="float">
            <text:p>0.616906359</text:p>
          </table:table-cell>
          <table:table-cell office:value-type="float" office:value="0.749146432" calcext:value-type="float">
            <text:p>0.749146432</text:p>
          </table:table-cell>
          <table:table-cell office:value-type="float" office:value="0.576766798" calcext:value-type="float">
            <text:p>0.576766798</text:p>
          </table:table-cell>
          <table:table-cell table:formula="of:=AVERAGE([.C61:.E61])" office:value-type="float" office:value="0.647606529666667" calcext:value-type="float">
            <text:p>0.647606530</text:p>
          </table:table-cell>
          <table:table-cell/>
          <table:table-cell office:value-type="float" office:value="27.00507" calcext:value-type="float">
            <text:p>27.005070000</text:p>
          </table:table-cell>
          <table:table-cell office:value-type="float" office:value="0.667669853" calcext:value-type="float">
            <text:p>0.667669853</text:p>
          </table:table-cell>
          <table:table-cell office:value-type="float" office:value="0.730736343" calcext:value-type="float">
            <text:p>0.730736343</text:p>
          </table:table-cell>
          <table:table-cell office:value-type="float" office:value="0.684183321" calcext:value-type="float">
            <text:p>0.684183321</text:p>
          </table:table-cell>
          <table:table-cell table:formula="of:=AVERAGE([.I61:.K61])" office:value-type="float" office:value="0.694196505666667" calcext:value-type="float">
            <text:p>0.694196506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89563833" calcext:value-type="float">
            <text:p>0.689563833</text:p>
          </table:table-cell>
          <table:table-cell office:value-type="float" office:value="0.605320407" calcext:value-type="float">
            <text:p>0.605320407</text:p>
          </table:table-cell>
          <table:table-cell office:value-type="float" office:value="0.609322263" calcext:value-type="float">
            <text:p>0.609322263</text:p>
          </table:table-cell>
          <table:table-cell table:formula="of:=AVERAGE([.O61:.Q61])" office:value-type="float" office:value="0.634735501" calcext:value-type="float">
            <text:p>0.634735501</text:p>
          </table:table-cell>
          <table:table-cell table:number-columns-repeated="100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.83829" calcext:value-type="float">
            <text:p>26.838290000</text:p>
          </table:table-cell>
          <table:table-cell office:value-type="float" office:value="0.589567493" calcext:value-type="float">
            <text:p>0.589567493</text:p>
          </table:table-cell>
          <table:table-cell office:value-type="float" office:value="0.711350526" calcext:value-type="float">
            <text:p>0.711350526</text:p>
          </table:table-cell>
          <table:table-cell office:value-type="float" office:value="0.647508579" calcext:value-type="float">
            <text:p>0.647508579</text:p>
          </table:table-cell>
          <table:table-cell table:formula="of:=AVERAGE([.C62:.E62])" office:value-type="float" office:value="0.649475532666667" calcext:value-type="float">
            <text:p>0.649475533</text:p>
          </table:table-cell>
          <table:table-cell/>
          <table:table-cell office:value-type="float" office:value="27.01013" calcext:value-type="float">
            <text:p>27.010130000</text:p>
          </table:table-cell>
          <table:table-cell office:value-type="float" office:value="0.705472315" calcext:value-type="float">
            <text:p>0.705472315</text:p>
          </table:table-cell>
          <table:table-cell office:value-type="float" office:value="0.737254707" calcext:value-type="float">
            <text:p>0.737254707</text:p>
          </table:table-cell>
          <table:table-cell office:value-type="float" office:value="0.686947785" calcext:value-type="float">
            <text:p>0.686947785</text:p>
          </table:table-cell>
          <table:table-cell table:formula="of:=AVERAGE([.I62:.K62])" office:value-type="float" office:value="0.709891602333333" calcext:value-type="float">
            <text:p>0.709891602</text:p>
          </table:table-cell>
          <table:table-cell/>
          <table:table-cell office:value-type="float" office:value="25.90328" calcext:value-type="float">
            <text:p>25.903280000</text:p>
          </table:table-cell>
          <table:table-cell office:value-type="float" office:value="0.622014477" calcext:value-type="float">
            <text:p>0.622014477</text:p>
          </table:table-cell>
          <table:table-cell office:value-type="float" office:value="0.671845159" calcext:value-type="float">
            <text:p>0.671845159</text:p>
          </table:table-cell>
          <table:table-cell office:value-type="float" office:value="0.617554261" calcext:value-type="float">
            <text:p>0.617554261</text:p>
          </table:table-cell>
          <table:table-cell table:formula="of:=AVERAGE([.O62:.Q62])" office:value-type="float" office:value="0.637137965666667" calcext:value-type="float">
            <text:p>0.637137966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.83829" calcext:value-type="float">
            <text:p>26.838290000</text:p>
          </table:table-cell>
          <table:table-cell office:value-type="float" office:value="0.71217307" calcext:value-type="float">
            <text:p>0.712173070</text:p>
          </table:table-cell>
          <table:table-cell office:value-type="float" office:value="0.629251674" calcext:value-type="float">
            <text:p>0.629251674</text:p>
          </table:table-cell>
          <table:table-cell office:value-type="float" office:value="0.541070764" calcext:value-type="float">
            <text:p>0.541070764</text:p>
          </table:table-cell>
          <table:table-cell table:formula="of:=AVERAGE([.C63:.E63])" office:value-type="float" office:value="0.627498502666667" calcext:value-type="float">
            <text:p>0.627498503</text:p>
          </table:table-cell>
          <table:table-cell/>
          <table:table-cell office:value-type="float" office:value="27.00002" calcext:value-type="float">
            <text:p>27.000020000</text:p>
          </table:table-cell>
          <table:table-cell office:value-type="float" office:value="0.82585583" calcext:value-type="float">
            <text:p>0.825855830</text:p>
          </table:table-cell>
          <table:table-cell office:value-type="float" office:value="0.678700886" calcext:value-type="float">
            <text:p>0.678700886</text:p>
          </table:table-cell>
          <table:table-cell office:value-type="float" office:value="0.600618196" calcext:value-type="float">
            <text:p>0.600618196</text:p>
          </table:table-cell>
          <table:table-cell table:formula="of:=AVERAGE([.I63:.K63])" office:value-type="float" office:value="0.701724970666667" calcext:value-type="float">
            <text:p>0.701724971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7698904" calcext:value-type="float">
            <text:p>0.676989040</text:p>
          </table:table-cell>
          <table:table-cell office:value-type="float" office:value="0.619594529" calcext:value-type="float">
            <text:p>0.619594529</text:p>
          </table:table-cell>
          <table:table-cell office:value-type="float" office:value="0.60615368" calcext:value-type="float">
            <text:p>0.606153680</text:p>
          </table:table-cell>
          <table:table-cell table:formula="of:=AVERAGE([.O63:.Q63])" office:value-type="float" office:value="0.634245749666667" calcext:value-type="float">
            <text:p>0.634245750</text:p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.84334" calcext:value-type="float">
            <text:p>26.843340000</text:p>
          </table:table-cell>
          <table:table-cell office:value-type="float" office:value="0.627047494" calcext:value-type="float">
            <text:p>0.627047494</text:p>
          </table:table-cell>
          <table:table-cell office:value-type="float" office:value="0.744813173" calcext:value-type="float">
            <text:p>0.744813173</text:p>
          </table:table-cell>
          <table:table-cell office:value-type="float" office:value="0.566260286" calcext:value-type="float">
            <text:p>0.566260286</text:p>
          </table:table-cell>
          <table:table-cell table:formula="of:=AVERAGE([.C64:.E64])" office:value-type="float" office:value="0.646040317666667" calcext:value-type="float">
            <text:p>0.646040318</text:p>
          </table:table-cell>
          <table:table-cell/>
          <table:table-cell office:value-type="float" office:value="26.99496" calcext:value-type="float">
            <text:p>26.994960000</text:p>
          </table:table-cell>
          <table:table-cell office:value-type="float" office:value="0.696504199" calcext:value-type="float">
            <text:p>0.696504199</text:p>
          </table:table-cell>
          <table:table-cell office:value-type="float" office:value="0.815656282" calcext:value-type="float">
            <text:p>0.815656282</text:p>
          </table:table-cell>
          <table:table-cell office:value-type="float" office:value="0.611851288" calcext:value-type="float">
            <text:p>0.611851288</text:p>
          </table:table-cell>
          <table:table-cell table:formula="of:=AVERAGE([.I64:.K64])" office:value-type="float" office:value="0.708003923" calcext:value-type="float">
            <text:p>0.708003923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9790014" calcext:value-type="float">
            <text:p>0.697900140</text:p>
          </table:table-cell>
          <table:table-cell office:value-type="float" office:value="0.605292988" calcext:value-type="float">
            <text:p>0.605292988</text:p>
          </table:table-cell>
          <table:table-cell office:value-type="float" office:value="0.597207617" calcext:value-type="float">
            <text:p>0.597207617</text:p>
          </table:table-cell>
          <table:table-cell table:formula="of:=AVERAGE([.O64:.Q64])" office:value-type="float" office:value="0.633466915" calcext:value-type="float">
            <text:p>0.633466915</text:p>
          </table:table-cell>
          <table:table-cell table:number-columns-repeated="100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.84334" calcext:value-type="float">
            <text:p>26.843340000</text:p>
          </table:table-cell>
          <table:table-cell office:value-type="float" office:value="0.716185655" calcext:value-type="float">
            <text:p>0.716185655</text:p>
          </table:table-cell>
          <table:table-cell office:value-type="float" office:value="0.648242909" calcext:value-type="float">
            <text:p>0.648242909</text:p>
          </table:table-cell>
          <table:table-cell office:value-type="float" office:value="0.526768032" calcext:value-type="float">
            <text:p>0.526768032</text:p>
          </table:table-cell>
          <table:table-cell table:formula="of:=AVERAGE([.C65:.E65])" office:value-type="float" office:value="0.630398865333333" calcext:value-type="float">
            <text:p>0.630398865</text:p>
          </table:table-cell>
          <table:table-cell/>
          <table:table-cell office:value-type="float" office:value="27.00002" calcext:value-type="float">
            <text:p>27.000020000</text:p>
          </table:table-cell>
          <table:table-cell office:value-type="float" office:value="0.715879287" calcext:value-type="float">
            <text:p>0.715879287</text:p>
          </table:table-cell>
          <table:table-cell office:value-type="float" office:value="0.709130252" calcext:value-type="float">
            <text:p>0.709130252</text:p>
          </table:table-cell>
          <table:table-cell office:value-type="float" office:value="0.67627736" calcext:value-type="float">
            <text:p>0.676277360</text:p>
          </table:table-cell>
          <table:table-cell table:formula="of:=AVERAGE([.I65:.K65])" office:value-type="float" office:value="0.700428966333333" calcext:value-type="float">
            <text:p>0.700428966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90776788" calcext:value-type="float">
            <text:p>0.690776788</text:p>
          </table:table-cell>
          <table:table-cell office:value-type="float" office:value="0.605689359" calcext:value-type="float">
            <text:p>0.605689359</text:p>
          </table:table-cell>
          <table:table-cell office:value-type="float" office:value="0.608246399" calcext:value-type="float">
            <text:p>0.608246399</text:p>
          </table:table-cell>
          <table:table-cell table:formula="of:=AVERAGE([.O65:.Q65])" office:value-type="float" office:value="0.634904182" calcext:value-type="float">
            <text:p>0.634904182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.84334" calcext:value-type="float">
            <text:p>26.843340000</text:p>
          </table:table-cell>
          <table:table-cell office:value-type="float" office:value="0.715158071" calcext:value-type="float">
            <text:p>0.715158071</text:p>
          </table:table-cell>
          <table:table-cell office:value-type="float" office:value="0.631556586" calcext:value-type="float">
            <text:p>0.631556586</text:p>
          </table:table-cell>
          <table:table-cell office:value-type="float" office:value="0.531619851" calcext:value-type="float">
            <text:p>0.531619851</text:p>
          </table:table-cell>
          <table:table-cell table:formula="of:=AVERAGE([.C66:.E66])" office:value-type="float" office:value="0.626111502666667" calcext:value-type="float">
            <text:p>0.626111503</text:p>
          </table:table-cell>
          <table:table-cell/>
          <table:table-cell office:value-type="float" office:value="27.00507" calcext:value-type="float">
            <text:p>27.005070000</text:p>
          </table:table-cell>
          <table:table-cell office:value-type="float" office:value="0.800547695" calcext:value-type="float">
            <text:p>0.800547695</text:p>
          </table:table-cell>
          <table:table-cell office:value-type="float" office:value="0.739060728" calcext:value-type="float">
            <text:p>0.739060728</text:p>
          </table:table-cell>
          <table:table-cell office:value-type="float" office:value="0.559247203" calcext:value-type="float">
            <text:p>0.559247203</text:p>
          </table:table-cell>
          <table:table-cell table:formula="of:=AVERAGE([.I66:.K66])" office:value-type="float" office:value="0.699618542" calcext:value-type="float">
            <text:p>0.699618542</text:p>
          </table:table-cell>
          <table:table-cell/>
          <table:table-cell office:value-type="float" office:value="25.92855" calcext:value-type="float">
            <text:p>25.928550000</text:p>
          </table:table-cell>
          <table:table-cell office:value-type="float" office:value="0.667010625" calcext:value-type="float">
            <text:p>0.667010625</text:p>
          </table:table-cell>
          <table:table-cell office:value-type="float" office:value="0.605531407" calcext:value-type="float">
            <text:p>0.605531407</text:p>
          </table:table-cell>
          <table:table-cell office:value-type="float" office:value="0.631119684" calcext:value-type="float">
            <text:p>0.631119684</text:p>
          </table:table-cell>
          <table:table-cell table:formula="of:=AVERAGE([.O66:.Q66])" office:value-type="float" office:value="0.634553905333333" calcext:value-type="float">
            <text:p>0.634553905</text:p>
          </table:table-cell>
          <table:table-cell table:number-columns-repeated="100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.83829" calcext:value-type="float">
            <text:p>26.838290000</text:p>
          </table:table-cell>
          <table:table-cell office:value-type="float" office:value="0.597619486" calcext:value-type="float">
            <text:p>0.597619486</text:p>
          </table:table-cell>
          <table:table-cell office:value-type="float" office:value="0.670950493" calcext:value-type="float">
            <text:p>0.670950493</text:p>
          </table:table-cell>
          <table:table-cell office:value-type="float" office:value="0.644852596" calcext:value-type="float">
            <text:p>0.644852596</text:p>
          </table:table-cell>
          <table:table-cell table:formula="of:=AVERAGE([.C67:.E67])" office:value-type="float" office:value="0.637807525" calcext:value-type="float">
            <text:p>0.637807525</text:p>
          </table:table-cell>
          <table:table-cell/>
          <table:table-cell office:value-type="float" office:value="27.00002" calcext:value-type="float">
            <text:p>27.000020000</text:p>
          </table:table-cell>
          <table:table-cell office:value-type="float" office:value="0.716387715" calcext:value-type="float">
            <text:p>0.716387715</text:p>
          </table:table-cell>
          <table:table-cell office:value-type="float" office:value="0.823082426" calcext:value-type="float">
            <text:p>0.823082426</text:p>
          </table:table-cell>
          <table:table-cell office:value-type="float" office:value="0.582493613" calcext:value-type="float">
            <text:p>0.582493613</text:p>
          </table:table-cell>
          <table:table-cell table:formula="of:=AVERAGE([.I67:.K67])" office:value-type="float" office:value="0.707321251333333" calcext:value-type="float">
            <text:p>0.707321251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29959182" calcext:value-type="float">
            <text:p>0.629959182</text:p>
          </table:table-cell>
          <table:table-cell office:value-type="float" office:value="0.669004401" calcext:value-type="float">
            <text:p>0.669004401</text:p>
          </table:table-cell>
          <table:table-cell office:value-type="float" office:value="0.616388394" calcext:value-type="float">
            <text:p>0.616388394</text:p>
          </table:table-cell>
          <table:table-cell table:formula="of:=AVERAGE([.O67:.Q67])" office:value-type="float" office:value="0.638450659" calcext:value-type="float">
            <text:p>0.638450659</text:p>
          </table:table-cell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.84334" calcext:value-type="float">
            <text:p>26.843340000</text:p>
          </table:table-cell>
          <table:table-cell office:value-type="float" office:value="0.741517036" calcext:value-type="float">
            <text:p>0.741517036</text:p>
          </table:table-cell>
          <table:table-cell office:value-type="float" office:value="0.627026037" calcext:value-type="float">
            <text:p>0.627026037</text:p>
          </table:table-cell>
          <table:table-cell office:value-type="float" office:value="0.542413061" calcext:value-type="float">
            <text:p>0.542413061</text:p>
          </table:table-cell>
          <table:table-cell table:formula="of:=AVERAGE([.C68:.E68])" office:value-type="float" office:value="0.636985378" calcext:value-type="float">
            <text:p>0.636985378</text:p>
          </table:table-cell>
          <table:table-cell/>
          <table:table-cell office:value-type="float" office:value="27.00002" calcext:value-type="float">
            <text:p>27.000020000</text:p>
          </table:table-cell>
          <table:table-cell office:value-type="float" office:value="0.679934702" calcext:value-type="float">
            <text:p>0.679934702</text:p>
          </table:table-cell>
          <table:table-cell office:value-type="float" office:value="0.808013178" calcext:value-type="float">
            <text:p>0.808013178</text:p>
          </table:table-cell>
          <table:table-cell office:value-type="float" office:value="0.642378407" calcext:value-type="float">
            <text:p>0.642378407</text:p>
          </table:table-cell>
          <table:table-cell table:formula="of:=AVERAGE([.I68:.K68])" office:value-type="float" office:value="0.710108762333333" calcext:value-type="float">
            <text:p>0.710108762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93897092" calcext:value-type="float">
            <text:p>0.693897092</text:p>
          </table:table-cell>
          <table:table-cell office:value-type="float" office:value="0.605869961" calcext:value-type="float">
            <text:p>0.605869961</text:p>
          </table:table-cell>
          <table:table-cell office:value-type="float" office:value="0.605255438" calcext:value-type="float">
            <text:p>0.605255438</text:p>
          </table:table-cell>
          <table:table-cell table:formula="of:=AVERAGE([.O68:.Q68])" office:value-type="float" office:value="0.635007497" calcext:value-type="float">
            <text:p>0.635007497</text:p>
          </table:table-cell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.84334" calcext:value-type="float">
            <text:p>26.843340000</text:p>
          </table:table-cell>
          <table:table-cell office:value-type="float" office:value="0.654105026" calcext:value-type="float">
            <text:p>0.654105026</text:p>
          </table:table-cell>
          <table:table-cell office:value-type="float" office:value="0.77057788" calcext:value-type="float">
            <text:p>0.770577880</text:p>
          </table:table-cell>
          <table:table-cell office:value-type="float" office:value="0.519869986" calcext:value-type="float">
            <text:p>0.519869986</text:p>
          </table:table-cell>
          <table:table-cell table:formula="of:=AVERAGE([.C69:.E69])" office:value-type="float" office:value="0.648184297333333" calcext:value-type="float">
            <text:p>0.648184297</text:p>
          </table:table-cell>
          <table:table-cell/>
          <table:table-cell office:value-type="float" office:value="27.00002" calcext:value-type="float">
            <text:p>27.000020000</text:p>
          </table:table-cell>
          <table:table-cell office:value-type="float" office:value="0.693172299" calcext:value-type="float">
            <text:p>0.693172299</text:p>
          </table:table-cell>
          <table:table-cell office:value-type="float" office:value="0.708335126" calcext:value-type="float">
            <text:p>0.708335126</text:p>
          </table:table-cell>
          <table:table-cell office:value-type="float" office:value="0.673112353" calcext:value-type="float">
            <text:p>0.673112353</text:p>
          </table:table-cell>
          <table:table-cell table:formula="of:=AVERAGE([.I69:.K69])" office:value-type="float" office:value="0.691539926" calcext:value-type="float">
            <text:p>0.691539926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40471654" calcext:value-type="float">
            <text:p>0.640471654</text:p>
          </table:table-cell>
          <table:table-cell office:value-type="float" office:value="0.599839163" calcext:value-type="float">
            <text:p>0.599839163</text:p>
          </table:table-cell>
          <table:table-cell office:value-type="float" office:value="0.661488254" calcext:value-type="float">
            <text:p>0.661488254</text:p>
          </table:table-cell>
          <table:table-cell table:formula="of:=AVERAGE([.O69:.Q69])" office:value-type="float" office:value="0.633933023666667" calcext:value-type="float">
            <text:p>0.633933024</text:p>
          </table:table-cell>
          <table:table-cell table:number-columns-repeated="100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.84839" calcext:value-type="float">
            <text:p>26.848390000</text:p>
          </table:table-cell>
          <table:table-cell office:value-type="float" office:value="0.618418529" calcext:value-type="float">
            <text:p>0.618418529</text:p>
          </table:table-cell>
          <table:table-cell office:value-type="float" office:value="0.748656481" calcext:value-type="float">
            <text:p>0.748656481</text:p>
          </table:table-cell>
          <table:table-cell office:value-type="float" office:value="0.593884062" calcext:value-type="float">
            <text:p>0.593884062</text:p>
          </table:table-cell>
          <table:table-cell table:formula="of:=AVERAGE([.C70:.E70])" office:value-type="float" office:value="0.653653024" calcext:value-type="float">
            <text:p>0.653653024</text:p>
          </table:table-cell>
          <table:table-cell/>
          <table:table-cell office:value-type="float" office:value="26.99496" calcext:value-type="float">
            <text:p>26.994960000</text:p>
          </table:table-cell>
          <table:table-cell office:value-type="float" office:value="0.788965319" calcext:value-type="float">
            <text:p>0.788965319</text:p>
          </table:table-cell>
          <table:table-cell office:value-type="float" office:value="0.783014987" calcext:value-type="float">
            <text:p>0.783014987</text:p>
          </table:table-cell>
          <table:table-cell office:value-type="float" office:value="0.559051103" calcext:value-type="float">
            <text:p>0.559051103</text:p>
          </table:table-cell>
          <table:table-cell table:formula="of:=AVERAGE([.I70:.K70])" office:value-type="float" office:value="0.710343803" calcext:value-type="float">
            <text:p>0.710343803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35569171" calcext:value-type="float">
            <text:p>0.635569171</text:p>
          </table:table-cell>
          <table:table-cell office:value-type="float" office:value="0.600760651" calcext:value-type="float">
            <text:p>0.600760651</text:p>
          </table:table-cell>
          <table:table-cell office:value-type="float" office:value="0.679105005" calcext:value-type="float">
            <text:p>0.679105005</text:p>
          </table:table-cell>
          <table:table-cell table:formula="of:=AVERAGE([.O70:.Q70])" office:value-type="float" office:value="0.638478275666667" calcext:value-type="float">
            <text:p>0.638478276</text:p>
          </table:table-cell>
          <table:table-cell table:number-columns-repeated="100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725882736" calcext:value-type="float">
            <text:p>0.725882736</text:p>
          </table:table-cell>
          <table:table-cell office:value-type="float" office:value="0.613121463" calcext:value-type="float">
            <text:p>0.613121463</text:p>
          </table:table-cell>
          <table:table-cell office:value-type="float" office:value="0.58942325" calcext:value-type="float">
            <text:p>0.589423250</text:p>
          </table:table-cell>
          <table:table-cell table:formula="of:=AVERAGE([.C71:.E71])" office:value-type="float" office:value="0.642809149666667" calcext:value-type="float">
            <text:p>0.642809150</text:p>
          </table:table-cell>
          <table:table-cell/>
          <table:table-cell office:value-type="float" office:value="27.00507" calcext:value-type="float">
            <text:p>27.005070000</text:p>
          </table:table-cell>
          <table:table-cell office:value-type="float" office:value="0.733119933" calcext:value-type="float">
            <text:p>0.733119933</text:p>
          </table:table-cell>
          <table:table-cell office:value-type="float" office:value="0.830634335" calcext:value-type="float">
            <text:p>0.830634335</text:p>
          </table:table-cell>
          <table:table-cell office:value-type="float" office:value="0.571461388" calcext:value-type="float">
            <text:p>0.571461388</text:p>
          </table:table-cell>
          <table:table-cell table:formula="of:=AVERAGE([.I71:.K71])" office:value-type="float" office:value="0.711738552" calcext:value-type="float">
            <text:p>0.711738552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69620713" calcext:value-type="float">
            <text:p>0.669620713</text:p>
          </table:table-cell>
          <table:table-cell office:value-type="float" office:value="0.605371071" calcext:value-type="float">
            <text:p>0.605371071</text:p>
          </table:table-cell>
          <table:table-cell office:value-type="float" office:value="0.631243066" calcext:value-type="float">
            <text:p>0.631243066</text:p>
          </table:table-cell>
          <table:table-cell table:formula="of:=AVERAGE([.O71:.Q71])" office:value-type="float" office:value="0.635411616666667" calcext:value-type="float">
            <text:p>0.635411617</text:p>
          </table:table-cell>
          <table:table-cell table:number-columns-repeated="100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74174115" calcext:value-type="float">
            <text:p>0.741741150</text:p>
          </table:table-cell>
          <table:table-cell office:value-type="float" office:value="0.624489263" calcext:value-type="float">
            <text:p>0.624489263</text:p>
          </table:table-cell>
          <table:table-cell office:value-type="float" office:value="0.624719337" calcext:value-type="float">
            <text:p>0.624719337</text:p>
          </table:table-cell>
          <table:table-cell table:formula="of:=AVERAGE([.C72:.E72])" office:value-type="float" office:value="0.663649916666667" calcext:value-type="float">
            <text:p>0.663649917</text:p>
          </table:table-cell>
          <table:table-cell/>
          <table:table-cell office:value-type="float" office:value="26.98991" calcext:value-type="float">
            <text:p>26.989910000</text:p>
          </table:table-cell>
          <table:table-cell office:value-type="float" office:value="0.706397975" calcext:value-type="float">
            <text:p>0.706397975</text:p>
          </table:table-cell>
          <table:table-cell office:value-type="float" office:value="0.724352088" calcext:value-type="float">
            <text:p>0.724352088</text:p>
          </table:table-cell>
          <table:table-cell office:value-type="float" office:value="0.68554648" calcext:value-type="float">
            <text:p>0.685546480</text:p>
          </table:table-cell>
          <table:table-cell table:formula="of:=AVERAGE([.I72:.K72])" office:value-type="float" office:value="0.705432181" calcext:value-type="float">
            <text:p>0.705432181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39743285" calcext:value-type="float">
            <text:p>0.639743285</text:p>
          </table:table-cell>
          <table:table-cell office:value-type="float" office:value="0.600746346" calcext:value-type="float">
            <text:p>0.600746346</text:p>
          </table:table-cell>
          <table:table-cell office:value-type="float" office:value="0.662678559" calcext:value-type="float">
            <text:p>0.662678559</text:p>
          </table:table-cell>
          <table:table-cell table:formula="of:=AVERAGE([.O72:.Q72])" office:value-type="float" office:value="0.634389396666667" calcext:value-type="float">
            <text:p>0.634389397</text:p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652921874" calcext:value-type="float">
            <text:p>0.652921874</text:p>
          </table:table-cell>
          <table:table-cell office:value-type="float" office:value="0.765974613" calcext:value-type="float">
            <text:p>0.765974613</text:p>
          </table:table-cell>
          <table:table-cell office:value-type="float" office:value="0.541709726" calcext:value-type="float">
            <text:p>0.541709726</text:p>
          </table:table-cell>
          <table:table-cell table:formula="of:=AVERAGE([.C73:.E73])" office:value-type="float" office:value="0.653535404333333" calcext:value-type="float">
            <text:p>0.653535404</text:p>
          </table:table-cell>
          <table:table-cell/>
          <table:table-cell office:value-type="float" office:value="26.98991" calcext:value-type="float">
            <text:p>26.989910000</text:p>
          </table:table-cell>
          <table:table-cell office:value-type="float" office:value="0.827145675" calcext:value-type="float">
            <text:p>0.827145675</text:p>
          </table:table-cell>
          <table:table-cell office:value-type="float" office:value="0.678781352" calcext:value-type="float">
            <text:p>0.678781352</text:p>
          </table:table-cell>
          <table:table-cell office:value-type="float" office:value="0.609338356" calcext:value-type="float">
            <text:p>0.609338356</text:p>
          </table:table-cell>
          <table:table-cell table:formula="of:=AVERAGE([.I73:.K73])" office:value-type="float" office:value="0.705088461" calcext:value-type="float">
            <text:p>0.705088461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51795942" calcext:value-type="float">
            <text:p>0.651795942</text:p>
          </table:table-cell>
          <table:table-cell office:value-type="float" office:value="0.647934156" calcext:value-type="float">
            <text:p>0.647934156</text:p>
          </table:table-cell>
          <table:table-cell office:value-type="float" office:value="0.612801386" calcext:value-type="float">
            <text:p>0.612801386</text:p>
          </table:table-cell>
          <table:table-cell table:formula="of:=AVERAGE([.O73:.Q73])" office:value-type="float" office:value="0.637510494666667" calcext:value-type="float">
            <text:p>0.637510495</text:p>
          </table:table-cell>
          <table:table-cell table:number-columns-repeated="100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.84334" calcext:value-type="float">
            <text:p>26.843340000</text:p>
          </table:table-cell>
          <table:table-cell office:value-type="float" office:value="0.68739482" calcext:value-type="float">
            <text:p>0.687394820</text:p>
          </table:table-cell>
          <table:table-cell office:value-type="float" office:value="0.759783478" calcext:value-type="float">
            <text:p>0.759783478</text:p>
          </table:table-cell>
          <table:table-cell office:value-type="float" office:value="0.527009431" calcext:value-type="float">
            <text:p>0.527009431</text:p>
          </table:table-cell>
          <table:table-cell table:formula="of:=AVERAGE([.C74:.E74])" office:value-type="float" office:value="0.658062576333333" calcext:value-type="float">
            <text:p>0.658062576</text:p>
          </table:table-cell>
          <table:table-cell/>
          <table:table-cell office:value-type="float" office:value="26.98991" calcext:value-type="float">
            <text:p>26.989910000</text:p>
          </table:table-cell>
          <table:table-cell office:value-type="float" office:value="0.759211869" calcext:value-type="float">
            <text:p>0.759211869</text:p>
          </table:table-cell>
          <table:table-cell office:value-type="float" office:value="0.839055281" calcext:value-type="float">
            <text:p>0.839055281</text:p>
          </table:table-cell>
          <table:table-cell office:value-type="float" office:value="0.565156408" calcext:value-type="float">
            <text:p>0.565156408</text:p>
          </table:table-cell>
          <table:table-cell table:formula="of:=AVERAGE([.I74:.K74])" office:value-type="float" office:value="0.721141186" calcext:value-type="float">
            <text:p>0.721141186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82997189" calcext:value-type="float">
            <text:p>0.682997189</text:p>
          </table:table-cell>
          <table:table-cell office:value-type="float" office:value="0.614436342" calcext:value-type="float">
            <text:p>0.614436342</text:p>
          </table:table-cell>
          <table:table-cell office:value-type="float" office:value="0.604390574" calcext:value-type="float">
            <text:p>0.604390574</text:p>
          </table:table-cell>
          <table:table-cell table:formula="of:=AVERAGE([.O74:.Q74])" office:value-type="float" office:value="0.633941368333333" calcext:value-type="float">
            <text:p>0.633941368</text:p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63094385" calcext:value-type="float">
            <text:p>0.630943850</text:p>
          </table:table-cell>
          <table:table-cell office:value-type="float" office:value="0.639430361" calcext:value-type="float">
            <text:p>0.639430361</text:p>
          </table:table-cell>
          <table:table-cell office:value-type="float" office:value="0.638902264" calcext:value-type="float">
            <text:p>0.638902264</text:p>
          </table:table-cell>
          <table:table-cell table:formula="of:=AVERAGE([.C75:.E75])" office:value-type="float" office:value="0.636425491666667" calcext:value-type="float">
            <text:p>0.636425492</text:p>
          </table:table-cell>
          <table:table-cell/>
          <table:table-cell office:value-type="float" office:value="26.99496" calcext:value-type="float">
            <text:p>26.994960000</text:p>
          </table:table-cell>
          <table:table-cell office:value-type="float" office:value="0.794675445" calcext:value-type="float">
            <text:p>0.794675445</text:p>
          </table:table-cell>
          <table:table-cell office:value-type="float" office:value="0.678889236" calcext:value-type="float">
            <text:p>0.678889236</text:p>
          </table:table-cell>
          <table:table-cell office:value-type="float" office:value="0.645161348" calcext:value-type="float">
            <text:p>0.645161348</text:p>
          </table:table-cell>
          <table:table-cell table:formula="of:=AVERAGE([.I75:.K75])" office:value-type="float" office:value="0.706242009666667" calcext:value-type="float">
            <text:p>0.706242010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26885966" calcext:value-type="float">
            <text:p>0.626885966</text:p>
          </table:table-cell>
          <table:table-cell office:value-type="float" office:value="0.651254732" calcext:value-type="float">
            <text:p>0.651254732</text:p>
          </table:table-cell>
          <table:table-cell office:value-type="float" office:value="0.641439634" calcext:value-type="float">
            <text:p>0.641439634</text:p>
          </table:table-cell>
          <table:table-cell table:formula="of:=AVERAGE([.O75:.Q75])" office:value-type="float" office:value="0.639860110666667" calcext:value-type="float">
            <text:p>0.639860111</text:p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.84839" calcext:value-type="float">
            <text:p>26.848390000</text:p>
          </table:table-cell>
          <table:table-cell office:value-type="float" office:value="0.727942673" calcext:value-type="float">
            <text:p>0.727942673</text:p>
          </table:table-cell>
          <table:table-cell office:value-type="float" office:value="0.623692348" calcext:value-type="float">
            <text:p>0.623692348</text:p>
          </table:table-cell>
          <table:table-cell office:value-type="float" office:value="0.536627237" calcext:value-type="float">
            <text:p>0.536627237</text:p>
          </table:table-cell>
          <table:table-cell table:formula="of:=AVERAGE([.C76:.E76])" office:value-type="float" office:value="0.629420752666667" calcext:value-type="float">
            <text:p>0.629420753</text:p>
          </table:table-cell>
          <table:table-cell/>
          <table:table-cell office:value-type="float" office:value="26.9798" calcext:value-type="float">
            <text:p>26.979800000</text:p>
          </table:table-cell>
          <table:table-cell office:value-type="float" office:value="0.673412761" calcext:value-type="float">
            <text:p>0.673412761</text:p>
          </table:table-cell>
          <table:table-cell office:value-type="float" office:value="0.799321628" calcext:value-type="float">
            <text:p>0.799321628</text:p>
          </table:table-cell>
          <table:table-cell office:value-type="float" office:value="0.618799403" calcext:value-type="float">
            <text:p>0.618799403</text:p>
          </table:table-cell>
          <table:table-cell table:formula="of:=AVERAGE([.I76:.K76])" office:value-type="float" office:value="0.697177930666667" calcext:value-type="float">
            <text:p>0.697177931</text:p>
          </table:table-cell>
          <table:table-cell/>
          <table:table-cell office:value-type="float" office:value="25.92855" calcext:value-type="float">
            <text:p>25.928550000</text:p>
          </table:table-cell>
          <table:table-cell office:value-type="float" office:value="0.681924305" calcext:value-type="float">
            <text:p>0.681924305</text:p>
          </table:table-cell>
          <table:table-cell office:value-type="float" office:value="0.614827349" calcext:value-type="float">
            <text:p>0.614827349</text:p>
          </table:table-cell>
          <table:table-cell office:value-type="float" office:value="0.604170633" calcext:value-type="float">
            <text:p>0.604170633</text:p>
          </table:table-cell>
          <table:table-cell table:formula="of:=AVERAGE([.O76:.Q76])" office:value-type="float" office:value="0.633640762333333" calcext:value-type="float">
            <text:p>0.633640762</text:p>
          </table:table-cell>
          <table:table-cell table:number-columns-repeated="100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.84839" calcext:value-type="float">
            <text:p>26.848390000</text:p>
          </table:table-cell>
          <table:table-cell office:value-type="float" office:value="0.590609979" calcext:value-type="float">
            <text:p>0.590609979</text:p>
          </table:table-cell>
          <table:table-cell office:value-type="float" office:value="0.728088108" calcext:value-type="float">
            <text:p>0.728088108</text:p>
          </table:table-cell>
          <table:table-cell office:value-type="float" office:value="0.612984373" calcext:value-type="float">
            <text:p>0.612984373</text:p>
          </table:table-cell>
          <table:table-cell table:formula="of:=AVERAGE([.C77:.E77])" office:value-type="float" office:value="0.643894153333333" calcext:value-type="float">
            <text:p>0.643894153</text:p>
          </table:table-cell>
          <table:table-cell/>
          <table:table-cell office:value-type="float" office:value="26.9798" calcext:value-type="float">
            <text:p>26.979800000</text:p>
          </table:table-cell>
          <table:table-cell office:value-type="float" office:value="0.815595486" calcext:value-type="float">
            <text:p>0.815595486</text:p>
          </table:table-cell>
          <table:table-cell office:value-type="float" office:value="0.686085306" calcext:value-type="float">
            <text:p>0.686085306</text:p>
          </table:table-cell>
          <table:table-cell office:value-type="float" office:value="0.575524637" calcext:value-type="float">
            <text:p>0.575524637</text:p>
          </table:table-cell>
          <table:table-cell table:formula="of:=AVERAGE([.I77:.K77])" office:value-type="float" office:value="0.692401809666667" calcext:value-type="float">
            <text:p>0.692401810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32847623" calcext:value-type="float">
            <text:p>0.632847623</text:p>
          </table:table-cell>
          <table:table-cell office:value-type="float" office:value="0.618249252" calcext:value-type="float">
            <text:p>0.618249252</text:p>
          </table:table-cell>
          <table:table-cell office:value-type="float" office:value="0.673285207" calcext:value-type="float">
            <text:p>0.673285207</text:p>
          </table:table-cell>
          <table:table-cell table:formula="of:=AVERAGE([.O77:.Q77])" office:value-type="float" office:value="0.641460694" calcext:value-type="float">
            <text:p>0.641460694</text:p>
          </table:table-cell>
          <table:table-cell table:number-columns-repeated="100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723388877" calcext:value-type="float">
            <text:p>0.723388877</text:p>
          </table:table-cell>
          <table:table-cell office:value-type="float" office:value="0.64969607" calcext:value-type="float">
            <text:p>0.649696070</text:p>
          </table:table-cell>
          <table:table-cell office:value-type="float" office:value="0.533570115" calcext:value-type="float">
            <text:p>0.533570115</text:p>
          </table:table-cell>
          <table:table-cell table:formula="of:=AVERAGE([.C78:.E78])" office:value-type="float" office:value="0.635551687333333" calcext:value-type="float">
            <text:p>0.635551687</text:p>
          </table:table-cell>
          <table:table-cell/>
          <table:table-cell office:value-type="float" office:value="26.96969" calcext:value-type="float">
            <text:p>26.969690000</text:p>
          </table:table-cell>
          <table:table-cell office:value-type="float" office:value="0.762957425" calcext:value-type="float">
            <text:p>0.762957425</text:p>
          </table:table-cell>
          <table:table-cell office:value-type="float" office:value="0.838988523" calcext:value-type="float">
            <text:p>0.838988523</text:p>
          </table:table-cell>
          <table:table-cell office:value-type="float" office:value="0.567354628" calcext:value-type="float">
            <text:p>0.567354628</text:p>
          </table:table-cell>
          <table:table-cell table:formula="of:=AVERAGE([.I78:.K78])" office:value-type="float" office:value="0.723100192" calcext:value-type="float">
            <text:p>0.723100192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98782289" calcext:value-type="float">
            <text:p>0.698782289</text:p>
          </table:table-cell>
          <table:table-cell office:value-type="float" office:value="0.606596542" calcext:value-type="float">
            <text:p>0.606596542</text:p>
          </table:table-cell>
          <table:table-cell office:value-type="float" office:value="0.600141358" calcext:value-type="float">
            <text:p>0.600141358</text:p>
          </table:table-cell>
          <table:table-cell table:formula="of:=AVERAGE([.O78:.Q78])" office:value-type="float" office:value="0.635173396333333" calcext:value-type="float">
            <text:p>0.635173396</text:p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683223091" calcext:value-type="float">
            <text:p>0.683223091</text:p>
          </table:table-cell>
          <table:table-cell office:value-type="float" office:value="0.746349781" calcext:value-type="float">
            <text:p>0.746349781</text:p>
          </table:table-cell>
          <table:table-cell office:value-type="float" office:value="0.528103176" calcext:value-type="float">
            <text:p>0.528103176</text:p>
          </table:table-cell>
          <table:table-cell table:formula="of:=AVERAGE([.C79:.E79])" office:value-type="float" office:value="0.652558682666667" calcext:value-type="float">
            <text:p>0.652558683</text:p>
          </table:table-cell>
          <table:table-cell/>
          <table:table-cell office:value-type="float" office:value="26.97475" calcext:value-type="float">
            <text:p>26.974750000</text:p>
          </table:table-cell>
          <table:table-cell office:value-type="float" office:value="0.766449662" calcext:value-type="float">
            <text:p>0.766449662</text:p>
          </table:table-cell>
          <table:table-cell office:value-type="float" office:value="0.686415516" calcext:value-type="float">
            <text:p>0.686415516</text:p>
          </table:table-cell>
          <table:table-cell office:value-type="float" office:value="0.652811605" calcext:value-type="float">
            <text:p>0.652811605</text:p>
          </table:table-cell>
          <table:table-cell table:formula="of:=AVERAGE([.I79:.K79])" office:value-type="float" office:value="0.701892261" calcext:value-type="float">
            <text:p>0.701892261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78459487" calcext:value-type="float">
            <text:p>0.678459487</text:p>
          </table:table-cell>
          <table:table-cell office:value-type="float" office:value="0.605997515" calcext:value-type="float">
            <text:p>0.605997515</text:p>
          </table:table-cell>
          <table:table-cell office:value-type="float" office:value="0.620569661" calcext:value-type="float">
            <text:p>0.620569661</text:p>
          </table:table-cell>
          <table:table-cell table:formula="of:=AVERAGE([.O79:.Q79])" office:value-type="float" office:value="0.635008887666667" calcext:value-type="float">
            <text:p>0.635008888</text:p>
          </table:table-cell>
          <table:table-cell table:number-columns-repeated="100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679940066" calcext:value-type="float">
            <text:p>0.679940066</text:p>
          </table:table-cell>
          <table:table-cell office:value-type="float" office:value="0.630464033" calcext:value-type="float">
            <text:p>0.630464033</text:p>
          </table:table-cell>
          <table:table-cell office:value-type="float" office:value="0.626326278" calcext:value-type="float">
            <text:p>0.626326278</text:p>
          </table:table-cell>
          <table:table-cell table:formula="of:=AVERAGE([.C80:.E80])" office:value-type="float" office:value="0.645576792333333" calcext:value-type="float">
            <text:p>0.645576792</text:p>
          </table:table-cell>
          <table:table-cell/>
          <table:table-cell office:value-type="float" office:value="26.9798" calcext:value-type="float">
            <text:p>26.979800000</text:p>
          </table:table-cell>
          <table:table-cell office:value-type="float" office:value="0.66320308" calcext:value-type="float">
            <text:p>0.663203080</text:p>
          </table:table-cell>
          <table:table-cell office:value-type="float" office:value="0.735122649" calcext:value-type="float">
            <text:p>0.735122649</text:p>
          </table:table-cell>
          <table:table-cell office:value-type="float" office:value="0.687404953" calcext:value-type="float">
            <text:p>0.687404953</text:p>
          </table:table-cell>
          <table:table-cell table:formula="of:=AVERAGE([.I80:.K80])" office:value-type="float" office:value="0.695243560666667" calcext:value-type="float">
            <text:p>0.695243561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33931236" calcext:value-type="float">
            <text:p>0.633931236</text:p>
          </table:table-cell>
          <table:table-cell office:value-type="float" office:value="0.609255506" calcext:value-type="float">
            <text:p>0.609255506</text:p>
          </table:table-cell>
          <table:table-cell office:value-type="float" office:value="0.67972549" calcext:value-type="float">
            <text:p>0.679725490</text:p>
          </table:table-cell>
          <table:table-cell table:formula="of:=AVERAGE([.O80:.Q80])" office:value-type="float" office:value="0.640970744" calcext:value-type="float">
            <text:p>0.640970744</text:p>
          </table:table-cell>
          <table:table-cell table:number-columns-repeated="100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702101672" calcext:value-type="float">
            <text:p>0.702101672</text:p>
          </table:table-cell>
          <table:table-cell office:value-type="float" office:value="0.696353995" calcext:value-type="float">
            <text:p>0.696353995</text:p>
          </table:table-cell>
          <table:table-cell office:value-type="float" office:value="0.511104525" calcext:value-type="float">
            <text:p>0.511104525</text:p>
          </table:table-cell>
          <table:table-cell table:formula="of:=AVERAGE([.C81:.E81])" office:value-type="float" office:value="0.636520064" calcext:value-type="float">
            <text:p>0.636520064</text:p>
          </table:table-cell>
          <table:table-cell/>
          <table:table-cell office:value-type="float" office:value="26.97475" calcext:value-type="float">
            <text:p>26.974750000</text:p>
          </table:table-cell>
          <table:table-cell office:value-type="float" office:value="0.80811987" calcext:value-type="float">
            <text:p>0.808119870</text:p>
          </table:table-cell>
          <table:table-cell office:value-type="float" office:value="0.71642467" calcext:value-type="float">
            <text:p>0.716424670</text:p>
          </table:table-cell>
          <table:table-cell office:value-type="float" office:value="0.563231774" calcext:value-type="float">
            <text:p>0.563231774</text:p>
          </table:table-cell>
          <table:table-cell table:formula="of:=AVERAGE([.I81:.K81])" office:value-type="float" office:value="0.695925438" calcext:value-type="float">
            <text:p>0.695925438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63264473" calcext:value-type="float">
            <text:p>0.663264473</text:p>
          </table:table-cell>
          <table:table-cell office:value-type="float" office:value="0.633914546" calcext:value-type="float">
            <text:p>0.633914546</text:p>
          </table:table-cell>
          <table:table-cell office:value-type="float" office:value="0.611069871" calcext:value-type="float">
            <text:p>0.611069871</text:p>
          </table:table-cell>
          <table:table-cell table:formula="of:=AVERAGE([.O81:.Q81])" office:value-type="float" office:value="0.636082963333333" calcext:value-type="float">
            <text:p>0.636082963</text:p>
          </table:table-cell>
          <table:table-cell table:number-columns-repeated="100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736084072" calcext:value-type="float">
            <text:p>0.736084072</text:p>
          </table:table-cell>
          <table:table-cell office:value-type="float" office:value="0.619276836" calcext:value-type="float">
            <text:p>0.619276836</text:p>
          </table:table-cell>
          <table:table-cell office:value-type="float" office:value="0.604711247" calcext:value-type="float">
            <text:p>0.604711247</text:p>
          </table:table-cell>
          <table:table-cell table:formula="of:=AVERAGE([.C82:.E82])" office:value-type="float" office:value="0.653357385" calcext:value-type="float">
            <text:p>0.653357385</text:p>
          </table:table-cell>
          <table:table-cell/>
          <table:table-cell office:value-type="float" office:value="26.9798" calcext:value-type="float">
            <text:p>26.979800000</text:p>
          </table:table-cell>
          <table:table-cell office:value-type="float" office:value="0.742225735" calcext:value-type="float">
            <text:p>0.742225735</text:p>
          </table:table-cell>
          <table:table-cell office:value-type="float" office:value="0.839467149" calcext:value-type="float">
            <text:p>0.839467149</text:p>
          </table:table-cell>
          <table:table-cell office:value-type="float" office:value="0.565791198" calcext:value-type="float">
            <text:p>0.565791198</text:p>
          </table:table-cell>
          <table:table-cell table:formula="of:=AVERAGE([.I82:.K82])" office:value-type="float" office:value="0.715828027333333" calcext:value-type="float">
            <text:p>0.715828027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29772023" calcext:value-type="float">
            <text:p>0.629772023</text:p>
          </table:table-cell>
          <table:table-cell office:value-type="float" office:value="0.634588079" calcext:value-type="float">
            <text:p>0.634588079</text:p>
          </table:table-cell>
          <table:table-cell office:value-type="float" office:value="0.65794297" calcext:value-type="float">
            <text:p>0.657942970</text:p>
          </table:table-cell>
          <table:table-cell table:formula="of:=AVERAGE([.O82:.Q82])" office:value-type="float" office:value="0.640767690666667" calcext:value-type="float">
            <text:p>0.640767691</text:p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620646551" calcext:value-type="float">
            <text:p>0.620646551</text:p>
          </table:table-cell>
          <table:table-cell office:value-type="float" office:value="0.721013036" calcext:value-type="float">
            <text:p>0.721013036</text:p>
          </table:table-cell>
          <table:table-cell office:value-type="float" office:value="0.625068024" calcext:value-type="float">
            <text:p>0.625068024</text:p>
          </table:table-cell>
          <table:table-cell table:formula="of:=AVERAGE([.C83:.E83])" office:value-type="float" office:value="0.655575870333333" calcext:value-type="float">
            <text:p>0.655575870</text:p>
          </table:table-cell>
          <table:table-cell/>
          <table:table-cell office:value-type="float" office:value="26.98485" calcext:value-type="float">
            <text:p>26.984850000</text:p>
          </table:table-cell>
          <table:table-cell office:value-type="float" office:value="0.697454893" calcext:value-type="float">
            <text:p>0.697454893</text:p>
          </table:table-cell>
          <table:table-cell office:value-type="float" office:value="0.826032856" calcext:value-type="float">
            <text:p>0.826032856</text:p>
          </table:table-cell>
          <table:table-cell office:value-type="float" office:value="0.579593847" calcext:value-type="float">
            <text:p>0.579593847</text:p>
          </table:table-cell>
          <table:table-cell table:formula="of:=AVERAGE([.I83:.K83])" office:value-type="float" office:value="0.701027198666667" calcext:value-type="float">
            <text:p>0.701027199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26350716" calcext:value-type="float">
            <text:p>0.626350716</text:p>
          </table:table-cell>
          <table:table-cell office:value-type="float" office:value="0.652404505" calcext:value-type="float">
            <text:p>0.652404505</text:p>
          </table:table-cell>
          <table:table-cell office:value-type="float" office:value="0.639880376" calcext:value-type="float">
            <text:p>0.639880376</text:p>
          </table:table-cell>
          <table:table-cell table:formula="of:=AVERAGE([.O83:.Q83])" office:value-type="float" office:value="0.639545199" calcext:value-type="float">
            <text:p>0.639545199</text:p>
          </table:table-cell>
          <table:table-cell table:number-columns-repeated="100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628678278" calcext:value-type="float">
            <text:p>0.628678278</text:p>
          </table:table-cell>
          <table:table-cell office:value-type="float" office:value="0.658711274" calcext:value-type="float">
            <text:p>0.658711274</text:p>
          </table:table-cell>
          <table:table-cell office:value-type="float" office:value="0.653538186" calcext:value-type="float">
            <text:p>0.653538186</text:p>
          </table:table-cell>
          <table:table-cell table:formula="of:=AVERAGE([.C84:.E84])" office:value-type="float" office:value="0.646975912666667" calcext:value-type="float">
            <text:p>0.646975913</text:p>
          </table:table-cell>
          <table:table-cell/>
          <table:table-cell office:value-type="float" office:value="26.97475" calcext:value-type="float">
            <text:p>26.974750000</text:p>
          </table:table-cell>
          <table:table-cell office:value-type="float" office:value="0.688811623" calcext:value-type="float">
            <text:p>0.688811623</text:p>
          </table:table-cell>
          <table:table-cell office:value-type="float" office:value="0.817151167" calcext:value-type="float">
            <text:p>0.817151167</text:p>
          </table:table-cell>
          <table:table-cell office:value-type="float" office:value="0.589801739" calcext:value-type="float">
            <text:p>0.589801739</text:p>
          </table:table-cell>
          <table:table-cell table:formula="of:=AVERAGE([.I84:.K84])" office:value-type="float" office:value="0.698588176333333" calcext:value-type="float">
            <text:p>0.698588176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82289682" calcext:value-type="float">
            <text:p>0.682289682</text:p>
          </table:table-cell>
          <table:table-cell office:value-type="float" office:value="0.613707973" calcext:value-type="float">
            <text:p>0.613707973</text:p>
          </table:table-cell>
          <table:table-cell office:value-type="float" office:value="0.602963043" calcext:value-type="float">
            <text:p>0.602963043</text:p>
          </table:table-cell>
          <table:table-cell table:formula="of:=AVERAGE([.O84:.Q84])" office:value-type="float" office:value="0.632986899333333" calcext:value-type="float">
            <text:p>0.632986899</text:p>
          </table:table-cell>
          <table:table-cell table:number-columns-repeated="100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719172444" calcext:value-type="float">
            <text:p>0.719172444</text:p>
          </table:table-cell>
          <table:table-cell office:value-type="float" office:value="0.631762222" calcext:value-type="float">
            <text:p>0.631762222</text:p>
          </table:table-cell>
          <table:table-cell office:value-type="float" office:value="0.552073783" calcext:value-type="float">
            <text:p>0.552073783</text:p>
          </table:table-cell>
          <table:table-cell table:formula="of:=AVERAGE([.C85:.E85])" office:value-type="float" office:value="0.634336149666667" calcext:value-type="float">
            <text:p>0.634336150</text:p>
          </table:table-cell>
          <table:table-cell/>
          <table:table-cell office:value-type="float" office:value="26.98991" calcext:value-type="float">
            <text:p>26.989910000</text:p>
          </table:table-cell>
          <table:table-cell office:value-type="float" office:value="0.662333448" calcext:value-type="float">
            <text:p>0.662333448</text:p>
          </table:table-cell>
          <table:table-cell office:value-type="float" office:value="0.732154933" calcext:value-type="float">
            <text:p>0.732154933</text:p>
          </table:table-cell>
          <table:table-cell office:value-type="float" office:value="0.684693537" calcext:value-type="float">
            <text:p>0.684693537</text:p>
          </table:table-cell>
          <table:table-cell table:formula="of:=AVERAGE([.I85:.K85])" office:value-type="float" office:value="0.693060639333333" calcext:value-type="float">
            <text:p>0.693060639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88570224" calcext:value-type="float">
            <text:p>0.688570224</text:p>
          </table:table-cell>
          <table:table-cell office:value-type="float" office:value="0.607394648" calcext:value-type="float">
            <text:p>0.607394648</text:p>
          </table:table-cell>
          <table:table-cell office:value-type="float" office:value="0.600402427" calcext:value-type="float">
            <text:p>0.600402427</text:p>
          </table:table-cell>
          <table:table-cell table:formula="of:=AVERAGE([.O85:.Q85])" office:value-type="float" office:value="0.632122433" calcext:value-type="float">
            <text:p>0.632122433</text:p>
          </table:table-cell>
          <table:table-cell table:number-columns-repeated="100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621431544" calcext:value-type="float">
            <text:p>0.621431544</text:p>
          </table:table-cell>
          <table:table-cell office:value-type="float" office:value="0.691095673" calcext:value-type="float">
            <text:p>0.691095673</text:p>
          </table:table-cell>
          <table:table-cell office:value-type="float" office:value="0.664497693" calcext:value-type="float">
            <text:p>0.664497693</text:p>
          </table:table-cell>
          <table:table-cell table:formula="of:=AVERAGE([.C86:.E86])" office:value-type="float" office:value="0.659008303333333" calcext:value-type="float">
            <text:p>0.659008303</text:p>
          </table:table-cell>
          <table:table-cell/>
          <table:table-cell office:value-type="float" office:value="26.98485" calcext:value-type="float">
            <text:p>26.984850000</text:p>
          </table:table-cell>
          <table:table-cell office:value-type="float" office:value="0.784214829" calcext:value-type="float">
            <text:p>0.784214829</text:p>
          </table:table-cell>
          <table:table-cell office:value-type="float" office:value="0.760026665" calcext:value-type="float">
            <text:p>0.760026665</text:p>
          </table:table-cell>
          <table:table-cell office:value-type="float" office:value="0.560750432" calcext:value-type="float">
            <text:p>0.560750432</text:p>
          </table:table-cell>
          <table:table-cell table:formula="of:=AVERAGE([.I86:.K86])" office:value-type="float" office:value="0.701663975333333" calcext:value-type="float">
            <text:p>0.701663975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32129387" calcext:value-type="float">
            <text:p>0.632129387</text:p>
          </table:table-cell>
          <table:table-cell office:value-type="float" office:value="0.627205447" calcext:value-type="float">
            <text:p>0.627205447</text:p>
          </table:table-cell>
          <table:table-cell office:value-type="float" office:value="0.665033539" calcext:value-type="float">
            <text:p>0.665033539</text:p>
          </table:table-cell>
          <table:table-cell table:formula="of:=AVERAGE([.O86:.Q86])" office:value-type="float" office:value="0.641456124333333" calcext:value-type="float">
            <text:p>0.641456124</text:p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738169043" calcext:value-type="float">
            <text:p>0.738169043</text:p>
          </table:table-cell>
          <table:table-cell office:value-type="float" office:value="0.611757113" calcext:value-type="float">
            <text:p>0.611757113</text:p>
          </table:table-cell>
          <table:table-cell office:value-type="float" office:value="0.575717756" calcext:value-type="float">
            <text:p>0.575717756</text:p>
          </table:table-cell>
          <table:table-cell table:formula="of:=AVERAGE([.C87:.E87])" office:value-type="float" office:value="0.641881304" calcext:value-type="float">
            <text:p>0.641881304</text:p>
          </table:table-cell>
          <table:table-cell/>
          <table:table-cell office:value-type="float" office:value="26.9798" calcext:value-type="float">
            <text:p>26.979800000</text:p>
          </table:table-cell>
          <table:table-cell office:value-type="float" office:value="0.68039187" calcext:value-type="float">
            <text:p>0.680391870</text:p>
          </table:table-cell>
          <table:table-cell office:value-type="float" office:value="0.813490845" calcext:value-type="float">
            <text:p>0.813490845</text:p>
          </table:table-cell>
          <table:table-cell office:value-type="float" office:value="0.615533664" calcext:value-type="float">
            <text:p>0.615533664</text:p>
          </table:table-cell>
          <table:table-cell table:formula="of:=AVERAGE([.I87:.K87])" office:value-type="float" office:value="0.703138793" calcext:value-type="float">
            <text:p>0.703138793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61269505" calcext:value-type="float">
            <text:p>0.661269505</text:p>
          </table:table-cell>
          <table:table-cell office:value-type="float" office:value="0.63460596" calcext:value-type="float">
            <text:p>0.634605960</text:p>
          </table:table-cell>
          <table:table-cell office:value-type="float" office:value="0.610383226" calcext:value-type="float">
            <text:p>0.610383226</text:p>
          </table:table-cell>
          <table:table-cell table:formula="of:=AVERAGE([.O87:.Q87])" office:value-type="float" office:value="0.635419563666667" calcext:value-type="float">
            <text:p>0.635419564</text:p>
          </table:table-cell>
          <table:table-cell table:number-columns-repeated="100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700351083" calcext:value-type="float">
            <text:p>0.700351083</text:p>
          </table:table-cell>
          <table:table-cell office:value-type="float" office:value="0.73805341" calcext:value-type="float">
            <text:p>0.738053410</text:p>
          </table:table-cell>
          <table:table-cell office:value-type="float" office:value="0.519467058" calcext:value-type="float">
            <text:p>0.519467058</text:p>
          </table:table-cell>
          <table:table-cell table:formula="of:=AVERAGE([.C88:.E88])" office:value-type="float" office:value="0.652623850333333" calcext:value-type="float">
            <text:p>0.652623850</text:p>
          </table:table-cell>
          <table:table-cell/>
          <table:table-cell office:value-type="float" office:value="26.97475" calcext:value-type="float">
            <text:p>26.974750000</text:p>
          </table:table-cell>
          <table:table-cell office:value-type="float" office:value="0.663365205" calcext:value-type="float">
            <text:p>0.663365205</text:p>
          </table:table-cell>
          <table:table-cell office:value-type="float" office:value="0.760577412" calcext:value-type="float">
            <text:p>0.760577412</text:p>
          </table:table-cell>
          <table:table-cell office:value-type="float" office:value="0.699433172" calcext:value-type="float">
            <text:p>0.699433172</text:p>
          </table:table-cell>
          <table:table-cell table:formula="of:=AVERAGE([.I88:.K88])" office:value-type="float" office:value="0.707791929666667" calcext:value-type="float">
            <text:p>0.707791930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94879376" calcext:value-type="float">
            <text:p>0.694879376</text:p>
          </table:table-cell>
          <table:table-cell office:value-type="float" office:value="0.604476405" calcext:value-type="float">
            <text:p>0.604476405</text:p>
          </table:table-cell>
          <table:table-cell office:value-type="float" office:value="0.598135066" calcext:value-type="float">
            <text:p>0.598135066</text:p>
          </table:table-cell>
          <table:table-cell table:formula="of:=AVERAGE([.O88:.Q88])" office:value-type="float" office:value="0.632496949" calcext:value-type="float">
            <text:p>0.632496949</text:p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589152645" calcext:value-type="float">
            <text:p>0.589152645</text:p>
          </table:table-cell>
          <table:table-cell office:value-type="float" office:value="0.730379311" calcext:value-type="float">
            <text:p>0.730379311</text:p>
          </table:table-cell>
          <table:table-cell office:value-type="float" office:value="0.579589078" calcext:value-type="float">
            <text:p>0.579589078</text:p>
          </table:table-cell>
          <table:table-cell table:formula="of:=AVERAGE([.C89:.E89])" office:value-type="float" office:value="0.633040344666667" calcext:value-type="float">
            <text:p>0.633040345</text:p>
          </table:table-cell>
          <table:table-cell/>
          <table:table-cell office:value-type="float" office:value="26.97475" calcext:value-type="float">
            <text:p>26.974750000</text:p>
          </table:table-cell>
          <table:table-cell office:value-type="float" office:value="0.749217957" calcext:value-type="float">
            <text:p>0.749217957</text:p>
          </table:table-cell>
          <table:table-cell office:value-type="float" office:value="0.838322143" calcext:value-type="float">
            <text:p>0.838322143</text:p>
          </table:table-cell>
          <table:table-cell office:value-type="float" office:value="0.566389628" calcext:value-type="float">
            <text:p>0.566389628</text:p>
          </table:table-cell>
          <table:table-cell table:formula="of:=AVERAGE([.I89:.K89])" office:value-type="float" office:value="0.717976576" calcext:value-type="float">
            <text:p>0.717976576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28696159" calcext:value-type="float">
            <text:p>0.628696159</text:p>
          </table:table-cell>
          <table:table-cell office:value-type="float" office:value="0.670272192" calcext:value-type="float">
            <text:p>0.670272192</text:p>
          </table:table-cell>
          <table:table-cell office:value-type="float" office:value="0.616052224" calcext:value-type="float">
            <text:p>0.616052224</text:p>
          </table:table-cell>
          <table:table-cell table:formula="of:=AVERAGE([.O89:.Q89])" office:value-type="float" office:value="0.638340191666667" calcext:value-type="float">
            <text:p>0.638340192</text:p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591681074" calcext:value-type="float">
            <text:p>0.591681074</text:p>
          </table:table-cell>
          <table:table-cell office:value-type="float" office:value="0.692598902" calcext:value-type="float">
            <text:p>0.692598902</text:p>
          </table:table-cell>
          <table:table-cell office:value-type="float" office:value="0.65997668" calcext:value-type="float">
            <text:p>0.659976680</text:p>
          </table:table-cell>
          <table:table-cell table:formula="of:=AVERAGE([.C90:.E90])" office:value-type="float" office:value="0.648085552" calcext:value-type="float">
            <text:p>0.648085552</text:p>
          </table:table-cell>
          <table:table-cell/>
          <table:table-cell office:value-type="float" office:value="26.98485" calcext:value-type="float">
            <text:p>26.984850000</text:p>
          </table:table-cell>
          <table:table-cell office:value-type="float" office:value="0.664252718" calcext:value-type="float">
            <text:p>0.664252718</text:p>
          </table:table-cell>
          <table:table-cell office:value-type="float" office:value="0.771454665" calcext:value-type="float">
            <text:p>0.771454665</text:p>
          </table:table-cell>
          <table:table-cell office:value-type="float" office:value="0.706483806" calcext:value-type="float">
            <text:p>0.706483806</text:p>
          </table:table-cell>
          <table:table-cell table:formula="of:=AVERAGE([.I90:.K90])" office:value-type="float" office:value="0.714063729666667" calcext:value-type="float">
            <text:p>0.714063730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31218032" calcext:value-type="float">
            <text:p>0.631218032</text:p>
          </table:table-cell>
          <table:table-cell office:value-type="float" office:value="0.631526784" calcext:value-type="float">
            <text:p>0.631526784</text:p>
          </table:table-cell>
          <table:table-cell office:value-type="float" office:value="0.660400469" calcext:value-type="float">
            <text:p>0.660400469</text:p>
          </table:table-cell>
          <table:table-cell table:formula="of:=AVERAGE([.O90:.Q90])" office:value-type="float" office:value="0.641048428333333" calcext:value-type="float">
            <text:p>0.641048428</text:p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698752487" calcext:value-type="float">
            <text:p>0.698752487</text:p>
          </table:table-cell>
          <table:table-cell office:value-type="float" office:value="0.718091216" calcext:value-type="float">
            <text:p>0.718091216</text:p>
          </table:table-cell>
          <table:table-cell office:value-type="float" office:value="0.521400037" calcext:value-type="float">
            <text:p>0.521400037</text:p>
          </table:table-cell>
          <table:table-cell table:formula="of:=AVERAGE([.C91:.E91])" office:value-type="float" office:value="0.646081246666667" calcext:value-type="float">
            <text:p>0.646081247</text:p>
          </table:table-cell>
          <table:table-cell/>
          <table:table-cell office:value-type="float" office:value="26.97475" calcext:value-type="float">
            <text:p>26.974750000</text:p>
          </table:table-cell>
          <table:table-cell office:value-type="float" office:value="0.811591841" calcext:value-type="float">
            <text:p>0.811591841</text:p>
          </table:table-cell>
          <table:table-cell office:value-type="float" office:value="0.67763575" calcext:value-type="float">
            <text:p>0.677635750</text:p>
          </table:table-cell>
          <table:table-cell office:value-type="float" office:value="0.63847013" calcext:value-type="float">
            <text:p>0.638470130</text:p>
          </table:table-cell>
          <table:table-cell table:formula="of:=AVERAGE([.I91:.K91])" office:value-type="float" office:value="0.709232573666667" calcext:value-type="float">
            <text:p>0.709232574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35457711" calcext:value-type="float">
            <text:p>0.635457711</text:p>
          </table:table-cell>
          <table:table-cell office:value-type="float" office:value="0.664659222" calcext:value-type="float">
            <text:p>0.664659222</text:p>
          </table:table-cell>
          <table:table-cell office:value-type="float" office:value="0.616173818" calcext:value-type="float">
            <text:p>0.616173818</text:p>
          </table:table-cell>
          <table:table-cell table:formula="of:=AVERAGE([.O91:.Q91])" office:value-type="float" office:value="0.638763583666667" calcext:value-type="float">
            <text:p>0.638763584</text:p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674524984" calcext:value-type="float">
            <text:p>0.674524984</text:p>
          </table:table-cell>
          <table:table-cell office:value-type="float" office:value="0.737148611" calcext:value-type="float">
            <text:p>0.737148611</text:p>
          </table:table-cell>
          <table:table-cell office:value-type="float" office:value="0.514938297" calcext:value-type="float">
            <text:p>0.514938297</text:p>
          </table:table-cell>
          <table:table-cell table:formula="of:=AVERAGE([.C92:.E92])" office:value-type="float" office:value="0.642203964" calcext:value-type="float">
            <text:p>0.642203964</text:p>
          </table:table-cell>
          <table:table-cell/>
          <table:table-cell office:value-type="float" office:value="26.96464" calcext:value-type="float">
            <text:p>26.964640000</text:p>
          </table:table-cell>
          <table:table-cell office:value-type="float" office:value="0.820634463" calcext:value-type="float">
            <text:p>0.820634463</text:p>
          </table:table-cell>
          <table:table-cell office:value-type="float" office:value="0.668472727" calcext:value-type="float">
            <text:p>0.668472727</text:p>
          </table:table-cell>
          <table:table-cell office:value-type="float" office:value="0.573477217" calcext:value-type="float">
            <text:p>0.573477217</text:p>
          </table:table-cell>
          <table:table-cell table:formula="of:=AVERAGE([.I92:.K92])" office:value-type="float" office:value="0.687528135666667" calcext:value-type="float">
            <text:p>0.687528136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979967" calcext:value-type="float">
            <text:p>0.697996700</text:p>
          </table:table-cell>
          <table:table-cell office:value-type="float" office:value="0.604621244" calcext:value-type="float">
            <text:p>0.604621244</text:p>
          </table:table-cell>
          <table:table-cell office:value-type="float" office:value="0.597363782" calcext:value-type="float">
            <text:p>0.597363782</text:p>
          </table:table-cell>
          <table:table-cell table:formula="of:=AVERAGE([.O92:.Q92])" office:value-type="float" office:value="0.633327242" calcext:value-type="float">
            <text:p>0.633327242</text:p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602267456" calcext:value-type="float">
            <text:p>0.602267456</text:p>
          </table:table-cell>
          <table:table-cell office:value-type="float" office:value="0.670716842" calcext:value-type="float">
            <text:p>0.670716842</text:p>
          </table:table-cell>
          <table:table-cell office:value-type="float" office:value="0.646848756" calcext:value-type="float">
            <text:p>0.646848756</text:p>
          </table:table-cell>
          <table:table-cell table:formula="of:=AVERAGE([.C93:.E93])" office:value-type="float" office:value="0.639944351333333" calcext:value-type="float">
            <text:p>0.639944351</text:p>
          </table:table-cell>
          <table:table-cell/>
          <table:table-cell office:value-type="float" office:value="26.96464" calcext:value-type="float">
            <text:p>26.964640000</text:p>
          </table:table-cell>
          <table:table-cell office:value-type="float" office:value="0.767946931" calcext:value-type="float">
            <text:p>0.767946931</text:p>
          </table:table-cell>
          <table:table-cell office:value-type="float" office:value="0.835939149" calcext:value-type="float">
            <text:p>0.835939149</text:p>
          </table:table-cell>
          <table:table-cell office:value-type="float" office:value="0.566619106" calcext:value-type="float">
            <text:p>0.566619106</text:p>
          </table:table-cell>
          <table:table-cell table:formula="of:=AVERAGE([.I93:.K93])" office:value-type="float" office:value="0.723501728666667" calcext:value-type="float">
            <text:p>0.723501729</text:p>
          </table:table-cell>
          <table:table-cell/>
          <table:table-cell office:value-type="float" office:value="25.9235" calcext:value-type="float">
            <text:p>25.923500000</text:p>
          </table:table-cell>
          <table:table-cell office:value-type="float" office:value="0.636540131" calcext:value-type="float">
            <text:p>0.636540131</text:p>
          </table:table-cell>
          <table:table-cell office:value-type="float" office:value="0.599952412" calcext:value-type="float">
            <text:p>0.599952412</text:p>
          </table:table-cell>
          <table:table-cell office:value-type="float" office:value="0.679382167" calcext:value-type="float">
            <text:p>0.679382167</text:p>
          </table:table-cell>
          <table:table-cell table:formula="of:=AVERAGE([.O93:.Q93])" office:value-type="float" office:value="0.638624903333333" calcext:value-type="float">
            <text:p>0.638624903</text:p>
          </table:table-cell>
          <table:table-cell table:number-columns-repeated="100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723096815" calcext:value-type="float">
            <text:p>0.723096815</text:p>
          </table:table-cell>
          <table:table-cell office:value-type="float" office:value="0.646084028" calcext:value-type="float">
            <text:p>0.646084028</text:p>
          </table:table-cell>
          <table:table-cell office:value-type="float" office:value="0.514777364" calcext:value-type="float">
            <text:p>0.514777364</text:p>
          </table:table-cell>
          <table:table-cell table:formula="of:=AVERAGE([.C94:.E94])" office:value-type="float" office:value="0.627986069" calcext:value-type="float">
            <text:p>0.627986069</text:p>
          </table:table-cell>
          <table:table-cell/>
          <table:table-cell office:value-type="float" office:value="26.96464" calcext:value-type="float">
            <text:p>26.964640000</text:p>
          </table:table-cell>
          <table:table-cell office:value-type="float" office:value="0.70294329" calcext:value-type="float">
            <text:p>0.702943290</text:p>
          </table:table-cell>
          <table:table-cell office:value-type="float" office:value="0.825861195" calcext:value-type="float">
            <text:p>0.825861195</text:p>
          </table:table-cell>
          <table:table-cell office:value-type="float" office:value="0.577789614" calcext:value-type="float">
            <text:p>0.577789614</text:p>
          </table:table-cell>
          <table:table-cell table:formula="of:=AVERAGE([.I94:.K94])" office:value-type="float" office:value="0.702198033" calcext:value-type="float">
            <text:p>0.702198033</text:p>
          </table:table-cell>
          <table:table-cell/>
          <table:table-cell office:value-type="float" office:value="25.9235" calcext:value-type="float">
            <text:p>25.923500000</text:p>
          </table:table-cell>
          <table:table-cell office:value-type="float" office:value="0.699381912" calcext:value-type="float">
            <text:p>0.699381912</text:p>
          </table:table-cell>
          <table:table-cell office:value-type="float" office:value="0.604404879" calcext:value-type="float">
            <text:p>0.604404879</text:p>
          </table:table-cell>
          <table:table-cell office:value-type="float" office:value="0.601072979" calcext:value-type="float">
            <text:p>0.601072979</text:p>
          </table:table-cell>
          <table:table-cell table:formula="of:=AVERAGE([.O94:.Q94])" office:value-type="float" office:value="0.634953256666667" calcext:value-type="float">
            <text:p>0.634953257</text:p>
          </table:table-cell>
          <table:table-cell table:number-columns-repeated="100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696679437" calcext:value-type="float">
            <text:p>0.696679437</text:p>
          </table:table-cell>
          <table:table-cell office:value-type="float" office:value="0.68356999" calcext:value-type="float">
            <text:p>0.683569990</text:p>
          </table:table-cell>
          <table:table-cell office:value-type="float" office:value="0.532576505" calcext:value-type="float">
            <text:p>0.532576505</text:p>
          </table:table-cell>
          <table:table-cell table:formula="of:=AVERAGE([.C95:.E95])" office:value-type="float" office:value="0.637608644" calcext:value-type="float">
            <text:p>0.637608644</text:p>
          </table:table-cell>
          <table:table-cell/>
          <table:table-cell office:value-type="float" office:value="26.97475" calcext:value-type="float">
            <text:p>26.974750000</text:p>
          </table:table-cell>
          <table:table-cell office:value-type="float" office:value="0.685287796" calcext:value-type="float">
            <text:p>0.685287796</text:p>
          </table:table-cell>
          <table:table-cell office:value-type="float" office:value="0.815719463" calcext:value-type="float">
            <text:p>0.815719463</text:p>
          </table:table-cell>
          <table:table-cell office:value-type="float" office:value="0.617925598" calcext:value-type="float">
            <text:p>0.617925598</text:p>
          </table:table-cell>
          <table:table-cell table:formula="of:=AVERAGE([.I95:.K95])" office:value-type="float" office:value="0.706310952333333" calcext:value-type="float">
            <text:p>0.706310952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35380225" calcext:value-type="float">
            <text:p>0.635380225</text:p>
          </table:table-cell>
          <table:table-cell office:value-type="float" office:value="0.663805683" calcext:value-type="float">
            <text:p>0.663805683</text:p>
          </table:table-cell>
          <table:table-cell office:value-type="float" office:value="0.614389254" calcext:value-type="float">
            <text:p>0.614389254</text:p>
          </table:table-cell>
          <table:table-cell table:formula="of:=AVERAGE([.O95:.Q95])" office:value-type="float" office:value="0.637858387333333" calcext:value-type="float">
            <text:p>0.637858387</text:p>
          </table:table-cell>
          <table:table-cell table:number-columns-repeated="100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63299425" calcext:value-type="float">
            <text:p>0.632994250</text:p>
          </table:table-cell>
          <table:table-cell office:value-type="float" office:value="0.752689332" calcext:value-type="float">
            <text:p>0.752689332</text:p>
          </table:table-cell>
          <table:table-cell office:value-type="float" office:value="0.560602613" calcext:value-type="float">
            <text:p>0.560602613</text:p>
          </table:table-cell>
          <table:table-cell table:formula="of:=AVERAGE([.C96:.E96])" office:value-type="float" office:value="0.648762065" calcext:value-type="float">
            <text:p>0.648762065</text:p>
          </table:table-cell>
          <table:table-cell/>
          <table:table-cell office:value-type="float" office:value="26.97475" calcext:value-type="float">
            <text:p>26.974750000</text:p>
          </table:table-cell>
          <table:table-cell office:value-type="float" office:value="0.663400371" calcext:value-type="float">
            <text:p>0.663400371</text:p>
          </table:table-cell>
          <table:table-cell office:value-type="float" office:value="0.757369489" calcext:value-type="float">
            <text:p>0.757369489</text:p>
          </table:table-cell>
          <table:table-cell office:value-type="float" office:value="0.697512114" calcext:value-type="float">
            <text:p>0.697512114</text:p>
          </table:table-cell>
          <table:table-cell table:formula="of:=AVERAGE([.I96:.K96])" office:value-type="float" office:value="0.706093991333333" calcext:value-type="float">
            <text:p>0.706093991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80120072" calcext:value-type="float">
            <text:p>0.680120072</text:p>
          </table:table-cell>
          <table:table-cell office:value-type="float" office:value="0.605169011" calcext:value-type="float">
            <text:p>0.605169011</text:p>
          </table:table-cell>
          <table:table-cell office:value-type="float" office:value="0.619211271" calcext:value-type="float">
            <text:p>0.619211271</text:p>
          </table:table-cell>
          <table:table-cell table:formula="of:=AVERAGE([.O96:.Q96])" office:value-type="float" office:value="0.634833451333333" calcext:value-type="float">
            <text:p>0.634833451</text:p>
          </table:table-cell>
          <table:table-cell table:number-columns-repeated="100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736157386" calcext:value-type="float">
            <text:p>0.736157386</text:p>
          </table:table-cell>
          <table:table-cell office:value-type="float" office:value="0.620610192" calcext:value-type="float">
            <text:p>0.620610192</text:p>
          </table:table-cell>
          <table:table-cell office:value-type="float" office:value="0.574892232" calcext:value-type="float">
            <text:p>0.574892232</text:p>
          </table:table-cell>
          <table:table-cell table:formula="of:=AVERAGE([.C97:.E97])" office:value-type="float" office:value="0.643886603333333" calcext:value-type="float">
            <text:p>0.643886603</text:p>
          </table:table-cell>
          <table:table-cell/>
          <table:table-cell office:value-type="float" office:value="26.97475" calcext:value-type="float">
            <text:p>26.974750000</text:p>
          </table:table-cell>
          <table:table-cell office:value-type="float" office:value="0.776285622" calcext:value-type="float">
            <text:p>0.776285622</text:p>
          </table:table-cell>
          <table:table-cell office:value-type="float" office:value="0.821601846" calcext:value-type="float">
            <text:p>0.821601846</text:p>
          </table:table-cell>
          <table:table-cell office:value-type="float" office:value="0.564099021" calcext:value-type="float">
            <text:p>0.564099021</text:p>
          </table:table-cell>
          <table:table-cell table:formula="of:=AVERAGE([.I97:.K97])" office:value-type="float" office:value="0.720662163" calcext:value-type="float">
            <text:p>0.720662163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68072184" calcext:value-type="float">
            <text:p>0.668072184</text:p>
          </table:table-cell>
          <table:table-cell office:value-type="float" office:value="0.629378036" calcext:value-type="float">
            <text:p>0.629378036</text:p>
          </table:table-cell>
          <table:table-cell office:value-type="float" office:value="0.608688069" calcext:value-type="float">
            <text:p>0.608688069</text:p>
          </table:table-cell>
          <table:table-cell table:formula="of:=AVERAGE([.O97:.Q97])" office:value-type="float" office:value="0.635379429666667" calcext:value-type="float">
            <text:p>0.635379430</text:p>
          </table:table-cell>
          <table:table-cell table:number-columns-repeated="100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729503719" calcext:value-type="float">
            <text:p>0.729503719</text:p>
          </table:table-cell>
          <table:table-cell office:value-type="float" office:value="0.615007951" calcext:value-type="float">
            <text:p>0.615007951</text:p>
          </table:table-cell>
          <table:table-cell office:value-type="float" office:value="0.595662069" calcext:value-type="float">
            <text:p>0.595662069</text:p>
          </table:table-cell>
          <table:table-cell table:formula="of:=AVERAGE([.C98:.E98])" office:value-type="float" office:value="0.646724579666667" calcext:value-type="float">
            <text:p>0.646724580</text:p>
          </table:table-cell>
          <table:table-cell/>
          <table:table-cell office:value-type="float" office:value="26.96464" calcext:value-type="float">
            <text:p>26.964640000</text:p>
          </table:table-cell>
          <table:table-cell office:value-type="float" office:value="0.68373271" calcext:value-type="float">
            <text:p>0.683732710</text:p>
          </table:table-cell>
          <table:table-cell office:value-type="float" office:value="0.712618317" calcext:value-type="float">
            <text:p>0.712618317</text:p>
          </table:table-cell>
          <table:table-cell office:value-type="float" office:value="0.676243982" calcext:value-type="float">
            <text:p>0.676243982</text:p>
          </table:table-cell>
          <table:table-cell table:formula="of:=AVERAGE([.I98:.K98])" office:value-type="float" office:value="0.690865003" calcext:value-type="float">
            <text:p>0.690865003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99229324" calcext:value-type="float">
            <text:p>0.699229324</text:p>
          </table:table-cell>
          <table:table-cell office:value-type="float" office:value="0.605588031" calcext:value-type="float">
            <text:p>0.605588031</text:p>
          </table:table-cell>
          <table:table-cell office:value-type="float" office:value="0.59763081" calcext:value-type="float">
            <text:p>0.597630810</text:p>
          </table:table-cell>
          <table:table-cell table:formula="of:=AVERAGE([.O98:.Q98])" office:value-type="float" office:value="0.634149388333333" calcext:value-type="float">
            <text:p>0.634149388</text:p>
          </table:table-cell>
          <table:table-cell table:number-columns-repeated="100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697853052" calcext:value-type="float">
            <text:p>0.697853052</text:p>
          </table:table-cell>
          <table:table-cell office:value-type="float" office:value="0.720741239" calcext:value-type="float">
            <text:p>0.720741239</text:p>
          </table:table-cell>
          <table:table-cell office:value-type="float" office:value="0.515926542" calcext:value-type="float">
            <text:p>0.515926542</text:p>
          </table:table-cell>
          <table:table-cell table:formula="of:=AVERAGE([.C99:.E99])" office:value-type="float" office:value="0.644840277666667" calcext:value-type="float">
            <text:p>0.644840278</text:p>
          </table:table-cell>
          <table:table-cell/>
          <table:table-cell office:value-type="float" office:value="26.96969" calcext:value-type="float">
            <text:p>26.969690000</text:p>
          </table:table-cell>
          <table:table-cell office:value-type="float" office:value="0.770303103" calcext:value-type="float">
            <text:p>0.770303103</text:p>
          </table:table-cell>
          <table:table-cell office:value-type="float" office:value="0.805511571" calcext:value-type="float">
            <text:p>0.805511571</text:p>
          </table:table-cell>
          <table:table-cell office:value-type="float" office:value="0.561540194" calcext:value-type="float">
            <text:p>0.561540194</text:p>
          </table:table-cell>
          <table:table-cell table:formula="of:=AVERAGE([.I99:.K99])" office:value-type="float" office:value="0.712451622666667" calcext:value-type="float">
            <text:p>0.712451623</text:p>
          </table:table-cell>
          <table:table-cell/>
          <table:table-cell office:value-type="float" office:value="25.9336" calcext:value-type="float">
            <text:p>25.933600000</text:p>
          </table:table-cell>
          <table:table-cell office:value-type="float" office:value="0.677591047" calcext:value-type="float">
            <text:p>0.677591047</text:p>
          </table:table-cell>
          <table:table-cell office:value-type="float" office:value="0.604779196" calcext:value-type="float">
            <text:p>0.604779196</text:p>
          </table:table-cell>
          <table:table-cell office:value-type="float" office:value="0.62907286" calcext:value-type="float">
            <text:p>0.629072860</text:p>
          </table:table-cell>
          <table:table-cell table:formula="of:=AVERAGE([.O99:.Q99])" office:value-type="float" office:value="0.637147701" calcext:value-type="float">
            <text:p>0.637147701</text:p>
          </table:table-cell>
          <table:table-cell table:number-columns-repeated="100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734610049" calcext:value-type="float">
            <text:p>0.734610049</text:p>
          </table:table-cell>
          <table:table-cell office:value-type="float" office:value="0.621458962" calcext:value-type="float">
            <text:p>0.621458962</text:p>
          </table:table-cell>
          <table:table-cell office:value-type="float" office:value="0.53709573" calcext:value-type="float">
            <text:p>0.537095730</text:p>
          </table:table-cell>
          <table:table-cell table:formula="of:=AVERAGE([.C100:.E100])" office:value-type="float" office:value="0.631054913666667" calcext:value-type="float">
            <text:p>0.631054914</text:p>
          </table:table-cell>
          <table:table-cell/>
          <table:table-cell office:value-type="float" office:value="26.96464" calcext:value-type="float">
            <text:p>26.964640000</text:p>
          </table:table-cell>
          <table:table-cell office:value-type="float" office:value="0.796826577" calcext:value-type="float">
            <text:p>0.796826577</text:p>
          </table:table-cell>
          <table:table-cell office:value-type="float" office:value="0.765529366" calcext:value-type="float">
            <text:p>0.765529366</text:p>
          </table:table-cell>
          <table:table-cell office:value-type="float" office:value="0.559840269" calcext:value-type="float">
            <text:p>0.559840269</text:p>
          </table:table-cell>
          <table:table-cell table:formula="of:=AVERAGE([.I100:.K100])" office:value-type="float" office:value="0.707398737333334" calcext:value-type="float">
            <text:p>0.707398737</text:p>
          </table:table-cell>
          <table:table-cell/>
          <table:table-cell office:value-type="float" office:value="25.9336" calcext:value-type="float">
            <text:p>25.933600000</text:p>
          </table:table-cell>
          <table:table-cell office:value-type="float" office:value="0.622642711" calcext:value-type="float">
            <text:p>0.622642711</text:p>
          </table:table-cell>
          <table:table-cell office:value-type="float" office:value="0.674268088" calcext:value-type="float">
            <text:p>0.674268088</text:p>
          </table:table-cell>
          <table:table-cell office:value-type="float" office:value="0.616543963" calcext:value-type="float">
            <text:p>0.616543963</text:p>
          </table:table-cell>
          <table:table-cell table:formula="of:=AVERAGE([.O100:.Q100])" office:value-type="float" office:value="0.637818254" calcext:value-type="float">
            <text:p>0.637818254</text:p>
          </table:table-cell>
          <table:table-cell table:number-columns-repeated="100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69387027" calcext:value-type="float">
            <text:p>0.693870270</text:p>
          </table:table-cell>
          <table:table-cell office:value-type="float" office:value="0.626192168" calcext:value-type="float">
            <text:p>0.626192168</text:p>
          </table:table-cell>
          <table:table-cell office:value-type="float" office:value="0.608807875" calcext:value-type="float">
            <text:p>0.608807875</text:p>
          </table:table-cell>
          <table:table-cell table:formula="of:=AVERAGE([.C101:.E101])" office:value-type="float" office:value="0.642956771" calcext:value-type="float">
            <text:p>0.642956771</text:p>
          </table:table-cell>
          <table:table-cell/>
          <table:table-cell office:value-type="float" office:value="26.96969" calcext:value-type="float">
            <text:p>26.969690000</text:p>
          </table:table-cell>
          <table:table-cell office:value-type="float" office:value="0.674476108" calcext:value-type="float">
            <text:p>0.674476108</text:p>
          </table:table-cell>
          <table:table-cell office:value-type="float" office:value="0.720291224" calcext:value-type="float">
            <text:p>0.720291224</text:p>
          </table:table-cell>
          <table:table-cell office:value-type="float" office:value="0.679484687" calcext:value-type="float">
            <text:p>0.679484687</text:p>
          </table:table-cell>
          <table:table-cell table:formula="of:=AVERAGE([.I101:.K101])" office:value-type="float" office:value="0.691417339666667" calcext:value-type="float">
            <text:p>0.691417340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48801404" calcext:value-type="float">
            <text:p>0.648801404</text:p>
          </table:table-cell>
          <table:table-cell office:value-type="float" office:value="0.602092815" calcext:value-type="float">
            <text:p>0.602092815</text:p>
          </table:table-cell>
          <table:table-cell office:value-type="float" office:value="0.650836307" calcext:value-type="float">
            <text:p>0.650836307</text:p>
          </table:table-cell>
          <table:table-cell table:formula="of:=AVERAGE([.O101:.Q101])" office:value-type="float" office:value="0.633910175333333" calcext:value-type="float">
            <text:p>0.633910175</text:p>
          </table:table-cell>
          <table:table-cell table:number-columns-repeated="100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745760887" calcext:value-type="float">
            <text:p>0.745760887</text:p>
          </table:table-cell>
          <table:table-cell office:value-type="float" office:value="0.615905597" calcext:value-type="float">
            <text:p>0.615905597</text:p>
          </table:table-cell>
          <table:table-cell office:value-type="float" office:value="0.579059193" calcext:value-type="float">
            <text:p>0.579059193</text:p>
          </table:table-cell>
          <table:table-cell table:formula="of:=AVERAGE([.C102:.E102])" office:value-type="float" office:value="0.646908559" calcext:value-type="float">
            <text:p>0.646908559</text:p>
          </table:table-cell>
          <table:table-cell/>
          <table:table-cell office:value-type="float" office:value="26.96464" calcext:value-type="float">
            <text:p>26.964640000</text:p>
          </table:table-cell>
          <table:table-cell office:value-type="float" office:value="0.829956034" calcext:value-type="float">
            <text:p>0.829956034</text:p>
          </table:table-cell>
          <table:table-cell office:value-type="float" office:value="0.677833042" calcext:value-type="float">
            <text:p>0.677833042</text:p>
          </table:table-cell>
          <table:table-cell office:value-type="float" office:value="0.632681922" calcext:value-type="float">
            <text:p>0.632681922</text:p>
          </table:table-cell>
          <table:table-cell table:formula="of:=AVERAGE([.I102:.K102])" office:value-type="float" office:value="0.713490332666667" calcext:value-type="float">
            <text:p>0.713490333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36222438" calcext:value-type="float">
            <text:p>0.636222438</text:p>
          </table:table-cell>
          <table:table-cell office:value-type="float" office:value="0.601230931" calcext:value-type="float">
            <text:p>0.601230931</text:p>
          </table:table-cell>
          <table:table-cell office:value-type="float" office:value="0.678820095" calcext:value-type="float">
            <text:p>0.678820095</text:p>
          </table:table-cell>
          <table:table-cell table:formula="of:=AVERAGE([.O102:.Q102])" office:value-type="float" office:value="0.638757821333333" calcext:value-type="float">
            <text:p>0.638757821</text:p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695278727" calcext:value-type="float">
            <text:p>0.695278727</text:p>
          </table:table-cell>
          <table:table-cell office:value-type="float" office:value="0.73285052" calcext:value-type="float">
            <text:p>0.732850520</text:p>
          </table:table-cell>
          <table:table-cell office:value-type="float" office:value="0.527498785" calcext:value-type="float">
            <text:p>0.527498785</text:p>
          </table:table-cell>
          <table:table-cell table:formula="of:=AVERAGE([.C103:.E103])" office:value-type="float" office:value="0.651876010666667" calcext:value-type="float">
            <text:p>0.651876011</text:p>
          </table:table-cell>
          <table:table-cell/>
          <table:table-cell office:value-type="float" office:value="26.95453" calcext:value-type="float">
            <text:p>26.954530000</text:p>
          </table:table-cell>
          <table:table-cell office:value-type="float" office:value="0.756137461" calcext:value-type="float">
            <text:p>0.756137461</text:p>
          </table:table-cell>
          <table:table-cell office:value-type="float" office:value="0.83996604" calcext:value-type="float">
            <text:p>0.839966040</text:p>
          </table:table-cell>
          <table:table-cell office:value-type="float" office:value="0.568375059" calcext:value-type="float">
            <text:p>0.568375059</text:p>
          </table:table-cell>
          <table:table-cell table:formula="of:=AVERAGE([.I103:.K103])" office:value-type="float" office:value="0.721492853333333" calcext:value-type="float">
            <text:p>0.721492853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31643013" calcext:value-type="float">
            <text:p>0.631643013</text:p>
          </table:table-cell>
          <table:table-cell office:value-type="float" office:value="0.628262237" calcext:value-type="float">
            <text:p>0.628262237</text:p>
          </table:table-cell>
          <table:table-cell office:value-type="float" office:value="0.664188941" calcext:value-type="float">
            <text:p>0.664188941</text:p>
          </table:table-cell>
          <table:table-cell table:formula="of:=AVERAGE([.O103:.Q103])" office:value-type="float" office:value="0.641364730333333" calcext:value-type="float">
            <text:p>0.641364730</text:p>
          </table:table-cell>
          <table:table-cell table:number-columns-repeated="100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617125108" calcext:value-type="float">
            <text:p>0.617125108</text:p>
          </table:table-cell>
          <table:table-cell office:value-type="float" office:value="0.685860596" calcext:value-type="float">
            <text:p>0.685860596</text:p>
          </table:table-cell>
          <table:table-cell office:value-type="float" office:value="0.668619951" calcext:value-type="float">
            <text:p>0.668619951</text:p>
          </table:table-cell>
          <table:table-cell table:formula="of:=AVERAGE([.C104:.E104])" office:value-type="float" office:value="0.657201885" calcext:value-type="float">
            <text:p>0.657201885</text:p>
          </table:table-cell>
          <table:table-cell/>
          <table:table-cell office:value-type="float" office:value="26.96464" calcext:value-type="float">
            <text:p>26.964640000</text:p>
          </table:table-cell>
          <table:table-cell office:value-type="float" office:value="0.668439349" calcext:value-type="float">
            <text:p>0.668439349</text:p>
          </table:table-cell>
          <table:table-cell office:value-type="float" office:value="0.794241523" calcext:value-type="float">
            <text:p>0.794241523</text:p>
          </table:table-cell>
          <table:table-cell office:value-type="float" office:value="0.673321566" calcext:value-type="float">
            <text:p>0.673321566</text:p>
          </table:table-cell>
          <table:table-cell table:formula="of:=AVERAGE([.I104:.K104])" office:value-type="float" office:value="0.712000812666667" calcext:value-type="float">
            <text:p>0.712000813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2227793" calcext:value-type="float">
            <text:p>0.622277930</text:p>
          </table:table-cell>
          <table:table-cell office:value-type="float" office:value="0.66517361" calcext:value-type="float">
            <text:p>0.665173610</text:p>
          </table:table-cell>
          <table:table-cell office:value-type="float" office:value="0.623941496" calcext:value-type="float">
            <text:p>0.623941496</text:p>
          </table:table-cell>
          <table:table-cell table:formula="of:=AVERAGE([.O104:.Q104])" office:value-type="float" office:value="0.637131012" calcext:value-type="float">
            <text:p>0.637131012</text:p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656067807" calcext:value-type="float">
            <text:p>0.656067807</text:p>
          </table:table-cell>
          <table:table-cell office:value-type="float" office:value="0.767914148" calcext:value-type="float">
            <text:p>0.767914148</text:p>
          </table:table-cell>
          <table:table-cell office:value-type="float" office:value="0.551300711" calcext:value-type="float">
            <text:p>0.551300711</text:p>
          </table:table-cell>
          <table:table-cell table:formula="of:=AVERAGE([.C105:.E105])" office:value-type="float" office:value="0.658427555333333" calcext:value-type="float">
            <text:p>0.658427555</text:p>
          </table:table-cell>
          <table:table-cell/>
          <table:table-cell office:value-type="float" office:value="26.96464" calcext:value-type="float">
            <text:p>26.964640000</text:p>
          </table:table-cell>
          <table:table-cell office:value-type="float" office:value="0.822804072" calcext:value-type="float">
            <text:p>0.822804072</text:p>
          </table:table-cell>
          <table:table-cell office:value-type="float" office:value="0.682377897" calcext:value-type="float">
            <text:p>0.682377897</text:p>
          </table:table-cell>
          <table:table-cell office:value-type="float" office:value="0.581694315" calcext:value-type="float">
            <text:p>0.581694315</text:p>
          </table:table-cell>
          <table:table-cell table:formula="of:=AVERAGE([.I105:.K105])" office:value-type="float" office:value="0.695625428" calcext:value-type="float">
            <text:p>0.695625428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27164915" calcext:value-type="float">
            <text:p>0.627164915</text:p>
          </table:table-cell>
          <table:table-cell office:value-type="float" office:value="0.603891683" calcext:value-type="float">
            <text:p>0.603891683</text:p>
          </table:table-cell>
          <table:table-cell office:value-type="float" office:value="0.639394002" calcext:value-type="float">
            <text:p>0.639394002</text:p>
          </table:table-cell>
          <table:table-cell table:formula="of:=AVERAGE([.O105:.Q105])" office:value-type="float" office:value="0.623483533333333" calcext:value-type="float">
            <text:p>0.623483533</text:p>
          </table:table-cell>
          <table:table-cell table:number-columns-repeated="100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6.87872" calcext:value-type="float">
            <text:p>26.878720000</text:p>
          </table:table-cell>
          <table:table-cell office:value-type="float" office:value="0.616327598" calcext:value-type="float">
            <text:p>0.616327598</text:p>
          </table:table-cell>
          <table:table-cell office:value-type="float" office:value="0.653223473" calcext:value-type="float">
            <text:p>0.653223473</text:p>
          </table:table-cell>
          <table:table-cell office:value-type="float" office:value="0.630346016" calcext:value-type="float">
            <text:p>0.630346016</text:p>
          </table:table-cell>
          <table:table-cell table:formula="of:=AVERAGE([.C106:.E106])" office:value-type="float" office:value="0.633299029" calcext:value-type="float">
            <text:p>0.633299029</text:p>
          </table:table-cell>
          <table:table-cell/>
          <table:table-cell office:value-type="float" office:value="26.95958" calcext:value-type="float">
            <text:p>26.959580000</text:p>
          </table:table-cell>
          <table:table-cell office:value-type="float" office:value="0.747900694" calcext:value-type="float">
            <text:p>0.747900694</text:p>
          </table:table-cell>
          <table:table-cell office:value-type="float" office:value="0.834289293" calcext:value-type="float">
            <text:p>0.834289293</text:p>
          </table:table-cell>
          <table:table-cell office:value-type="float" office:value="0.560299225" calcext:value-type="float">
            <text:p>0.560299225</text:p>
          </table:table-cell>
          <table:table-cell table:formula="of:=AVERAGE([.I106:.K106])" office:value-type="float" office:value="0.714163070666667" calcext:value-type="float">
            <text:p>0.714163071</text:p>
          </table:table-cell>
          <table:table-cell/>
          <table:table-cell office:value-type="float" office:value="25.9235" calcext:value-type="float">
            <text:p>25.923500000</text:p>
          </table:table-cell>
          <table:table-cell office:value-type="float" office:value="0.643307643" calcext:value-type="float">
            <text:p>0.643307643</text:p>
          </table:table-cell>
          <table:table-cell office:value-type="float" office:value="0.600319576" calcext:value-type="float">
            <text:p>0.600319576</text:p>
          </table:table-cell>
          <table:table-cell office:value-type="float" office:value="0.657533486" calcext:value-type="float">
            <text:p>0.657533486</text:p>
          </table:table-cell>
          <table:table-cell table:formula="of:=AVERAGE([.O106:.Q106])" office:value-type="float" office:value="0.633720235" calcext:value-type="float">
            <text:p>0.633720235</text:p>
          </table:table-cell>
          <table:table-cell table:number-columns-repeated="100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742438524" calcext:value-type="float">
            <text:p>0.742438524</text:p>
          </table:table-cell>
          <table:table-cell office:value-type="float" office:value="0.623694137" calcext:value-type="float">
            <text:p>0.623694137</text:p>
          </table:table-cell>
          <table:table-cell office:value-type="float" office:value="0.538106029" calcext:value-type="float">
            <text:p>0.538106029</text:p>
          </table:table-cell>
          <table:table-cell table:formula="of:=AVERAGE([.C107:.E107])" office:value-type="float" office:value="0.63474623" calcext:value-type="float">
            <text:p>0.634746230</text:p>
          </table:table-cell>
          <table:table-cell/>
          <table:table-cell office:value-type="float" office:value="26.95958" calcext:value-type="float">
            <text:p>26.959580000</text:p>
          </table:table-cell>
          <table:table-cell office:value-type="float" office:value="0.665524681" calcext:value-type="float">
            <text:p>0.665524681</text:p>
          </table:table-cell>
          <table:table-cell office:value-type="float" office:value="0.780324433" calcext:value-type="float">
            <text:p>0.780324433</text:p>
          </table:table-cell>
          <table:table-cell office:value-type="float" office:value="0.706856931" calcext:value-type="float">
            <text:p>0.706856931</text:p>
          </table:table-cell>
          <table:table-cell table:formula="of:=AVERAGE([.I107:.K107])" office:value-type="float" office:value="0.717568681666667" calcext:value-type="float">
            <text:p>0.717568682</text:p>
          </table:table-cell>
          <table:table-cell/>
          <table:table-cell office:value-type="float" office:value="25.92855" calcext:value-type="float">
            <text:p>25.928550000</text:p>
          </table:table-cell>
          <table:table-cell office:value-type="float" office:value="0.626791194" calcext:value-type="float">
            <text:p>0.626791194</text:p>
          </table:table-cell>
          <table:table-cell office:value-type="float" office:value="0.647900778" calcext:value-type="float">
            <text:p>0.647900778</text:p>
          </table:table-cell>
          <table:table-cell office:value-type="float" office:value="0.64506002" calcext:value-type="float">
            <text:p>0.645060020</text:p>
          </table:table-cell>
          <table:table-cell table:formula="of:=AVERAGE([.O107:.Q107])" office:value-type="float" office:value="0.639917330666667" calcext:value-type="float">
            <text:p>0.639917331</text:p>
          </table:table-cell>
          <table:table-cell table:number-columns-repeated="100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607838703" calcext:value-type="float">
            <text:p>0.607838703</text:p>
          </table:table-cell>
          <table:table-cell office:value-type="float" office:value="0.665347059" calcext:value-type="float">
            <text:p>0.665347059</text:p>
          </table:table-cell>
          <table:table-cell office:value-type="float" office:value="0.643894153" calcext:value-type="float">
            <text:p>0.643894153</text:p>
          </table:table-cell>
          <table:table-cell table:formula="of:=AVERAGE([.C108:.E108])" office:value-type="float" office:value="0.639026638333333" calcext:value-type="float">
            <text:p>0.639026638</text:p>
          </table:table-cell>
          <table:table-cell/>
          <table:table-cell office:value-type="float" office:value="26.96464" calcext:value-type="float">
            <text:p>26.964640000</text:p>
          </table:table-cell>
          <table:table-cell office:value-type="float" office:value="0.815301635" calcext:value-type="float">
            <text:p>0.815301635</text:p>
          </table:table-cell>
          <table:table-cell office:value-type="float" office:value="0.678476772" calcext:value-type="float">
            <text:p>0.678476772</text:p>
          </table:table-cell>
          <table:table-cell office:value-type="float" office:value="0.635899381" calcext:value-type="float">
            <text:p>0.635899381</text:p>
          </table:table-cell>
          <table:table-cell table:formula="of:=AVERAGE([.I108:.K108])" office:value-type="float" office:value="0.709892596" calcext:value-type="float">
            <text:p>0.709892596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73505744" calcext:value-type="float">
            <text:p>0.673505744</text:p>
          </table:table-cell>
          <table:table-cell office:value-type="float" office:value="0.604117585" calcext:value-type="float">
            <text:p>0.604117585</text:p>
          </table:table-cell>
          <table:table-cell office:value-type="float" office:value="0.634362773" calcext:value-type="float">
            <text:p>0.634362773</text:p>
          </table:table-cell>
          <table:table-cell table:formula="of:=AVERAGE([.O108:.Q108])" office:value-type="float" office:value="0.637328700666667" calcext:value-type="float">
            <text:p>0.637328701</text:p>
          </table:table-cell>
          <table:table-cell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.87872" calcext:value-type="float">
            <text:p>26.878720000</text:p>
          </table:table-cell>
          <table:table-cell office:value-type="float" office:value="0.718014326" calcext:value-type="float">
            <text:p>0.718014326</text:p>
          </table:table-cell>
          <table:table-cell office:value-type="float" office:value="0.636065082" calcext:value-type="float">
            <text:p>0.636065082</text:p>
          </table:table-cell>
          <table:table-cell office:value-type="float" office:value="0.530929629" calcext:value-type="float">
            <text:p>0.530929629</text:p>
          </table:table-cell>
          <table:table-cell table:formula="of:=AVERAGE([.C109:.E109])" office:value-type="float" office:value="0.628336345666667" calcext:value-type="float">
            <text:p>0.628336346</text:p>
          </table:table-cell>
          <table:table-cell/>
          <table:table-cell office:value-type="float" office:value="26.96464" calcext:value-type="float">
            <text:p>26.964640000</text:p>
          </table:table-cell>
          <table:table-cell office:value-type="float" office:value="0.671274146" calcext:value-type="float">
            <text:p>0.671274146</text:p>
          </table:table-cell>
          <table:table-cell office:value-type="float" office:value="0.796642398" calcext:value-type="float">
            <text:p>0.796642398</text:p>
          </table:table-cell>
          <table:table-cell office:value-type="float" office:value="0.679203353" calcext:value-type="float">
            <text:p>0.679203353</text:p>
          </table:table-cell>
          <table:table-cell table:formula="of:=AVERAGE([.I109:.K109])" office:value-type="float" office:value="0.715706632333333" calcext:value-type="float">
            <text:p>0.715706632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37474136" calcext:value-type="float">
            <text:p>0.637474136</text:p>
          </table:table-cell>
          <table:table-cell office:value-type="float" office:value="0.6611044" calcext:value-type="float">
            <text:p>0.661104400</text:p>
          </table:table-cell>
          <table:table-cell office:value-type="float" office:value="0.615965201" calcext:value-type="float">
            <text:p>0.615965201</text:p>
          </table:table-cell>
          <table:table-cell table:formula="of:=AVERAGE([.O109:.Q109])" office:value-type="float" office:value="0.638181245666667" calcext:value-type="float">
            <text:p>0.638181246</text:p>
          </table:table-cell>
          <table:table-cell table:number-columns-repeated="100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616845562" calcext:value-type="float">
            <text:p>0.616845562</text:p>
          </table:table-cell>
          <table:table-cell office:value-type="float" office:value="0.734834759" calcext:value-type="float">
            <text:p>0.734834759</text:p>
          </table:table-cell>
          <table:table-cell office:value-type="float" office:value="0.605537368" calcext:value-type="float">
            <text:p>0.605537368</text:p>
          </table:table-cell>
          <table:table-cell table:formula="of:=AVERAGE([.C110:.E110])" office:value-type="float" office:value="0.652405896333333" calcext:value-type="float">
            <text:p>0.652405896</text:p>
          </table:table-cell>
          <table:table-cell/>
          <table:table-cell office:value-type="float" office:value="26.95453" calcext:value-type="float">
            <text:p>26.954530000</text:p>
          </table:table-cell>
          <table:table-cell office:value-type="float" office:value="0.813980796" calcext:value-type="float">
            <text:p>0.813980796</text:p>
          </table:table-cell>
          <table:table-cell office:value-type="float" office:value="0.691574298" calcext:value-type="float">
            <text:p>0.691574298</text:p>
          </table:table-cell>
          <table:table-cell office:value-type="float" office:value="0.585941146" calcext:value-type="float">
            <text:p>0.585941146</text:p>
          </table:table-cell>
          <table:table-cell table:formula="of:=AVERAGE([.I110:.K110])" office:value-type="float" office:value="0.697165413333333" calcext:value-type="float">
            <text:p>0.697165413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57934625" calcext:value-type="float">
            <text:p>0.657934625</text:p>
          </table:table-cell>
          <table:table-cell office:value-type="float" office:value="0.637484865" calcext:value-type="float">
            <text:p>0.637484865</text:p>
          </table:table-cell>
          <table:table-cell office:value-type="float" office:value="0.611512138" calcext:value-type="float">
            <text:p>0.611512138</text:p>
          </table:table-cell>
          <table:table-cell table:formula="of:=AVERAGE([.O110:.Q110])" office:value-type="float" office:value="0.635643876" calcext:value-type="float">
            <text:p>0.635643876</text:p>
          </table:table-cell>
          <table:table-cell table:number-columns-repeated="100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591806244" calcext:value-type="float">
            <text:p>0.591806244</text:p>
          </table:table-cell>
          <table:table-cell office:value-type="float" office:value="0.71312734" calcext:value-type="float">
            <text:p>0.713127340</text:p>
          </table:table-cell>
          <table:table-cell office:value-type="float" office:value="0.667597731" calcext:value-type="float">
            <text:p>0.667597731</text:p>
          </table:table-cell>
          <table:table-cell table:formula="of:=AVERAGE([.C111:.E111])" office:value-type="float" office:value="0.657510438333333" calcext:value-type="float">
            <text:p>0.657510438</text:p>
          </table:table-cell>
          <table:table-cell/>
          <table:table-cell office:value-type="float" office:value="26.95453" calcext:value-type="float">
            <text:p>26.954530000</text:p>
          </table:table-cell>
          <table:table-cell office:value-type="float" office:value="0.739345043" calcext:value-type="float">
            <text:p>0.739345043</text:p>
          </table:table-cell>
          <table:table-cell office:value-type="float" office:value="0.833156804" calcext:value-type="float">
            <text:p>0.833156804</text:p>
          </table:table-cell>
          <table:table-cell office:value-type="float" office:value="0.569443771" calcext:value-type="float">
            <text:p>0.569443771</text:p>
          </table:table-cell>
          <table:table-cell table:formula="of:=AVERAGE([.I111:.K111])" office:value-type="float" office:value="0.713981872666667" calcext:value-type="float">
            <text:p>0.713981873</text:p>
          </table:table-cell>
          <table:table-cell/>
          <table:table-cell office:value-type="float" office:value="25.90833" calcext:value-type="float">
            <text:p>25.908330000</text:p>
          </table:table-cell>
          <table:table-cell office:value-type="float" office:value="0.698719704" calcext:value-type="float">
            <text:p>0.698719704</text:p>
          </table:table-cell>
          <table:table-cell office:value-type="float" office:value="0.604891849" calcext:value-type="float">
            <text:p>0.604891849</text:p>
          </table:table-cell>
          <table:table-cell office:value-type="float" office:value="0.599471402" calcext:value-type="float">
            <text:p>0.599471402</text:p>
          </table:table-cell>
          <table:table-cell table:formula="of:=AVERAGE([.O111:.Q111])" office:value-type="float" office:value="0.634360985" calcext:value-type="float">
            <text:p>0.634360985</text:p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.87872" calcext:value-type="float">
            <text:p>26.878720000</text:p>
          </table:table-cell>
          <table:table-cell office:value-type="float" office:value="0.706738318" calcext:value-type="float">
            <text:p>0.706738318</text:p>
          </table:table-cell>
          <table:table-cell office:value-type="float" office:value="0.668643793" calcext:value-type="float">
            <text:p>0.668643793</text:p>
          </table:table-cell>
          <table:table-cell office:value-type="float" office:value="0.511274995" calcext:value-type="float">
            <text:p>0.511274995</text:p>
          </table:table-cell>
          <table:table-cell table:formula="of:=AVERAGE([.C112:.E112])" office:value-type="float" office:value="0.628885702" calcext:value-type="float">
            <text:p>0.628885702</text:p>
          </table:table-cell>
          <table:table-cell/>
          <table:table-cell office:value-type="float" office:value="26.96464" calcext:value-type="float">
            <text:p>26.964640000</text:p>
          </table:table-cell>
          <table:table-cell office:value-type="float" office:value="0.75486073" calcext:value-type="float">
            <text:p>0.754860730</text:p>
          </table:table-cell>
          <table:table-cell office:value-type="float" office:value="0.69685527" calcext:value-type="float">
            <text:p>0.696855270</text:p>
          </table:table-cell>
          <table:table-cell office:value-type="float" office:value="0.674114904" calcext:value-type="float">
            <text:p>0.674114904</text:p>
          </table:table-cell>
          <table:table-cell table:formula="of:=AVERAGE([.I112:.K112])" office:value-type="float" office:value="0.708610301333333" calcext:value-type="float">
            <text:p>0.708610301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86541282" calcext:value-type="float">
            <text:p>0.686541282</text:p>
          </table:table-cell>
          <table:table-cell office:value-type="float" office:value="0.604029966" calcext:value-type="float">
            <text:p>0.604029966</text:p>
          </table:table-cell>
          <table:table-cell office:value-type="float" office:value="0.612633897" calcext:value-type="float">
            <text:p>0.612633897</text:p>
          </table:table-cell>
          <table:table-cell table:formula="of:=AVERAGE([.O112:.Q112])" office:value-type="float" office:value="0.634401715" calcext:value-type="float">
            <text:p>0.634401715</text:p>
          </table:table-cell>
          <table:table-cell table:number-columns-repeated="100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.87872" calcext:value-type="float">
            <text:p>26.878720000</text:p>
          </table:table-cell>
          <table:table-cell office:value-type="float" office:value="0.604189706" calcext:value-type="float">
            <text:p>0.604189706</text:p>
          </table:table-cell>
          <table:table-cell office:value-type="float" office:value="0.753614992" calcext:value-type="float">
            <text:p>0.753614992</text:p>
          </table:table-cell>
          <table:table-cell office:value-type="float" office:value="0.539492433" calcext:value-type="float">
            <text:p>0.539492433</text:p>
          </table:table-cell>
          <table:table-cell table:formula="of:=AVERAGE([.C113:.E113])" office:value-type="float" office:value="0.632432377" calcext:value-type="float">
            <text:p>0.632432377</text:p>
          </table:table-cell>
          <table:table-cell/>
          <table:table-cell office:value-type="float" office:value="26.95453" calcext:value-type="float">
            <text:p>26.954530000</text:p>
          </table:table-cell>
          <table:table-cell office:value-type="float" office:value="0.81300626" calcext:value-type="float">
            <text:p>0.813006260</text:p>
          </table:table-cell>
          <table:table-cell office:value-type="float" office:value="0.682076893" calcext:value-type="float">
            <text:p>0.682076893</text:p>
          </table:table-cell>
          <table:table-cell office:value-type="float" office:value="0.59089012" calcext:value-type="float">
            <text:p>0.590890120</text:p>
          </table:table-cell>
          <table:table-cell table:formula="of:=AVERAGE([.I113:.K113])" office:value-type="float" office:value="0.695324424333333" calcext:value-type="float">
            <text:p>0.695324424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54839951" calcext:value-type="float">
            <text:p>0.654839951</text:p>
          </table:table-cell>
          <table:table-cell office:value-type="float" office:value="0.602291298" calcext:value-type="float">
            <text:p>0.602291298</text:p>
          </table:table-cell>
          <table:table-cell office:value-type="float" office:value="0.643830376" calcext:value-type="float">
            <text:p>0.643830376</text:p>
          </table:table-cell>
          <table:table-cell table:formula="of:=AVERAGE([.O113:.Q113])" office:value-type="float" office:value="0.633653875" calcext:value-type="float">
            <text:p>0.633653875</text:p>
          </table:table-cell>
          <table:table-cell table:number-columns-repeated="100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594095063" calcext:value-type="float">
            <text:p>0.594095063</text:p>
          </table:table-cell>
          <table:table-cell office:value-type="float" office:value="0.679458461" calcext:value-type="float">
            <text:p>0.679458461</text:p>
          </table:table-cell>
          <table:table-cell office:value-type="float" office:value="0.654774982" calcext:value-type="float">
            <text:p>0.654774982</text:p>
          </table:table-cell>
          <table:table-cell table:formula="of:=AVERAGE([.C114:.E114])" office:value-type="float" office:value="0.642776168666667" calcext:value-type="float">
            <text:p>0.642776169</text:p>
          </table:table-cell>
          <table:table-cell/>
          <table:table-cell office:value-type="float" office:value="26.95453" calcext:value-type="float">
            <text:p>26.954530000</text:p>
          </table:table-cell>
          <table:table-cell office:value-type="float" office:value="0.742046921" calcext:value-type="float">
            <text:p>0.742046921</text:p>
          </table:table-cell>
          <table:table-cell office:value-type="float" office:value="0.836568574" calcext:value-type="float">
            <text:p>0.836568574</text:p>
          </table:table-cell>
          <table:table-cell office:value-type="float" office:value="0.56930966" calcext:value-type="float">
            <text:p>0.569309660</text:p>
          </table:table-cell>
          <table:table-cell table:formula="of:=AVERAGE([.I114:.K114])" office:value-type="float" office:value="0.715975051666667" calcext:value-type="float">
            <text:p>0.715975052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27231673" calcext:value-type="float">
            <text:p>0.627231673</text:p>
          </table:table-cell>
          <table:table-cell office:value-type="float" office:value="0.647186118" calcext:value-type="float">
            <text:p>0.647186118</text:p>
          </table:table-cell>
          <table:table-cell office:value-type="float" office:value="0.642687755" calcext:value-type="float">
            <text:p>0.642687755</text:p>
          </table:table-cell>
          <table:table-cell table:formula="of:=AVERAGE([.O114:.Q114])" office:value-type="float" office:value="0.639035182" calcext:value-type="float">
            <text:p>0.639035182</text:p>
          </table:table-cell>
          <table:table-cell table:number-columns-repeated="100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744760125" calcext:value-type="float">
            <text:p>0.744760125</text:p>
          </table:table-cell>
          <table:table-cell office:value-type="float" office:value="0.618036463" calcext:value-type="float">
            <text:p>0.618036463</text:p>
          </table:table-cell>
          <table:table-cell office:value-type="float" office:value="0.564434" calcext:value-type="float">
            <text:p>0.564434000</text:p>
          </table:table-cell>
          <table:table-cell table:formula="of:=AVERAGE([.C115:.E115])" office:value-type="float" office:value="0.642410196" calcext:value-type="float">
            <text:p>0.642410196</text:p>
          </table:table-cell>
          <table:table-cell/>
          <table:table-cell office:value-type="float" office:value="26.95453" calcext:value-type="float">
            <text:p>26.954530000</text:p>
          </table:table-cell>
          <table:table-cell office:value-type="float" office:value="0.814107157" calcext:value-type="float">
            <text:p>0.814107157</text:p>
          </table:table-cell>
          <table:table-cell office:value-type="float" office:value="0.67942687" calcext:value-type="float">
            <text:p>0.679426870</text:p>
          </table:table-cell>
          <table:table-cell office:value-type="float" office:value="0.638614969" calcext:value-type="float">
            <text:p>0.638614969</text:p>
          </table:table-cell>
          <table:table-cell table:formula="of:=AVERAGE([.I115:.K115])" office:value-type="float" office:value="0.710716332" calcext:value-type="float">
            <text:p>0.710716332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89144217" calcext:value-type="float">
            <text:p>0.689144217</text:p>
          </table:table-cell>
          <table:table-cell office:value-type="float" office:value="0.604307724" calcext:value-type="float">
            <text:p>0.604307724</text:p>
          </table:table-cell>
          <table:table-cell office:value-type="float" office:value="0.610547139" calcext:value-type="float">
            <text:p>0.610547139</text:p>
          </table:table-cell>
          <table:table-cell table:formula="of:=AVERAGE([.O115:.Q115])" office:value-type="float" office:value="0.63466636" calcext:value-type="float">
            <text:p>0.634666360</text:p>
          </table:table-cell>
          <table:table-cell table:number-columns-repeated="100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589597892" calcext:value-type="float">
            <text:p>0.589597892</text:p>
          </table:table-cell>
          <table:table-cell office:value-type="float" office:value="0.728787867" calcext:value-type="float">
            <text:p>0.728787867</text:p>
          </table:table-cell>
          <table:table-cell office:value-type="float" office:value="0.657667596" calcext:value-type="float">
            <text:p>0.657667596</text:p>
          </table:table-cell>
          <table:table-cell table:formula="of:=AVERAGE([.C116:.E116])" office:value-type="float" office:value="0.658684451666667" calcext:value-type="float">
            <text:p>0.658684452</text:p>
          </table:table-cell>
          <table:table-cell/>
          <table:table-cell office:value-type="float" office:value="26.94948" calcext:value-type="float">
            <text:p>26.949480000</text:p>
          </table:table-cell>
          <table:table-cell office:value-type="float" office:value="0.770784112" calcext:value-type="float">
            <text:p>0.770784112</text:p>
          </table:table-cell>
          <table:table-cell office:value-type="float" office:value="0.784309004" calcext:value-type="float">
            <text:p>0.784309004</text:p>
          </table:table-cell>
          <table:table-cell office:value-type="float" office:value="0.56326098" calcext:value-type="float">
            <text:p>0.563260980</text:p>
          </table:table-cell>
          <table:table-cell table:formula="of:=AVERAGE([.I116:.K116])" office:value-type="float" office:value="0.706118032" calcext:value-type="float">
            <text:p>0.706118032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26656488" calcext:value-type="float">
            <text:p>0.626656488</text:p>
          </table:table-cell>
          <table:table-cell office:value-type="float" office:value="0.671454748" calcext:value-type="float">
            <text:p>0.671454748</text:p>
          </table:table-cell>
          <table:table-cell office:value-type="float" office:value="0.616965963" calcext:value-type="float">
            <text:p>0.616965963</text:p>
          </table:table-cell>
          <table:table-cell table:formula="of:=AVERAGE([.O116:.Q116])" office:value-type="float" office:value="0.638359066333333" calcext:value-type="float">
            <text:p>0.638359066</text:p>
          </table:table-cell>
          <table:table-cell table:number-columns-repeated="100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610583497" calcext:value-type="float">
            <text:p>0.610583497</text:p>
          </table:table-cell>
          <table:table-cell office:value-type="float" office:value="0.736646144" calcext:value-type="float">
            <text:p>0.736646144</text:p>
          </table:table-cell>
          <table:table-cell office:value-type="float" office:value="0.621151402" calcext:value-type="float">
            <text:p>0.621151402</text:p>
          </table:table-cell>
          <table:table-cell table:formula="of:=AVERAGE([.C117:.E117])" office:value-type="float" office:value="0.656127014333333" calcext:value-type="float">
            <text:p>0.656127014</text:p>
          </table:table-cell>
          <table:table-cell/>
          <table:table-cell office:value-type="float" office:value="26.95453" calcext:value-type="float">
            <text:p>26.954530000</text:p>
          </table:table-cell>
          <table:table-cell office:value-type="float" office:value="0.668509682" calcext:value-type="float">
            <text:p>0.668509682</text:p>
          </table:table-cell>
          <table:table-cell office:value-type="float" office:value="0.794490671" calcext:value-type="float">
            <text:p>0.794490671</text:p>
          </table:table-cell>
          <table:table-cell office:value-type="float" office:value="0.688376509" calcext:value-type="float">
            <text:p>0.688376509</text:p>
          </table:table-cell>
          <table:table-cell table:formula="of:=AVERAGE([.I117:.K117])" office:value-type="float" office:value="0.717125620666667" calcext:value-type="float">
            <text:p>0.717125621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5889128" calcext:value-type="float">
            <text:p>0.658891280</text:p>
          </table:table-cell>
          <table:table-cell office:value-type="float" office:value="0.634663181" calcext:value-type="float">
            <text:p>0.634663181</text:p>
          </table:table-cell>
          <table:table-cell office:value-type="float" office:value="0.609501077" calcext:value-type="float">
            <text:p>0.609501077</text:p>
          </table:table-cell>
          <table:table-cell table:formula="of:=AVERAGE([.O117:.Q117])" office:value-type="float" office:value="0.634351846" calcext:value-type="float">
            <text:p>0.634351846</text:p>
          </table:table-cell>
          <table:table-cell table:number-columns-repeated="100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587096284" calcext:value-type="float">
            <text:p>0.587096284</text:p>
          </table:table-cell>
          <table:table-cell office:value-type="float" office:value="0.721973863" calcext:value-type="float">
            <text:p>0.721973863</text:p>
          </table:table-cell>
          <table:table-cell office:value-type="float" office:value="0.640118794" calcext:value-type="float">
            <text:p>0.640118794</text:p>
          </table:table-cell>
          <table:table-cell table:formula="of:=AVERAGE([.C118:.E118])" office:value-type="float" office:value="0.649729647" calcext:value-type="float">
            <text:p>0.649729647</text:p>
          </table:table-cell>
          <table:table-cell/>
          <table:table-cell office:value-type="float" office:value="26.94948" calcext:value-type="float">
            <text:p>26.949480000</text:p>
          </table:table-cell>
          <table:table-cell office:value-type="float" office:value="0.800297356" calcext:value-type="float">
            <text:p>0.800297356</text:p>
          </table:table-cell>
          <table:table-cell office:value-type="float" office:value="0.682596646" calcext:value-type="float">
            <text:p>0.682596646</text:p>
          </table:table-cell>
          <table:table-cell office:value-type="float" office:value="0.652141649" calcext:value-type="float">
            <text:p>0.652141649</text:p>
          </table:table-cell>
          <table:table-cell table:formula="of:=AVERAGE([.I118:.K118])" office:value-type="float" office:value="0.711678550333333" calcext:value-type="float">
            <text:p>0.711678550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85653172" calcext:value-type="float">
            <text:p>0.685653172</text:p>
          </table:table-cell>
          <table:table-cell office:value-type="float" office:value="0.609072519" calcext:value-type="float">
            <text:p>0.609072519</text:p>
          </table:table-cell>
          <table:table-cell office:value-type="float" office:value="0.603456569" calcext:value-type="float">
            <text:p>0.603456569</text:p>
          </table:table-cell>
          <table:table-cell table:formula="of:=AVERAGE([.O118:.Q118])" office:value-type="float" office:value="0.63272742" calcext:value-type="float">
            <text:p>0.632727420</text:p>
          </table:table-cell>
          <table:table-cell table:number-columns-repeated="100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588460039" calcext:value-type="float">
            <text:p>0.588460039</text:p>
          </table:table-cell>
          <table:table-cell office:value-type="float" office:value="0.709388937" calcext:value-type="float">
            <text:p>0.709388937</text:p>
          </table:table-cell>
          <table:table-cell office:value-type="float" office:value="0.65702923" calcext:value-type="float">
            <text:p>0.657029230</text:p>
          </table:table-cell>
          <table:table-cell table:formula="of:=AVERAGE([.C119:.E119])" office:value-type="float" office:value="0.651626068666667" calcext:value-type="float">
            <text:p>0.651626069</text:p>
          </table:table-cell>
          <table:table-cell/>
          <table:table-cell office:value-type="float" office:value="26.94948" calcext:value-type="float">
            <text:p>26.949480000</text:p>
          </table:table-cell>
          <table:table-cell office:value-type="float" office:value="0.817739465" calcext:value-type="float">
            <text:p>0.817739465</text:p>
          </table:table-cell>
          <table:table-cell office:value-type="float" office:value="0.685865365" calcext:value-type="float">
            <text:p>0.685865365</text:p>
          </table:table-cell>
          <table:table-cell office:value-type="float" office:value="0.57966716" calcext:value-type="float">
            <text:p>0.579667160</text:p>
          </table:table-cell>
          <table:table-cell table:formula="of:=AVERAGE([.I119:.K119])" office:value-type="float" office:value="0.694423996666667" calcext:value-type="float">
            <text:p>0.694423997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25910834" calcext:value-type="float">
            <text:p>0.625910834</text:p>
          </table:table-cell>
          <table:table-cell office:value-type="float" office:value="0.650774914" calcext:value-type="float">
            <text:p>0.650774914</text:p>
          </table:table-cell>
          <table:table-cell office:value-type="float" office:value="0.642428475" calcext:value-type="float">
            <text:p>0.642428475</text:p>
          </table:table-cell>
          <table:table-cell table:formula="of:=AVERAGE([.O119:.Q119])" office:value-type="float" office:value="0.639704741" calcext:value-type="float">
            <text:p>0.639704741</text:p>
          </table:table-cell>
          <table:table-cell table:number-columns-repeated="100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669720849" calcext:value-type="float">
            <text:p>0.669720849</text:p>
          </table:table-cell>
          <table:table-cell office:value-type="float" office:value="0.630736426" calcext:value-type="float">
            <text:p>0.630736426</text:p>
          </table:table-cell>
          <table:table-cell office:value-type="float" office:value="0.628991202" calcext:value-type="float">
            <text:p>0.628991202</text:p>
          </table:table-cell>
          <table:table-cell table:formula="of:=AVERAGE([.C120:.E120])" office:value-type="float" office:value="0.643149492333333" calcext:value-type="float">
            <text:p>0.643149492</text:p>
          </table:table-cell>
          <table:table-cell/>
          <table:table-cell office:value-type="float" office:value="26.95453" calcext:value-type="float">
            <text:p>26.954530000</text:p>
          </table:table-cell>
          <table:table-cell office:value-type="float" office:value="0.775559041" calcext:value-type="float">
            <text:p>0.775559041</text:p>
          </table:table-cell>
          <table:table-cell office:value-type="float" office:value="0.695709073" calcext:value-type="float">
            <text:p>0.695709073</text:p>
          </table:table-cell>
          <table:table-cell office:value-type="float" office:value="0.670345506" calcext:value-type="float">
            <text:p>0.670345506</text:p>
          </table:table-cell>
          <table:table-cell table:formula="of:=AVERAGE([.I120:.K120])" office:value-type="float" office:value="0.713871206666667" calcext:value-type="float">
            <text:p>0.713871207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58869822" calcext:value-type="float">
            <text:p>0.658869822</text:p>
          </table:table-cell>
          <table:table-cell office:value-type="float" office:value="0.603521538" calcext:value-type="float">
            <text:p>0.603521538</text:p>
          </table:table-cell>
          <table:table-cell office:value-type="float" office:value="0.645580369" calcext:value-type="float">
            <text:p>0.645580369</text:p>
          </table:table-cell>
          <table:table-cell table:formula="of:=AVERAGE([.O120:.Q120])" office:value-type="float" office:value="0.635990576333333" calcext:value-type="float">
            <text:p>0.635990576</text:p>
          </table:table-cell>
          <table:table-cell table:number-columns-repeated="100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726689187" calcext:value-type="float">
            <text:p>0.726689187</text:p>
          </table:table-cell>
          <table:table-cell office:value-type="float" office:value="0.622004345" calcext:value-type="float">
            <text:p>0.622004345</text:p>
          </table:table-cell>
          <table:table-cell office:value-type="float" office:value="0.590495538" calcext:value-type="float">
            <text:p>0.590495538</text:p>
          </table:table-cell>
          <table:table-cell table:formula="of:=AVERAGE([.C121:.E121])" office:value-type="float" office:value="0.646396356666667" calcext:value-type="float">
            <text:p>0.646396357</text:p>
          </table:table-cell>
          <table:table-cell/>
          <table:table-cell office:value-type="float" office:value="26.94948" calcext:value-type="float">
            <text:p>26.949480000</text:p>
          </table:table-cell>
          <table:table-cell office:value-type="float" office:value="0.826085904" calcext:value-type="float">
            <text:p>0.826085904</text:p>
          </table:table-cell>
          <table:table-cell office:value-type="float" office:value="0.679738007" calcext:value-type="float">
            <text:p>0.679738007</text:p>
          </table:table-cell>
          <table:table-cell office:value-type="float" office:value="0.601559949" calcext:value-type="float">
            <text:p>0.601559949</text:p>
          </table:table-cell>
          <table:table-cell table:formula="of:=AVERAGE([.I121:.K121])" office:value-type="float" office:value="0.702461286666667" calcext:value-type="float">
            <text:p>0.702461287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35489301" calcext:value-type="float">
            <text:p>0.635489301</text:p>
          </table:table-cell>
          <table:table-cell office:value-type="float" office:value="0.598873567" calcext:value-type="float">
            <text:p>0.598873567</text:p>
          </table:table-cell>
          <table:table-cell office:value-type="float" office:value="0.677090964" calcext:value-type="float">
            <text:p>0.677090964</text:p>
          </table:table-cell>
          <table:table-cell table:formula="of:=AVERAGE([.O121:.Q121])" office:value-type="float" office:value="0.637151277333333" calcext:value-type="float">
            <text:p>0.637151277</text:p>
          </table:table-cell>
          <table:table-cell table:number-columns-repeated="100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676990232" calcext:value-type="float">
            <text:p>0.676990232</text:p>
          </table:table-cell>
          <table:table-cell office:value-type="float" office:value="0.770707222" calcext:value-type="float">
            <text:p>0.770707222</text:p>
          </table:table-cell>
          <table:table-cell office:value-type="float" office:value="0.530234042" calcext:value-type="float">
            <text:p>0.530234042</text:p>
          </table:table-cell>
          <table:table-cell table:formula="of:=AVERAGE([.C122:.E122])" office:value-type="float" office:value="0.659310498666667" calcext:value-type="float">
            <text:p>0.659310499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72129437" calcext:value-type="float">
            <text:p>0.721294370</text:p>
          </table:table-cell>
          <table:table-cell office:value-type="float" office:value="0.829551319" calcext:value-type="float">
            <text:p>0.829551319</text:p>
          </table:table-cell>
          <table:table-cell office:value-type="float" office:value="0.580537984" calcext:value-type="float">
            <text:p>0.580537984</text:p>
          </table:table-cell>
          <table:table-cell table:formula="of:=AVERAGE([.I122:.K122])" office:value-type="float" office:value="0.710461224333333" calcext:value-type="float">
            <text:p>0.710461224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27561286" calcext:value-type="float">
            <text:p>0.627561286</text:p>
          </table:table-cell>
          <table:table-cell office:value-type="float" office:value="0.670570811" calcext:value-type="float">
            <text:p>0.670570811</text:p>
          </table:table-cell>
          <table:table-cell office:value-type="float" office:value="0.616893246" calcext:value-type="float">
            <text:p>0.616893246</text:p>
          </table:table-cell>
          <table:table-cell table:formula="of:=AVERAGE([.O122:.Q122])" office:value-type="float" office:value="0.638341781" calcext:value-type="float">
            <text:p>0.638341781</text:p>
          </table:table-cell>
          <table:table-cell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711525167" calcext:value-type="float">
            <text:p>0.711525167</text:p>
          </table:table-cell>
          <table:table-cell office:value-type="float" office:value="0.676949701" calcext:value-type="float">
            <text:p>0.676949701</text:p>
          </table:table-cell>
          <table:table-cell office:value-type="float" office:value="0.528503719" calcext:value-type="float">
            <text:p>0.528503719</text:p>
          </table:table-cell>
          <table:table-cell table:formula="of:=AVERAGE([.C123:.E123])" office:value-type="float" office:value="0.638992862333333" calcext:value-type="float">
            <text:p>0.638992862</text:p>
          </table:table-cell>
          <table:table-cell/>
          <table:table-cell office:value-type="float" office:value="26.94948" calcext:value-type="float">
            <text:p>26.949480000</text:p>
          </table:table-cell>
          <table:table-cell office:value-type="float" office:value="0.664762934" calcext:value-type="float">
            <text:p>0.664762934</text:p>
          </table:table-cell>
          <table:table-cell office:value-type="float" office:value="0.779395792" calcext:value-type="float">
            <text:p>0.779395792</text:p>
          </table:table-cell>
          <table:table-cell office:value-type="float" office:value="0.706268037" calcext:value-type="float">
            <text:p>0.706268037</text:p>
          </table:table-cell>
          <table:table-cell table:formula="of:=AVERAGE([.I123:.K123])" office:value-type="float" office:value="0.716808921" calcext:value-type="float">
            <text:p>0.716808921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38865309" calcext:value-type="float">
            <text:p>0.638865309</text:p>
          </table:table-cell>
          <table:table-cell office:value-type="float" office:value="0.599162054" calcext:value-type="float">
            <text:p>0.599162054</text:p>
          </table:table-cell>
          <table:table-cell office:value-type="float" office:value="0.676902017" calcext:value-type="float">
            <text:p>0.676902017</text:p>
          </table:table-cell>
          <table:table-cell table:formula="of:=AVERAGE([.O123:.Q123])" office:value-type="float" office:value="0.638309793333333" calcext:value-type="float">
            <text:p>0.638309793</text:p>
          </table:table-cell>
          <table:table-cell table:number-columns-repeated="100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682289682" calcext:value-type="float">
            <text:p>0.682289682</text:p>
          </table:table-cell>
          <table:table-cell office:value-type="float" office:value="0.769595596" calcext:value-type="float">
            <text:p>0.769595596</text:p>
          </table:table-cell>
          <table:table-cell office:value-type="float" office:value="0.536388223" calcext:value-type="float">
            <text:p>0.536388223</text:p>
          </table:table-cell>
          <table:table-cell table:formula="of:=AVERAGE([.C124:.E124])" office:value-type="float" office:value="0.662757833666667" calcext:value-type="float">
            <text:p>0.662757834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688754402" calcext:value-type="float">
            <text:p>0.688754402</text:p>
          </table:table-cell>
          <table:table-cell office:value-type="float" office:value="0.708708848" calcext:value-type="float">
            <text:p>0.708708848</text:p>
          </table:table-cell>
          <table:table-cell office:value-type="float" office:value="0.674744329" calcext:value-type="float">
            <text:p>0.674744329</text:p>
          </table:table-cell>
          <table:table-cell table:formula="of:=AVERAGE([.I124:.K124])" office:value-type="float" office:value="0.690735859666667" calcext:value-type="float">
            <text:p>0.690735860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9639393" calcext:value-type="float">
            <text:p>0.696393930</text:p>
          </table:table-cell>
          <table:table-cell office:value-type="float" office:value="0.605622602" calcext:value-type="float">
            <text:p>0.605622602</text:p>
          </table:table-cell>
          <table:table-cell office:value-type="float" office:value="0.601804328" calcext:value-type="float">
            <text:p>0.601804328</text:p>
          </table:table-cell>
          <table:table-cell table:formula="of:=AVERAGE([.O124:.Q124])" office:value-type="float" office:value="0.634606953333333" calcext:value-type="float">
            <text:p>0.634606953</text:p>
          </table:table-cell>
          <table:table-cell table:number-columns-repeated="100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601490808" calcext:value-type="float">
            <text:p>0.601490808</text:p>
          </table:table-cell>
          <table:table-cell office:value-type="float" office:value="0.731076089" calcext:value-type="float">
            <text:p>0.731076089</text:p>
          </table:table-cell>
          <table:table-cell office:value-type="float" office:value="0.614464952" calcext:value-type="float">
            <text:p>0.614464952</text:p>
          </table:table-cell>
          <table:table-cell table:formula="of:=AVERAGE([.C125:.E125])" office:value-type="float" office:value="0.649010616333333" calcext:value-type="float">
            <text:p>0.649010616</text:p>
          </table:table-cell>
          <table:table-cell/>
          <table:table-cell office:value-type="float" office:value="26.93937" calcext:value-type="float">
            <text:p>26.939370000</text:p>
          </table:table-cell>
          <table:table-cell office:value-type="float" office:value="0.802270866" calcext:value-type="float">
            <text:p>0.802270866</text:p>
          </table:table-cell>
          <table:table-cell office:value-type="float" office:value="0.739115565" calcext:value-type="float">
            <text:p>0.739115565</text:p>
          </table:table-cell>
          <table:table-cell office:value-type="float" office:value="0.562065907" calcext:value-type="float">
            <text:p>0.562065907</text:p>
          </table:table-cell>
          <table:table-cell table:formula="of:=AVERAGE([.I125:.K125])" office:value-type="float" office:value="0.701150779333333" calcext:value-type="float">
            <text:p>0.701150779</text:p>
          </table:table-cell>
          <table:table-cell/>
          <table:table-cell office:value-type="float" office:value="25.90833" calcext:value-type="float">
            <text:p>25.908330000</text:p>
          </table:table-cell>
          <table:table-cell office:value-type="float" office:value="0.625019744" calcext:value-type="float">
            <text:p>0.625019744</text:p>
          </table:table-cell>
          <table:table-cell office:value-type="float" office:value="0.655323345" calcext:value-type="float">
            <text:p>0.655323345</text:p>
          </table:table-cell>
          <table:table-cell office:value-type="float" office:value="0.636057333" calcext:value-type="float">
            <text:p>0.636057333</text:p>
          </table:table-cell>
          <table:table-cell table:formula="of:=AVERAGE([.O125:.Q125])" office:value-type="float" office:value="0.638800140666667" calcext:value-type="float">
            <text:p>0.638800141</text:p>
          </table:table-cell>
          <table:table-cell table:number-columns-repeated="100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729025093" calcext:value-type="float">
            <text:p>0.729025093</text:p>
          </table:table-cell>
          <table:table-cell office:value-type="float" office:value="0.627873615" calcext:value-type="float">
            <text:p>0.627873615</text:p>
          </table:table-cell>
          <table:table-cell office:value-type="float" office:value="0.64733513" calcext:value-type="float">
            <text:p>0.647335130</text:p>
          </table:table-cell>
          <table:table-cell table:formula="of:=AVERAGE([.C126:.E126])" office:value-type="float" office:value="0.668077946" calcext:value-type="float">
            <text:p>0.668077946</text:p>
          </table:table-cell>
          <table:table-cell/>
          <table:table-cell office:value-type="float" office:value="26.93937" calcext:value-type="float">
            <text:p>26.939370000</text:p>
          </table:table-cell>
          <table:table-cell office:value-type="float" office:value="0.688020073" calcext:value-type="float">
            <text:p>0.688020073</text:p>
          </table:table-cell>
          <table:table-cell office:value-type="float" office:value="0.818924405" calcext:value-type="float">
            <text:p>0.818924405</text:p>
          </table:table-cell>
          <table:table-cell office:value-type="float" office:value="0.594825816" calcext:value-type="float">
            <text:p>0.594825816</text:p>
          </table:table-cell>
          <table:table-cell table:formula="of:=AVERAGE([.I126:.K126])" office:value-type="float" office:value="0.700590098" calcext:value-type="float">
            <text:p>0.700590098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82863078" calcext:value-type="float">
            <text:p>0.682863078</text:p>
          </table:table-cell>
          <table:table-cell office:value-type="float" office:value="0.610984637" calcext:value-type="float">
            <text:p>0.610984637</text:p>
          </table:table-cell>
          <table:table-cell office:value-type="float" office:value="0.601737571" calcext:value-type="float">
            <text:p>0.601737571</text:p>
          </table:table-cell>
          <table:table-cell table:formula="of:=AVERAGE([.O126:.Q126])" office:value-type="float" office:value="0.631861762" calcext:value-type="float">
            <text:p>0.631861762</text:p>
          </table:table-cell>
          <table:table-cell table:number-columns-repeated="100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688216172" calcext:value-type="float">
            <text:p>0.688216172</text:p>
          </table:table-cell>
          <table:table-cell office:value-type="float" office:value="0.765367242" calcext:value-type="float">
            <text:p>0.765367242</text:p>
          </table:table-cell>
          <table:table-cell office:value-type="float" office:value="0.534473125" calcext:value-type="float">
            <text:p>0.534473125</text:p>
          </table:table-cell>
          <table:table-cell table:formula="of:=AVERAGE([.C127:.E127])" office:value-type="float" office:value="0.662685513" calcext:value-type="float">
            <text:p>0.662685513</text:p>
          </table:table-cell>
          <table:table-cell/>
          <table:table-cell office:value-type="float" office:value="26.94948" calcext:value-type="float">
            <text:p>26.949480000</text:p>
          </table:table-cell>
          <table:table-cell office:value-type="float" office:value="0.689200245" calcext:value-type="float">
            <text:p>0.689200245</text:p>
          </table:table-cell>
          <table:table-cell office:value-type="float" office:value="0.813913442" calcext:value-type="float">
            <text:p>0.813913442</text:p>
          </table:table-cell>
          <table:table-cell office:value-type="float" office:value="0.623282864" calcext:value-type="float">
            <text:p>0.623282864</text:p>
          </table:table-cell>
          <table:table-cell table:formula="of:=AVERAGE([.I127:.K127])" office:value-type="float" office:value="0.708798850333333" calcext:value-type="float">
            <text:p>0.708798850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47795278" calcext:value-type="float">
            <text:p>0.647795278</text:p>
          </table:table-cell>
          <table:table-cell office:value-type="float" office:value="0.602339578" calcext:value-type="float">
            <text:p>0.602339578</text:p>
          </table:table-cell>
          <table:table-cell office:value-type="float" office:value="0.650531727" calcext:value-type="float">
            <text:p>0.650531727</text:p>
          </table:table-cell>
          <table:table-cell table:formula="of:=AVERAGE([.O127:.Q127])" office:value-type="float" office:value="0.633555527666667" calcext:value-type="float">
            <text:p>0.633555528</text:p>
          </table:table-cell>
          <table:table-cell table:number-columns-repeated="100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654908497" calcext:value-type="float">
            <text:p>0.654908497</text:p>
          </table:table-cell>
          <table:table-cell office:value-type="float" office:value="0.765962096" calcext:value-type="float">
            <text:p>0.765962096</text:p>
          </table:table-cell>
          <table:table-cell office:value-type="float" office:value="0.549965566" calcext:value-type="float">
            <text:p>0.549965566</text:p>
          </table:table-cell>
          <table:table-cell table:formula="of:=AVERAGE([.C128:.E128])" office:value-type="float" office:value="0.656945386333333" calcext:value-type="float">
            <text:p>0.656945386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67109116" calcext:value-type="float">
            <text:p>0.671091160</text:p>
          </table:table-cell>
          <table:table-cell office:value-type="float" office:value="0.728746739" calcext:value-type="float">
            <text:p>0.728746739</text:p>
          </table:table-cell>
          <table:table-cell office:value-type="float" office:value="0.69547125" calcext:value-type="float">
            <text:p>0.695471250</text:p>
          </table:table-cell>
          <table:table-cell table:formula="of:=AVERAGE([.I128:.K128])" office:value-type="float" office:value="0.698436383" calcext:value-type="float">
            <text:p>0.698436383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97097861" calcext:value-type="float">
            <text:p>0.697097861</text:p>
          </table:table-cell>
          <table:table-cell office:value-type="float" office:value="0.605724526" calcext:value-type="float">
            <text:p>0.605724526</text:p>
          </table:table-cell>
          <table:table-cell office:value-type="float" office:value="0.596899461" calcext:value-type="float">
            <text:p>0.596899461</text:p>
          </table:table-cell>
          <table:table-cell table:formula="of:=AVERAGE([.O128:.Q128])" office:value-type="float" office:value="0.633240616" calcext:value-type="float">
            <text:p>0.633240616</text:p>
          </table:table-cell>
          <table:table-cell table:number-columns-repeated="100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662115295" calcext:value-type="float">
            <text:p>0.662115295</text:p>
          </table:table-cell>
          <table:table-cell office:value-type="float" office:value="0.73124179" calcext:value-type="float">
            <text:p>0.731241790</text:p>
          </table:table-cell>
          <table:table-cell office:value-type="float" office:value="0.515011014" calcext:value-type="float">
            <text:p>0.515011014</text:p>
          </table:table-cell>
          <table:table-cell table:formula="of:=AVERAGE([.C129:.E129])" office:value-type="float" office:value="0.636122699666667" calcext:value-type="float">
            <text:p>0.636122700</text:p>
          </table:table-cell>
          <table:table-cell/>
          <table:table-cell office:value-type="float" office:value="26.95453" calcext:value-type="float">
            <text:p>26.954530000</text:p>
          </table:table-cell>
          <table:table-cell office:value-type="float" office:value="0.671824893" calcext:value-type="float">
            <text:p>0.671824893</text:p>
          </table:table-cell>
          <table:table-cell office:value-type="float" office:value="0.726172415" calcext:value-type="float">
            <text:p>0.726172415</text:p>
          </table:table-cell>
          <table:table-cell office:value-type="float" office:value="0.683335147" calcext:value-type="float">
            <text:p>0.683335147</text:p>
          </table:table-cell>
          <table:table-cell table:formula="of:=AVERAGE([.I129:.K129])" office:value-type="float" office:value="0.693777485" calcext:value-type="float">
            <text:p>0.693777485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42694908" calcext:value-type="float">
            <text:p>0.642694908</text:p>
          </table:table-cell>
          <table:table-cell office:value-type="float" office:value="0.600602102" calcext:value-type="float">
            <text:p>0.600602102</text:p>
          </table:table-cell>
          <table:table-cell office:value-type="float" office:value="0.663713296" calcext:value-type="float">
            <text:p>0.663713296</text:p>
          </table:table-cell>
          <table:table-cell table:formula="of:=AVERAGE([.O129:.Q129])" office:value-type="float" office:value="0.635670102" calcext:value-type="float">
            <text:p>0.635670102</text:p>
          </table:table-cell>
          <table:table-cell table:number-columns-repeated="100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675638399" calcext:value-type="float">
            <text:p>0.675638399</text:p>
          </table:table-cell>
          <table:table-cell office:value-type="float" office:value="0.760996432" calcext:value-type="float">
            <text:p>0.760996432</text:p>
          </table:table-cell>
          <table:table-cell office:value-type="float" office:value="0.529884163" calcext:value-type="float">
            <text:p>0.529884163</text:p>
          </table:table-cell>
          <table:table-cell table:formula="of:=AVERAGE([.C130:.E130])" office:value-type="float" office:value="0.655506331333333" calcext:value-type="float">
            <text:p>0.655506331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793190097" calcext:value-type="float">
            <text:p>0.793190097</text:p>
          </table:table-cell>
          <table:table-cell office:value-type="float" office:value="0.682048879" calcext:value-type="float">
            <text:p>0.682048879</text:p>
          </table:table-cell>
          <table:table-cell office:value-type="float" office:value="0.646544772" calcext:value-type="float">
            <text:p>0.646544772</text:p>
          </table:table-cell>
          <table:table-cell table:formula="of:=AVERAGE([.I130:.K130])" office:value-type="float" office:value="0.707261249333333" calcext:value-type="float">
            <text:p>0.707261249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30953983" calcext:value-type="float">
            <text:p>0.630953983</text:p>
          </table:table-cell>
          <table:table-cell office:value-type="float" office:value="0.625596121" calcext:value-type="float">
            <text:p>0.625596121</text:p>
          </table:table-cell>
          <table:table-cell office:value-type="float" office:value="0.666782339" calcext:value-type="float">
            <text:p>0.666782339</text:p>
          </table:table-cell>
          <table:table-cell table:formula="of:=AVERAGE([.O130:.Q130])" office:value-type="float" office:value="0.641110814333333" calcext:value-type="float">
            <text:p>0.641110814</text:p>
          </table:table-cell>
          <table:table-cell table:number-columns-repeated="100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599511933" calcext:value-type="float">
            <text:p>0.599511933</text:p>
          </table:table-cell>
          <table:table-cell office:value-type="float" office:value="0.672847709" calcext:value-type="float">
            <text:p>0.672847709</text:p>
          </table:table-cell>
          <table:table-cell office:value-type="float" office:value="0.644888359" calcext:value-type="float">
            <text:p>0.644888359</text:p>
          </table:table-cell>
          <table:table-cell table:formula="of:=AVERAGE([.C131:.E131])" office:value-type="float" office:value="0.639082667" calcext:value-type="float">
            <text:p>0.639082667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781807397" calcext:value-type="float">
            <text:p>0.781807397</text:p>
          </table:table-cell>
          <table:table-cell office:value-type="float" office:value="0.787375067" calcext:value-type="float">
            <text:p>0.787375067</text:p>
          </table:table-cell>
          <table:table-cell office:value-type="float" office:value="0.560576387" calcext:value-type="float">
            <text:p>0.560576387</text:p>
          </table:table-cell>
          <table:table-cell table:formula="of:=AVERAGE([.I131:.K131])" office:value-type="float" office:value="0.709919617" calcext:value-type="float">
            <text:p>0.709919617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9531449" calcext:value-type="float">
            <text:p>0.695314490</text:p>
          </table:table-cell>
          <table:table-cell office:value-type="float" office:value="0.605928374" calcext:value-type="float">
            <text:p>0.605928374</text:p>
          </table:table-cell>
          <table:table-cell office:value-type="float" office:value="0.603829098" calcext:value-type="float">
            <text:p>0.603829098</text:p>
          </table:table-cell>
          <table:table-cell table:formula="of:=AVERAGE([.O131:.Q131])" office:value-type="float" office:value="0.635023987333333" calcext:value-type="float">
            <text:p>0.635023987</text:p>
          </table:table-cell>
          <table:table-cell table:number-columns-repeated="100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67507275" calcext:value-type="float">
            <text:p>0.675072750</text:p>
          </table:table-cell>
          <table:table-cell office:value-type="float" office:value="0.646013695" calcext:value-type="float">
            <text:p>0.646013695</text:p>
          </table:table-cell>
          <table:table-cell office:value-type="float" office:value="0.651465732" calcext:value-type="float">
            <text:p>0.651465732</text:p>
          </table:table-cell>
          <table:table-cell table:formula="of:=AVERAGE([.C132:.E132])" office:value-type="float" office:value="0.657517392333333" calcext:value-type="float">
            <text:p>0.657517392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687113486" calcext:value-type="float">
            <text:p>0.687113486</text:p>
          </table:table-cell>
          <table:table-cell office:value-type="float" office:value="0.813471772" calcext:value-type="float">
            <text:p>0.813471772</text:p>
          </table:table-cell>
          <table:table-cell office:value-type="float" office:value="0.631067828" calcext:value-type="float">
            <text:p>0.631067828</text:p>
          </table:table-cell>
          <table:table-cell table:formula="of:=AVERAGE([.I132:.K132])" office:value-type="float" office:value="0.710551028666667" calcext:value-type="float">
            <text:p>0.710551029</text:p>
          </table:table-cell>
          <table:table-cell/>
          <table:table-cell office:value-type="float" office:value="25.9235" calcext:value-type="float">
            <text:p>25.923500000</text:p>
          </table:table-cell>
          <table:table-cell office:value-type="float" office:value="0.639525132" calcext:value-type="float">
            <text:p>0.639525132</text:p>
          </table:table-cell>
          <table:table-cell office:value-type="float" office:value="0.600326133" calcext:value-type="float">
            <text:p>0.600326133</text:p>
          </table:table-cell>
          <table:table-cell office:value-type="float" office:value="0.666407426" calcext:value-type="float">
            <text:p>0.666407426</text:p>
          </table:table-cell>
          <table:table-cell table:formula="of:=AVERAGE([.O132:.Q132])" office:value-type="float" office:value="0.635419563666667" calcext:value-type="float">
            <text:p>0.635419564</text:p>
          </table:table-cell>
          <table:table-cell table:number-columns-repeated="100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708887066" calcext:value-type="float">
            <text:p>0.708887066</text:p>
          </table:table-cell>
          <table:table-cell office:value-type="float" office:value="0.689141832" calcext:value-type="float">
            <text:p>0.689141832</text:p>
          </table:table-cell>
          <table:table-cell office:value-type="float" office:value="0.515873494" calcext:value-type="float">
            <text:p>0.515873494</text:p>
          </table:table-cell>
          <table:table-cell table:formula="of:=AVERAGE([.C133:.E133])" office:value-type="float" office:value="0.637967464" calcext:value-type="float">
            <text:p>0.637967464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826600889" calcext:value-type="float">
            <text:p>0.826600889</text:p>
          </table:table-cell>
          <table:table-cell office:value-type="float" office:value="0.679791055" calcext:value-type="float">
            <text:p>0.679791055</text:p>
          </table:table-cell>
          <table:table-cell office:value-type="float" office:value="0.62512286" calcext:value-type="float">
            <text:p>0.625122860</text:p>
          </table:table-cell>
          <table:table-cell table:formula="of:=AVERAGE([.I133:.K133])" office:value-type="float" office:value="0.710504934666667" calcext:value-type="float">
            <text:p>0.710504935</text:p>
          </table:table-cell>
          <table:table-cell/>
          <table:table-cell office:value-type="float" office:value="25.90833" calcext:value-type="float">
            <text:p>25.908330000</text:p>
          </table:table-cell>
          <table:table-cell office:value-type="float" office:value="0.683324418" calcext:value-type="float">
            <text:p>0.683324418</text:p>
          </table:table-cell>
          <table:table-cell office:value-type="float" office:value="0.605266762" calcext:value-type="float">
            <text:p>0.605266762</text:p>
          </table:table-cell>
          <table:table-cell office:value-type="float" office:value="0.612910463" calcext:value-type="float">
            <text:p>0.612910463</text:p>
          </table:table-cell>
          <table:table-cell table:formula="of:=AVERAGE([.O133:.Q133])" office:value-type="float" office:value="0.633833881" calcext:value-type="float">
            <text:p>0.633833881</text:p>
          </table:table-cell>
          <table:table-cell table:number-columns-repeated="100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600555611" calcext:value-type="float">
            <text:p>0.600555611</text:p>
          </table:table-cell>
          <table:table-cell office:value-type="float" office:value="0.743416636" calcext:value-type="float">
            <text:p>0.743416636</text:p>
          </table:table-cell>
          <table:table-cell office:value-type="float" office:value="0.600858998" calcext:value-type="float">
            <text:p>0.600858998</text:p>
          </table:table-cell>
          <table:table-cell table:formula="of:=AVERAGE([.C134:.E134])" office:value-type="float" office:value="0.648277081666667" calcext:value-type="float">
            <text:p>0.648277082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830310086" calcext:value-type="float">
            <text:p>0.830310086</text:p>
          </table:table-cell>
          <table:table-cell office:value-type="float" office:value="0.682607971" calcext:value-type="float">
            <text:p>0.682607971</text:p>
          </table:table-cell>
          <table:table-cell office:value-type="float" office:value="0.633522944" calcext:value-type="float">
            <text:p>0.633522944</text:p>
          </table:table-cell>
          <table:table-cell table:formula="of:=AVERAGE([.I134:.K134])" office:value-type="float" office:value="0.715480333666667" calcext:value-type="float">
            <text:p>0.715480334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51165325" calcext:value-type="float">
            <text:p>0.651165325</text:p>
          </table:table-cell>
          <table:table-cell office:value-type="float" office:value="0.602627468" calcext:value-type="float">
            <text:p>0.602627468</text:p>
          </table:table-cell>
          <table:table-cell office:value-type="float" office:value="0.645984488" calcext:value-type="float">
            <text:p>0.645984488</text:p>
          </table:table-cell>
          <table:table-cell table:formula="of:=AVERAGE([.O134:.Q134])" office:value-type="float" office:value="0.633259093666667" calcext:value-type="float">
            <text:p>0.633259094</text:p>
          </table:table-cell>
          <table:table-cell table:number-columns-repeated="100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635361151" calcext:value-type="float">
            <text:p>0.635361151</text:p>
          </table:table-cell>
          <table:table-cell office:value-type="float" office:value="0.638895111" calcext:value-type="float">
            <text:p>0.638895111</text:p>
          </table:table-cell>
          <table:table-cell office:value-type="float" office:value="0.625041798" calcext:value-type="float">
            <text:p>0.625041798</text:p>
          </table:table-cell>
          <table:table-cell table:formula="of:=AVERAGE([.C135:.E135])" office:value-type="float" office:value="0.633099353333333" calcext:value-type="float">
            <text:p>0.633099353</text:p>
          </table:table-cell>
          <table:table-cell/>
          <table:table-cell office:value-type="float" office:value="26.93937" calcext:value-type="float">
            <text:p>26.939370000</text:p>
          </table:table-cell>
          <table:table-cell office:value-type="float" office:value="0.826989511" calcext:value-type="float">
            <text:p>0.826989511</text:p>
          </table:table-cell>
          <table:table-cell office:value-type="float" office:value="0.679777346" calcext:value-type="float">
            <text:p>0.679777346</text:p>
          </table:table-cell>
          <table:table-cell office:value-type="float" office:value="0.626126006" calcext:value-type="float">
            <text:p>0.626126006</text:p>
          </table:table-cell>
          <table:table-cell table:formula="of:=AVERAGE([.I135:.K135])" office:value-type="float" office:value="0.710964287666667" calcext:value-type="float">
            <text:p>0.710964288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3499339" calcext:value-type="float">
            <text:p>0.634993390</text:p>
          </table:table-cell>
          <table:table-cell office:value-type="float" office:value="0.59820838" calcext:value-type="float">
            <text:p>0.598208380</text:p>
          </table:table-cell>
          <table:table-cell office:value-type="float" office:value="0.675227127" calcext:value-type="float">
            <text:p>0.675227127</text:p>
          </table:table-cell>
          <table:table-cell table:formula="of:=AVERAGE([.O135:.Q135])" office:value-type="float" office:value="0.636142965666667" calcext:value-type="float">
            <text:p>0.636142966</text:p>
          </table:table-cell>
          <table:table-cell table:number-columns-repeated="100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682891093" calcext:value-type="float">
            <text:p>0.682891093</text:p>
          </table:table-cell>
          <table:table-cell office:value-type="float" office:value="0.759264917" calcext:value-type="float">
            <text:p>0.759264917</text:p>
          </table:table-cell>
          <table:table-cell office:value-type="float" office:value="0.535245006" calcext:value-type="float">
            <text:p>0.535245006</text:p>
          </table:table-cell>
          <table:table-cell table:formula="of:=AVERAGE([.C136:.E136])" office:value-type="float" office:value="0.659133672" calcext:value-type="float">
            <text:p>0.659133672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666646441" calcext:value-type="float">
            <text:p>0.666646441</text:p>
          </table:table-cell>
          <table:table-cell office:value-type="float" office:value="0.791065787" calcext:value-type="float">
            <text:p>0.791065787</text:p>
          </table:table-cell>
          <table:table-cell office:value-type="float" office:value="0.691121899" calcext:value-type="float">
            <text:p>0.691121899</text:p>
          </table:table-cell>
          <table:table-cell table:formula="of:=AVERAGE([.I136:.K136])" office:value-type="float" office:value="0.716278042333333" calcext:value-type="float">
            <text:p>0.716278042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66743" calcext:value-type="float">
            <text:p>0.666743000</text:p>
          </table:table-cell>
          <table:table-cell office:value-type="float" office:value="0.604984236" calcext:value-type="float">
            <text:p>0.604984236</text:p>
          </table:table-cell>
          <table:table-cell office:value-type="float" office:value="0.630166606" calcext:value-type="float">
            <text:p>0.630166606</text:p>
          </table:table-cell>
          <table:table-cell table:formula="of:=AVERAGE([.O136:.Q136])" office:value-type="float" office:value="0.633964614" calcext:value-type="float">
            <text:p>0.633964614</text:p>
          </table:table-cell>
          <table:table-cell table:number-columns-repeated="100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6.84839" calcext:value-type="float">
            <text:p>26.848390000</text:p>
          </table:table-cell>
          <table:table-cell office:value-type="float" office:value="0.671613893" calcext:value-type="float">
            <text:p>0.671613893</text:p>
          </table:table-cell>
          <table:table-cell office:value-type="float" office:value="0.769657584" calcext:value-type="float">
            <text:p>0.769657584</text:p>
          </table:table-cell>
          <table:table-cell office:value-type="float" office:value="0.522129598" calcext:value-type="float">
            <text:p>0.522129598</text:p>
          </table:table-cell>
          <table:table-cell table:formula="of:=AVERAGE([.C137:.E137])" office:value-type="float" office:value="0.654467025" calcext:value-type="float">
            <text:p>0.654467025</text:p>
          </table:table-cell>
          <table:table-cell/>
          <table:table-cell office:value-type="float" office:value="26.93937" calcext:value-type="float">
            <text:p>26.939370000</text:p>
          </table:table-cell>
          <table:table-cell office:value-type="float" office:value="0.665237983" calcext:value-type="float">
            <text:p>0.665237983</text:p>
          </table:table-cell>
          <table:table-cell office:value-type="float" office:value="0.733932344" calcext:value-type="float">
            <text:p>0.733932344</text:p>
          </table:table-cell>
          <table:table-cell office:value-type="float" office:value="0.685740791" calcext:value-type="float">
            <text:p>0.685740791</text:p>
          </table:table-cell>
          <table:table-cell table:formula="of:=AVERAGE([.I137:.K137])" office:value-type="float" office:value="0.694970372666667" calcext:value-type="float">
            <text:p>0.694970373</text:p>
          </table:table-cell>
          <table:table-cell/>
          <table:table-cell office:value-type="float" office:value="25.92855" calcext:value-type="float">
            <text:p>25.928550000</text:p>
          </table:table-cell>
          <table:table-cell office:value-type="float" office:value="0.628255681" calcext:value-type="float">
            <text:p>0.628255681</text:p>
          </table:table-cell>
          <table:table-cell office:value-type="float" office:value="0.639147239" calcext:value-type="float">
            <text:p>0.639147239</text:p>
          </table:table-cell>
          <table:table-cell office:value-type="float" office:value="0.654692728" calcext:value-type="float">
            <text:p>0.654692728</text:p>
          </table:table-cell>
          <table:table-cell table:formula="of:=AVERAGE([.O137:.Q137])" office:value-type="float" office:value="0.640698549333333" calcext:value-type="float">
            <text:p>0.640698549</text:p>
          </table:table-cell>
          <table:table-cell table:number-columns-repeated="100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724663225" calcext:value-type="float">
            <text:p>0.724663225</text:p>
          </table:table-cell>
          <table:table-cell office:value-type="float" office:value="0.614755227" calcext:value-type="float">
            <text:p>0.614755227</text:p>
          </table:table-cell>
          <table:table-cell office:value-type="float" office:value="0.616167857" calcext:value-type="float">
            <text:p>0.616167857</text:p>
          </table:table-cell>
          <table:table-cell table:formula="of:=AVERAGE([.C138:.E138])" office:value-type="float" office:value="0.651862103" calcext:value-type="float">
            <text:p>0.651862103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800437427" calcext:value-type="float">
            <text:p>0.800437427</text:p>
          </table:table-cell>
          <table:table-cell office:value-type="float" office:value="0.749130934" calcext:value-type="float">
            <text:p>0.749130934</text:p>
          </table:table-cell>
          <table:table-cell office:value-type="float" office:value="0.56018538" calcext:value-type="float">
            <text:p>0.560185380</text:p>
          </table:table-cell>
          <table:table-cell table:formula="of:=AVERAGE([.I138:.K138])" office:value-type="float" office:value="0.703251247" calcext:value-type="float">
            <text:p>0.703251247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95765697" calcext:value-type="float">
            <text:p>0.695765697</text:p>
          </table:table-cell>
          <table:table-cell office:value-type="float" office:value="0.606217457" calcext:value-type="float">
            <text:p>0.606217457</text:p>
          </table:table-cell>
          <table:table-cell office:value-type="float" office:value="0.601877642" calcext:value-type="float">
            <text:p>0.601877642</text:p>
          </table:table-cell>
          <table:table-cell table:formula="of:=AVERAGE([.O138:.Q138])" office:value-type="float" office:value="0.634620265333333" calcext:value-type="float">
            <text:p>0.634620265</text:p>
          </table:table-cell>
          <table:table-cell table:number-columns-repeated="100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691725694" calcext:value-type="float">
            <text:p>0.691725694</text:p>
          </table:table-cell>
          <table:table-cell office:value-type="float" office:value="0.735073773" calcext:value-type="float">
            <text:p>0.735073773</text:p>
          </table:table-cell>
          <table:table-cell office:value-type="float" office:value="0.516747894" calcext:value-type="float">
            <text:p>0.516747894</text:p>
          </table:table-cell>
          <table:table-cell table:formula="of:=AVERAGE([.C139:.E139])" office:value-type="float" office:value="0.647849120333333" calcext:value-type="float">
            <text:p>0.647849120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712995614" calcext:value-type="float">
            <text:p>0.712995614</text:p>
          </table:table-cell>
          <table:table-cell office:value-type="float" office:value="0.825222829" calcext:value-type="float">
            <text:p>0.825222829</text:p>
          </table:table-cell>
          <table:table-cell office:value-type="float" office:value="0.587313841" calcext:value-type="float">
            <text:p>0.587313841</text:p>
          </table:table-cell>
          <table:table-cell table:formula="of:=AVERAGE([.I139:.K139])" office:value-type="float" office:value="0.708510761333333" calcext:value-type="float">
            <text:p>0.708510761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26208857" calcext:value-type="float">
            <text:p>0.626208857</text:p>
          </table:table-cell>
          <table:table-cell office:value-type="float" office:value="0.67229577" calcext:value-type="float">
            <text:p>0.672295770</text:p>
          </table:table-cell>
          <table:table-cell office:value-type="float" office:value="0.616697743" calcext:value-type="float">
            <text:p>0.616697743</text:p>
          </table:table-cell>
          <table:table-cell table:formula="of:=AVERAGE([.O139:.Q139])" office:value-type="float" office:value="0.63840079" calcext:value-type="float">
            <text:p>0.638400790</text:p>
          </table:table-cell>
          <table:table-cell table:number-columns-repeated="100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605087948" calcext:value-type="float">
            <text:p>0.605087948</text:p>
          </table:table-cell>
          <table:table-cell office:value-type="float" office:value="0.683938942" calcext:value-type="float">
            <text:p>0.683938942</text:p>
          </table:table-cell>
          <table:table-cell office:value-type="float" office:value="0.569965907" calcext:value-type="float">
            <text:p>0.569965907</text:p>
          </table:table-cell>
          <table:table-cell table:formula="of:=AVERAGE([.C140:.E140])" office:value-type="float" office:value="0.619664265666667" calcext:value-type="float">
            <text:p>0.619664266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664941152" calcext:value-type="float">
            <text:p>0.664941152</text:p>
          </table:table-cell>
          <table:table-cell office:value-type="float" office:value="0.782206152" calcext:value-type="float">
            <text:p>0.782206152</text:p>
          </table:table-cell>
          <table:table-cell office:value-type="float" office:value="0.703696692" calcext:value-type="float">
            <text:p>0.703696692</text:p>
          </table:table-cell>
          <table:table-cell table:formula="of:=AVERAGE([.I140:.K140])" office:value-type="float" office:value="0.716947998666667" calcext:value-type="float">
            <text:p>0.716947999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34000973" calcext:value-type="float">
            <text:p>0.634000973</text:p>
          </table:table-cell>
          <table:table-cell office:value-type="float" office:value="0.604655815" calcext:value-type="float">
            <text:p>0.604655815</text:p>
          </table:table-cell>
          <table:table-cell office:value-type="float" office:value="0.680634461" calcext:value-type="float">
            <text:p>0.680634461</text:p>
          </table:table-cell>
          <table:table-cell table:formula="of:=AVERAGE([.O140:.Q140])" office:value-type="float" office:value="0.639763749666667" calcext:value-type="float">
            <text:p>0.639763750</text:p>
          </table:table-cell>
          <table:table-cell table:number-columns-repeated="100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611648632" calcext:value-type="float">
            <text:p>0.611648632</text:p>
          </table:table-cell>
          <table:table-cell office:value-type="float" office:value="0.667625149" calcext:value-type="float">
            <text:p>0.667625149</text:p>
          </table:table-cell>
          <table:table-cell office:value-type="float" office:value="0.649293142" calcext:value-type="float">
            <text:p>0.649293142</text:p>
          </table:table-cell>
          <table:table-cell table:formula="of:=AVERAGE([.C141:.E141])" office:value-type="float" office:value="0.642855641" calcext:value-type="float">
            <text:p>0.642855641</text:p>
          </table:table-cell>
          <table:table-cell/>
          <table:table-cell office:value-type="float" office:value="26.93937" calcext:value-type="float">
            <text:p>26.939370000</text:p>
          </table:table-cell>
          <table:table-cell office:value-type="float" office:value="0.75050363" calcext:value-type="float">
            <text:p>0.750503630</text:p>
          </table:table-cell>
          <table:table-cell office:value-type="float" office:value="0.687144481" calcext:value-type="float">
            <text:p>0.687144481</text:p>
          </table:table-cell>
          <table:table-cell office:value-type="float" office:value="0.658225496" calcext:value-type="float">
            <text:p>0.658225496</text:p>
          </table:table-cell>
          <table:table-cell table:formula="of:=AVERAGE([.I141:.K141])" office:value-type="float" office:value="0.698624535666667" calcext:value-type="float">
            <text:p>0.698624536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51207048" calcext:value-type="float">
            <text:p>0.651207048</text:p>
          </table:table-cell>
          <table:table-cell office:value-type="float" office:value="0.646943527" calcext:value-type="float">
            <text:p>0.646943527</text:p>
          </table:table-cell>
          <table:table-cell office:value-type="float" office:value="0.613049938" calcext:value-type="float">
            <text:p>0.613049938</text:p>
          </table:table-cell>
          <table:table-cell table:formula="of:=AVERAGE([.O141:.Q141])" office:value-type="float" office:value="0.637066837666667" calcext:value-type="float">
            <text:p>0.637066838</text:p>
          </table:table-cell>
          <table:table-cell table:number-columns-repeated="100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734242884" calcext:value-type="float">
            <text:p>0.734242884</text:p>
          </table:table-cell>
          <table:table-cell office:value-type="float" office:value="0.629800633" calcext:value-type="float">
            <text:p>0.629800633</text:p>
          </table:table-cell>
          <table:table-cell office:value-type="float" office:value="0.540173118" calcext:value-type="float">
            <text:p>0.540173118</text:p>
          </table:table-cell>
          <table:table-cell table:formula="of:=AVERAGE([.C142:.E142])" office:value-type="float" office:value="0.634738878333333" calcext:value-type="float">
            <text:p>0.634738878</text:p>
          </table:table-cell>
          <table:table-cell/>
          <table:table-cell office:value-type="float" office:value="26.93937" calcext:value-type="float">
            <text:p>26.939370000</text:p>
          </table:table-cell>
          <table:table-cell office:value-type="float" office:value="0.728813497" calcext:value-type="float">
            <text:p>0.728813497</text:p>
          </table:table-cell>
          <table:table-cell office:value-type="float" office:value="0.836939911" calcext:value-type="float">
            <text:p>0.836939911</text:p>
          </table:table-cell>
          <table:table-cell office:value-type="float" office:value="0.568303534" calcext:value-type="float">
            <text:p>0.568303534</text:p>
          </table:table-cell>
          <table:table-cell table:formula="of:=AVERAGE([.I142:.K142])" office:value-type="float" office:value="0.711352314" calcext:value-type="float">
            <text:p>0.711352314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23418763" calcext:value-type="float">
            <text:p>0.623418763</text:p>
          </table:table-cell>
          <table:table-cell office:value-type="float" office:value="0.657263477" calcext:value-type="float">
            <text:p>0.657263477</text:p>
          </table:table-cell>
          <table:table-cell office:value-type="float" office:value="0.634225683" calcext:value-type="float">
            <text:p>0.634225683</text:p>
          </table:table-cell>
          <table:table-cell table:formula="of:=AVERAGE([.O142:.Q142])" office:value-type="float" office:value="0.638302641" calcext:value-type="float">
            <text:p>0.638302641</text:p>
          </table:table-cell>
          <table:table-cell table:number-columns-repeated="100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633488373" calcext:value-type="float">
            <text:p>0.633488373</text:p>
          </table:table-cell>
          <table:table-cell office:value-type="float" office:value="0.772099587" calcext:value-type="float">
            <text:p>0.772099587</text:p>
          </table:table-cell>
          <table:table-cell office:value-type="float" office:value="0.52509791" calcext:value-type="float">
            <text:p>0.525097910</text:p>
          </table:table-cell>
          <table:table-cell table:formula="of:=AVERAGE([.C143:.E143])" office:value-type="float" office:value="0.643561956666667" calcext:value-type="float">
            <text:p>0.643561957</text:p>
          </table:table-cell>
          <table:table-cell/>
          <table:table-cell office:value-type="float" office:value="26.93937" calcext:value-type="float">
            <text:p>26.939370000</text:p>
          </table:table-cell>
          <table:table-cell office:value-type="float" office:value="0.669314941" calcext:value-type="float">
            <text:p>0.669314941</text:p>
          </table:table-cell>
          <table:table-cell office:value-type="float" office:value="0.781747196" calcext:value-type="float">
            <text:p>0.781747196</text:p>
          </table:table-cell>
          <table:table-cell office:value-type="float" office:value="0.702517712" calcext:value-type="float">
            <text:p>0.702517712</text:p>
          </table:table-cell>
          <table:table-cell table:formula="of:=AVERAGE([.I143:.K143])" office:value-type="float" office:value="0.717859949666667" calcext:value-type="float">
            <text:p>0.717859950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21180012" calcext:value-type="float">
            <text:p>0.621180012</text:p>
          </table:table-cell>
          <table:table-cell office:value-type="float" office:value="0.669272026" calcext:value-type="float">
            <text:p>0.669272026</text:p>
          </table:table-cell>
          <table:table-cell office:value-type="float" office:value="0.620723441" calcext:value-type="float">
            <text:p>0.620723441</text:p>
          </table:table-cell>
          <table:table-cell table:formula="of:=AVERAGE([.O143:.Q143])" office:value-type="float" office:value="0.637058493" calcext:value-type="float">
            <text:p>0.637058493</text:p>
          </table:table-cell>
          <table:table-cell table:number-columns-repeated="100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706257904" calcext:value-type="float">
            <text:p>0.706257904</text:p>
          </table:table-cell>
          <table:table-cell office:value-type="float" office:value="0.683316074" calcext:value-type="float">
            <text:p>0.683316074</text:p>
          </table:table-cell>
          <table:table-cell office:value-type="float" office:value="0.513581099" calcext:value-type="float">
            <text:p>0.513581099</text:p>
          </table:table-cell>
          <table:table-cell table:formula="of:=AVERAGE([.C144:.E144])" office:value-type="float" office:value="0.634385025666667" calcext:value-type="float">
            <text:p>0.634385026</text:p>
          </table:table-cell>
          <table:table-cell/>
          <table:table-cell office:value-type="float" office:value="26.93937" calcext:value-type="float">
            <text:p>26.939370000</text:p>
          </table:table-cell>
          <table:table-cell office:value-type="float" office:value="0.725593653" calcext:value-type="float">
            <text:p>0.725593653</text:p>
          </table:table-cell>
          <table:table-cell office:value-type="float" office:value="0.697317207" calcext:value-type="float">
            <text:p>0.697317207</text:p>
          </table:table-cell>
          <table:table-cell office:value-type="float" office:value="0.666357954" calcext:value-type="float">
            <text:p>0.666357954</text:p>
          </table:table-cell>
          <table:table-cell table:formula="of:=AVERAGE([.I144:.K144])" office:value-type="float" office:value="0.696422938" calcext:value-type="float">
            <text:p>0.696422938</text:p>
          </table:table-cell>
          <table:table-cell/>
          <table:table-cell office:value-type="float" office:value="25.9235" calcext:value-type="float">
            <text:p>25.923500000</text:p>
          </table:table-cell>
          <table:table-cell office:value-type="float" office:value="0.635951237" calcext:value-type="float">
            <text:p>0.635951237</text:p>
          </table:table-cell>
          <table:table-cell office:value-type="float" office:value="0.59857316" calcext:value-type="float">
            <text:p>0.598573160</text:p>
          </table:table-cell>
          <table:table-cell office:value-type="float" office:value="0.673379978" calcext:value-type="float">
            <text:p>0.673379978</text:p>
          </table:table-cell>
          <table:table-cell table:formula="of:=AVERAGE([.O144:.Q144])" office:value-type="float" office:value="0.635968125" calcext:value-type="float">
            <text:p>0.635968125</text:p>
          </table:table-cell>
          <table:table-cell table:number-columns-repeated="100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642713981" calcext:value-type="float">
            <text:p>0.642713981</text:p>
          </table:table-cell>
          <table:table-cell office:value-type="float" office:value="0.765205713" calcext:value-type="float">
            <text:p>0.765205713</text:p>
          </table:table-cell>
          <table:table-cell office:value-type="float" office:value="0.540812676" calcext:value-type="float">
            <text:p>0.540812676</text:p>
          </table:table-cell>
          <table:table-cell table:formula="of:=AVERAGE([.C145:.E145])" office:value-type="float" office:value="0.649577456666667" calcext:value-type="float">
            <text:p>0.649577457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816667773" calcext:value-type="float">
            <text:p>0.816667773</text:p>
          </table:table-cell>
          <table:table-cell office:value-type="float" office:value="0.69028505" calcext:value-type="float">
            <text:p>0.690285050</text:p>
          </table:table-cell>
          <table:table-cell office:value-type="float" office:value="0.577768752" calcext:value-type="float">
            <text:p>0.577768752</text:p>
          </table:table-cell>
          <table:table-cell table:formula="of:=AVERAGE([.I145:.K145])" office:value-type="float" office:value="0.694907191666667" calcext:value-type="float">
            <text:p>0.694907192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27623871" calcext:value-type="float">
            <text:p>0.627623871</text:p>
          </table:table-cell>
          <table:table-cell office:value-type="float" office:value="0.643942433" calcext:value-type="float">
            <text:p>0.643942433</text:p>
          </table:table-cell>
          <table:table-cell office:value-type="float" office:value="0.649705011" calcext:value-type="float">
            <text:p>0.649705011</text:p>
          </table:table-cell>
          <table:table-cell table:formula="of:=AVERAGE([.O145:.Q145])" office:value-type="float" office:value="0.640423771666667" calcext:value-type="float">
            <text:p>0.640423772</text:p>
          </table:table-cell>
          <table:table-cell table:number-columns-repeated="100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590174269" calcext:value-type="float">
            <text:p>0.590174269</text:p>
          </table:table-cell>
          <table:table-cell office:value-type="float" office:value="0.705428208" calcext:value-type="float">
            <text:p>0.705428208</text:p>
          </table:table-cell>
          <table:table-cell office:value-type="float" office:value="0.660474379" calcext:value-type="float">
            <text:p>0.660474379</text:p>
          </table:table-cell>
          <table:table-cell table:formula="of:=AVERAGE([.C146:.E146])" office:value-type="float" office:value="0.652025618666667" calcext:value-type="float">
            <text:p>0.652025619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684353791" calcext:value-type="float">
            <text:p>0.684353791</text:p>
          </table:table-cell>
          <table:table-cell office:value-type="float" office:value="0.812420346" calcext:value-type="float">
            <text:p>0.812420346</text:p>
          </table:table-cell>
          <table:table-cell office:value-type="float" office:value="0.637317972" calcext:value-type="float">
            <text:p>0.637317972</text:p>
          </table:table-cell>
          <table:table-cell table:formula="of:=AVERAGE([.I146:.K146])" office:value-type="float" office:value="0.711364036333333" calcext:value-type="float">
            <text:p>0.711364036</text:p>
          </table:table-cell>
          <table:table-cell/>
          <table:table-cell office:value-type="float" office:value="25.90833" calcext:value-type="float">
            <text:p>25.908330000</text:p>
          </table:table-cell>
          <table:table-cell office:value-type="float" office:value="0.647863823" calcext:value-type="float">
            <text:p>0.647863823</text:p>
          </table:table-cell>
          <table:table-cell office:value-type="float" office:value="0.600821447" calcext:value-type="float">
            <text:p>0.600821447</text:p>
          </table:table-cell>
          <table:table-cell office:value-type="float" office:value="0.65085538" calcext:value-type="float">
            <text:p>0.650855380</text:p>
          </table:table-cell>
          <table:table-cell table:formula="of:=AVERAGE([.O146:.Q146])" office:value-type="float" office:value="0.633180216666667" calcext:value-type="float">
            <text:p>0.633180217</text:p>
          </table:table-cell>
          <table:table-cell table:number-columns-repeated="100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592961978" calcext:value-type="float">
            <text:p>0.592961978</text:p>
          </table:table-cell>
          <table:table-cell office:value-type="float" office:value="0.685740791" calcext:value-type="float">
            <text:p>0.685740791</text:p>
          </table:table-cell>
          <table:table-cell office:value-type="float" office:value="0.649746138" calcext:value-type="float">
            <text:p>0.649746138</text:p>
          </table:table-cell>
          <table:table-cell table:formula="of:=AVERAGE([.C147:.E147])" office:value-type="float" office:value="0.642816302333333" calcext:value-type="float">
            <text:p>0.642816302</text:p>
          </table:table-cell>
          <table:table-cell/>
          <table:table-cell office:value-type="float" office:value="26.93937" calcext:value-type="float">
            <text:p>26.939370000</text:p>
          </table:table-cell>
          <table:table-cell office:value-type="float" office:value="0.803979135" calcext:value-type="float">
            <text:p>0.803979135</text:p>
          </table:table-cell>
          <table:table-cell office:value-type="float" office:value="0.680252991" calcext:value-type="float">
            <text:p>0.680252991</text:p>
          </table:table-cell>
          <table:table-cell office:value-type="float" office:value="0.642825442" calcext:value-type="float">
            <text:p>0.642825442</text:p>
          </table:table-cell>
          <table:table-cell table:formula="of:=AVERAGE([.I147:.K147])" office:value-type="float" office:value="0.709019189333333" calcext:value-type="float">
            <text:p>0.709019189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60958369" calcext:value-type="float">
            <text:p>0.660958369</text:p>
          </table:table-cell>
          <table:table-cell office:value-type="float" office:value="0.634603576" calcext:value-type="float">
            <text:p>0.634603576</text:p>
          </table:table-cell>
          <table:table-cell office:value-type="float" office:value="0.610868408" calcext:value-type="float">
            <text:p>0.610868408</text:p>
          </table:table-cell>
          <table:table-cell table:formula="of:=AVERAGE([.O147:.Q147])" office:value-type="float" office:value="0.635476784333333" calcext:value-type="float">
            <text:p>0.635476784</text:p>
          </table:table-cell>
          <table:table-cell table:number-columns-repeated="100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745385974" calcext:value-type="float">
            <text:p>0.745385974</text:p>
          </table:table-cell>
          <table:table-cell office:value-type="float" office:value="0.617519095" calcext:value-type="float">
            <text:p>0.617519095</text:p>
          </table:table-cell>
          <table:table-cell office:value-type="float" office:value="0.631513671" calcext:value-type="float">
            <text:p>0.631513671</text:p>
          </table:table-cell>
          <table:table-cell table:formula="of:=AVERAGE([.C148:.E148])" office:value-type="float" office:value="0.664806246666667" calcext:value-type="float">
            <text:p>0.664806247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786275361" calcext:value-type="float">
            <text:p>0.786275361</text:p>
          </table:table-cell>
          <table:table-cell office:value-type="float" office:value="0.784524773" calcext:value-type="float">
            <text:p>0.784524773</text:p>
          </table:table-cell>
          <table:table-cell office:value-type="float" office:value="0.561109848" calcext:value-type="float">
            <text:p>0.561109848</text:p>
          </table:table-cell>
          <table:table-cell table:formula="of:=AVERAGE([.I148:.K148])" office:value-type="float" office:value="0.710636660666667" calcext:value-type="float">
            <text:p>0.710636661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44101577" calcext:value-type="float">
            <text:p>0.644101577</text:p>
          </table:table-cell>
          <table:table-cell office:value-type="float" office:value="0.6009341" calcext:value-type="float">
            <text:p>0.600934100</text:p>
          </table:table-cell>
          <table:table-cell office:value-type="float" office:value="0.65682121" calcext:value-type="float">
            <text:p>0.656821210</text:p>
          </table:table-cell>
          <table:table-cell table:formula="of:=AVERAGE([.O148:.Q148])" office:value-type="float" office:value="0.633952295666667" calcext:value-type="float">
            <text:p>0.633952296</text:p>
          </table:table-cell>
          <table:table-cell table:number-columns-repeated="100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73380479" calcext:value-type="float">
            <text:p>0.733804790</text:p>
          </table:table-cell>
          <table:table-cell office:value-type="float" office:value="0.618777349" calcext:value-type="float">
            <text:p>0.618777349</text:p>
          </table:table-cell>
          <table:table-cell office:value-type="float" office:value="0.552113718" calcext:value-type="float">
            <text:p>0.552113718</text:p>
          </table:table-cell>
          <table:table-cell table:formula="of:=AVERAGE([.C149:.E149])" office:value-type="float" office:value="0.634898619" calcext:value-type="float">
            <text:p>0.634898619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664997776" calcext:value-type="float">
            <text:p>0.664997776</text:p>
          </table:table-cell>
          <table:table-cell office:value-type="float" office:value="0.765692087" calcext:value-type="float">
            <text:p>0.765692087</text:p>
          </table:table-cell>
          <table:table-cell office:value-type="float" office:value="0.703148926" calcext:value-type="float">
            <text:p>0.703148926</text:p>
          </table:table-cell>
          <table:table-cell table:formula="of:=AVERAGE([.I149:.K149])" office:value-type="float" office:value="0.711279596333333" calcext:value-type="float">
            <text:p>0.711279596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43374401" calcext:value-type="float">
            <text:p>0.643374401</text:p>
          </table:table-cell>
          <table:table-cell office:value-type="float" office:value="0.654856045" calcext:value-type="float">
            <text:p>0.654856045</text:p>
          </table:table-cell>
          <table:table-cell office:value-type="float" office:value="0.613858773" calcext:value-type="float">
            <text:p>0.613858773</text:p>
          </table:table-cell>
          <table:table-cell table:formula="of:=AVERAGE([.O149:.Q149])" office:value-type="float" office:value="0.637363073" calcext:value-type="float">
            <text:p>0.637363073</text:p>
          </table:table-cell>
          <table:table-cell table:number-columns-repeated="100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587313841" calcext:value-type="float">
            <text:p>0.587313841</text:p>
          </table:table-cell>
          <table:table-cell office:value-type="float" office:value="0.720774021" calcext:value-type="float">
            <text:p>0.720774021</text:p>
          </table:table-cell>
          <table:table-cell office:value-type="float" office:value="0.661748727" calcext:value-type="float">
            <text:p>0.661748727</text:p>
          </table:table-cell>
          <table:table-cell table:formula="of:=AVERAGE([.C150:.E150])" office:value-type="float" office:value="0.656612196333333" calcext:value-type="float">
            <text:p>0.656612196</text:p>
          </table:table-cell>
          <table:table-cell/>
          <table:table-cell office:value-type="float" office:value="26.93937" calcext:value-type="float">
            <text:p>26.939370000</text:p>
          </table:table-cell>
          <table:table-cell office:value-type="float" office:value="0.804754592" calcext:value-type="float">
            <text:p>0.804754592</text:p>
          </table:table-cell>
          <table:table-cell office:value-type="float" office:value="0.712342347" calcext:value-type="float">
            <text:p>0.712342347</text:p>
          </table:table-cell>
          <table:table-cell office:value-type="float" office:value="0.567087599" calcext:value-type="float">
            <text:p>0.567087599</text:p>
          </table:table-cell>
          <table:table-cell table:formula="of:=AVERAGE([.I150:.K150])" office:value-type="float" office:value="0.694728179333333" calcext:value-type="float">
            <text:p>0.694728179</text:p>
          </table:table-cell>
          <table:table-cell/>
          <table:table-cell office:value-type="float" office:value="25.90833" calcext:value-type="float">
            <text:p>25.908330000</text:p>
          </table:table-cell>
          <table:table-cell office:value-type="float" office:value="0.676823339" calcext:value-type="float">
            <text:p>0.676823339</text:p>
          </table:table-cell>
          <table:table-cell office:value-type="float" office:value="0.618299916" calcext:value-type="float">
            <text:p>0.618299916</text:p>
          </table:table-cell>
          <table:table-cell office:value-type="float" office:value="0.606088711" calcext:value-type="float">
            <text:p>0.606088711</text:p>
          </table:table-cell>
          <table:table-cell table:formula="of:=AVERAGE([.O150:.Q150])" office:value-type="float" office:value="0.633737322" calcext:value-type="float">
            <text:p>0.633737322</text:p>
          </table:table-cell>
          <table:table-cell table:number-columns-repeated="100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617893412" calcext:value-type="float">
            <text:p>0.617893412</text:p>
          </table:table-cell>
          <table:table-cell office:value-type="float" office:value="0.745136231" calcext:value-type="float">
            <text:p>0.745136231</text:p>
          </table:table-cell>
          <table:table-cell office:value-type="float" office:value="0.588614415" calcext:value-type="float">
            <text:p>0.588614415</text:p>
          </table:table-cell>
          <table:table-cell table:formula="of:=AVERAGE([.C151:.E151])" office:value-type="float" office:value="0.650548019333333" calcext:value-type="float">
            <text:p>0.650548019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802314377" calcext:value-type="float">
            <text:p>0.802314377</text:p>
          </table:table-cell>
          <table:table-cell office:value-type="float" office:value="0.710917796" calcext:value-type="float">
            <text:p>0.710917796</text:p>
          </table:table-cell>
          <table:table-cell office:value-type="float" office:value="0.567238995" calcext:value-type="float">
            <text:p>0.567238995</text:p>
          </table:table-cell>
          <table:table-cell table:formula="of:=AVERAGE([.I151:.K151])" office:value-type="float" office:value="0.693490389333333" calcext:value-type="float">
            <text:p>0.693490389</text:p>
          </table:table-cell>
          <table:table-cell/>
          <table:table-cell office:value-type="float" office:value="25.9336" calcext:value-type="float">
            <text:p>25.933600000</text:p>
          </table:table-cell>
          <table:table-cell office:value-type="float" office:value="0.692463004" calcext:value-type="float">
            <text:p>0.692463004</text:p>
          </table:table-cell>
          <table:table-cell office:value-type="float" office:value="0.605639888" calcext:value-type="float">
            <text:p>0.605639888</text:p>
          </table:table-cell>
          <table:table-cell office:value-type="float" office:value="0.598684025" calcext:value-type="float">
            <text:p>0.598684025</text:p>
          </table:table-cell>
          <table:table-cell table:formula="of:=AVERAGE([.O151:.Q151])" office:value-type="float" office:value="0.632262305666667" calcext:value-type="float">
            <text:p>0.632262306</text:p>
          </table:table-cell>
          <table:table-cell table:number-columns-repeated="100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.85345" calcext:value-type="float">
            <text:p>26.853450000</text:p>
          </table:table-cell>
          <table:table-cell office:value-type="float" office:value="0.589181255" calcext:value-type="float">
            <text:p>0.589181255</text:p>
          </table:table-cell>
          <table:table-cell office:value-type="float" office:value="0.695245945" calcext:value-type="float">
            <text:p>0.695245945</text:p>
          </table:table-cell>
          <table:table-cell office:value-type="float" office:value="0.671576938" calcext:value-type="float">
            <text:p>0.671576938</text:p>
          </table:table-cell>
          <table:table-cell table:formula="of:=AVERAGE([.C152:.E152])" office:value-type="float" office:value="0.652001379333333" calcext:value-type="float">
            <text:p>0.652001379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666892608" calcext:value-type="float">
            <text:p>0.666892608</text:p>
          </table:table-cell>
          <table:table-cell office:value-type="float" office:value="0.786364172" calcext:value-type="float">
            <text:p>0.786364172</text:p>
          </table:table-cell>
          <table:table-cell office:value-type="float" office:value="0.701022828" calcext:value-type="float">
            <text:p>0.701022828</text:p>
          </table:table-cell>
          <table:table-cell table:formula="of:=AVERAGE([.I152:.K152])" office:value-type="float" office:value="0.718093202666667" calcext:value-type="float">
            <text:p>0.718093203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87932454" calcext:value-type="float">
            <text:p>0.687932454</text:p>
          </table:table-cell>
          <table:table-cell office:value-type="float" office:value="0.605111194" calcext:value-type="float">
            <text:p>0.605111194</text:p>
          </table:table-cell>
          <table:table-cell office:value-type="float" office:value="0.609604789" calcext:value-type="float">
            <text:p>0.609604789</text:p>
          </table:table-cell>
          <table:table-cell table:formula="of:=AVERAGE([.O152:.Q152])" office:value-type="float" office:value="0.634216145666667" calcext:value-type="float">
            <text:p>0.634216146</text:p>
          </table:table-cell>
          <table:table-cell table:number-columns-repeated="100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727800814" calcext:value-type="float">
            <text:p>0.727800814</text:p>
          </table:table-cell>
          <table:table-cell office:value-type="float" office:value="0.60687132" calcext:value-type="float">
            <text:p>0.606871320</text:p>
          </table:table-cell>
          <table:table-cell office:value-type="float" office:value="0.593714189" calcext:value-type="float">
            <text:p>0.593714189</text:p>
          </table:table-cell>
          <table:table-cell table:formula="of:=AVERAGE([.C153:.E153])" office:value-type="float" office:value="0.642795441" calcext:value-type="float">
            <text:p>0.642795441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81431637" calcext:value-type="float">
            <text:p>0.814316370</text:p>
          </table:table-cell>
          <table:table-cell office:value-type="float" office:value="0.695679867" calcext:value-type="float">
            <text:p>0.695679867</text:p>
          </table:table-cell>
          <table:table-cell office:value-type="float" office:value="0.572385856" calcext:value-type="float">
            <text:p>0.572385856</text:p>
          </table:table-cell>
          <table:table-cell table:formula="of:=AVERAGE([.I153:.K153])" office:value-type="float" office:value="0.694127364333333" calcext:value-type="float">
            <text:p>0.694127364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27934412" calcext:value-type="float">
            <text:p>0.627934412</text:p>
          </table:table-cell>
          <table:table-cell office:value-type="float" office:value="0.642148929" calcext:value-type="float">
            <text:p>0.642148929</text:p>
          </table:table-cell>
          <table:table-cell office:value-type="float" office:value="0.650736767" calcext:value-type="float">
            <text:p>0.650736767</text:p>
          </table:table-cell>
          <table:table-cell table:formula="of:=AVERAGE([.O153:.Q153])" office:value-type="float" office:value="0.640273369333333" calcext:value-type="float">
            <text:p>0.640273369</text:p>
          </table:table-cell>
          <table:table-cell table:number-columns-repeated="100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679846487" calcext:value-type="float">
            <text:p>0.679846487</text:p>
          </table:table-cell>
          <table:table-cell office:value-type="float" office:value="0.761221142" calcext:value-type="float">
            <text:p>0.761221142</text:p>
          </table:table-cell>
          <table:table-cell office:value-type="float" office:value="0.522373381" calcext:value-type="float">
            <text:p>0.522373381</text:p>
          </table:table-cell>
          <table:table-cell table:formula="of:=AVERAGE([.C154:.E154])" office:value-type="float" office:value="0.654480336666667" calcext:value-type="float">
            <text:p>0.654480337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66453882" calcext:value-type="float">
            <text:p>0.664538820</text:p>
          </table:table-cell>
          <table:table-cell office:value-type="float" office:value="0.78356931" calcext:value-type="float">
            <text:p>0.783569310</text:p>
          </table:table-cell>
          <table:table-cell office:value-type="float" office:value="0.704804743" calcext:value-type="float">
            <text:p>0.704804743</text:p>
          </table:table-cell>
          <table:table-cell table:formula="of:=AVERAGE([.I154:.K154])" office:value-type="float" office:value="0.717637624333333" calcext:value-type="float">
            <text:p>0.717637624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22062757" calcext:value-type="float">
            <text:p>0.622062757</text:p>
          </table:table-cell>
          <table:table-cell office:value-type="float" office:value="0.672951421" calcext:value-type="float">
            <text:p>0.672951421</text:p>
          </table:table-cell>
          <table:table-cell office:value-type="float" office:value="0.617916658" calcext:value-type="float">
            <text:p>0.617916658</text:p>
          </table:table-cell>
          <table:table-cell table:formula="of:=AVERAGE([.O154:.Q154])" office:value-type="float" office:value="0.637643612" calcext:value-type="float">
            <text:p>0.637643612</text:p>
          </table:table-cell>
          <table:table-cell table:number-columns-repeated="100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625599101" calcext:value-type="float">
            <text:p>0.625599101</text:p>
          </table:table-cell>
          <table:table-cell office:value-type="float" office:value="0.744896024" calcext:value-type="float">
            <text:p>0.744896024</text:p>
          </table:table-cell>
          <table:table-cell office:value-type="float" office:value="0.577503512" calcext:value-type="float">
            <text:p>0.577503512</text:p>
          </table:table-cell>
          <table:table-cell table:formula="of:=AVERAGE([.C155:.E155])" office:value-type="float" office:value="0.649332879" calcext:value-type="float">
            <text:p>0.649332879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821170905" calcext:value-type="float">
            <text:p>0.821170905</text:p>
          </table:table-cell>
          <table:table-cell office:value-type="float" office:value="0.678591809" calcext:value-type="float">
            <text:p>0.678591809</text:p>
          </table:table-cell>
          <table:table-cell office:value-type="float" office:value="0.633456186" calcext:value-type="float">
            <text:p>0.633456186</text:p>
          </table:table-cell>
          <table:table-cell table:formula="of:=AVERAGE([.I155:.K155])" office:value-type="float" office:value="0.711072966666667" calcext:value-type="float">
            <text:p>0.711072967</text:p>
          </table:table-cell>
          <table:table-cell/>
          <table:table-cell office:value-type="float" office:value="25.91339" calcext:value-type="float">
            <text:p>25.913390000</text:p>
          </table:table-cell>
          <table:table-cell office:value-type="float" office:value="0.629501418" calcext:value-type="float">
            <text:p>0.629501418</text:p>
          </table:table-cell>
          <table:table-cell office:value-type="float" office:value="0.669086655" calcext:value-type="float">
            <text:p>0.669086655</text:p>
          </table:table-cell>
          <table:table-cell office:value-type="float" office:value="0.616042091" calcext:value-type="float">
            <text:p>0.616042091</text:p>
          </table:table-cell>
          <table:table-cell table:formula="of:=AVERAGE([.O155:.Q155])" office:value-type="float" office:value="0.638210054666667" calcext:value-type="float">
            <text:p>0.638210055</text:p>
          </table:table-cell>
          <table:table-cell table:number-columns-repeated="100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6.8585" calcext:value-type="float">
            <text:p>26.858500000</text:p>
          </table:table-cell>
          <table:table-cell office:value-type="float" office:value="0.658007939" calcext:value-type="float">
            <text:p>0.658007939</text:p>
          </table:table-cell>
          <table:table-cell office:value-type="float" office:value="0.771067234" calcext:value-type="float">
            <text:p>0.771067234</text:p>
          </table:table-cell>
          <table:table-cell office:value-type="float" office:value="0.537329976" calcext:value-type="float">
            <text:p>0.537329976</text:p>
          </table:table-cell>
          <table:table-cell table:formula="of:=AVERAGE([.C156:.E156])" office:value-type="float" office:value="0.655468383" calcext:value-type="float">
            <text:p>0.655468383</text:p>
          </table:table-cell>
          <table:table-cell/>
          <table:table-cell office:value-type="float" office:value="26.94948" calcext:value-type="float">
            <text:p>26.949480000</text:p>
          </table:table-cell>
          <table:table-cell office:value-type="float" office:value="0.785092805" calcext:value-type="float">
            <text:p>0.785092805</text:p>
          </table:table-cell>
          <table:table-cell office:value-type="float" office:value="0.798410272" calcext:value-type="float">
            <text:p>0.798410272</text:p>
          </table:table-cell>
          <table:table-cell office:value-type="float" office:value="0.560636587" calcext:value-type="float">
            <text:p>0.560636587</text:p>
          </table:table-cell>
          <table:table-cell table:formula="of:=AVERAGE([.I156:.K156])" office:value-type="float" office:value="0.714713221333333" calcext:value-type="float">
            <text:p>0.714713221</text:p>
          </table:table-cell>
          <table:table-cell/>
          <table:table-cell office:value-type="float" office:value="25.92855" calcext:value-type="float">
            <text:p>25.928550000</text:p>
          </table:table-cell>
          <table:table-cell office:value-type="float" office:value="0.639258699" calcext:value-type="float">
            <text:p>0.639258699</text:p>
          </table:table-cell>
          <table:table-cell office:value-type="float" office:value="0.600211096" calcext:value-type="float">
            <text:p>0.600211096</text:p>
          </table:table-cell>
          <table:table-cell office:value-type="float" office:value="0.662010987" calcext:value-type="float">
            <text:p>0.662010987</text:p>
          </table:table-cell>
          <table:table-cell table:formula="of:=AVERAGE([.O156:.Q156])" office:value-type="float" office:value="0.633826927333333" calcext:value-type="float">
            <text:p>0.633826927</text:p>
          </table:table-cell>
          <table:table-cell table:number-columns-repeated="100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654999692" calcext:value-type="float">
            <text:p>0.654999692</text:p>
          </table:table-cell>
          <table:table-cell office:value-type="float" office:value="0.627372936" calcext:value-type="float">
            <text:p>0.627372936</text:p>
          </table:table-cell>
          <table:table-cell office:value-type="float" office:value="0.617057755" calcext:value-type="float">
            <text:p>0.617057755</text:p>
          </table:table-cell>
          <table:table-cell table:formula="of:=AVERAGE([.C157:.E157])" office:value-type="float" office:value="0.633143461" calcext:value-type="float">
            <text:p>0.633143461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76327631" calcext:value-type="float">
            <text:p>0.763276310</text:p>
          </table:table-cell>
          <table:table-cell office:value-type="float" office:value="0.813617803" calcext:value-type="float">
            <text:p>0.813617803</text:p>
          </table:table-cell>
          <table:table-cell office:value-type="float" office:value="0.56292779" calcext:value-type="float">
            <text:p>0.562927790</text:p>
          </table:table-cell>
          <table:table-cell table:formula="of:=AVERAGE([.I157:.K157])" office:value-type="float" office:value="0.713273967666667" calcext:value-type="float">
            <text:p>0.713273968</text:p>
          </table:table-cell>
          <table:table-cell/>
          <table:table-cell office:value-type="float" office:value="25.93866" calcext:value-type="float">
            <text:p>25.938660000</text:p>
          </table:table-cell>
          <table:table-cell office:value-type="float" office:value="0.629921631" calcext:value-type="float">
            <text:p>0.629921631</text:p>
          </table:table-cell>
          <table:table-cell office:value-type="float" office:value="0.633735136" calcext:value-type="float">
            <text:p>0.633735136</text:p>
          </table:table-cell>
          <table:table-cell office:value-type="float" office:value="0.659141619" calcext:value-type="float">
            <text:p>0.659141619</text:p>
          </table:table-cell>
          <table:table-cell table:formula="of:=AVERAGE([.O157:.Q157])" office:value-type="float" office:value="0.640932795333333" calcext:value-type="float">
            <text:p>0.640932795</text:p>
          </table:table-cell>
          <table:table-cell table:number-columns-repeated="100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705365623" calcext:value-type="float">
            <text:p>0.705365623</text:p>
          </table:table-cell>
          <table:table-cell office:value-type="float" office:value="0.683391772" calcext:value-type="float">
            <text:p>0.683391772</text:p>
          </table:table-cell>
          <table:table-cell office:value-type="float" office:value="0.549646085" calcext:value-type="float">
            <text:p>0.549646085</text:p>
          </table:table-cell>
          <table:table-cell table:formula="of:=AVERAGE([.C158:.E158])" office:value-type="float" office:value="0.646134493333333" calcext:value-type="float">
            <text:p>0.646134493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675838074" calcext:value-type="float">
            <text:p>0.675838074</text:p>
          </table:table-cell>
          <table:table-cell office:value-type="float" office:value="0.815155603" calcext:value-type="float">
            <text:p>0.815155603</text:p>
          </table:table-cell>
          <table:table-cell office:value-type="float" office:value="0.618625357" calcext:value-type="float">
            <text:p>0.618625357</text:p>
          </table:table-cell>
          <table:table-cell table:formula="of:=AVERAGE([.I158:.K158])" office:value-type="float" office:value="0.703206344666667" calcext:value-type="float">
            <text:p>0.703206345</text:p>
          </table:table-cell>
          <table:table-cell/>
          <table:table-cell office:value-type="float" office:value="25.9336" calcext:value-type="float">
            <text:p>25.933600000</text:p>
          </table:table-cell>
          <table:table-cell office:value-type="float" office:value="0.622094348" calcext:value-type="float">
            <text:p>0.622094348</text:p>
          </table:table-cell>
          <table:table-cell office:value-type="float" office:value="0.672519883" calcext:value-type="float">
            <text:p>0.672519883</text:p>
          </table:table-cell>
          <table:table-cell office:value-type="float" office:value="0.6175334" calcext:value-type="float">
            <text:p>0.617533400</text:p>
          </table:table-cell>
          <table:table-cell table:formula="of:=AVERAGE([.O158:.Q158])" office:value-type="float" office:value="0.637382543666667" calcext:value-type="float">
            <text:p>0.637382544</text:p>
          </table:table-cell>
          <table:table-cell table:number-columns-repeated="100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609323455" calcext:value-type="float">
            <text:p>0.609323455</text:p>
          </table:table-cell>
          <table:table-cell office:value-type="float" office:value="0.655269105" calcext:value-type="float">
            <text:p>0.655269105</text:p>
          </table:table-cell>
          <table:table-cell office:value-type="float" office:value="0.653481561" calcext:value-type="float">
            <text:p>0.653481561</text:p>
          </table:table-cell>
          <table:table-cell table:formula="of:=AVERAGE([.C159:.E159])" office:value-type="float" office:value="0.639358040333333" calcext:value-type="float">
            <text:p>0.639358040</text:p>
          </table:table-cell>
          <table:table-cell/>
          <table:table-cell office:value-type="float" office:value="26.93937" calcext:value-type="float">
            <text:p>26.939370000</text:p>
          </table:table-cell>
          <table:table-cell office:value-type="float" office:value="0.747138351" calcext:value-type="float">
            <text:p>0.747138351</text:p>
          </table:table-cell>
          <table:table-cell office:value-type="float" office:value="0.6906695" calcext:value-type="float">
            <text:p>0.690669500</text:p>
          </table:table-cell>
          <table:table-cell office:value-type="float" office:value="0.660902937" calcext:value-type="float">
            <text:p>0.660902937</text:p>
          </table:table-cell>
          <table:table-cell table:formula="of:=AVERAGE([.I159:.K159])" office:value-type="float" office:value="0.699570262666667" calcext:value-type="float">
            <text:p>0.699570263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98469364" calcext:value-type="float">
            <text:p>0.698469364</text:p>
          </table:table-cell>
          <table:table-cell office:value-type="float" office:value="0.60559876" calcext:value-type="float">
            <text:p>0.605598760</text:p>
          </table:table-cell>
          <table:table-cell office:value-type="float" office:value="0.59828527" calcext:value-type="float">
            <text:p>0.598285270</text:p>
          </table:table-cell>
          <table:table-cell table:formula="of:=AVERAGE([.O159:.Q159])" office:value-type="float" office:value="0.634117798" calcext:value-type="float">
            <text:p>0.634117798</text:p>
          </table:table-cell>
          <table:table-cell table:number-columns-repeated="100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748282164" calcext:value-type="float">
            <text:p>0.748282164</text:p>
          </table:table-cell>
          <table:table-cell office:value-type="float" office:value="0.619265511" calcext:value-type="float">
            <text:p>0.619265511</text:p>
          </table:table-cell>
          <table:table-cell office:value-type="float" office:value="0.616518929" calcext:value-type="float">
            <text:p>0.616518929</text:p>
          </table:table-cell>
          <table:table-cell table:formula="of:=AVERAGE([.C160:.E160])" office:value-type="float" office:value="0.661355534666667" calcext:value-type="float">
            <text:p>0.661355535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815163948" calcext:value-type="float">
            <text:p>0.815163948</text:p>
          </table:table-cell>
          <table:table-cell office:value-type="float" office:value="0.702359164" calcext:value-type="float">
            <text:p>0.702359164</text:p>
          </table:table-cell>
          <table:table-cell office:value-type="float" office:value="0.573016473" calcext:value-type="float">
            <text:p>0.573016473</text:p>
          </table:table-cell>
          <table:table-cell table:formula="of:=AVERAGE([.I160:.K160])" office:value-type="float" office:value="0.696846528333333" calcext:value-type="float">
            <text:p>0.696846528</text:p>
          </table:table-cell>
          <table:table-cell/>
          <table:table-cell office:value-type="float" office:value="25.9336" calcext:value-type="float">
            <text:p>25.933600000</text:p>
          </table:table-cell>
          <table:table-cell office:value-type="float" office:value="0.683935962" calcext:value-type="float">
            <text:p>0.683935962</text:p>
          </table:table-cell>
          <table:table-cell office:value-type="float" office:value="0.605549288" calcext:value-type="float">
            <text:p>0.605549288</text:p>
          </table:table-cell>
          <table:table-cell office:value-type="float" office:value="0.615416839" calcext:value-type="float">
            <text:p>0.615416839</text:p>
          </table:table-cell>
          <table:table-cell table:formula="of:=AVERAGE([.O160:.Q160])" office:value-type="float" office:value="0.634967363" calcext:value-type="float">
            <text:p>0.634967363</text:p>
          </table:table-cell>
          <table:table-cell table:number-columns-repeated="100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690201007" calcext:value-type="float">
            <text:p>0.690201007</text:p>
          </table:table-cell>
          <table:table-cell office:value-type="float" office:value="0.751806587" calcext:value-type="float">
            <text:p>0.751806587</text:p>
          </table:table-cell>
          <table:table-cell office:value-type="float" office:value="0.522117081" calcext:value-type="float">
            <text:p>0.522117081</text:p>
          </table:table-cell>
          <table:table-cell table:formula="of:=AVERAGE([.C161:.E161])" office:value-type="float" office:value="0.654708225" calcext:value-type="float">
            <text:p>0.654708225</text:p>
          </table:table-cell>
          <table:table-cell/>
          <table:table-cell office:value-type="float" office:value="26.93937" calcext:value-type="float">
            <text:p>26.939370000</text:p>
          </table:table-cell>
          <table:table-cell office:value-type="float" office:value="0.694370949" calcext:value-type="float">
            <text:p>0.694370949</text:p>
          </table:table-cell>
          <table:table-cell office:value-type="float" office:value="0.818290212" calcext:value-type="float">
            <text:p>0.818290212</text:p>
          </table:table-cell>
          <table:table-cell office:value-type="float" office:value="0.614829137" calcext:value-type="float">
            <text:p>0.614829137</text:p>
          </table:table-cell>
          <table:table-cell table:formula="of:=AVERAGE([.I161:.K161])" office:value-type="float" office:value="0.709163432666667" calcext:value-type="float">
            <text:p>0.709163433</text:p>
          </table:table-cell>
          <table:table-cell/>
          <table:table-cell office:value-type="float" office:value="25.92855" calcext:value-type="float">
            <text:p>25.928550000</text:p>
          </table:table-cell>
          <table:table-cell office:value-type="float" office:value="0.620384886" calcext:value-type="float">
            <text:p>0.620384886</text:p>
          </table:table-cell>
          <table:table-cell office:value-type="float" office:value="0.671495875" calcext:value-type="float">
            <text:p>0.671495875</text:p>
          </table:table-cell>
          <table:table-cell office:value-type="float" office:value="0.61815448" calcext:value-type="float">
            <text:p>0.618154480</text:p>
          </table:table-cell>
          <table:table-cell table:formula="of:=AVERAGE([.O161:.Q161])" office:value-type="float" office:value="0.636678413666667" calcext:value-type="float">
            <text:p>0.636678414</text:p>
          </table:table-cell>
          <table:table-cell table:number-columns-repeated="100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591879558" calcext:value-type="float">
            <text:p>0.591879558</text:p>
          </table:table-cell>
          <table:table-cell office:value-type="float" office:value="0.705786432" calcext:value-type="float">
            <text:p>0.705786432</text:p>
          </table:table-cell>
          <table:table-cell office:value-type="float" office:value="0.652574975" calcext:value-type="float">
            <text:p>0.652574975</text:p>
          </table:table-cell>
          <table:table-cell table:formula="of:=AVERAGE([.C162:.E162])" office:value-type="float" office:value="0.650080321666667" calcext:value-type="float">
            <text:p>0.650080322</text:p>
          </table:table-cell>
          <table:table-cell/>
          <table:table-cell office:value-type="float" office:value="26.93937" calcext:value-type="float">
            <text:p>26.939370000</text:p>
          </table:table-cell>
          <table:table-cell office:value-type="float" office:value="0.805053807" calcext:value-type="float">
            <text:p>0.805053807</text:p>
          </table:table-cell>
          <table:table-cell office:value-type="float" office:value="0.703044618" calcext:value-type="float">
            <text:p>0.703044618</text:p>
          </table:table-cell>
          <table:table-cell office:value-type="float" office:value="0.57268686" calcext:value-type="float">
            <text:p>0.572686860</text:p>
          </table:table-cell>
          <table:table-cell table:formula="of:=AVERAGE([.I162:.K162])" office:value-type="float" office:value="0.693595095" calcext:value-type="float">
            <text:p>0.693595095</text:p>
          </table:table-cell>
          <table:table-cell/>
          <table:table-cell office:value-type="float" office:value="25.93866" calcext:value-type="float">
            <text:p>25.938660000</text:p>
          </table:table-cell>
          <table:table-cell office:value-type="float" office:value="0.695350849" calcext:value-type="float">
            <text:p>0.695350849</text:p>
          </table:table-cell>
          <table:table-cell office:value-type="float" office:value="0.604358984" calcext:value-type="float">
            <text:p>0.604358984</text:p>
          </table:table-cell>
          <table:table-cell office:value-type="float" office:value="0.597822141" calcext:value-type="float">
            <text:p>0.597822141</text:p>
          </table:table-cell>
          <table:table-cell table:formula="of:=AVERAGE([.O162:.Q162])" office:value-type="float" office:value="0.632510658" calcext:value-type="float">
            <text:p>0.632510658</text:p>
          </table:table-cell>
          <table:table-cell table:number-columns-repeated="100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598363352" calcext:value-type="float">
            <text:p>0.598363352</text:p>
          </table:table-cell>
          <table:table-cell office:value-type="float" office:value="0.751356572" calcext:value-type="float">
            <text:p>0.751356572</text:p>
          </table:table-cell>
          <table:table-cell office:value-type="float" office:value="0.538205569" calcext:value-type="float">
            <text:p>0.538205569</text:p>
          </table:table-cell>
          <table:table-cell table:formula="of:=AVERAGE([.C163:.E163])" office:value-type="float" office:value="0.629308497666667" calcext:value-type="float">
            <text:p>0.629308498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742922514" calcext:value-type="float">
            <text:p>0.742922514</text:p>
          </table:table-cell>
          <table:table-cell office:value-type="float" office:value="0.837069254" calcext:value-type="float">
            <text:p>0.837069254</text:p>
          </table:table-cell>
          <table:table-cell office:value-type="float" office:value="0.571461388" calcext:value-type="float">
            <text:p>0.571461388</text:p>
          </table:table-cell>
          <table:table-cell table:formula="of:=AVERAGE([.I163:.K163])" office:value-type="float" office:value="0.717151052" calcext:value-type="float">
            <text:p>0.717151052</text:p>
          </table:table-cell>
          <table:table-cell/>
          <table:table-cell office:value-type="float" office:value="25.93866" calcext:value-type="float">
            <text:p>25.938660000</text:p>
          </table:table-cell>
          <table:table-cell office:value-type="float" office:value="0.620342567" calcext:value-type="float">
            <text:p>0.620342567</text:p>
          </table:table-cell>
          <table:table-cell office:value-type="float" office:value="0.66553839" calcext:value-type="float">
            <text:p>0.665538390</text:p>
          </table:table-cell>
          <table:table-cell office:value-type="float" office:value="0.622570589" calcext:value-type="float">
            <text:p>0.622570589</text:p>
          </table:table-cell>
          <table:table-cell table:formula="of:=AVERAGE([.O163:.Q163])" office:value-type="float" office:value="0.636150515333333" calcext:value-type="float">
            <text:p>0.636150515</text:p>
          </table:table-cell>
          <table:table-cell table:number-columns-repeated="100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.87872" calcext:value-type="float">
            <text:p>26.878720000</text:p>
          </table:table-cell>
          <table:table-cell office:value-type="float" office:value="0.618619993" calcext:value-type="float">
            <text:p>0.618619993</text:p>
          </table:table-cell>
          <table:table-cell office:value-type="float" office:value="0.655860383" calcext:value-type="float">
            <text:p>0.655860383</text:p>
          </table:table-cell>
          <table:table-cell office:value-type="float" office:value="0.645735341" calcext:value-type="float">
            <text:p>0.645735341</text:p>
          </table:table-cell>
          <table:table-cell table:formula="of:=AVERAGE([.C164:.E164])" office:value-type="float" office:value="0.640071905666667" calcext:value-type="float">
            <text:p>0.640071906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663843234" calcext:value-type="float">
            <text:p>0.663843234</text:p>
          </table:table-cell>
          <table:table-cell office:value-type="float" office:value="0.758674831" calcext:value-type="float">
            <text:p>0.758674831</text:p>
          </table:table-cell>
          <table:table-cell office:value-type="float" office:value="0.699643576" calcext:value-type="float">
            <text:p>0.699643576</text:p>
          </table:table-cell>
          <table:table-cell table:formula="of:=AVERAGE([.I164:.K164])" office:value-type="float" office:value="0.707387213666667" calcext:value-type="float">
            <text:p>0.707387214</text:p>
          </table:table-cell>
          <table:table-cell/>
          <table:table-cell office:value-type="float" office:value="25.9336" calcext:value-type="float">
            <text:p>25.933600000</text:p>
          </table:table-cell>
          <table:table-cell office:value-type="float" office:value="0.645440894" calcext:value-type="float">
            <text:p>0.645440894</text:p>
          </table:table-cell>
          <table:table-cell office:value-type="float" office:value="0.601554585" calcext:value-type="float">
            <text:p>0.601554585</text:p>
          </table:table-cell>
          <table:table-cell office:value-type="float" office:value="0.653400499" calcext:value-type="float">
            <text:p>0.653400499</text:p>
          </table:table-cell>
          <table:table-cell table:formula="of:=AVERAGE([.O164:.Q164])" office:value-type="float" office:value="0.633465326" calcext:value-type="float">
            <text:p>0.633465326</text:p>
          </table:table-cell>
          <table:table-cell table:number-columns-repeated="100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74479112" calcext:value-type="float">
            <text:p>0.744791120</text:p>
          </table:table-cell>
          <table:table-cell office:value-type="float" office:value="0.61205156" calcext:value-type="float">
            <text:p>0.612051560</text:p>
          </table:table-cell>
          <table:table-cell office:value-type="float" office:value="0.552581019" calcext:value-type="float">
            <text:p>0.552581019</text:p>
          </table:table-cell>
          <table:table-cell table:formula="of:=AVERAGE([.C165:.E165])" office:value-type="float" office:value="0.636474566333333" calcext:value-type="float">
            <text:p>0.636474566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823910335" calcext:value-type="float">
            <text:p>0.823910335</text:p>
          </table:table-cell>
          <table:table-cell office:value-type="float" office:value="0.683662377" calcext:value-type="float">
            <text:p>0.683662377</text:p>
          </table:table-cell>
          <table:table-cell office:value-type="float" office:value="0.582093666" calcext:value-type="float">
            <text:p>0.582093666</text:p>
          </table:table-cell>
          <table:table-cell table:formula="of:=AVERAGE([.I165:.K165])" office:value-type="float" office:value="0.696555459333333" calcext:value-type="float">
            <text:p>0.696555459</text:p>
          </table:table-cell>
          <table:table-cell/>
          <table:table-cell office:value-type="float" office:value="25.94371" calcext:value-type="float">
            <text:p>25.943710000</text:p>
          </table:table-cell>
          <table:table-cell office:value-type="float" office:value="0.637796001" calcext:value-type="float">
            <text:p>0.637796001</text:p>
          </table:table-cell>
          <table:table-cell office:value-type="float" office:value="0.599217486" calcext:value-type="float">
            <text:p>0.599217486</text:p>
          </table:table-cell>
          <table:table-cell office:value-type="float" office:value="0.664599021" calcext:value-type="float">
            <text:p>0.664599021</text:p>
          </table:table-cell>
          <table:table-cell table:formula="of:=AVERAGE([.O165:.Q165])" office:value-type="float" office:value="0.633870836" calcext:value-type="float">
            <text:p>0.633870836</text:p>
          </table:table-cell>
          <table:table-cell table:number-columns-repeated="100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727396098" calcext:value-type="float">
            <text:p>0.727396098</text:p>
          </table:table-cell>
          <table:table-cell office:value-type="float" office:value="0.624913052" calcext:value-type="float">
            <text:p>0.624913052</text:p>
          </table:table-cell>
          <table:table-cell office:value-type="float" office:value="0.58729894" calcext:value-type="float">
            <text:p>0.587298940</text:p>
          </table:table-cell>
          <table:table-cell table:formula="of:=AVERAGE([.C166:.E166])" office:value-type="float" office:value="0.64653603" calcext:value-type="float">
            <text:p>0.646536030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672757706" calcext:value-type="float">
            <text:p>0.672757706</text:p>
          </table:table-cell>
          <table:table-cell office:value-type="float" office:value="0.800876713" calcext:value-type="float">
            <text:p>0.800876713</text:p>
          </table:table-cell>
          <table:table-cell office:value-type="float" office:value="0.676221332" calcext:value-type="float">
            <text:p>0.676221332</text:p>
          </table:table-cell>
          <table:table-cell table:formula="of:=AVERAGE([.I166:.K166])" office:value-type="float" office:value="0.716618583666667" calcext:value-type="float">
            <text:p>0.716618584</text:p>
          </table:table-cell>
          <table:table-cell/>
          <table:table-cell office:value-type="float" office:value="25.91844" calcext:value-type="float">
            <text:p>25.918440000</text:p>
          </table:table-cell>
          <table:table-cell office:value-type="float" office:value="0.621151998" calcext:value-type="float">
            <text:p>0.621151998</text:p>
          </table:table-cell>
          <table:table-cell office:value-type="float" office:value="0.664885123" calcext:value-type="float">
            <text:p>0.664885123</text:p>
          </table:table-cell>
          <table:table-cell office:value-type="float" office:value="0.623954609" calcext:value-type="float">
            <text:p>0.623954609</text:p>
          </table:table-cell>
          <table:table-cell table:formula="of:=AVERAGE([.O166:.Q166])" office:value-type="float" office:value="0.63666391" calcext:value-type="float">
            <text:p>0.636663910</text:p>
          </table:table-cell>
          <table:table-cell table:number-columns-repeated="100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635785536" calcext:value-type="float">
            <text:p>0.635785536</text:p>
          </table:table-cell>
          <table:table-cell office:value-type="float" office:value="0.771278235" calcext:value-type="float">
            <text:p>0.771278235</text:p>
          </table:table-cell>
          <table:table-cell office:value-type="float" office:value="0.541837876" calcext:value-type="float">
            <text:p>0.541837876</text:p>
          </table:table-cell>
          <table:table-cell table:formula="of:=AVERAGE([.C167:.E167])" office:value-type="float" office:value="0.649633882333333" calcext:value-type="float">
            <text:p>0.649633882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816611745" calcext:value-type="float">
            <text:p>0.816611745</text:p>
          </table:table-cell>
          <table:table-cell office:value-type="float" office:value="0.690274321" calcext:value-type="float">
            <text:p>0.690274321</text:p>
          </table:table-cell>
          <table:table-cell office:value-type="float" office:value="0.574137041" calcext:value-type="float">
            <text:p>0.574137041</text:p>
          </table:table-cell>
          <table:table-cell table:formula="of:=AVERAGE([.I167:.K167])" office:value-type="float" office:value="0.693674369" calcext:value-type="float">
            <text:p>0.693674369</text:p>
          </table:table-cell>
          <table:table-cell/>
          <table:table-cell office:value-type="float" office:value="25.94371" calcext:value-type="float">
            <text:p>25.943710000</text:p>
          </table:table-cell>
          <table:table-cell office:value-type="float" office:value="0.654226023" calcext:value-type="float">
            <text:p>0.654226023</text:p>
          </table:table-cell>
          <table:table-cell office:value-type="float" office:value="0.602911187" calcext:value-type="float">
            <text:p>0.602911187</text:p>
          </table:table-cell>
          <table:table-cell office:value-type="float" office:value="0.643283801" calcext:value-type="float">
            <text:p>0.643283801</text:p>
          </table:table-cell>
          <table:table-cell table:formula="of:=AVERAGE([.O167:.Q167])" office:value-type="float" office:value="0.633473670333333" calcext:value-type="float">
            <text:p>0.633473670</text:p>
          </table:table-cell>
          <table:table-cell table:number-columns-repeated="100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742907613" calcext:value-type="float">
            <text:p>0.742907613</text:p>
          </table:table-cell>
          <table:table-cell office:value-type="float" office:value="0.61038859" calcext:value-type="float">
            <text:p>0.610388590</text:p>
          </table:table-cell>
          <table:table-cell office:value-type="float" office:value="0.565779277" calcext:value-type="float">
            <text:p>0.565779277</text:p>
          </table:table-cell>
          <table:table-cell table:formula="of:=AVERAGE([.C168:.E168])" office:value-type="float" office:value="0.639691826666667" calcext:value-type="float">
            <text:p>0.639691827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732621638" calcext:value-type="float">
            <text:p>0.732621638</text:p>
          </table:table-cell>
          <table:table-cell office:value-type="float" office:value="0.840144854" calcext:value-type="float">
            <text:p>0.840144854</text:p>
          </table:table-cell>
          <table:table-cell office:value-type="float" office:value="0.568907925" calcext:value-type="float">
            <text:p>0.568907925</text:p>
          </table:table-cell>
          <table:table-cell table:formula="of:=AVERAGE([.I168:.K168])" office:value-type="float" office:value="0.713891472333333" calcext:value-type="float">
            <text:p>0.713891472</text:p>
          </table:table-cell>
          <table:table-cell/>
          <table:table-cell office:value-type="float" office:value="25.93866" calcext:value-type="float">
            <text:p>25.938660000</text:p>
          </table:table-cell>
          <table:table-cell office:value-type="float" office:value="0.634418206" calcext:value-type="float">
            <text:p>0.634418206</text:p>
          </table:table-cell>
          <table:table-cell office:value-type="float" office:value="0.598824692" calcext:value-type="float">
            <text:p>0.598824692</text:p>
          </table:table-cell>
          <table:table-cell office:value-type="float" office:value="0.676999173" calcext:value-type="float">
            <text:p>0.676999173</text:p>
          </table:table-cell>
          <table:table-cell table:formula="of:=AVERAGE([.O168:.Q168])" office:value-type="float" office:value="0.636747357" calcext:value-type="float">
            <text:p>0.636747357</text:p>
          </table:table-cell>
          <table:table-cell table:number-columns-repeated="100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728113142" calcext:value-type="float">
            <text:p>0.728113142</text:p>
          </table:table-cell>
          <table:table-cell office:value-type="float" office:value="0.623805597" calcext:value-type="float">
            <text:p>0.623805597</text:p>
          </table:table-cell>
          <table:table-cell office:value-type="float" office:value="0.560372539" calcext:value-type="float">
            <text:p>0.560372539</text:p>
          </table:table-cell>
          <table:table-cell table:formula="of:=AVERAGE([.C169:.E169])" office:value-type="float" office:value="0.637430426" calcext:value-type="float">
            <text:p>0.637430426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67032822" calcext:value-type="float">
            <text:p>0.670328220</text:p>
          </table:table-cell>
          <table:table-cell office:value-type="float" office:value="0.76659927" calcext:value-type="float">
            <text:p>0.766599270</text:p>
          </table:table-cell>
          <table:table-cell office:value-type="float" office:value="0.703047002" calcext:value-type="float">
            <text:p>0.703047002</text:p>
          </table:table-cell>
          <table:table-cell table:formula="of:=AVERAGE([.I169:.K169])" office:value-type="float" office:value="0.713324830666667" calcext:value-type="float">
            <text:p>0.713324831</text:p>
          </table:table-cell>
          <table:table-cell/>
          <table:table-cell office:value-type="float" office:value="25.94371" calcext:value-type="float">
            <text:p>25.943710000</text:p>
          </table:table-cell>
          <table:table-cell office:value-type="float" office:value="0.631782488" calcext:value-type="float">
            <text:p>0.631782488</text:p>
          </table:table-cell>
          <table:table-cell office:value-type="float" office:value="0.616118385" calcext:value-type="float">
            <text:p>0.616118385</text:p>
          </table:table-cell>
          <table:table-cell office:value-type="float" office:value="0.674191198" calcext:value-type="float">
            <text:p>0.674191198</text:p>
          </table:table-cell>
          <table:table-cell table:formula="of:=AVERAGE([.O169:.Q169])" office:value-type="float" office:value="0.640697357" calcext:value-type="float">
            <text:p>0.640697357</text:p>
          </table:table-cell>
          <table:table-cell table:number-columns-repeated="100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65423854" calcext:value-type="float">
            <text:p>0.654238540</text:p>
          </table:table-cell>
          <table:table-cell office:value-type="float" office:value="0.75891027" calcext:value-type="float">
            <text:p>0.758910270</text:p>
          </table:table-cell>
          <table:table-cell office:value-type="float" office:value="0.550796455" calcext:value-type="float">
            <text:p>0.550796455</text:p>
          </table:table-cell>
          <table:table-cell table:formula="of:=AVERAGE([.C170:.E170])" office:value-type="float" office:value="0.654648421666667" calcext:value-type="float">
            <text:p>0.654648422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822463134" calcext:value-type="float">
            <text:p>0.822463134</text:p>
          </table:table-cell>
          <table:table-cell office:value-type="float" office:value="0.679879866" calcext:value-type="float">
            <text:p>0.679879866</text:p>
          </table:table-cell>
          <table:table-cell office:value-type="float" office:value="0.632124619" calcext:value-type="float">
            <text:p>0.632124619</text:p>
          </table:table-cell>
          <table:table-cell table:formula="of:=AVERAGE([.I170:.K170])" office:value-type="float" office:value="0.711489206333333" calcext:value-type="float">
            <text:p>0.711489206</text:p>
          </table:table-cell>
          <table:table-cell/>
          <table:table-cell office:value-type="float" office:value="25.94371" calcext:value-type="float">
            <text:p>25.943710000</text:p>
          </table:table-cell>
          <table:table-cell office:value-type="float" office:value="0.622927025" calcext:value-type="float">
            <text:p>0.622927025</text:p>
          </table:table-cell>
          <table:table-cell office:value-type="float" office:value="0.657495935" calcext:value-type="float">
            <text:p>0.657495935</text:p>
          </table:table-cell>
          <table:table-cell office:value-type="float" office:value="0.633059219" calcext:value-type="float">
            <text:p>0.633059219</text:p>
          </table:table-cell>
          <table:table-cell table:formula="of:=AVERAGE([.O170:.Q170])" office:value-type="float" office:value="0.637827393" calcext:value-type="float">
            <text:p>0.637827393</text:p>
          </table:table-cell>
          <table:table-cell table:number-columns-repeated="100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635523872" calcext:value-type="float">
            <text:p>0.635523872</text:p>
          </table:table-cell>
          <table:table-cell office:value-type="float" office:value="0.750903577" calcext:value-type="float">
            <text:p>0.750903577</text:p>
          </table:table-cell>
          <table:table-cell office:value-type="float" office:value="0.556815929" calcext:value-type="float">
            <text:p>0.556815929</text:p>
          </table:table-cell>
          <table:table-cell table:formula="of:=AVERAGE([.C171:.E171])" office:value-type="float" office:value="0.647747792666667" calcext:value-type="float">
            <text:p>0.647747793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794310068" calcext:value-type="float">
            <text:p>0.794310068</text:p>
          </table:table-cell>
          <table:table-cell office:value-type="float" office:value="0.768183561" calcext:value-type="float">
            <text:p>0.768183561</text:p>
          </table:table-cell>
          <table:table-cell office:value-type="float" office:value="0.559458799" calcext:value-type="float">
            <text:p>0.559458799</text:p>
          </table:table-cell>
          <table:table-cell table:formula="of:=AVERAGE([.I171:.K171])" office:value-type="float" office:value="0.707317476" calcext:value-type="float">
            <text:p>0.707317476</text:p>
          </table:table-cell>
          <table:table-cell/>
          <table:table-cell office:value-type="float" office:value="25.94877" calcext:value-type="float">
            <text:p>25.948770000</text:p>
          </table:table-cell>
          <table:table-cell office:value-type="float" office:value="0.621575191" calcext:value-type="float">
            <text:p>0.621575191</text:p>
          </table:table-cell>
          <table:table-cell office:value-type="float" office:value="0.672036489" calcext:value-type="float">
            <text:p>0.672036489</text:p>
          </table:table-cell>
          <table:table-cell office:value-type="float" office:value="0.617685988" calcext:value-type="float">
            <text:p>0.617685988</text:p>
          </table:table-cell>
          <table:table-cell table:formula="of:=AVERAGE([.O171:.Q171])" office:value-type="float" office:value="0.637099222666667" calcext:value-type="float">
            <text:p>0.637099223</text:p>
          </table:table-cell>
          <table:table-cell table:number-columns-repeated="100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583368609" calcext:value-type="float">
            <text:p>0.583368609</text:p>
          </table:table-cell>
          <table:table-cell office:value-type="float" office:value="0.70196935" calcext:value-type="float">
            <text:p>0.701969350</text:p>
          </table:table-cell>
          <table:table-cell office:value-type="float" office:value="0.659408648" calcext:value-type="float">
            <text:p>0.659408648</text:p>
          </table:table-cell>
          <table:table-cell table:formula="of:=AVERAGE([.C172:.E172])" office:value-type="float" office:value="0.648248869" calcext:value-type="float">
            <text:p>0.648248869</text:p>
          </table:table-cell>
          <table:table-cell/>
          <table:table-cell office:value-type="float" office:value="26.93937" calcext:value-type="float">
            <text:p>26.939370000</text:p>
          </table:table-cell>
          <table:table-cell office:value-type="float" office:value="0.814229943" calcext:value-type="float">
            <text:p>0.814229943</text:p>
          </table:table-cell>
          <table:table-cell office:value-type="float" office:value="0.679532371" calcext:value-type="float">
            <text:p>0.679532371</text:p>
          </table:table-cell>
          <table:table-cell office:value-type="float" office:value="0.638438539" calcext:value-type="float">
            <text:p>0.638438539</text:p>
          </table:table-cell>
          <table:table-cell table:formula="of:=AVERAGE([.I172:.K172])" office:value-type="float" office:value="0.710733617666667" calcext:value-type="float">
            <text:p>0.710733618</text:p>
          </table:table-cell>
          <table:table-cell/>
          <table:table-cell office:value-type="float" office:value="25.94371" calcext:value-type="float">
            <text:p>25.943710000</text:p>
          </table:table-cell>
          <table:table-cell office:value-type="float" office:value="0.649381953" calcext:value-type="float">
            <text:p>0.649381953</text:p>
          </table:table-cell>
          <table:table-cell office:value-type="float" office:value="0.647201019" calcext:value-type="float">
            <text:p>0.647201019</text:p>
          </table:table-cell>
          <table:table-cell office:value-type="float" office:value="0.612757279" calcext:value-type="float">
            <text:p>0.612757279</text:p>
          </table:table-cell>
          <table:table-cell table:formula="of:=AVERAGE([.O172:.Q172])" office:value-type="float" office:value="0.636446750333333" calcext:value-type="float">
            <text:p>0.636446750</text:p>
          </table:table-cell>
          <table:table-cell table:number-columns-repeated="100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607228948" calcext:value-type="float">
            <text:p>0.607228948</text:p>
          </table:table-cell>
          <table:table-cell office:value-type="float" office:value="0.706911171" calcext:value-type="float">
            <text:p>0.706911171</text:p>
          </table:table-cell>
          <table:table-cell office:value-type="float" office:value="0.655228574" calcext:value-type="float">
            <text:p>0.655228574</text:p>
          </table:table-cell>
          <table:table-cell table:formula="of:=AVERAGE([.C173:.E173])" office:value-type="float" office:value="0.656456231" calcext:value-type="float">
            <text:p>0.656456231</text:p>
          </table:table-cell>
          <table:table-cell/>
          <table:table-cell office:value-type="float" office:value="26.93937" calcext:value-type="float">
            <text:p>26.939370000</text:p>
          </table:table-cell>
          <table:table-cell office:value-type="float" office:value="0.775936934" calcext:value-type="float">
            <text:p>0.775936934</text:p>
          </table:table-cell>
          <table:table-cell office:value-type="float" office:value="0.829581717" calcext:value-type="float">
            <text:p>0.829581717</text:p>
          </table:table-cell>
          <table:table-cell office:value-type="float" office:value="0.565037199" calcext:value-type="float">
            <text:p>0.565037199</text:p>
          </table:table-cell>
          <table:table-cell table:formula="of:=AVERAGE([.I173:.K173])" office:value-type="float" office:value="0.723518616666667" calcext:value-type="float">
            <text:p>0.723518617</text:p>
          </table:table-cell>
          <table:table-cell/>
          <table:table-cell office:value-type="float" office:value="25.9336" calcext:value-type="float">
            <text:p>25.933600000</text:p>
          </table:table-cell>
          <table:table-cell office:value-type="float" office:value="0.693021499" calcext:value-type="float">
            <text:p>0.693021499</text:p>
          </table:table-cell>
          <table:table-cell office:value-type="float" office:value="0.605243517" calcext:value-type="float">
            <text:p>0.605243517</text:p>
          </table:table-cell>
          <table:table-cell office:value-type="float" office:value="0.604111028" calcext:value-type="float">
            <text:p>0.604111028</text:p>
          </table:table-cell>
          <table:table-cell table:formula="of:=AVERAGE([.O173:.Q173])" office:value-type="float" office:value="0.634125348" calcext:value-type="float">
            <text:p>0.634125348</text:p>
          </table:table-cell>
          <table:table-cell table:number-columns-repeated="100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743150204" calcext:value-type="float">
            <text:p>0.743150204</text:p>
          </table:table-cell>
          <table:table-cell office:value-type="float" office:value="0.611020996" calcext:value-type="float">
            <text:p>0.611020996</text:p>
          </table:table-cell>
          <table:table-cell office:value-type="float" office:value="0.57994611" calcext:value-type="float">
            <text:p>0.579946110</text:p>
          </table:table-cell>
          <table:table-cell table:formula="of:=AVERAGE([.C174:.E174])" office:value-type="float" office:value="0.64470577" calcext:value-type="float">
            <text:p>0.644705770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667105397" calcext:value-type="float">
            <text:p>0.667105397</text:p>
          </table:table-cell>
          <table:table-cell office:value-type="float" office:value="0.775029156" calcext:value-type="float">
            <text:p>0.775029156</text:p>
          </table:table-cell>
          <table:table-cell office:value-type="float" office:value="0.706964219" calcext:value-type="float">
            <text:p>0.706964219</text:p>
          </table:table-cell>
          <table:table-cell table:formula="of:=AVERAGE([.I174:.K174])" office:value-type="float" office:value="0.716366257333333" calcext:value-type="float">
            <text:p>0.716366257</text:p>
          </table:table-cell>
          <table:table-cell/>
          <table:table-cell office:value-type="float" office:value="25.94371" calcext:value-type="float">
            <text:p>25.943710000</text:p>
          </table:table-cell>
          <table:table-cell office:value-type="float" office:value="0.647599178" calcext:value-type="float">
            <text:p>0.647599178</text:p>
          </table:table-cell>
          <table:table-cell office:value-type="float" office:value="0.6023664" calcext:value-type="float">
            <text:p>0.602366400</text:p>
          </table:table-cell>
          <table:table-cell office:value-type="float" office:value="0.648738223" calcext:value-type="float">
            <text:p>0.648738223</text:p>
          </table:table-cell>
          <table:table-cell table:formula="of:=AVERAGE([.O174:.Q174])" office:value-type="float" office:value="0.632901267" calcext:value-type="float">
            <text:p>0.632901267</text:p>
          </table:table-cell>
          <table:table-cell table:number-columns-repeated="100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623283461" calcext:value-type="float">
            <text:p>0.623283461</text:p>
          </table:table-cell>
          <table:table-cell office:value-type="float" office:value="0.738865225" calcext:value-type="float">
            <text:p>0.738865225</text:p>
          </table:table-cell>
          <table:table-cell office:value-type="float" office:value="0.59160478" calcext:value-type="float">
            <text:p>0.591604780</text:p>
          </table:table-cell>
          <table:table-cell table:formula="of:=AVERAGE([.C175:.E175])" office:value-type="float" office:value="0.651251155333333" calcext:value-type="float">
            <text:p>0.651251155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827459196" calcext:value-type="float">
            <text:p>0.827459196</text:p>
          </table:table-cell>
          <table:table-cell office:value-type="float" office:value="0.680925331" calcext:value-type="float">
            <text:p>0.680925331</text:p>
          </table:table-cell>
          <table:table-cell office:value-type="float" office:value="0.61581619" calcext:value-type="float">
            <text:p>0.615816190</text:p>
          </table:table-cell>
          <table:table-cell table:formula="of:=AVERAGE([.I175:.K175])" office:value-type="float" office:value="0.708066905666667" calcext:value-type="float">
            <text:p>0.708066906</text:p>
          </table:table-cell>
          <table:table-cell/>
          <table:table-cell office:value-type="float" office:value="25.93866" calcext:value-type="float">
            <text:p>25.938660000</text:p>
          </table:table-cell>
          <table:table-cell office:value-type="float" office:value="0.650087076" calcext:value-type="float">
            <text:p>0.650087076</text:p>
          </table:table-cell>
          <table:table-cell office:value-type="float" office:value="0.646205622" calcext:value-type="float">
            <text:p>0.646205622</text:p>
          </table:table-cell>
          <table:table-cell office:value-type="float" office:value="0.61184354" calcext:value-type="float">
            <text:p>0.611843540</text:p>
          </table:table-cell>
          <table:table-cell table:formula="of:=AVERAGE([.O175:.Q175])" office:value-type="float" office:value="0.636045412666667" calcext:value-type="float">
            <text:p>0.636045413</text:p>
          </table:table-cell>
          <table:table-cell table:number-columns-repeated="100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607601477" calcext:value-type="float">
            <text:p>0.607601477</text:p>
          </table:table-cell>
          <table:table-cell office:value-type="float" office:value="0.765286179" calcext:value-type="float">
            <text:p>0.765286179</text:p>
          </table:table-cell>
          <table:table-cell office:value-type="float" office:value="0.54885692" calcext:value-type="float">
            <text:p>0.548856920</text:p>
          </table:table-cell>
          <table:table-cell table:formula="of:=AVERAGE([.C176:.E176])" office:value-type="float" office:value="0.640581525333333" calcext:value-type="float">
            <text:p>0.640581525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753967852" calcext:value-type="float">
            <text:p>0.753967852</text:p>
          </table:table-cell>
          <table:table-cell office:value-type="float" office:value="0.831213097" calcext:value-type="float">
            <text:p>0.831213097</text:p>
          </table:table-cell>
          <table:table-cell office:value-type="float" office:value="0.561176009" calcext:value-type="float">
            <text:p>0.561176009</text:p>
          </table:table-cell>
          <table:table-cell table:formula="of:=AVERAGE([.I176:.K176])" office:value-type="float" office:value="0.715452319333333" calcext:value-type="float">
            <text:p>0.715452319</text:p>
          </table:table-cell>
          <table:table-cell/>
          <table:table-cell office:value-type="float" office:value="25.94371" calcext:value-type="float">
            <text:p>25.943710000</text:p>
          </table:table-cell>
          <table:table-cell office:value-type="float" office:value="0.628958419" calcext:value-type="float">
            <text:p>0.628958419</text:p>
          </table:table-cell>
          <table:table-cell office:value-type="float" office:value="0.63073285" calcext:value-type="float">
            <text:p>0.630732850</text:p>
          </table:table-cell>
          <table:table-cell office:value-type="float" office:value="0.660874326" calcext:value-type="float">
            <text:p>0.660874326</text:p>
          </table:table-cell>
          <table:table-cell table:formula="of:=AVERAGE([.O176:.Q176])" office:value-type="float" office:value="0.640188531666667" calcext:value-type="float">
            <text:p>0.640188532</text:p>
          </table:table-cell>
          <table:table-cell table:number-columns-repeated="100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653464276" calcext:value-type="float">
            <text:p>0.653464276</text:p>
          </table:table-cell>
          <table:table-cell office:value-type="float" office:value="0.644664841" calcext:value-type="float">
            <text:p>0.644664841</text:p>
          </table:table-cell>
          <table:table-cell office:value-type="float" office:value="0.644738155" calcext:value-type="float">
            <text:p>0.644738155</text:p>
          </table:table-cell>
          <table:table-cell table:formula="of:=AVERAGE([.C177:.E177])" office:value-type="float" office:value="0.647622424" calcext:value-type="float">
            <text:p>0.647622424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665089567" calcext:value-type="float">
            <text:p>0.665089567</text:p>
          </table:table-cell>
          <table:table-cell office:value-type="float" office:value="0.765017958" calcext:value-type="float">
            <text:p>0.765017958</text:p>
          </table:table-cell>
          <table:table-cell office:value-type="float" office:value="0.700786197" calcext:value-type="float">
            <text:p>0.700786197</text:p>
          </table:table-cell>
          <table:table-cell table:formula="of:=AVERAGE([.I177:.K177])" office:value-type="float" office:value="0.710297907333333" calcext:value-type="float">
            <text:p>0.710297907</text:p>
          </table:table-cell>
          <table:table-cell/>
          <table:table-cell office:value-type="float" office:value="25.94371" calcext:value-type="float">
            <text:p>25.943710000</text:p>
          </table:table-cell>
          <table:table-cell office:value-type="float" office:value="0.624826625" calcext:value-type="float">
            <text:p>0.624826625</text:p>
          </table:table-cell>
          <table:table-cell office:value-type="float" office:value="0.650979358" calcext:value-type="float">
            <text:p>0.650979358</text:p>
          </table:table-cell>
          <table:table-cell office:value-type="float" office:value="0.639781432" calcext:value-type="float">
            <text:p>0.639781432</text:p>
          </table:table-cell>
          <table:table-cell table:formula="of:=AVERAGE([.O177:.Q177])" office:value-type="float" office:value="0.638529138333333" calcext:value-type="float">
            <text:p>0.638529138</text:p>
          </table:table-cell>
          <table:table-cell table:number-columns-repeated="100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.87872" calcext:value-type="float">
            <text:p>26.878720000</text:p>
          </table:table-cell>
          <table:table-cell office:value-type="float" office:value="0.746455282" calcext:value-type="float">
            <text:p>0.746455282</text:p>
          </table:table-cell>
          <table:table-cell office:value-type="float" office:value="0.616734101" calcext:value-type="float">
            <text:p>0.616734101</text:p>
          </table:table-cell>
          <table:table-cell office:value-type="float" office:value="0.599995327" calcext:value-type="float">
            <text:p>0.599995327</text:p>
          </table:table-cell>
          <table:table-cell table:formula="of:=AVERAGE([.C178:.E178])" office:value-type="float" office:value="0.654394903333333" calcext:value-type="float">
            <text:p>0.654394903</text:p>
          </table:table-cell>
          <table:table-cell/>
          <table:table-cell office:value-type="float" office:value="26.94442" calcext:value-type="float">
            <text:p>26.944420000</text:p>
          </table:table-cell>
          <table:table-cell office:value-type="float" office:value="0.807111359" calcext:value-type="float">
            <text:p>0.807111359</text:p>
          </table:table-cell>
          <table:table-cell office:value-type="float" office:value="0.681354485" calcext:value-type="float">
            <text:p>0.681354485</text:p>
          </table:table-cell>
          <table:table-cell office:value-type="float" office:value="0.640455561" calcext:value-type="float">
            <text:p>0.640455561</text:p>
          </table:table-cell>
          <table:table-cell table:formula="of:=AVERAGE([.I178:.K178])" office:value-type="float" office:value="0.709640468333333" calcext:value-type="float">
            <text:p>0.709640468</text:p>
          </table:table-cell>
          <table:table-cell/>
          <table:table-cell office:value-type="float" office:value="25.94371" calcext:value-type="float">
            <text:p>25.943710000</text:p>
          </table:table-cell>
          <table:table-cell office:value-type="float" office:value="0.621979311" calcext:value-type="float">
            <text:p>0.621979311</text:p>
          </table:table-cell>
          <table:table-cell office:value-type="float" office:value="0.658978302" calcext:value-type="float">
            <text:p>0.658978302</text:p>
          </table:table-cell>
          <table:table-cell office:value-type="float" office:value="0.629188493" calcext:value-type="float">
            <text:p>0.629188493</text:p>
          </table:table-cell>
          <table:table-cell table:formula="of:=AVERAGE([.O178:.Q178])" office:value-type="float" office:value="0.636715368666667" calcext:value-type="float">
            <text:p>0.636715369</text:p>
          </table:table-cell>
          <table:table-cell table:number-columns-repeated="100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590642165" calcext:value-type="float">
            <text:p>0.590642165</text:p>
          </table:table-cell>
          <table:table-cell office:value-type="float" office:value="0.729385701" calcext:value-type="float">
            <text:p>0.729385701</text:p>
          </table:table-cell>
          <table:table-cell office:value-type="float" office:value="0.633860902" calcext:value-type="float">
            <text:p>0.633860902</text:p>
          </table:table-cell>
          <table:table-cell table:formula="of:=AVERAGE([.C179:.E179])" office:value-type="float" office:value="0.651296256" calcext:value-type="float">
            <text:p>0.651296256</text:p>
          </table:table-cell>
          <table:table-cell/>
          <table:table-cell office:value-type="float" office:value="26.93937" calcext:value-type="float">
            <text:p>26.939370000</text:p>
          </table:table-cell>
          <table:table-cell office:value-type="float" office:value="0.78731129" calcext:value-type="float">
            <text:p>0.787311290</text:p>
          </table:table-cell>
          <table:table-cell office:value-type="float" office:value="0.782631729" calcext:value-type="float">
            <text:p>0.782631729</text:p>
          </table:table-cell>
          <table:table-cell office:value-type="float" office:value="0.559622116" calcext:value-type="float">
            <text:p>0.559622116</text:p>
          </table:table-cell>
          <table:table-cell table:formula="of:=AVERAGE([.I179:.K179])" office:value-type="float" office:value="0.709855045" calcext:value-type="float">
            <text:p>0.709855045</text:p>
          </table:table-cell>
          <table:table-cell/>
          <table:table-cell office:value-type="float" office:value="25.94371" calcext:value-type="float">
            <text:p>25.943710000</text:p>
          </table:table-cell>
          <table:table-cell office:value-type="float" office:value="0.63091226" calcext:value-type="float">
            <text:p>0.630912260</text:p>
          </table:table-cell>
          <table:table-cell office:value-type="float" office:value="0.664337357" calcext:value-type="float">
            <text:p>0.664337357</text:p>
          </table:table-cell>
          <table:table-cell office:value-type="float" office:value="0.615069343" calcext:value-type="float">
            <text:p>0.615069343</text:p>
          </table:table-cell>
          <table:table-cell table:formula="of:=AVERAGE([.O179:.Q179])" office:value-type="float" office:value="0.636772986666667" calcext:value-type="float">
            <text:p>0.636772987</text:p>
          </table:table-cell>
          <table:table-cell table:number-columns-repeated="100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586273144" calcext:value-type="float">
            <text:p>0.586273144</text:p>
          </table:table-cell>
          <table:table-cell office:value-type="float" office:value="0.711395229" calcext:value-type="float">
            <text:p>0.711395229</text:p>
          </table:table-cell>
          <table:table-cell office:value-type="float" office:value="0.656877238" calcext:value-type="float">
            <text:p>0.656877238</text:p>
          </table:table-cell>
          <table:table-cell table:formula="of:=AVERAGE([.C180:.E180])" office:value-type="float" office:value="0.651515203666667" calcext:value-type="float">
            <text:p>0.651515204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69272586" calcext:value-type="float">
            <text:p>0.692725860</text:p>
          </table:table-cell>
          <table:table-cell office:value-type="float" office:value="0.824562409" calcext:value-type="float">
            <text:p>0.824562409</text:p>
          </table:table-cell>
          <table:table-cell office:value-type="float" office:value="0.590913962" calcext:value-type="float">
            <text:p>0.590913962</text:p>
          </table:table-cell>
          <table:table-cell table:formula="of:=AVERAGE([.I180:.K180])" office:value-type="float" office:value="0.702734077" calcext:value-type="float">
            <text:p>0.702734077</text:p>
          </table:table-cell>
          <table:table-cell/>
          <table:table-cell office:value-type="float" office:value="25.95382" calcext:value-type="float">
            <text:p>25.953820000</text:p>
          </table:table-cell>
          <table:table-cell office:value-type="float" office:value="0.653677065" calcext:value-type="float">
            <text:p>0.653677065</text:p>
          </table:table-cell>
          <table:table-cell office:value-type="float" office:value="0.641177969" calcext:value-type="float">
            <text:p>0.641177969</text:p>
          </table:table-cell>
          <table:table-cell office:value-type="float" office:value="0.611174776" calcext:value-type="float">
            <text:p>0.611174776</text:p>
          </table:table-cell>
          <table:table-cell table:formula="of:=AVERAGE([.O180:.Q180])" office:value-type="float" office:value="0.63534327" calcext:value-type="float">
            <text:p>0.635343270</text:p>
          </table:table-cell>
          <table:table-cell table:number-columns-repeated="100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598865819" calcext:value-type="float">
            <text:p>0.598865819</text:p>
          </table:table-cell>
          <table:table-cell office:value-type="float" office:value="0.681146464" calcext:value-type="float">
            <text:p>0.681146464</text:p>
          </table:table-cell>
          <table:table-cell office:value-type="float" office:value="0.648949224" calcext:value-type="float">
            <text:p>0.648949224</text:p>
          </table:table-cell>
          <table:table-cell table:formula="of:=AVERAGE([.C181:.E181])" office:value-type="float" office:value="0.642987169" calcext:value-type="float">
            <text:p>0.642987169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67625173" calcext:value-type="float">
            <text:p>0.676251730</text:p>
          </table:table-cell>
          <table:table-cell office:value-type="float" office:value="0.804081655" calcext:value-type="float">
            <text:p>0.804081655</text:p>
          </table:table-cell>
          <table:table-cell office:value-type="float" office:value="0.668621739" calcext:value-type="float">
            <text:p>0.668621739</text:p>
          </table:table-cell>
          <table:table-cell table:formula="of:=AVERAGE([.I181:.K181])" office:value-type="float" office:value="0.716318374666667" calcext:value-type="float">
            <text:p>0.716318375</text:p>
          </table:table-cell>
          <table:table-cell/>
          <table:table-cell office:value-type="float" office:value="25.94877" calcext:value-type="float">
            <text:p>25.948770000</text:p>
          </table:table-cell>
          <table:table-cell office:value-type="float" office:value="0.688894473" calcext:value-type="float">
            <text:p>0.688894473</text:p>
          </table:table-cell>
          <table:table-cell office:value-type="float" office:value="0.606018377" calcext:value-type="float">
            <text:p>0.606018377</text:p>
          </table:table-cell>
          <table:table-cell office:value-type="float" office:value="0.599135232" calcext:value-type="float">
            <text:p>0.599135232</text:p>
          </table:table-cell>
          <table:table-cell table:formula="of:=AVERAGE([.O181:.Q181])" office:value-type="float" office:value="0.631349360666667" calcext:value-type="float">
            <text:p>0.631349361</text:p>
          </table:table-cell>
          <table:table-cell table:number-columns-repeated="100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590896081" calcext:value-type="float">
            <text:p>0.590896081</text:p>
          </table:table-cell>
          <table:table-cell office:value-type="float" office:value="0.715670671" calcext:value-type="float">
            <text:p>0.715670671</text:p>
          </table:table-cell>
          <table:table-cell office:value-type="float" office:value="0.650559145" calcext:value-type="float">
            <text:p>0.650559145</text:p>
          </table:table-cell>
          <table:table-cell table:formula="of:=AVERAGE([.C182:.E182])" office:value-type="float" office:value="0.652375299" calcext:value-type="float">
            <text:p>0.652375299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821621516" calcext:value-type="float">
            <text:p>0.821621516</text:p>
          </table:table-cell>
          <table:table-cell office:value-type="float" office:value="0.682697378" calcext:value-type="float">
            <text:p>0.682697378</text:p>
          </table:table-cell>
          <table:table-cell office:value-type="float" office:value="0.588830184" calcext:value-type="float">
            <text:p>0.588830184</text:p>
          </table:table-cell>
          <table:table-cell table:formula="of:=AVERAGE([.I182:.K182])" office:value-type="float" office:value="0.697716359333333" calcext:value-type="float">
            <text:p>0.697716359</text:p>
          </table:table-cell>
          <table:table-cell/>
          <table:table-cell office:value-type="float" office:value="25.95382" calcext:value-type="float">
            <text:p>25.953820000</text:p>
          </table:table-cell>
          <table:table-cell office:value-type="float" office:value="0.631564931" calcext:value-type="float">
            <text:p>0.631564931</text:p>
          </table:table-cell>
          <table:table-cell office:value-type="float" office:value="0.664874991" calcext:value-type="float">
            <text:p>0.664874991</text:p>
          </table:table-cell>
          <table:table-cell office:value-type="float" office:value="0.61536081" calcext:value-type="float">
            <text:p>0.615360810</text:p>
          </table:table-cell>
          <table:table-cell table:formula="of:=AVERAGE([.O182:.Q182])" office:value-type="float" office:value="0.637266910666667" calcext:value-type="float">
            <text:p>0.637266911</text:p>
          </table:table-cell>
          <table:table-cell table:number-columns-repeated="100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614619924" calcext:value-type="float">
            <text:p>0.614619924</text:p>
          </table:table-cell>
          <table:table-cell office:value-type="float" office:value="0.674101195" calcext:value-type="float">
            <text:p>0.674101195</text:p>
          </table:table-cell>
          <table:table-cell office:value-type="float" office:value="0.647438246" calcext:value-type="float">
            <text:p>0.647438246</text:p>
          </table:table-cell>
          <table:table-cell table:formula="of:=AVERAGE([.C183:.E183])" office:value-type="float" office:value="0.645386455" calcext:value-type="float">
            <text:p>0.645386455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687111698" calcext:value-type="float">
            <text:p>0.687111698</text:p>
          </table:table-cell>
          <table:table-cell office:value-type="float" office:value="0.813984372" calcext:value-type="float">
            <text:p>0.813984372</text:p>
          </table:table-cell>
          <table:table-cell office:value-type="float" office:value="0.635735468" calcext:value-type="float">
            <text:p>0.635735468</text:p>
          </table:table-cell>
          <table:table-cell table:formula="of:=AVERAGE([.I183:.K183])" office:value-type="float" office:value="0.712277179333333" calcext:value-type="float">
            <text:p>0.712277179</text:p>
          </table:table-cell>
          <table:table-cell/>
          <table:table-cell office:value-type="float" office:value="25.94371" calcext:value-type="float">
            <text:p>25.943710000</text:p>
          </table:table-cell>
          <table:table-cell office:value-type="float" office:value="0.682197294" calcext:value-type="float">
            <text:p>0.682197294</text:p>
          </table:table-cell>
          <table:table-cell office:value-type="float" office:value="0.604165268" calcext:value-type="float">
            <text:p>0.604165268</text:p>
          </table:table-cell>
          <table:table-cell office:value-type="float" office:value="0.61487086" calcext:value-type="float">
            <text:p>0.614870860</text:p>
          </table:table-cell>
          <table:table-cell table:formula="of:=AVERAGE([.O183:.Q183])" office:value-type="float" office:value="0.633744474" calcext:value-type="float">
            <text:p>0.633744474</text:p>
          </table:table-cell>
          <table:table-cell table:number-columns-repeated="100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657829721" calcext:value-type="float">
            <text:p>0.657829721</text:p>
          </table:table-cell>
          <table:table-cell office:value-type="float" office:value="0.634464697" calcext:value-type="float">
            <text:p>0.634464697</text:p>
          </table:table-cell>
          <table:table-cell office:value-type="float" office:value="0.619357302" calcext:value-type="float">
            <text:p>0.619357302</text:p>
          </table:table-cell>
          <table:table-cell table:formula="of:=AVERAGE([.C184:.E184])" office:value-type="float" office:value="0.63721724" calcext:value-type="float">
            <text:p>0.637217240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72098681" calcext:value-type="float">
            <text:p>0.720986810</text:p>
          </table:table-cell>
          <table:table-cell office:value-type="float" office:value="0.829539994" calcext:value-type="float">
            <text:p>0.829539994</text:p>
          </table:table-cell>
          <table:table-cell office:value-type="float" office:value="0.579064557" calcext:value-type="float">
            <text:p>0.579064557</text:p>
          </table:table-cell>
          <table:table-cell table:formula="of:=AVERAGE([.I184:.K184])" office:value-type="float" office:value="0.709863787" calcext:value-type="float">
            <text:p>0.709863787</text:p>
          </table:table-cell>
          <table:table-cell/>
          <table:table-cell office:value-type="float" office:value="25.95382" calcext:value-type="float">
            <text:p>25.953820000</text:p>
          </table:table-cell>
          <table:table-cell office:value-type="float" office:value="0.64098485" calcext:value-type="float">
            <text:p>0.640984850</text:p>
          </table:table-cell>
          <table:table-cell office:value-type="float" office:value="0.6000144" calcext:value-type="float">
            <text:p>0.600014400</text:p>
          </table:table-cell>
          <table:table-cell office:value-type="float" office:value="0.658146221" calcext:value-type="float">
            <text:p>0.658146221</text:p>
          </table:table-cell>
          <table:table-cell table:formula="of:=AVERAGE([.O184:.Q184])" office:value-type="float" office:value="0.633048490333333" calcext:value-type="float">
            <text:p>0.633048490</text:p>
          </table:table-cell>
          <table:table-cell table:number-columns-repeated="100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6.86356" calcext:value-type="float">
            <text:p>26.863560000</text:p>
          </table:table-cell>
          <table:table-cell office:value-type="float" office:value="0.605191661" calcext:value-type="float">
            <text:p>0.605191661</text:p>
          </table:table-cell>
          <table:table-cell office:value-type="float" office:value="0.739142983" calcext:value-type="float">
            <text:p>0.739142983</text:p>
          </table:table-cell>
          <table:table-cell office:value-type="float" office:value="0.615229084" calcext:value-type="float">
            <text:p>0.615229084</text:p>
          </table:table-cell>
          <table:table-cell table:formula="of:=AVERAGE([.C185:.E185])" office:value-type="float" office:value="0.653187909333333" calcext:value-type="float">
            <text:p>0.653187909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758528204" calcext:value-type="float">
            <text:p>0.758528204</text:p>
          </table:table-cell>
          <table:table-cell office:value-type="float" office:value="0.696788513" calcext:value-type="float">
            <text:p>0.696788513</text:p>
          </table:table-cell>
          <table:table-cell office:value-type="float" office:value="0.669089039" calcext:value-type="float">
            <text:p>0.669089039</text:p>
          </table:table-cell>
          <table:table-cell table:formula="of:=AVERAGE([.I185:.K185])" office:value-type="float" office:value="0.708135252" calcext:value-type="float">
            <text:p>0.708135252</text:p>
          </table:table-cell>
          <table:table-cell/>
          <table:table-cell office:value-type="float" office:value="25.95382" calcext:value-type="float">
            <text:p>25.953820000</text:p>
          </table:table-cell>
          <table:table-cell office:value-type="float" office:value="0.690147959" calcext:value-type="float">
            <text:p>0.690147959</text:p>
          </table:table-cell>
          <table:table-cell office:value-type="float" office:value="0.605399681" calcext:value-type="float">
            <text:p>0.605399681</text:p>
          </table:table-cell>
          <table:table-cell office:value-type="float" office:value="0.59826262" calcext:value-type="float">
            <text:p>0.598262620</text:p>
          </table:table-cell>
          <table:table-cell table:formula="of:=AVERAGE([.O185:.Q185])" office:value-type="float" office:value="0.631270086666667" calcext:value-type="float">
            <text:p>0.631270087</text:p>
          </table:table-cell>
          <table:table-cell table:number-columns-repeated="100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742961257" calcext:value-type="float">
            <text:p>0.742961257</text:p>
          </table:table-cell>
          <table:table-cell office:value-type="float" office:value="0.613039805" calcext:value-type="float">
            <text:p>0.613039805</text:p>
          </table:table-cell>
          <table:table-cell office:value-type="float" office:value="0.558580823" calcext:value-type="float">
            <text:p>0.558580823</text:p>
          </table:table-cell>
          <table:table-cell table:formula="of:=AVERAGE([.C186:.E186])" office:value-type="float" office:value="0.638193961666667" calcext:value-type="float">
            <text:p>0.638193962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800125694" calcext:value-type="float">
            <text:p>0.800125694</text:p>
          </table:table-cell>
          <table:table-cell office:value-type="float" office:value="0.737193315" calcext:value-type="float">
            <text:p>0.737193315</text:p>
          </table:table-cell>
          <table:table-cell office:value-type="float" office:value="0.562164254" calcext:value-type="float">
            <text:p>0.562164254</text:p>
          </table:table-cell>
          <table:table-cell table:formula="of:=AVERAGE([.I186:.K186])" office:value-type="float" office:value="0.699827754333333" calcext:value-type="float">
            <text:p>0.699827754</text:p>
          </table:table-cell>
          <table:table-cell/>
          <table:table-cell office:value-type="float" office:value="25.94371" calcext:value-type="float">
            <text:p>25.943710000</text:p>
          </table:table-cell>
          <table:table-cell office:value-type="float" office:value="0.623573139" calcext:value-type="float">
            <text:p>0.623573139</text:p>
          </table:table-cell>
          <table:table-cell office:value-type="float" office:value="0.65354653" calcext:value-type="float">
            <text:p>0.653546530</text:p>
          </table:table-cell>
          <table:table-cell office:value-type="float" office:value="0.635950045" calcext:value-type="float">
            <text:p>0.635950045</text:p>
          </table:table-cell>
          <table:table-cell table:formula="of:=AVERAGE([.O186:.Q186])" office:value-type="float" office:value="0.637689904666667" calcext:value-type="float">
            <text:p>0.637689905</text:p>
          </table:table-cell>
          <table:table-cell table:number-columns-repeated="100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656900484" calcext:value-type="float">
            <text:p>0.656900484</text:p>
          </table:table-cell>
          <table:table-cell office:value-type="float" office:value="0.759835334" calcext:value-type="float">
            <text:p>0.759835334</text:p>
          </table:table-cell>
          <table:table-cell office:value-type="float" office:value="0.537828271" calcext:value-type="float">
            <text:p>0.537828271</text:p>
          </table:table-cell>
          <table:table-cell table:formula="of:=AVERAGE([.C187:.E187])" office:value-type="float" office:value="0.651521363" calcext:value-type="float">
            <text:p>0.651521363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707087005" calcext:value-type="float">
            <text:p>0.707087005</text:p>
          </table:table-cell>
          <table:table-cell office:value-type="float" office:value="0.833113293" calcext:value-type="float">
            <text:p>0.833113293</text:p>
          </table:table-cell>
          <table:table-cell office:value-type="float" office:value="0.572361418" calcext:value-type="float">
            <text:p>0.572361418</text:p>
          </table:table-cell>
          <table:table-cell table:formula="of:=AVERAGE([.I187:.K187])" office:value-type="float" office:value="0.704187238666667" calcext:value-type="float">
            <text:p>0.704187239</text:p>
          </table:table-cell>
          <table:table-cell/>
          <table:table-cell office:value-type="float" office:value="25.96393" calcext:value-type="float">
            <text:p>25.963930000</text:p>
          </table:table-cell>
          <table:table-cell office:value-type="float" office:value="0.622120574" calcext:value-type="float">
            <text:p>0.622120574</text:p>
          </table:table-cell>
          <table:table-cell office:value-type="float" office:value="0.671131691" calcext:value-type="float">
            <text:p>0.671131691</text:p>
          </table:table-cell>
          <table:table-cell office:value-type="float" office:value="0.616515352" calcext:value-type="float">
            <text:p>0.616515352</text:p>
          </table:table-cell>
          <table:table-cell table:formula="of:=AVERAGE([.O187:.Q187])" office:value-type="float" office:value="0.636589205666667" calcext:value-type="float">
            <text:p>0.636589206</text:p>
          </table:table-cell>
          <table:table-cell table:number-columns-repeated="100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634459333" calcext:value-type="float">
            <text:p>0.634459333</text:p>
          </table:table-cell>
          <table:table-cell office:value-type="float" office:value="0.676952085" calcext:value-type="float">
            <text:p>0.676952085</text:p>
          </table:table-cell>
          <table:table-cell office:value-type="float" office:value="0.669065198" calcext:value-type="float">
            <text:p>0.669065198</text:p>
          </table:table-cell>
          <table:table-cell table:formula="of:=AVERAGE([.C188:.E188])" office:value-type="float" office:value="0.660158872" calcext:value-type="float">
            <text:p>0.660158872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668146094" calcext:value-type="float">
            <text:p>0.668146094</text:p>
          </table:table-cell>
          <table:table-cell office:value-type="float" office:value="0.796185827" calcext:value-type="float">
            <text:p>0.796185827</text:p>
          </table:table-cell>
          <table:table-cell office:value-type="float" office:value="0.684914671" calcext:value-type="float">
            <text:p>0.684914671</text:p>
          </table:table-cell>
          <table:table-cell table:formula="of:=AVERAGE([.I188:.K188])" office:value-type="float" office:value="0.716415530666667" calcext:value-type="float">
            <text:p>0.716415531</text:p>
          </table:table-cell>
          <table:table-cell/>
          <table:table-cell office:value-type="float" office:value="25.95382" calcext:value-type="float">
            <text:p>25.953820000</text:p>
          </table:table-cell>
          <table:table-cell office:value-type="float" office:value="0.641304927" calcext:value-type="float">
            <text:p>0.641304927</text:p>
          </table:table-cell>
          <table:table-cell office:value-type="float" office:value="0.599417758" calcext:value-type="float">
            <text:p>0.599417758</text:p>
          </table:table-cell>
          <table:table-cell office:value-type="float" office:value="0.660439212" calcext:value-type="float">
            <text:p>0.660439212</text:p>
          </table:table-cell>
          <table:table-cell table:formula="of:=AVERAGE([.O188:.Q188])" office:value-type="float" office:value="0.633720632333333" calcext:value-type="float">
            <text:p>0.633720632</text:p>
          </table:table-cell>
          <table:table-cell table:number-columns-repeated="100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680593929" calcext:value-type="float">
            <text:p>0.680593929</text:p>
          </table:table-cell>
          <table:table-cell office:value-type="float" office:value="0.771043393" calcext:value-type="float">
            <text:p>0.771043393</text:p>
          </table:table-cell>
          <table:table-cell office:value-type="float" office:value="0.540905063" calcext:value-type="float">
            <text:p>0.540905063</text:p>
          </table:table-cell>
          <table:table-cell table:formula="of:=AVERAGE([.C189:.E189])" office:value-type="float" office:value="0.664180795" calcext:value-type="float">
            <text:p>0.664180795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81772814" calcext:value-type="float">
            <text:p>0.817728140</text:p>
          </table:table-cell>
          <table:table-cell office:value-type="float" office:value="0.689041697" calcext:value-type="float">
            <text:p>0.689041697</text:p>
          </table:table-cell>
          <table:table-cell office:value-type="float" office:value="0.578686664" calcext:value-type="float">
            <text:p>0.578686664</text:p>
          </table:table-cell>
          <table:table-cell table:formula="of:=AVERAGE([.I189:.K189])" office:value-type="float" office:value="0.695152167" calcext:value-type="float">
            <text:p>0.695152167</text:p>
          </table:table-cell>
          <table:table-cell/>
          <table:table-cell office:value-type="float" office:value="25.95382" calcext:value-type="float">
            <text:p>25.953820000</text:p>
          </table:table-cell>
          <table:table-cell office:value-type="float" office:value="0.675492367" calcext:value-type="float">
            <text:p>0.675492367</text:p>
          </table:table-cell>
          <table:table-cell office:value-type="float" office:value="0.618577673" calcext:value-type="float">
            <text:p>0.618577673</text:p>
          </table:table-cell>
          <table:table-cell office:value-type="float" office:value="0.605356169" calcext:value-type="float">
            <text:p>0.605356169</text:p>
          </table:table-cell>
          <table:table-cell table:formula="of:=AVERAGE([.O189:.Q189])" office:value-type="float" office:value="0.633142069666667" calcext:value-type="float">
            <text:p>0.633142070</text:p>
          </table:table-cell>
          <table:table-cell table:number-columns-repeated="100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6.87872" calcext:value-type="float">
            <text:p>26.878720000</text:p>
          </table:table-cell>
          <table:table-cell office:value-type="float" office:value="0.655805547" calcext:value-type="float">
            <text:p>0.655805547</text:p>
          </table:table-cell>
          <table:table-cell office:value-type="float" office:value="0.631357507" calcext:value-type="float">
            <text:p>0.631357507</text:p>
          </table:table-cell>
          <table:table-cell office:value-type="float" office:value="0.625447705" calcext:value-type="float">
            <text:p>0.625447705</text:p>
          </table:table-cell>
          <table:table-cell table:formula="of:=AVERAGE([.C190:.E190])" office:value-type="float" office:value="0.637536919666667" calcext:value-type="float">
            <text:p>0.637536920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701232636" calcext:value-type="float">
            <text:p>0.701232636</text:p>
          </table:table-cell>
          <table:table-cell office:value-type="float" office:value="0.835428338" calcext:value-type="float">
            <text:p>0.835428338</text:p>
          </table:table-cell>
          <table:table-cell office:value-type="float" office:value="0.567886301" calcext:value-type="float">
            <text:p>0.567886301</text:p>
          </table:table-cell>
          <table:table-cell table:formula="of:=AVERAGE([.I190:.K190])" office:value-type="float" office:value="0.701515758333333" calcext:value-type="float">
            <text:p>0.701515758</text:p>
          </table:table-cell>
          <table:table-cell/>
          <table:table-cell office:value-type="float" office:value="25.96393" calcext:value-type="float">
            <text:p>25.963930000</text:p>
          </table:table-cell>
          <table:table-cell office:value-type="float" office:value="0.672664723" calcext:value-type="float">
            <text:p>0.672664723</text:p>
          </table:table-cell>
          <table:table-cell office:value-type="float" office:value="0.604224277" calcext:value-type="float">
            <text:p>0.604224277</text:p>
          </table:table-cell>
          <table:table-cell office:value-type="float" office:value="0.622882321" calcext:value-type="float">
            <text:p>0.622882321</text:p>
          </table:table-cell>
          <table:table-cell table:formula="of:=AVERAGE([.O190:.Q190])" office:value-type="float" office:value="0.633257107" calcext:value-type="float">
            <text:p>0.633257107</text:p>
          </table:table-cell>
          <table:table-cell table:number-columns-repeated="100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722152677" calcext:value-type="float">
            <text:p>0.722152677</text:p>
          </table:table-cell>
          <table:table-cell office:value-type="float" office:value="0.635848717" calcext:value-type="float">
            <text:p>0.635848717</text:p>
          </table:table-cell>
          <table:table-cell office:value-type="float" office:value="0.55748827" calcext:value-type="float">
            <text:p>0.557488270</text:p>
          </table:table-cell>
          <table:table-cell table:formula="of:=AVERAGE([.C191:.E191])" office:value-type="float" office:value="0.638496554666667" calcext:value-type="float">
            <text:p>0.638496555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67137309" calcext:value-type="float">
            <text:p>0.671373090</text:p>
          </table:table-cell>
          <table:table-cell office:value-type="float" office:value="0.795548057" calcext:value-type="float">
            <text:p>0.795548057</text:p>
          </table:table-cell>
          <table:table-cell office:value-type="float" office:value="0.684011064" calcext:value-type="float">
            <text:p>0.684011064</text:p>
          </table:table-cell>
          <table:table-cell table:formula="of:=AVERAGE([.I191:.K191])" office:value-type="float" office:value="0.716977403666667" calcext:value-type="float">
            <text:p>0.716977404</text:p>
          </table:table-cell>
          <table:table-cell/>
          <table:table-cell office:value-type="float" office:value="25.95382" calcext:value-type="float">
            <text:p>25.953820000</text:p>
          </table:table-cell>
          <table:table-cell office:value-type="float" office:value="0.634278135" calcext:value-type="float">
            <text:p>0.634278135</text:p>
          </table:table-cell>
          <table:table-cell office:value-type="float" office:value="0.599224639" calcext:value-type="float">
            <text:p>0.599224639</text:p>
          </table:table-cell>
          <table:table-cell office:value-type="float" office:value="0.678646645" calcext:value-type="float">
            <text:p>0.678646645</text:p>
          </table:table-cell>
          <table:table-cell table:formula="of:=AVERAGE([.O191:.Q191])" office:value-type="float" office:value="0.637383139666667" calcext:value-type="float">
            <text:p>0.637383140</text:p>
          </table:table-cell>
          <table:table-cell table:number-columns-repeated="100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742067187" calcext:value-type="float">
            <text:p>0.742067187</text:p>
          </table:table-cell>
          <table:table-cell office:value-type="float" office:value="0.625575855" calcext:value-type="float">
            <text:p>0.625575855</text:p>
          </table:table-cell>
          <table:table-cell office:value-type="float" office:value="0.564495988" calcext:value-type="float">
            <text:p>0.564495988</text:p>
          </table:table-cell>
          <table:table-cell table:formula="of:=AVERAGE([.C192:.E192])" office:value-type="float" office:value="0.644046343333333" calcext:value-type="float">
            <text:p>0.644046343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795708394" calcext:value-type="float">
            <text:p>0.795708394</text:p>
          </table:table-cell>
          <table:table-cell office:value-type="float" office:value="0.684657178" calcext:value-type="float">
            <text:p>0.684657178</text:p>
          </table:table-cell>
          <table:table-cell office:value-type="float" office:value="0.646485763" calcext:value-type="float">
            <text:p>0.646485763</text:p>
          </table:table-cell>
          <table:table-cell table:formula="of:=AVERAGE([.I192:.K192])" office:value-type="float" office:value="0.708950445" calcext:value-type="float">
            <text:p>0.708950445</text:p>
          </table:table-cell>
          <table:table-cell/>
          <table:table-cell office:value-type="float" office:value="25.96898" calcext:value-type="float">
            <text:p>25.968980000</text:p>
          </table:table-cell>
          <table:table-cell office:value-type="float" office:value="0.685387335" calcext:value-type="float">
            <text:p>0.685387335</text:p>
          </table:table-cell>
          <table:table-cell office:value-type="float" office:value="0.607888175" calcext:value-type="float">
            <text:p>0.607888175</text:p>
          </table:table-cell>
          <table:table-cell office:value-type="float" office:value="0.600755882" calcext:value-type="float">
            <text:p>0.600755882</text:p>
          </table:table-cell>
          <table:table-cell table:formula="of:=AVERAGE([.O192:.Q192])" office:value-type="float" office:value="0.631343797333333" calcext:value-type="float">
            <text:p>0.631343797</text:p>
          </table:table-cell>
          <table:table-cell table:number-columns-repeated="100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608626081" calcext:value-type="float">
            <text:p>0.608626081</text:p>
          </table:table-cell>
          <table:table-cell office:value-type="float" office:value="0.739350407" calcext:value-type="float">
            <text:p>0.739350407</text:p>
          </table:table-cell>
          <table:table-cell office:value-type="float" office:value="0.595444512" calcext:value-type="float">
            <text:p>0.595444512</text:p>
          </table:table-cell>
          <table:table-cell table:formula="of:=AVERAGE([.C193:.E193])" office:value-type="float" office:value="0.647807" calcext:value-type="float">
            <text:p>0.647807000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788310264" calcext:value-type="float">
            <text:p>0.788310264</text:p>
          </table:table-cell>
          <table:table-cell office:value-type="float" office:value="0.77513704" calcext:value-type="float">
            <text:p>0.775137040</text:p>
          </table:table-cell>
          <table:table-cell office:value-type="float" office:value="0.561474033" calcext:value-type="float">
            <text:p>0.561474033</text:p>
          </table:table-cell>
          <table:table-cell table:formula="of:=AVERAGE([.I193:.K193])" office:value-type="float" office:value="0.708307112333333" calcext:value-type="float">
            <text:p>0.708307112</text:p>
          </table:table-cell>
          <table:table-cell/>
          <table:table-cell office:value-type="float" office:value="25.95382" calcext:value-type="float">
            <text:p>25.953820000</text:p>
          </table:table-cell>
          <table:table-cell office:value-type="float" office:value="0.624193028" calcext:value-type="float">
            <text:p>0.624193028</text:p>
          </table:table-cell>
          <table:table-cell office:value-type="float" office:value="0.652691204" calcext:value-type="float">
            <text:p>0.652691204</text:p>
          </table:table-cell>
          <table:table-cell office:value-type="float" office:value="0.638085084" calcext:value-type="float">
            <text:p>0.638085084</text:p>
          </table:table-cell>
          <table:table-cell table:formula="of:=AVERAGE([.O193:.Q193])" office:value-type="float" office:value="0.638323105333333" calcext:value-type="float">
            <text:p>0.638323105</text:p>
          </table:table-cell>
          <table:table-cell table:number-columns-repeated="100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67483314" calcext:value-type="float">
            <text:p>0.674833140</text:p>
          </table:table-cell>
          <table:table-cell office:value-type="float" office:value="0.693831526" calcext:value-type="float">
            <text:p>0.693831526</text:p>
          </table:table-cell>
          <table:table-cell office:value-type="float" office:value="0.663506468" calcext:value-type="float">
            <text:p>0.663506468</text:p>
          </table:table-cell>
          <table:table-cell table:formula="of:=AVERAGE([.C194:.E194])" office:value-type="float" office:value="0.677390378" calcext:value-type="float">
            <text:p>0.677390378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776648614" calcext:value-type="float">
            <text:p>0.776648614</text:p>
          </table:table-cell>
          <table:table-cell office:value-type="float" office:value="0.824946859" calcext:value-type="float">
            <text:p>0.824946859</text:p>
          </table:table-cell>
          <table:table-cell office:value-type="float" office:value="0.564268895" calcext:value-type="float">
            <text:p>0.564268895</text:p>
          </table:table-cell>
          <table:table-cell table:formula="of:=AVERAGE([.I194:.K194])" office:value-type="float" office:value="0.721954789333333" calcext:value-type="float">
            <text:p>0.721954789</text:p>
          </table:table-cell>
          <table:table-cell/>
          <table:table-cell office:value-type="float" office:value="25.96393" calcext:value-type="float">
            <text:p>25.963930000</text:p>
          </table:table-cell>
          <table:table-cell office:value-type="float" office:value="0.695082032" calcext:value-type="float">
            <text:p>0.695082032</text:p>
          </table:table-cell>
          <table:table-cell office:value-type="float" office:value="0.603544784" calcext:value-type="float">
            <text:p>0.603544784</text:p>
          </table:table-cell>
          <table:table-cell office:value-type="float" office:value="0.596671176" calcext:value-type="float">
            <text:p>0.596671176</text:p>
          </table:table-cell>
          <table:table-cell table:formula="of:=AVERAGE([.O194:.Q194])" office:value-type="float" office:value="0.631765997333333" calcext:value-type="float">
            <text:p>0.631765997</text:p>
          </table:table-cell>
          <table:table-cell table:number-columns-repeated="100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729785649" calcext:value-type="float">
            <text:p>0.729785649</text:p>
          </table:table-cell>
          <table:table-cell office:value-type="float" office:value="0.616406276" calcext:value-type="float">
            <text:p>0.616406276</text:p>
          </table:table-cell>
          <table:table-cell office:value-type="float" office:value="0.607534123" calcext:value-type="float">
            <text:p>0.607534123</text:p>
          </table:table-cell>
          <table:table-cell table:formula="of:=AVERAGE([.C195:.E195])" office:value-type="float" office:value="0.651242016" calcext:value-type="float">
            <text:p>0.651242016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689607941" calcext:value-type="float">
            <text:p>0.689607941</text:p>
          </table:table-cell>
          <table:table-cell office:value-type="float" office:value="0.815249183" calcext:value-type="float">
            <text:p>0.815249183</text:p>
          </table:table-cell>
          <table:table-cell office:value-type="float" office:value="0.623426512" calcext:value-type="float">
            <text:p>0.623426512</text:p>
          </table:table-cell>
          <table:table-cell table:formula="of:=AVERAGE([.I195:.K195])" office:value-type="float" office:value="0.709427878666667" calcext:value-type="float">
            <text:p>0.709427879</text:p>
          </table:table-cell>
          <table:table-cell/>
          <table:table-cell office:value-type="float" office:value="25.96898" calcext:value-type="float">
            <text:p>25.968980000</text:p>
          </table:table-cell>
          <table:table-cell office:value-type="float" office:value="0.623352602" calcext:value-type="float">
            <text:p>0.623352602</text:p>
          </table:table-cell>
          <table:table-cell office:value-type="float" office:value="0.670406898" calcext:value-type="float">
            <text:p>0.670406898</text:p>
          </table:table-cell>
          <table:table-cell office:value-type="float" office:value="0.61653979" calcext:value-type="float">
            <text:p>0.616539790</text:p>
          </table:table-cell>
          <table:table-cell table:formula="of:=AVERAGE([.O195:.Q195])" office:value-type="float" office:value="0.63676643" calcext:value-type="float">
            <text:p>0.636766430</text:p>
          </table:table-cell>
          <table:table-cell table:number-columns-repeated="100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710693086" calcext:value-type="float">
            <text:p>0.710693086</text:p>
          </table:table-cell>
          <table:table-cell office:value-type="float" office:value="0.687569462" calcext:value-type="float">
            <text:p>0.687569462</text:p>
          </table:table-cell>
          <table:table-cell office:value-type="float" office:value="0.515328707" calcext:value-type="float">
            <text:p>0.515328707</text:p>
          </table:table-cell>
          <table:table-cell table:formula="of:=AVERAGE([.C196:.E196])" office:value-type="float" office:value="0.637863751666667" calcext:value-type="float">
            <text:p>0.637863752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722729054" calcext:value-type="float">
            <text:p>0.722729054</text:p>
          </table:table-cell>
          <table:table-cell office:value-type="float" office:value="0.698780501" calcext:value-type="float">
            <text:p>0.698780501</text:p>
          </table:table-cell>
          <table:table-cell office:value-type="float" office:value="0.666636904" calcext:value-type="float">
            <text:p>0.666636904</text:p>
          </table:table-cell>
          <table:table-cell table:formula="of:=AVERAGE([.I196:.K196])" office:value-type="float" office:value="0.696048819666667" calcext:value-type="float">
            <text:p>0.696048820</text:p>
          </table:table-cell>
          <table:table-cell/>
          <table:table-cell office:value-type="float" office:value="25.96393" calcext:value-type="float">
            <text:p>25.963930000</text:p>
          </table:table-cell>
          <table:table-cell office:value-type="float" office:value="0.635002331" calcext:value-type="float">
            <text:p>0.635002331</text:p>
          </table:table-cell>
          <table:table-cell office:value-type="float" office:value="0.597347092" calcext:value-type="float">
            <text:p>0.597347092</text:p>
          </table:table-cell>
          <table:table-cell office:value-type="float" office:value="0.671243748" calcext:value-type="float">
            <text:p>0.671243748</text:p>
          </table:table-cell>
          <table:table-cell table:formula="of:=AVERAGE([.O196:.Q196])" office:value-type="float" office:value="0.634531057" calcext:value-type="float">
            <text:p>0.634531057</text:p>
          </table:table-cell>
          <table:table-cell table:number-columns-repeated="100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6.87872" calcext:value-type="float">
            <text:p>26.878720000</text:p>
          </table:table-cell>
          <table:table-cell office:value-type="float" office:value="0.69681772" calcext:value-type="float">
            <text:p>0.696817720</text:p>
          </table:table-cell>
          <table:table-cell office:value-type="float" office:value="0.750687808" calcext:value-type="float">
            <text:p>0.750687808</text:p>
          </table:table-cell>
          <table:table-cell office:value-type="float" office:value="0.522827568" calcext:value-type="float">
            <text:p>0.522827568</text:p>
          </table:table-cell>
          <table:table-cell table:formula="of:=AVERAGE([.C197:.E197])" office:value-type="float" office:value="0.656777698666667" calcext:value-type="float">
            <text:p>0.656777699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816365578" calcext:value-type="float">
            <text:p>0.816365578</text:p>
          </table:table-cell>
          <table:table-cell office:value-type="float" office:value="0.696937525" calcext:value-type="float">
            <text:p>0.696937525</text:p>
          </table:table-cell>
          <table:table-cell office:value-type="float" office:value="0.572297045" calcext:value-type="float">
            <text:p>0.572297045</text:p>
          </table:table-cell>
          <table:table-cell table:formula="of:=AVERAGE([.I197:.K197])" office:value-type="float" office:value="0.695200049333333" calcext:value-type="float">
            <text:p>0.695200049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28527478" calcext:value-type="float">
            <text:p>0.628527478</text:p>
          </table:table-cell>
          <table:table-cell office:value-type="float" office:value="0.634110049" calcext:value-type="float">
            <text:p>0.634110049</text:p>
          </table:table-cell>
          <table:table-cell office:value-type="float" office:value="0.656995852" calcext:value-type="float">
            <text:p>0.656995852</text:p>
          </table:table-cell>
          <table:table-cell table:formula="of:=AVERAGE([.O197:.Q197])" office:value-type="float" office:value="0.639877793" calcext:value-type="float">
            <text:p>0.639877793</text:p>
          </table:table-cell>
          <table:table-cell table:number-columns-repeated="100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588122676" calcext:value-type="float">
            <text:p>0.588122676</text:p>
          </table:table-cell>
          <table:table-cell office:value-type="float" office:value="0.728744355" calcext:value-type="float">
            <text:p>0.728744355</text:p>
          </table:table-cell>
          <table:table-cell office:value-type="float" office:value="0.6340874" calcext:value-type="float">
            <text:p>0.634087400</text:p>
          </table:table-cell>
          <table:table-cell table:formula="of:=AVERAGE([.C198:.E198])" office:value-type="float" office:value="0.650318143666667" calcext:value-type="float">
            <text:p>0.650318144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726879922" calcext:value-type="float">
            <text:p>0.726879922</text:p>
          </table:table-cell>
          <table:table-cell office:value-type="float" office:value="0.697388732" calcext:value-type="float">
            <text:p>0.697388732</text:p>
          </table:table-cell>
          <table:table-cell office:value-type="float" office:value="0.66664048" calcext:value-type="float">
            <text:p>0.666640480</text:p>
          </table:table-cell>
          <table:table-cell table:formula="of:=AVERAGE([.I198:.K198])" office:value-type="float" office:value="0.696969711333333" calcext:value-type="float">
            <text:p>0.696969711</text:p>
          </table:table-cell>
          <table:table-cell/>
          <table:table-cell office:value-type="float" office:value="25.96393" calcext:value-type="float">
            <text:p>25.963930000</text:p>
          </table:table-cell>
          <table:table-cell office:value-type="float" office:value="0.621060207" calcext:value-type="float">
            <text:p>0.621060207</text:p>
          </table:table-cell>
          <table:table-cell office:value-type="float" office:value="0.663851579" calcext:value-type="float">
            <text:p>0.663851579</text:p>
          </table:table-cell>
          <table:table-cell office:value-type="float" office:value="0.623821094" calcext:value-type="float">
            <text:p>0.623821094</text:p>
          </table:table-cell>
          <table:table-cell table:formula="of:=AVERAGE([.O198:.Q198])" office:value-type="float" office:value="0.636244293333333" calcext:value-type="float">
            <text:p>0.636244293</text:p>
          </table:table-cell>
          <table:table-cell table:number-columns-repeated="100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593453716" calcext:value-type="float">
            <text:p>0.593453716</text:p>
          </table:table-cell>
          <table:table-cell office:value-type="float" office:value="0.710614408" calcext:value-type="float">
            <text:p>0.710614408</text:p>
          </table:table-cell>
          <table:table-cell office:value-type="float" office:value="0.653286058" calcext:value-type="float">
            <text:p>0.653286058</text:p>
          </table:table-cell>
          <table:table-cell table:formula="of:=AVERAGE([.C199:.E199])" office:value-type="float" office:value="0.652451394" calcext:value-type="float">
            <text:p>0.652451394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795284008" calcext:value-type="float">
            <text:p>0.795284008</text:p>
          </table:table-cell>
          <table:table-cell office:value-type="float" office:value="0.76471159" calcext:value-type="float">
            <text:p>0.764711590</text:p>
          </table:table-cell>
          <table:table-cell office:value-type="float" office:value="0.559281773" calcext:value-type="float">
            <text:p>0.559281773</text:p>
          </table:table-cell>
          <table:table-cell table:formula="of:=AVERAGE([.I199:.K199])" office:value-type="float" office:value="0.706425790333333" calcext:value-type="float">
            <text:p>0.706425790</text:p>
          </table:table-cell>
          <table:table-cell/>
          <table:table-cell office:value-type="float" office:value="25.96393" calcext:value-type="float">
            <text:p>25.963930000</text:p>
          </table:table-cell>
          <table:table-cell office:value-type="float" office:value="0.69736191" calcext:value-type="float">
            <text:p>0.697361910</text:p>
          </table:table-cell>
          <table:table-cell office:value-type="float" office:value="0.60525961" calcext:value-type="float">
            <text:p>0.605259610</text:p>
          </table:table-cell>
          <table:table-cell office:value-type="float" office:value="0.597697568" calcext:value-type="float">
            <text:p>0.597697568</text:p>
          </table:table-cell>
          <table:table-cell table:formula="of:=AVERAGE([.O199:.Q199])" office:value-type="float" office:value="0.633439696" calcext:value-type="float">
            <text:p>0.633439696</text:p>
          </table:table-cell>
          <table:table-cell table:number-columns-repeated="100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6.87366" calcext:value-type="float">
            <text:p>26.873660000</text:p>
          </table:table-cell>
          <table:table-cell office:value-type="float" office:value="0.654887635" calcext:value-type="float">
            <text:p>0.654887635</text:p>
          </table:table-cell>
          <table:table-cell office:value-type="float" office:value="0.755735726" calcext:value-type="float">
            <text:p>0.755735726</text:p>
          </table:table-cell>
          <table:table-cell office:value-type="float" office:value="0.540397828" calcext:value-type="float">
            <text:p>0.540397828</text:p>
          </table:table-cell>
          <table:table-cell table:formula="of:=AVERAGE([.C200:.E200])" office:value-type="float" office:value="0.650340396333333" calcext:value-type="float">
            <text:p>0.650340396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67644485" calcext:value-type="float">
            <text:p>0.676444850</text:p>
          </table:table-cell>
          <table:table-cell office:value-type="float" office:value="0.724168506" calcext:value-type="float">
            <text:p>0.724168506</text:p>
          </table:table-cell>
          <table:table-cell office:value-type="float" office:value="0.700141871" calcext:value-type="float">
            <text:p>0.700141871</text:p>
          </table:table-cell>
          <table:table-cell table:formula="of:=AVERAGE([.I200:.K200])" office:value-type="float" office:value="0.700251742333333" calcext:value-type="float">
            <text:p>0.700251742</text:p>
          </table:table-cell>
          <table:table-cell/>
          <table:table-cell office:value-type="float" office:value="25.96898" calcext:value-type="float">
            <text:p>25.968980000</text:p>
          </table:table-cell>
          <table:table-cell office:value-type="float" office:value="0.648193437" calcext:value-type="float">
            <text:p>0.648193437</text:p>
          </table:table-cell>
          <table:table-cell office:value-type="float" office:value="0.601587367" calcext:value-type="float">
            <text:p>0.601587367</text:p>
          </table:table-cell>
          <table:table-cell office:value-type="float" office:value="0.651099759" calcext:value-type="float">
            <text:p>0.651099759</text:p>
          </table:table-cell>
          <table:table-cell table:formula="of:=AVERAGE([.O200:.Q200])" office:value-type="float" office:value="0.633626854333333" calcext:value-type="float">
            <text:p>0.633626854</text:p>
          </table:table-cell>
          <table:table-cell table:number-columns-repeated="100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6.87872" calcext:value-type="float">
            <text:p>26.878720000</text:p>
          </table:table-cell>
          <table:table-cell office:value-type="float" office:value="0.633490161" calcext:value-type="float">
            <text:p>0.633490161</text:p>
          </table:table-cell>
          <table:table-cell office:value-type="float" office:value="0.650572854" calcext:value-type="float">
            <text:p>0.650572854</text:p>
          </table:table-cell>
          <table:table-cell office:value-type="float" office:value="0.647196847" calcext:value-type="float">
            <text:p>0.647196847</text:p>
          </table:table-cell>
          <table:table-cell table:formula="of:=AVERAGE([.C201:.E201])" office:value-type="float" office:value="0.643753287333333" calcext:value-type="float">
            <text:p>0.643753287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712056841" calcext:value-type="float">
            <text:p>0.712056841</text:p>
          </table:table-cell>
          <table:table-cell office:value-type="float" office:value="0.7044042" calcext:value-type="float">
            <text:p>0.704404200</text:p>
          </table:table-cell>
          <table:table-cell office:value-type="float" office:value="0.670633396" calcext:value-type="float">
            <text:p>0.670633396</text:p>
          </table:table-cell>
          <table:table-cell table:formula="of:=AVERAGE([.I201:.K201])" office:value-type="float" office:value="0.695698145666667" calcext:value-type="float">
            <text:p>0.695698146</text:p>
          </table:table-cell>
          <table:table-cell/>
          <table:table-cell office:value-type="float" office:value="25.96898" calcext:value-type="float">
            <text:p>25.968980000</text:p>
          </table:table-cell>
          <table:table-cell office:value-type="float" office:value="0.670891484" calcext:value-type="float">
            <text:p>0.670891484</text:p>
          </table:table-cell>
          <table:table-cell office:value-type="float" office:value="0.62329717" calcext:value-type="float">
            <text:p>0.623297170</text:p>
          </table:table-cell>
          <table:table-cell office:value-type="float" office:value="0.607241465" calcext:value-type="float">
            <text:p>0.607241465</text:p>
          </table:table-cell>
          <table:table-cell table:formula="of:=AVERAGE([.O201:.Q201])" office:value-type="float" office:value="0.633810039666667" calcext:value-type="float">
            <text:p>0.633810040</text:p>
          </table:table-cell>
          <table:table-cell table:number-columns-repeated="100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6.87872" calcext:value-type="float">
            <text:p>26.878720000</text:p>
          </table:table-cell>
          <table:table-cell office:value-type="float" office:value="0.604834629" calcext:value-type="float">
            <text:p>0.604834629</text:p>
          </table:table-cell>
          <table:table-cell office:value-type="float" office:value="0.670445045" calcext:value-type="float">
            <text:p>0.670445045</text:p>
          </table:table-cell>
          <table:table-cell office:value-type="float" office:value="0.649416524" calcext:value-type="float">
            <text:p>0.649416524</text:p>
          </table:table-cell>
          <table:table-cell table:formula="of:=AVERAGE([.C202:.E202])" office:value-type="float" office:value="0.641565399333333" calcext:value-type="float">
            <text:p>0.641565399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828823546" calcext:value-type="float">
            <text:p>0.828823546</text:p>
          </table:table-cell>
          <table:table-cell office:value-type="float" office:value="0.681107721" calcext:value-type="float">
            <text:p>0.681107721</text:p>
          </table:table-cell>
          <table:table-cell office:value-type="float" office:value="0.624035075" calcext:value-type="float">
            <text:p>0.624035075</text:p>
          </table:table-cell>
          <table:table-cell table:formula="of:=AVERAGE([.I202:.K202])" office:value-type="float" office:value="0.711322114" calcext:value-type="float">
            <text:p>0.711322114</text:p>
          </table:table-cell>
          <table:table-cell/>
          <table:table-cell office:value-type="float" office:value="25.96898" calcext:value-type="float">
            <text:p>25.968980000</text:p>
          </table:table-cell>
          <table:table-cell office:value-type="float" office:value="0.634393768" calcext:value-type="float">
            <text:p>0.634393768</text:p>
          </table:table-cell>
          <table:table-cell office:value-type="float" office:value="0.597353649" calcext:value-type="float">
            <text:p>0.597353649</text:p>
          </table:table-cell>
          <table:table-cell office:value-type="float" office:value="0.675045928" calcext:value-type="float">
            <text:p>0.675045928</text:p>
          </table:table-cell>
          <table:table-cell table:formula="of:=AVERAGE([.O202:.Q202])" office:value-type="float" office:value="0.635597781666667" calcext:value-type="float">
            <text:p>0.635597782</text:p>
          </table:table-cell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87872" calcext:value-type="float">
            <text:p>26.878720000</text:p>
          </table:table-cell>
          <table:table-cell office:value-type="float" office:value="0.607194377" calcext:value-type="float">
            <text:p>0.607194377</text:p>
          </table:table-cell>
          <table:table-cell office:value-type="float" office:value="0.680174909" calcext:value-type="float">
            <text:p>0.680174909</text:p>
          </table:table-cell>
          <table:table-cell office:value-type="float" office:value="0.651087839" calcext:value-type="float">
            <text:p>0.651087839</text:p>
          </table:table-cell>
          <table:table-cell table:formula="of:=AVERAGE([.C203:.E203])" office:value-type="float" office:value="0.646152375" calcext:value-type="float">
            <text:p>0.646152375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82208822" calcext:value-type="float">
            <text:p>0.822088220</text:p>
          </table:table-cell>
          <table:table-cell office:value-type="float" office:value="0.680539093" calcext:value-type="float">
            <text:p>0.680539093</text:p>
          </table:table-cell>
          <table:table-cell office:value-type="float" office:value="0.650985319" calcext:value-type="float">
            <text:p>0.650985319</text:p>
          </table:table-cell>
          <table:table-cell table:formula="of:=AVERAGE([.I203:.K203])" office:value-type="float" office:value="0.717870877333333" calcext:value-type="float">
            <text:p>0.717870877</text:p>
          </table:table-cell>
          <table:table-cell/>
          <table:table-cell office:value-type="float" office:value="25.96393" calcext:value-type="float">
            <text:p>25.963930000</text:p>
          </table:table-cell>
          <table:table-cell office:value-type="float" office:value="0.622364357" calcext:value-type="float">
            <text:p>0.622364357</text:p>
          </table:table-cell>
          <table:table-cell office:value-type="float" office:value="0.67199715" calcext:value-type="float">
            <text:p>0.671997150</text:p>
          </table:table-cell>
          <table:table-cell office:value-type="float" office:value="0.6160558" calcext:value-type="float">
            <text:p>0.616055800</text:p>
          </table:table-cell>
          <table:table-cell table:formula="of:=AVERAGE([.O203:.Q203])" office:value-type="float" office:value="0.636805769" calcext:value-type="float">
            <text:p>0.636805769</text:p>
          </table:table-cell>
          <table:table-cell table:number-columns-repeated="100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6.88377" calcext:value-type="float">
            <text:p>26.883770000</text:p>
          </table:table-cell>
          <table:table-cell office:value-type="float" office:value="0.709961737" calcext:value-type="float">
            <text:p>0.709961737</text:p>
          </table:table-cell>
          <table:table-cell office:value-type="float" office:value="0.682424388" calcext:value-type="float">
            <text:p>0.682424388</text:p>
          </table:table-cell>
          <table:table-cell office:value-type="float" office:value="0.519572558" calcext:value-type="float">
            <text:p>0.519572558</text:p>
          </table:table-cell>
          <table:table-cell table:formula="of:=AVERAGE([.C204:.E204])" office:value-type="float" office:value="0.637319561" calcext:value-type="float">
            <text:p>0.637319561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684653602" calcext:value-type="float">
            <text:p>0.684653602</text:p>
          </table:table-cell>
          <table:table-cell office:value-type="float" office:value="0.81198106" calcext:value-type="float">
            <text:p>0.811981060</text:p>
          </table:table-cell>
          <table:table-cell office:value-type="float" office:value="0.634180979" calcext:value-type="float">
            <text:p>0.634180979</text:p>
          </table:table-cell>
          <table:table-cell table:formula="of:=AVERAGE([.I204:.K204])" office:value-type="float" office:value="0.710271880333333" calcext:value-type="float">
            <text:p>0.710271880</text:p>
          </table:table-cell>
          <table:table-cell/>
          <table:table-cell office:value-type="float" office:value="25.97404" calcext:value-type="float">
            <text:p>25.974040000</text:p>
          </table:table-cell>
          <table:table-cell office:value-type="float" office:value="0.643479305" calcext:value-type="float">
            <text:p>0.643479305</text:p>
          </table:table-cell>
          <table:table-cell office:value-type="float" office:value="0.652616102" calcext:value-type="float">
            <text:p>0.652616102</text:p>
          </table:table-cell>
          <table:table-cell office:value-type="float" office:value="0.613388492" calcext:value-type="float">
            <text:p>0.613388492</text:p>
          </table:table-cell>
          <table:table-cell table:formula="of:=AVERAGE([.O204:.Q204])" office:value-type="float" office:value="0.636494633" calcext:value-type="float">
            <text:p>0.636494633</text:p>
          </table:table-cell>
          <table:table-cell table:number-columns-repeated="100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6.88377" calcext:value-type="float">
            <text:p>26.883770000</text:p>
          </table:table-cell>
          <table:table-cell office:value-type="float" office:value="0.635797457" calcext:value-type="float">
            <text:p>0.635797457</text:p>
          </table:table-cell>
          <table:table-cell office:value-type="float" office:value="0.756699533" calcext:value-type="float">
            <text:p>0.756699533</text:p>
          </table:table-cell>
          <table:table-cell office:value-type="float" office:value="0.573738882" calcext:value-type="float">
            <text:p>0.573738882</text:p>
          </table:table-cell>
          <table:table-cell table:formula="of:=AVERAGE([.C205:.E205])" office:value-type="float" office:value="0.655411957333333" calcext:value-type="float">
            <text:p>0.655411957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668152054" calcext:value-type="float">
            <text:p>0.668152054</text:p>
          </table:table-cell>
          <table:table-cell office:value-type="float" office:value="0.765981766" calcext:value-type="float">
            <text:p>0.765981766</text:p>
          </table:table-cell>
          <table:table-cell office:value-type="float" office:value="0.701656425" calcext:value-type="float">
            <text:p>0.701656425</text:p>
          </table:table-cell>
          <table:table-cell table:formula="of:=AVERAGE([.I205:.K205])" office:value-type="float" office:value="0.711930081666667" calcext:value-type="float">
            <text:p>0.711930082</text:p>
          </table:table-cell>
          <table:table-cell/>
          <table:table-cell office:value-type="float" office:value="25.97909" calcext:value-type="float">
            <text:p>25.979090000</text:p>
          </table:table-cell>
          <table:table-cell office:value-type="float" office:value="0.631027297" calcext:value-type="float">
            <text:p>0.631027297</text:p>
          </table:table-cell>
          <table:table-cell office:value-type="float" office:value="0.617598965" calcext:value-type="float">
            <text:p>0.617598965</text:p>
          </table:table-cell>
          <table:table-cell office:value-type="float" office:value="0.672671875" calcext:value-type="float">
            <text:p>0.672671875</text:p>
          </table:table-cell>
          <table:table-cell table:formula="of:=AVERAGE([.O205:.Q205])" office:value-type="float" office:value="0.640432712333333" calcext:value-type="float">
            <text:p>0.640432712</text:p>
          </table:table-cell>
          <table:table-cell table:number-columns-repeated="100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6.86861" calcext:value-type="float">
            <text:p>26.868610000</text:p>
          </table:table-cell>
          <table:table-cell office:value-type="float" office:value="0.592507195" calcext:value-type="float">
            <text:p>0.592507195</text:p>
          </table:table-cell>
          <table:table-cell office:value-type="float" office:value="0.722349372" calcext:value-type="float">
            <text:p>0.722349372</text:p>
          </table:table-cell>
          <table:table-cell office:value-type="float" office:value="0.66197582" calcext:value-type="float">
            <text:p>0.661975820</text:p>
          </table:table-cell>
          <table:table-cell table:formula="of:=AVERAGE([.C206:.E206])" office:value-type="float" office:value="0.658944129" calcext:value-type="float">
            <text:p>0.658944129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805997349" calcext:value-type="float">
            <text:p>0.805997349</text:p>
          </table:table-cell>
          <table:table-cell office:value-type="float" office:value="0.737745254" calcext:value-type="float">
            <text:p>0.737745254</text:p>
          </table:table-cell>
          <table:table-cell office:value-type="float" office:value="0.564196773" calcext:value-type="float">
            <text:p>0.564196773</text:p>
          </table:table-cell>
          <table:table-cell table:formula="of:=AVERAGE([.I206:.K206])" office:value-type="float" office:value="0.702646458666667" calcext:value-type="float">
            <text:p>0.702646459</text:p>
          </table:table-cell>
          <table:table-cell/>
          <table:table-cell office:value-type="float" office:value="25.96898" calcext:value-type="float">
            <text:p>25.968980000</text:p>
          </table:table-cell>
          <table:table-cell office:value-type="float" office:value="0.622009709" calcext:value-type="float">
            <text:p>0.622009709</text:p>
          </table:table-cell>
          <table:table-cell office:value-type="float" office:value="0.662260134" calcext:value-type="float">
            <text:p>0.662260134</text:p>
          </table:table-cell>
          <table:table-cell office:value-type="float" office:value="0.627205447" calcext:value-type="float">
            <text:p>0.627205447</text:p>
          </table:table-cell>
          <table:table-cell table:formula="of:=AVERAGE([.O206:.Q206])" office:value-type="float" office:value="0.63715843" calcext:value-type="float">
            <text:p>0.637158430</text:p>
          </table:table-cell>
          <table:table-cell table:number-columns-repeated="100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6.88883" calcext:value-type="float">
            <text:p>26.888830000</text:p>
          </table:table-cell>
          <table:table-cell office:value-type="float" office:value="0.749871224" calcext:value-type="float">
            <text:p>0.749871224</text:p>
          </table:table-cell>
          <table:table-cell office:value-type="float" office:value="0.610739662" calcext:value-type="float">
            <text:p>0.610739662</text:p>
          </table:table-cell>
          <table:table-cell office:value-type="float" office:value="0.576039025" calcext:value-type="float">
            <text:p>0.576039025</text:p>
          </table:table-cell>
          <table:table-cell table:formula="of:=AVERAGE([.C207:.E207])" office:value-type="float" office:value="0.645549970333333" calcext:value-type="float">
            <text:p>0.645549970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681399784" calcext:value-type="float">
            <text:p>0.681399784</text:p>
          </table:table-cell>
          <table:table-cell office:value-type="float" office:value="0.812175967" calcext:value-type="float">
            <text:p>0.812175967</text:p>
          </table:table-cell>
          <table:table-cell office:value-type="float" office:value="0.641689377" calcext:value-type="float">
            <text:p>0.641689377</text:p>
          </table:table-cell>
          <table:table-cell table:formula="of:=AVERAGE([.I207:.K207])" office:value-type="float" office:value="0.711755042666667" calcext:value-type="float">
            <text:p>0.711755043</text:p>
          </table:table-cell>
          <table:table-cell/>
          <table:table-cell office:value-type="float" office:value="25.97404" calcext:value-type="float">
            <text:p>25.974040000</text:p>
          </table:table-cell>
          <table:table-cell office:value-type="float" office:value="0.620915964" calcext:value-type="float">
            <text:p>0.620915964</text:p>
          </table:table-cell>
          <table:table-cell office:value-type="float" office:value="0.67145594" calcext:value-type="float">
            <text:p>0.671455940</text:p>
          </table:table-cell>
          <table:table-cell office:value-type="float" office:value="0.616985037" calcext:value-type="float">
            <text:p>0.616985037</text:p>
          </table:table-cell>
          <table:table-cell table:formula="of:=AVERAGE([.O207:.Q207])" office:value-type="float" office:value="0.636452313666667" calcext:value-type="float">
            <text:p>0.636452314</text:p>
          </table:table-cell>
          <table:table-cell table:number-columns-repeated="100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6.87872" calcext:value-type="float">
            <text:p>26.878720000</text:p>
          </table:table-cell>
          <table:table-cell office:value-type="float" office:value="0.704391683" calcext:value-type="float">
            <text:p>0.704391683</text:p>
          </table:table-cell>
          <table:table-cell office:value-type="float" office:value="0.726651636" calcext:value-type="float">
            <text:p>0.726651636</text:p>
          </table:table-cell>
          <table:table-cell office:value-type="float" office:value="0.523760977" calcext:value-type="float">
            <text:p>0.523760977</text:p>
          </table:table-cell>
          <table:table-cell table:formula="of:=AVERAGE([.C208:.E208])" office:value-type="float" office:value="0.651601432" calcext:value-type="float">
            <text:p>0.651601432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679258785" calcext:value-type="float">
            <text:p>0.679258785</text:p>
          </table:table-cell>
          <table:table-cell office:value-type="float" office:value="0.730062214" calcext:value-type="float">
            <text:p>0.730062214</text:p>
          </table:table-cell>
          <table:table-cell office:value-type="float" office:value="0.688227497" calcext:value-type="float">
            <text:p>0.688227497</text:p>
          </table:table-cell>
          <table:table-cell table:formula="of:=AVERAGE([.I208:.K208])" office:value-type="float" office:value="0.699182832" calcext:value-type="float">
            <text:p>0.699182832</text:p>
          </table:table-cell>
          <table:table-cell/>
          <table:table-cell office:value-type="float" office:value="25.97404" calcext:value-type="float">
            <text:p>25.974040000</text:p>
          </table:table-cell>
          <table:table-cell office:value-type="float" office:value="0.648536759" calcext:value-type="float">
            <text:p>0.648536759</text:p>
          </table:table-cell>
          <table:table-cell office:value-type="float" office:value="0.601914597" calcext:value-type="float">
            <text:p>0.601914597</text:p>
          </table:table-cell>
          <table:table-cell office:value-type="float" office:value="0.648993927" calcext:value-type="float">
            <text:p>0.648993927</text:p>
          </table:table-cell>
          <table:table-cell table:formula="of:=AVERAGE([.O208:.Q208])" office:value-type="float" office:value="0.633148427666667" calcext:value-type="float">
            <text:p>0.633148428</text:p>
          </table:table-cell>
          <table:table-cell table:number-columns-repeated="100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6.87872" calcext:value-type="float">
            <text:p>26.878720000</text:p>
          </table:table-cell>
          <table:table-cell office:value-type="float" office:value="0.736532299" calcext:value-type="float">
            <text:p>0.736532299</text:p>
          </table:table-cell>
          <table:table-cell office:value-type="float" office:value="0.622563436" calcext:value-type="float">
            <text:p>0.622563436</text:p>
          </table:table-cell>
          <table:table-cell office:value-type="float" office:value="0.547472304" calcext:value-type="float">
            <text:p>0.547472304</text:p>
          </table:table-cell>
          <table:table-cell table:formula="of:=AVERAGE([.C209:.E209])" office:value-type="float" office:value="0.635522679666667" calcext:value-type="float">
            <text:p>0.635522680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816392996" calcext:value-type="float">
            <text:p>0.816392996</text:p>
          </table:table-cell>
          <table:table-cell office:value-type="float" office:value="0.679447732" calcext:value-type="float">
            <text:p>0.679447732</text:p>
          </table:table-cell>
          <table:table-cell office:value-type="float" office:value="0.635497646" calcext:value-type="float">
            <text:p>0.635497646</text:p>
          </table:table-cell>
          <table:table-cell table:formula="of:=AVERAGE([.I209:.K209])" office:value-type="float" office:value="0.710446124666667" calcext:value-type="float">
            <text:p>0.710446125</text:p>
          </table:table-cell>
          <table:table-cell/>
          <table:table-cell office:value-type="float" office:value="25.97404" calcext:value-type="float">
            <text:p>25.974040000</text:p>
          </table:table-cell>
          <table:table-cell office:value-type="float" office:value="0.634439663" calcext:value-type="float">
            <text:p>0.634439663</text:p>
          </table:table-cell>
          <table:table-cell office:value-type="float" office:value="0.60151763" calcext:value-type="float">
            <text:p>0.601517630</text:p>
          </table:table-cell>
          <table:table-cell office:value-type="float" office:value="0.679934702" calcext:value-type="float">
            <text:p>0.679934702</text:p>
          </table:table-cell>
          <table:table-cell table:formula="of:=AVERAGE([.O209:.Q209])" office:value-type="float" office:value="0.638630665" calcext:value-type="float">
            <text:p>0.638630665</text:p>
          </table:table-cell>
          <table:table-cell table:number-columns-repeated="100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.88377" calcext:value-type="float">
            <text:p>26.883770000</text:p>
          </table:table-cell>
          <table:table-cell office:value-type="float" office:value="0.612346007" calcext:value-type="float">
            <text:p>0.612346007</text:p>
          </table:table-cell>
          <table:table-cell office:value-type="float" office:value="0.744984239" calcext:value-type="float">
            <text:p>0.744984239</text:p>
          </table:table-cell>
          <table:table-cell office:value-type="float" office:value="0.609749032" calcext:value-type="float">
            <text:p>0.609749032</text:p>
          </table:table-cell>
          <table:table-cell table:formula="of:=AVERAGE([.C210:.E210])" office:value-type="float" office:value="0.655693092666667" calcext:value-type="float">
            <text:p>0.655693093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682844601" calcext:value-type="float">
            <text:p>0.682844601</text:p>
          </table:table-cell>
          <table:table-cell office:value-type="float" office:value="0.811631776" calcext:value-type="float">
            <text:p>0.811631776</text:p>
          </table:table-cell>
          <table:table-cell office:value-type="float" office:value="0.637292342" calcext:value-type="float">
            <text:p>0.637292342</text:p>
          </table:table-cell>
          <table:table-cell table:formula="of:=AVERAGE([.I210:.K210])" office:value-type="float" office:value="0.710589573" calcext:value-type="float">
            <text:p>0.710589573</text:p>
          </table:table-cell>
          <table:table-cell/>
          <table:table-cell office:value-type="float" office:value="25.96898" calcext:value-type="float">
            <text:p>25.968980000</text:p>
          </table:table-cell>
          <table:table-cell office:value-type="float" office:value="0.697772586" calcext:value-type="float">
            <text:p>0.697772586</text:p>
          </table:table-cell>
          <table:table-cell office:value-type="float" office:value="0.604546738" calcext:value-type="float">
            <text:p>0.604546738</text:p>
          </table:table-cell>
          <table:table-cell office:value-type="float" office:value="0.598598194" calcext:value-type="float">
            <text:p>0.598598194</text:p>
          </table:table-cell>
          <table:table-cell table:formula="of:=AVERAGE([.O210:.Q210])" office:value-type="float" office:value="0.633639172666667" calcext:value-type="float">
            <text:p>0.633639173</text:p>
          </table:table-cell>
          <table:table-cell table:number-columns-repeated="100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.87872" calcext:value-type="float">
            <text:p>26.878720000</text:p>
          </table:table-cell>
          <table:table-cell office:value-type="float" office:value="0.607044769" calcext:value-type="float">
            <text:p>0.607044769</text:p>
          </table:table-cell>
          <table:table-cell office:value-type="float" office:value="0.677595219" calcext:value-type="float">
            <text:p>0.677595219</text:p>
          </table:table-cell>
          <table:table-cell office:value-type="float" office:value="0.650249797" calcext:value-type="float">
            <text:p>0.650249797</text:p>
          </table:table-cell>
          <table:table-cell table:formula="of:=AVERAGE([.C211:.E211])" office:value-type="float" office:value="0.644963261666667" calcext:value-type="float">
            <text:p>0.644963262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754575223" calcext:value-type="float">
            <text:p>0.754575223</text:p>
          </table:table-cell>
          <table:table-cell office:value-type="float" office:value="0.841943722" calcext:value-type="float">
            <text:p>0.841943722</text:p>
          </table:table-cell>
          <table:table-cell office:value-type="float" office:value="0.568357774" calcext:value-type="float">
            <text:p>0.568357774</text:p>
          </table:table-cell>
          <table:table-cell table:formula="of:=AVERAGE([.I211:.K211])" office:value-type="float" office:value="0.721625573" calcext:value-type="float">
            <text:p>0.721625573</text:p>
          </table:table-cell>
          <table:table-cell/>
          <table:table-cell office:value-type="float" office:value="25.96898" calcext:value-type="float">
            <text:p>25.968980000</text:p>
          </table:table-cell>
          <table:table-cell office:value-type="float" office:value="0.63483961" calcext:value-type="float">
            <text:p>0.634839610</text:p>
          </table:table-cell>
          <table:table-cell office:value-type="float" office:value="0.598099303" calcext:value-type="float">
            <text:p>0.598099303</text:p>
          </table:table-cell>
          <table:table-cell office:value-type="float" office:value="0.67639359" calcext:value-type="float">
            <text:p>0.676393590</text:p>
          </table:table-cell>
          <table:table-cell table:formula="of:=AVERAGE([.O211:.Q211])" office:value-type="float" office:value="0.636444167666667" calcext:value-type="float">
            <text:p>0.636444168</text:p>
          </table:table-cell>
          <table:table-cell table:number-columns-repeated="100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.88883" calcext:value-type="float">
            <text:p>26.888830000</text:p>
          </table:table-cell>
          <table:table-cell office:value-type="float" office:value="0.751595587" calcext:value-type="float">
            <text:p>0.751595587</text:p>
          </table:table-cell>
          <table:table-cell office:value-type="float" office:value="0.622529462" calcext:value-type="float">
            <text:p>0.622529462</text:p>
          </table:table-cell>
          <table:table-cell office:value-type="float" office:value="0.57187564" calcext:value-type="float">
            <text:p>0.571875640</text:p>
          </table:table-cell>
          <table:table-cell table:formula="of:=AVERAGE([.C212:.E212])" office:value-type="float" office:value="0.648666896333333" calcext:value-type="float">
            <text:p>0.648666896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666585644" calcext:value-type="float">
            <text:p>0.666585644</text:p>
          </table:table-cell>
          <table:table-cell office:value-type="float" office:value="0.742968409" calcext:value-type="float">
            <text:p>0.742968409</text:p>
          </table:table-cell>
          <table:table-cell office:value-type="float" office:value="0.690761887" calcext:value-type="float">
            <text:p>0.690761887</text:p>
          </table:table-cell>
          <table:table-cell table:formula="of:=AVERAGE([.I212:.K212])" office:value-type="float" office:value="0.700105313333333" calcext:value-type="float">
            <text:p>0.700105313</text:p>
          </table:table-cell>
          <table:table-cell/>
          <table:table-cell office:value-type="float" office:value="25.96898" calcext:value-type="float">
            <text:p>25.968980000</text:p>
          </table:table-cell>
          <table:table-cell office:value-type="float" office:value="0.621584728" calcext:value-type="float">
            <text:p>0.621584728</text:p>
          </table:table-cell>
          <table:table-cell office:value-type="float" office:value="0.66563197" calcext:value-type="float">
            <text:p>0.665631970</text:p>
          </table:table-cell>
          <table:table-cell office:value-type="float" office:value="0.622615888" calcext:value-type="float">
            <text:p>0.622615888</text:p>
          </table:table-cell>
          <table:table-cell table:formula="of:=AVERAGE([.O212:.Q212])" office:value-type="float" office:value="0.636610862" calcext:value-type="float">
            <text:p>0.636610862</text:p>
          </table:table-cell>
          <table:table-cell table:number-columns-repeated="100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.88883" calcext:value-type="float">
            <text:p>26.888830000</text:p>
          </table:table-cell>
          <table:table-cell office:value-type="float" office:value="0.608385278" calcext:value-type="float">
            <text:p>0.608385278</text:p>
          </table:table-cell>
          <table:table-cell office:value-type="float" office:value="0.713082637" calcext:value-type="float">
            <text:p>0.713082637</text:p>
          </table:table-cell>
          <table:table-cell office:value-type="float" office:value="0.661981781" calcext:value-type="float">
            <text:p>0.661981781</text:p>
          </table:table-cell>
          <table:table-cell table:formula="of:=AVERAGE([.C213:.E213])" office:value-type="float" office:value="0.661149898666667" calcext:value-type="float">
            <text:p>0.661149899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766761394" calcext:value-type="float">
            <text:p>0.766761394</text:p>
          </table:table-cell>
          <table:table-cell office:value-type="float" office:value="0.835921268" calcext:value-type="float">
            <text:p>0.835921268</text:p>
          </table:table-cell>
          <table:table-cell office:value-type="float" office:value="0.566847988" calcext:value-type="float">
            <text:p>0.566847988</text:p>
          </table:table-cell>
          <table:table-cell table:formula="of:=AVERAGE([.I213:.K213])" office:value-type="float" office:value="0.723176883333333" calcext:value-type="float">
            <text:p>0.723176883</text:p>
          </table:table-cell>
          <table:table-cell/>
          <table:table-cell office:value-type="float" office:value="25.97909" calcext:value-type="float">
            <text:p>25.979090000</text:p>
          </table:table-cell>
          <table:table-cell office:value-type="float" office:value="0.622820928" calcext:value-type="float">
            <text:p>0.622820928</text:p>
          </table:table-cell>
          <table:table-cell office:value-type="float" office:value="0.672182521" calcext:value-type="float">
            <text:p>0.672182521</text:p>
          </table:table-cell>
          <table:table-cell office:value-type="float" office:value="0.616983845" calcext:value-type="float">
            <text:p>0.616983845</text:p>
          </table:table-cell>
          <table:table-cell table:formula="of:=AVERAGE([.O213:.Q213])" office:value-type="float" office:value="0.637329098" calcext:value-type="float">
            <text:p>0.637329098</text:p>
          </table:table-cell>
          <table:table-cell table:number-columns-repeated="100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.88377" calcext:value-type="float">
            <text:p>26.883770000</text:p>
          </table:table-cell>
          <table:table-cell office:value-type="float" office:value="0.676173648" calcext:value-type="float">
            <text:p>0.676173648</text:p>
          </table:table-cell>
          <table:table-cell office:value-type="float" office:value="0.632084087" calcext:value-type="float">
            <text:p>0.632084087</text:p>
          </table:table-cell>
          <table:table-cell office:value-type="float" office:value="0.625113323" calcext:value-type="float">
            <text:p>0.625113323</text:p>
          </table:table-cell>
          <table:table-cell table:formula="of:=AVERAGE([.C214:.E214])" office:value-type="float" office:value="0.644457019333333" calcext:value-type="float">
            <text:p>0.644457019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664236029" calcext:value-type="float">
            <text:p>0.664236029</text:p>
          </table:table-cell>
          <table:table-cell office:value-type="float" office:value="0.761357637" calcext:value-type="float">
            <text:p>0.761357637</text:p>
          </table:table-cell>
          <table:table-cell office:value-type="float" office:value="0.699964249" calcext:value-type="float">
            <text:p>0.699964249</text:p>
          </table:table-cell>
          <table:table-cell table:formula="of:=AVERAGE([.I214:.K214])" office:value-type="float" office:value="0.708519305" calcext:value-type="float">
            <text:p>0.708519305</text:p>
          </table:table-cell>
          <table:table-cell/>
          <table:table-cell office:value-type="float" office:value="25.97909" calcext:value-type="float">
            <text:p>25.979090000</text:p>
          </table:table-cell>
          <table:table-cell office:value-type="float" office:value="0.645490366" calcext:value-type="float">
            <text:p>0.645490366</text:p>
          </table:table-cell>
          <table:table-cell office:value-type="float" office:value="0.650600272" calcext:value-type="float">
            <text:p>0.650600272</text:p>
          </table:table-cell>
          <table:table-cell office:value-type="float" office:value="0.612396671" calcext:value-type="float">
            <text:p>0.612396671</text:p>
          </table:table-cell>
          <table:table-cell table:formula="of:=AVERAGE([.O214:.Q214])" office:value-type="float" office:value="0.636162436333333" calcext:value-type="float">
            <text:p>0.636162436</text:p>
          </table:table-cell>
          <table:table-cell table:number-columns-repeated="100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.88883" calcext:value-type="float">
            <text:p>26.888830000</text:p>
          </table:table-cell>
          <table:table-cell office:value-type="float" office:value="0.735551207" calcext:value-type="float">
            <text:p>0.735551207</text:p>
          </table:table-cell>
          <table:table-cell office:value-type="float" office:value="0.630028919" calcext:value-type="float">
            <text:p>0.630028919</text:p>
          </table:table-cell>
          <table:table-cell office:value-type="float" office:value="0.541086261" calcext:value-type="float">
            <text:p>0.541086261</text:p>
          </table:table-cell>
          <table:table-cell table:formula="of:=AVERAGE([.C215:.E215])" office:value-type="float" office:value="0.635555462333333" calcext:value-type="float">
            <text:p>0.635555462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820330479" calcext:value-type="float">
            <text:p>0.820330479</text:p>
          </table:table-cell>
          <table:table-cell office:value-type="float" office:value="0.682434521" calcext:value-type="float">
            <text:p>0.682434521</text:p>
          </table:table-cell>
          <table:table-cell office:value-type="float" office:value="0.588139962" calcext:value-type="float">
            <text:p>0.588139962</text:p>
          </table:table-cell>
          <table:table-cell table:formula="of:=AVERAGE([.I215:.K215])" office:value-type="float" office:value="0.696968320666667" calcext:value-type="float">
            <text:p>0.696968321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97944247" calcext:value-type="float">
            <text:p>0.697944247</text:p>
          </table:table-cell>
          <table:table-cell office:value-type="float" office:value="0.604562235" calcext:value-type="float">
            <text:p>0.604562235</text:p>
          </table:table-cell>
          <table:table-cell office:value-type="float" office:value="0.600562763" calcext:value-type="float">
            <text:p>0.600562763</text:p>
          </table:table-cell>
          <table:table-cell table:formula="of:=AVERAGE([.O215:.Q215])" office:value-type="float" office:value="0.634356415" calcext:value-type="float">
            <text:p>0.634356415</text:p>
          </table:table-cell>
          <table:table-cell table:number-columns-repeated="100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6.88883" calcext:value-type="float">
            <text:p>26.888830000</text:p>
          </table:table-cell>
          <table:table-cell office:value-type="float" office:value="0.623484328" calcext:value-type="float">
            <text:p>0.623484328</text:p>
          </table:table-cell>
          <table:table-cell office:value-type="float" office:value="0.691066467" calcext:value-type="float">
            <text:p>0.691066467</text:p>
          </table:table-cell>
          <table:table-cell office:value-type="float" office:value="0.654386956" calcext:value-type="float">
            <text:p>0.654386956</text:p>
          </table:table-cell>
          <table:table-cell table:formula="of:=AVERAGE([.C216:.E216])" office:value-type="float" office:value="0.656312583666667" calcext:value-type="float">
            <text:p>0.656312584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697757089" calcext:value-type="float">
            <text:p>0.697757089</text:p>
          </table:table-cell>
          <table:table-cell office:value-type="float" office:value="0.822746256" calcext:value-type="float">
            <text:p>0.822746256</text:p>
          </table:table-cell>
          <table:table-cell office:value-type="float" office:value="0.597719621" calcext:value-type="float">
            <text:p>0.597719621</text:p>
          </table:table-cell>
          <table:table-cell table:formula="of:=AVERAGE([.I216:.K216])" office:value-type="float" office:value="0.706074322" calcext:value-type="float">
            <text:p>0.706074322</text:p>
          </table:table-cell>
          <table:table-cell/>
          <table:table-cell office:value-type="float" office:value="25.9892" calcext:value-type="float">
            <text:p>25.989200000</text:p>
          </table:table-cell>
          <table:table-cell office:value-type="float" office:value="0.633761362" calcext:value-type="float">
            <text:p>0.633761362</text:p>
          </table:table-cell>
          <table:table-cell office:value-type="float" office:value="0.605377627" calcext:value-type="float">
            <text:p>0.605377627</text:p>
          </table:table-cell>
          <table:table-cell office:value-type="float" office:value="0.679880462" calcext:value-type="float">
            <text:p>0.679880462</text:p>
          </table:table-cell>
          <table:table-cell table:formula="of:=AVERAGE([.O216:.Q216])" office:value-type="float" office:value="0.639673150333333" calcext:value-type="float">
            <text:p>0.639673150</text:p>
          </table:table-cell>
          <table:table-cell table:number-columns-repeated="100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.89388" calcext:value-type="float">
            <text:p>26.893880000</text:p>
          </table:table-cell>
          <table:table-cell office:value-type="float" office:value="0.737062781" calcext:value-type="float">
            <text:p>0.737062781</text:p>
          </table:table-cell>
          <table:table-cell office:value-type="float" office:value="0.62306948" calcext:value-type="float">
            <text:p>0.623069480</text:p>
          </table:table-cell>
          <table:table-cell office:value-type="float" office:value="0.572831103" calcext:value-type="float">
            <text:p>0.572831103</text:p>
          </table:table-cell>
          <table:table-cell table:formula="of:=AVERAGE([.C217:.E217])" office:value-type="float" office:value="0.644321121333333" calcext:value-type="float">
            <text:p>0.644321121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662513454" calcext:value-type="float">
            <text:p>0.662513454</text:p>
          </table:table-cell>
          <table:table-cell office:value-type="float" office:value="0.749739498" calcext:value-type="float">
            <text:p>0.749739498</text:p>
          </table:table-cell>
          <table:table-cell office:value-type="float" office:value="0.69342085" calcext:value-type="float">
            <text:p>0.693420850</text:p>
          </table:table-cell>
          <table:table-cell table:formula="of:=AVERAGE([.I217:.K217])" office:value-type="float" office:value="0.701891267333333" calcext:value-type="float">
            <text:p>0.701891267</text:p>
          </table:table-cell>
          <table:table-cell/>
          <table:table-cell office:value-type="float" office:value="25.97909" calcext:value-type="float">
            <text:p>25.979090000</text:p>
          </table:table-cell>
          <table:table-cell office:value-type="float" office:value="0.69319018" calcext:value-type="float">
            <text:p>0.693190180</text:p>
          </table:table-cell>
          <table:table-cell office:value-type="float" office:value="0.60487516" calcext:value-type="float">
            <text:p>0.604875160</text:p>
          </table:table-cell>
          <table:table-cell office:value-type="float" office:value="0.605018807" calcext:value-type="float">
            <text:p>0.605018807</text:p>
          </table:table-cell>
          <table:table-cell table:formula="of:=AVERAGE([.O217:.Q217])" office:value-type="float" office:value="0.634361382333333" calcext:value-type="float">
            <text:p>0.634361382</text:p>
          </table:table-cell>
          <table:table-cell table:number-columns-repeated="100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6.89388" calcext:value-type="float">
            <text:p>26.893880000</text:p>
          </table:table-cell>
          <table:table-cell office:value-type="float" office:value="0.643810111" calcext:value-type="float">
            <text:p>0.643810111</text:p>
          </table:table-cell>
          <table:table-cell office:value-type="float" office:value="0.751330942" calcext:value-type="float">
            <text:p>0.751330942</text:p>
          </table:table-cell>
          <table:table-cell office:value-type="float" office:value="0.559712119" calcext:value-type="float">
            <text:p>0.559712119</text:p>
          </table:table-cell>
          <table:table-cell table:formula="of:=AVERAGE([.C218:.E218])" office:value-type="float" office:value="0.651617724" calcext:value-type="float">
            <text:p>0.651617724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755795331" calcext:value-type="float">
            <text:p>0.755795331</text:p>
          </table:table-cell>
          <table:table-cell office:value-type="float" office:value="0.842701297" calcext:value-type="float">
            <text:p>0.842701297</text:p>
          </table:table-cell>
          <table:table-cell office:value-type="float" office:value="0.568346449" calcext:value-type="float">
            <text:p>0.568346449</text:p>
          </table:table-cell>
          <table:table-cell table:formula="of:=AVERAGE([.I218:.K218])" office:value-type="float" office:value="0.722281025666667" calcext:value-type="float">
            <text:p>0.722281026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39900045" calcext:value-type="float">
            <text:p>0.639900045</text:p>
          </table:table-cell>
          <table:table-cell office:value-type="float" office:value="0.598910522" calcext:value-type="float">
            <text:p>0.598910522</text:p>
          </table:table-cell>
          <table:table-cell office:value-type="float" office:value="0.665951451" calcext:value-type="float">
            <text:p>0.665951451</text:p>
          </table:table-cell>
          <table:table-cell table:formula="of:=AVERAGE([.O218:.Q218])" office:value-type="float" office:value="0.634920672666667" calcext:value-type="float">
            <text:p>0.634920673</text:p>
          </table:table-cell>
          <table:table-cell table:number-columns-repeated="100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6.88883" calcext:value-type="float">
            <text:p>26.888830000</text:p>
          </table:table-cell>
          <table:table-cell office:value-type="float" office:value="0.59298582" calcext:value-type="float">
            <text:p>0.592985820</text:p>
          </table:table-cell>
          <table:table-cell office:value-type="float" office:value="0.707660402" calcext:value-type="float">
            <text:p>0.707660402</text:p>
          </table:table-cell>
          <table:table-cell office:value-type="float" office:value="0.663829525" calcext:value-type="float">
            <text:p>0.663829525</text:p>
          </table:table-cell>
          <table:table-cell table:formula="of:=AVERAGE([.C219:.E219])" office:value-type="float" office:value="0.654825249" calcext:value-type="float">
            <text:p>0.654825249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668450078" calcext:value-type="float">
            <text:p>0.668450078</text:p>
          </table:table-cell>
          <table:table-cell office:value-type="float" office:value="0.782550071" calcext:value-type="float">
            <text:p>0.782550071</text:p>
          </table:table-cell>
          <table:table-cell office:value-type="float" office:value="0.678626976" calcext:value-type="float">
            <text:p>0.678626976</text:p>
          </table:table-cell>
          <table:table-cell table:formula="of:=AVERAGE([.I219:.K219])" office:value-type="float" office:value="0.709875708333333" calcext:value-type="float">
            <text:p>0.709875708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34477214" calcext:value-type="float">
            <text:p>0.634477214</text:p>
          </table:table-cell>
          <table:table-cell office:value-type="float" office:value="0.600898337" calcext:value-type="float">
            <text:p>0.600898337</text:p>
          </table:table-cell>
          <table:table-cell office:value-type="float" office:value="0.678714595" calcext:value-type="float">
            <text:p>0.678714595</text:p>
          </table:table-cell>
          <table:table-cell table:formula="of:=AVERAGE([.O219:.Q219])" office:value-type="float" office:value="0.638030048666667" calcext:value-type="float">
            <text:p>0.638030049</text:p>
          </table:table-cell>
          <table:table-cell table:number-columns-repeated="100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6.88883" calcext:value-type="float">
            <text:p>26.888830000</text:p>
          </table:table-cell>
          <table:table-cell office:value-type="float" office:value="0.728569714" calcext:value-type="float">
            <text:p>0.728569714</text:p>
          </table:table-cell>
          <table:table-cell office:value-type="float" office:value="0.644880014" calcext:value-type="float">
            <text:p>0.644880014</text:p>
          </table:table-cell>
          <table:table-cell office:value-type="float" office:value="0.536307756" calcext:value-type="float">
            <text:p>0.536307756</text:p>
          </table:table-cell>
          <table:table-cell table:formula="of:=AVERAGE([.C220:.E220])" office:value-type="float" office:value="0.636585828" calcext:value-type="float">
            <text:p>0.636585828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789123868" calcext:value-type="float">
            <text:p>0.789123868</text:p>
          </table:table-cell>
          <table:table-cell office:value-type="float" office:value="0.686503135" calcext:value-type="float">
            <text:p>0.686503135</text:p>
          </table:table-cell>
          <table:table-cell office:value-type="float" office:value="0.648400861" calcext:value-type="float">
            <text:p>0.648400861</text:p>
          </table:table-cell>
          <table:table-cell table:formula="of:=AVERAGE([.I220:.K220])" office:value-type="float" office:value="0.708009288" calcext:value-type="float">
            <text:p>0.708009288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84039078" calcext:value-type="float">
            <text:p>0.684039078</text:p>
          </table:table-cell>
          <table:table-cell office:value-type="float" office:value="0.606777144" calcext:value-type="float">
            <text:p>0.606777144</text:p>
          </table:table-cell>
          <table:table-cell office:value-type="float" office:value="0.600586009" calcext:value-type="float">
            <text:p>0.600586009</text:p>
          </table:table-cell>
          <table:table-cell table:formula="of:=AVERAGE([.O220:.Q220])" office:value-type="float" office:value="0.630467410333333" calcext:value-type="float">
            <text:p>0.630467410</text:p>
          </table:table-cell>
          <table:table-cell table:number-columns-repeated="100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6.89388" calcext:value-type="float">
            <text:p>26.893880000</text:p>
          </table:table-cell>
          <table:table-cell office:value-type="float" office:value="0.709448541" calcext:value-type="float">
            <text:p>0.709448541</text:p>
          </table:table-cell>
          <table:table-cell office:value-type="float" office:value="0.624680594" calcext:value-type="float">
            <text:p>0.624680594</text:p>
          </table:table-cell>
          <table:table-cell office:value-type="float" office:value="0.625855401" calcext:value-type="float">
            <text:p>0.625855401</text:p>
          </table:table-cell>
          <table:table-cell table:formula="of:=AVERAGE([.C221:.E221])" office:value-type="float" office:value="0.653328178666667" calcext:value-type="float">
            <text:p>0.653328179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729467956" calcext:value-type="float">
            <text:p>0.729467956</text:p>
          </table:table-cell>
          <table:table-cell office:value-type="float" office:value="0.8340771" calcext:value-type="float">
            <text:p>0.834077100</text:p>
          </table:table-cell>
          <table:table-cell office:value-type="float" office:value="0.573442647" calcext:value-type="float">
            <text:p>0.573442647</text:p>
          </table:table-cell>
          <table:table-cell table:formula="of:=AVERAGE([.I221:.K221])" office:value-type="float" office:value="0.712329234333333" calcext:value-type="float">
            <text:p>0.712329234</text:p>
          </table:table-cell>
          <table:table-cell/>
          <table:table-cell office:value-type="float" office:value="25.9892" calcext:value-type="float">
            <text:p>25.989200000</text:p>
          </table:table-cell>
          <table:table-cell office:value-type="float" office:value="0.624733642" calcext:value-type="float">
            <text:p>0.624733642</text:p>
          </table:table-cell>
          <table:table-cell office:value-type="float" office:value="0.656784255" calcext:value-type="float">
            <text:p>0.656784255</text:p>
          </table:table-cell>
          <table:table-cell office:value-type="float" office:value="0.631342606" calcext:value-type="float">
            <text:p>0.631342606</text:p>
          </table:table-cell>
          <table:table-cell table:formula="of:=AVERAGE([.O221:.Q221])" office:value-type="float" office:value="0.637620167666667" calcext:value-type="float">
            <text:p>0.637620168</text:p>
          </table:table-cell>
          <table:table-cell table:number-columns-repeated="100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6.89388" calcext:value-type="float">
            <text:p>26.893880000</text:p>
          </table:table-cell>
          <table:table-cell office:value-type="float" office:value="0.728492824" calcext:value-type="float">
            <text:p>0.728492824</text:p>
          </table:table-cell>
          <table:table-cell office:value-type="float" office:value="0.651491362" calcext:value-type="float">
            <text:p>0.651491362</text:p>
          </table:table-cell>
          <table:table-cell office:value-type="float" office:value="0.529602233" calcext:value-type="float">
            <text:p>0.529602233</text:p>
          </table:table-cell>
          <table:table-cell table:formula="of:=AVERAGE([.C222:.E222])" office:value-type="float" office:value="0.636528806333333" calcext:value-type="float">
            <text:p>0.636528806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735348551" calcext:value-type="float">
            <text:p>0.735348551</text:p>
          </table:table-cell>
          <table:table-cell office:value-type="float" office:value="0.697135412" calcext:value-type="float">
            <text:p>0.697135412</text:p>
          </table:table-cell>
          <table:table-cell office:value-type="float" office:value="0.663392027" calcext:value-type="float">
            <text:p>0.663392027</text:p>
          </table:table-cell>
          <table:table-cell table:formula="of:=AVERAGE([.I222:.K222])" office:value-type="float" office:value="0.69862533" calcext:value-type="float">
            <text:p>0.698625330</text:p>
          </table:table-cell>
          <table:table-cell/>
          <table:table-cell office:value-type="float" office:value="25.9892" calcext:value-type="float">
            <text:p>25.989200000</text:p>
          </table:table-cell>
          <table:table-cell office:value-type="float" office:value="0.641180949" calcext:value-type="float">
            <text:p>0.641180949</text:p>
          </table:table-cell>
          <table:table-cell office:value-type="float" office:value="0.600842905" calcext:value-type="float">
            <text:p>0.600842905</text:p>
          </table:table-cell>
          <table:table-cell office:value-type="float" office:value="0.658202846" calcext:value-type="float">
            <text:p>0.658202846</text:p>
          </table:table-cell>
          <table:table-cell table:formula="of:=AVERAGE([.O222:.Q222])" office:value-type="float" office:value="0.6334089" calcext:value-type="float">
            <text:p>0.633408900</text:p>
          </table:table-cell>
          <table:table-cell table:number-columns-repeated="100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6.89893" calcext:value-type="float">
            <text:p>26.898930000</text:p>
          </table:table-cell>
          <table:table-cell office:value-type="float" office:value="0.600467396" calcext:value-type="float">
            <text:p>0.600467396</text:p>
          </table:table-cell>
          <table:table-cell office:value-type="float" office:value="0.686431609" calcext:value-type="float">
            <text:p>0.686431609</text:p>
          </table:table-cell>
          <table:table-cell office:value-type="float" office:value="0.655061681" calcext:value-type="float">
            <text:p>0.655061681</text:p>
          </table:table-cell>
          <table:table-cell table:formula="of:=AVERAGE([.C223:.E223])" office:value-type="float" office:value="0.647320228666667" calcext:value-type="float">
            <text:p>0.647320229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800820685" calcext:value-type="float">
            <text:p>0.800820685</text:p>
          </table:table-cell>
          <table:table-cell office:value-type="float" office:value="0.749932617" calcext:value-type="float">
            <text:p>0.749932617</text:p>
          </table:table-cell>
          <table:table-cell office:value-type="float" office:value="0.562592812" calcext:value-type="float">
            <text:p>0.562592812</text:p>
          </table:table-cell>
          <table:table-cell table:formula="of:=AVERAGE([.I223:.K223])" office:value-type="float" office:value="0.704448704666667" calcext:value-type="float">
            <text:p>0.704448705</text:p>
          </table:table-cell>
          <table:table-cell/>
          <table:table-cell office:value-type="float" office:value="25.9892" calcext:value-type="float">
            <text:p>25.989200000</text:p>
          </table:table-cell>
          <table:table-cell office:value-type="float" office:value="0.676179609" calcext:value-type="float">
            <text:p>0.676179609</text:p>
          </table:table-cell>
          <table:table-cell office:value-type="float" office:value="0.618034079" calcext:value-type="float">
            <text:p>0.618034079</text:p>
          </table:table-cell>
          <table:table-cell office:value-type="float" office:value="0.605328155" calcext:value-type="float">
            <text:p>0.605328155</text:p>
          </table:table-cell>
          <table:table-cell table:formula="of:=AVERAGE([.O223:.Q223])" office:value-type="float" office:value="0.633180614333333" calcext:value-type="float">
            <text:p>0.633180614</text:p>
          </table:table-cell>
          <table:table-cell table:number-columns-repeated="100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6.89388" calcext:value-type="float">
            <text:p>26.893880000</text:p>
          </table:table-cell>
          <table:table-cell office:value-type="float" office:value="0.746458262" calcext:value-type="float">
            <text:p>0.746458262</text:p>
          </table:table-cell>
          <table:table-cell office:value-type="float" office:value="0.614623501" calcext:value-type="float">
            <text:p>0.614623501</text:p>
          </table:table-cell>
          <table:table-cell office:value-type="float" office:value="0.585228871" calcext:value-type="float">
            <text:p>0.585228871</text:p>
          </table:table-cell>
          <table:table-cell table:formula="of:=AVERAGE([.C224:.E224])" office:value-type="float" office:value="0.648770211333333" calcext:value-type="float">
            <text:p>0.648770211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664340337" calcext:value-type="float">
            <text:p>0.664340337</text:p>
          </table:table-cell>
          <table:table-cell office:value-type="float" office:value="0.782447551" calcext:value-type="float">
            <text:p>0.782447551</text:p>
          </table:table-cell>
          <table:table-cell office:value-type="float" office:value="0.705103958" calcext:value-type="float">
            <text:p>0.705103958</text:p>
          </table:table-cell>
          <table:table-cell table:formula="of:=AVERAGE([.I224:.K224])" office:value-type="float" office:value="0.717297282" calcext:value-type="float">
            <text:p>0.717297282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98092067" calcext:value-type="float">
            <text:p>0.698092067</text:p>
          </table:table-cell>
          <table:table-cell office:value-type="float" office:value="0.604715419" calcext:value-type="float">
            <text:p>0.604715419</text:p>
          </table:table-cell>
          <table:table-cell office:value-type="float" office:value="0.600144339" calcext:value-type="float">
            <text:p>0.600144339</text:p>
          </table:table-cell>
          <table:table-cell table:formula="of:=AVERAGE([.O224:.Q224])" office:value-type="float" office:value="0.634317275" calcext:value-type="float">
            <text:p>0.634317275</text:p>
          </table:table-cell>
          <table:table-cell table:number-columns-repeated="100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.90904" calcext:value-type="float">
            <text:p>26.909040000</text:p>
          </table:table-cell>
          <table:table-cell office:value-type="float" office:value="0.685196601" calcext:value-type="float">
            <text:p>0.685196601</text:p>
          </table:table-cell>
          <table:table-cell office:value-type="float" office:value="0.776999685" calcext:value-type="float">
            <text:p>0.776999685</text:p>
          </table:table-cell>
          <table:table-cell office:value-type="float" office:value="0.530251328" calcext:value-type="float">
            <text:p>0.530251328</text:p>
          </table:table-cell>
          <table:table-cell table:formula="of:=AVERAGE([.C225:.E225])" office:value-type="float" office:value="0.664149204666667" calcext:value-type="float">
            <text:p>0.664149205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800039864" calcext:value-type="float">
            <text:p>0.800039864</text:p>
          </table:table-cell>
          <table:table-cell office:value-type="float" office:value="0.752689332" calcext:value-type="float">
            <text:p>0.752689332</text:p>
          </table:table-cell>
          <table:table-cell office:value-type="float" office:value="0.561730333" calcext:value-type="float">
            <text:p>0.561730333</text:p>
          </table:table-cell>
          <table:table-cell table:formula="of:=AVERAGE([.I225:.K225])" office:value-type="float" office:value="0.704819843" calcext:value-type="float">
            <text:p>0.704819843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31907062" calcext:value-type="float">
            <text:p>0.631907062</text:p>
          </table:table-cell>
          <table:table-cell office:value-type="float" office:value="0.618095472" calcext:value-type="float">
            <text:p>0.618095472</text:p>
          </table:table-cell>
          <table:table-cell office:value-type="float" office:value="0.673279843" calcext:value-type="float">
            <text:p>0.673279843</text:p>
          </table:table-cell>
          <table:table-cell table:formula="of:=AVERAGE([.O225:.Q225])" office:value-type="float" office:value="0.641094125666667" calcext:value-type="float">
            <text:p>0.641094126</text:p>
          </table:table-cell>
          <table:table-cell table:number-columns-repeated="100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6.90399" calcext:value-type="float">
            <text:p>26.903990000</text:p>
          </table:table-cell>
          <table:table-cell office:value-type="float" office:value="0.620485618" calcext:value-type="float">
            <text:p>0.620485618</text:p>
          </table:table-cell>
          <table:table-cell office:value-type="float" office:value="0.667512496" calcext:value-type="float">
            <text:p>0.667512496</text:p>
          </table:table-cell>
          <table:table-cell office:value-type="float" office:value="0.64249404" calcext:value-type="float">
            <text:p>0.642494040</text:p>
          </table:table-cell>
          <table:table-cell table:formula="of:=AVERAGE([.C226:.E226])" office:value-type="float" office:value="0.643497384666667" calcext:value-type="float">
            <text:p>0.643497385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664584716" calcext:value-type="float">
            <text:p>0.664584716</text:p>
          </table:table-cell>
          <table:table-cell office:value-type="float" office:value="0.781854484" calcext:value-type="float">
            <text:p>0.781854484</text:p>
          </table:table-cell>
          <table:table-cell office:value-type="float" office:value="0.707039917" calcext:value-type="float">
            <text:p>0.707039917</text:p>
          </table:table-cell>
          <table:table-cell table:formula="of:=AVERAGE([.I226:.K226])" office:value-type="float" office:value="0.717826372333333" calcext:value-type="float">
            <text:p>0.717826372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20943382" calcext:value-type="float">
            <text:p>0.620943382</text:p>
          </table:table-cell>
          <table:table-cell office:value-type="float" office:value="0.666411598" calcext:value-type="float">
            <text:p>0.666411598</text:p>
          </table:table-cell>
          <table:table-cell office:value-type="float" office:value="0.621386244" calcext:value-type="float">
            <text:p>0.621386244</text:p>
          </table:table-cell>
          <table:table-cell table:formula="of:=AVERAGE([.O226:.Q226])" office:value-type="float" office:value="0.636247074666667" calcext:value-type="float">
            <text:p>0.636247075</text:p>
          </table:table-cell>
          <table:table-cell table:number-columns-repeated="100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6.89388" calcext:value-type="float">
            <text:p>26.893880000</text:p>
          </table:table-cell>
          <table:table-cell office:value-type="float" office:value="0.591218542" calcext:value-type="float">
            <text:p>0.591218542</text:p>
          </table:table-cell>
          <table:table-cell office:value-type="float" office:value="0.706159557" calcext:value-type="float">
            <text:p>0.706159557</text:p>
          </table:table-cell>
          <table:table-cell office:value-type="float" office:value="0.660259802" calcext:value-type="float">
            <text:p>0.660259802</text:p>
          </table:table-cell>
          <table:table-cell table:formula="of:=AVERAGE([.C227:.E227])" office:value-type="float" office:value="0.652545967" calcext:value-type="float">
            <text:p>0.652545967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813679792" calcext:value-type="float">
            <text:p>0.813679792</text:p>
          </table:table-cell>
          <table:table-cell office:value-type="float" office:value="0.680701814" calcext:value-type="float">
            <text:p>0.680701814</text:p>
          </table:table-cell>
          <table:table-cell office:value-type="float" office:value="0.640878754" calcext:value-type="float">
            <text:p>0.640878754</text:p>
          </table:table-cell>
          <table:table-cell table:formula="of:=AVERAGE([.I227:.K227])" office:value-type="float" office:value="0.711753453333333" calcext:value-type="float">
            <text:p>0.711753453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93224155" calcext:value-type="float">
            <text:p>0.693224155</text:p>
          </table:table-cell>
          <table:table-cell office:value-type="float" office:value="0.60590632" calcext:value-type="float">
            <text:p>0.605906320</text:p>
          </table:table-cell>
          <table:table-cell office:value-type="float" office:value="0.610565616" calcext:value-type="float">
            <text:p>0.610565616</text:p>
          </table:table-cell>
          <table:table-cell table:formula="of:=AVERAGE([.O227:.Q227])" office:value-type="float" office:value="0.636565363666667" calcext:value-type="float">
            <text:p>0.636565364</text:p>
          </table:table-cell>
          <table:table-cell table:number-columns-repeated="100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6.89388" calcext:value-type="float">
            <text:p>26.893880000</text:p>
          </table:table-cell>
          <table:table-cell office:value-type="float" office:value="0.595170926" calcext:value-type="float">
            <text:p>0.595170926</text:p>
          </table:table-cell>
          <table:table-cell office:value-type="float" office:value="0.705427612" calcext:value-type="float">
            <text:p>0.705427612</text:p>
          </table:table-cell>
          <table:table-cell office:value-type="float" office:value="0.686795793" calcext:value-type="float">
            <text:p>0.686795793</text:p>
          </table:table-cell>
          <table:table-cell table:formula="of:=AVERAGE([.C228:.E228])" office:value-type="float" office:value="0.662464777" calcext:value-type="float">
            <text:p>0.662464777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830044845" calcext:value-type="float">
            <text:p>0.830044845</text:p>
          </table:table-cell>
          <table:table-cell office:value-type="float" office:value="0.680049143" calcext:value-type="float">
            <text:p>0.680049143</text:p>
          </table:table-cell>
          <table:table-cell office:value-type="float" office:value="0.630083755" calcext:value-type="float">
            <text:p>0.630083755</text:p>
          </table:table-cell>
          <table:table-cell table:formula="of:=AVERAGE([.I228:.K228])" office:value-type="float" office:value="0.713392581" calcext:value-type="float">
            <text:p>0.713392581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86938845" calcext:value-type="float">
            <text:p>0.686938845</text:p>
          </table:table-cell>
          <table:table-cell office:value-type="float" office:value="0.604621244" calcext:value-type="float">
            <text:p>0.604621244</text:p>
          </table:table-cell>
          <table:table-cell office:value-type="float" office:value="0.611120535" calcext:value-type="float">
            <text:p>0.611120535</text:p>
          </table:table-cell>
          <table:table-cell table:formula="of:=AVERAGE([.O228:.Q228])" office:value-type="float" office:value="0.634226874666667" calcext:value-type="float">
            <text:p>0.634226875</text:p>
          </table:table-cell>
          <table:table-cell table:number-columns-repeated="100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6.89388" calcext:value-type="float">
            <text:p>26.893880000</text:p>
          </table:table-cell>
          <table:table-cell office:value-type="float" office:value="0.650568086" calcext:value-type="float">
            <text:p>0.650568086</text:p>
          </table:table-cell>
          <table:table-cell office:value-type="float" office:value="0.637071805" calcext:value-type="float">
            <text:p>0.637071805</text:p>
          </table:table-cell>
          <table:table-cell office:value-type="float" office:value="0.628556088" calcext:value-type="float">
            <text:p>0.628556088</text:p>
          </table:table-cell>
          <table:table-cell table:formula="of:=AVERAGE([.C229:.E229])" office:value-type="float" office:value="0.638731993" calcext:value-type="float">
            <text:p>0.638731993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795565342" calcext:value-type="float">
            <text:p>0.795565342</text:p>
          </table:table-cell>
          <table:table-cell office:value-type="float" office:value="0.757105441" calcext:value-type="float">
            <text:p>0.757105441</text:p>
          </table:table-cell>
          <table:table-cell office:value-type="float" office:value="0.56224174" calcext:value-type="float">
            <text:p>0.562241740</text:p>
          </table:table-cell>
          <table:table-cell table:formula="of:=AVERAGE([.I229:.K229])" office:value-type="float" office:value="0.704970841" calcext:value-type="float">
            <text:p>0.704970841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61982973" calcext:value-type="float">
            <text:p>0.661982973</text:p>
          </table:table-cell>
          <table:table-cell office:value-type="float" office:value="0.603869629" calcext:value-type="float">
            <text:p>0.603869629</text:p>
          </table:table-cell>
          <table:table-cell office:value-type="float" office:value="0.632515029" calcext:value-type="float">
            <text:p>0.632515029</text:p>
          </table:table-cell>
          <table:table-cell table:formula="of:=AVERAGE([.O229:.Q229])" office:value-type="float" office:value="0.632789210333333" calcext:value-type="float">
            <text:p>0.632789210</text:p>
          </table:table-cell>
          <table:table-cell table:number-columns-repeated="100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6.89893" calcext:value-type="float">
            <text:p>26.898930000</text:p>
          </table:table-cell>
          <table:table-cell office:value-type="float" office:value="0.704597319" calcext:value-type="float">
            <text:p>0.704597319</text:p>
          </table:table-cell>
          <table:table-cell office:value-type="float" office:value="0.715810146" calcext:value-type="float">
            <text:p>0.715810146</text:p>
          </table:table-cell>
          <table:table-cell office:value-type="float" office:value="0.524989429" calcext:value-type="float">
            <text:p>0.524989429</text:p>
          </table:table-cell>
          <table:table-cell table:formula="of:=AVERAGE([.C230:.E230])" office:value-type="float" office:value="0.648465631333333" calcext:value-type="float">
            <text:p>0.648465631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665188511" calcext:value-type="float">
            <text:p>0.665188511</text:p>
          </table:table-cell>
          <table:table-cell office:value-type="float" office:value="0.790594314" calcext:value-type="float">
            <text:p>0.790594314</text:p>
          </table:table-cell>
          <table:table-cell office:value-type="float" office:value="0.700191343" calcext:value-type="float">
            <text:p>0.700191343</text:p>
          </table:table-cell>
          <table:table-cell table:formula="of:=AVERAGE([.I230:.K230])" office:value-type="float" office:value="0.718658056" calcext:value-type="float">
            <text:p>0.718658056</text:p>
          </table:table-cell>
          <table:table-cell/>
          <table:table-cell office:value-type="float" office:value="25.9892" calcext:value-type="float">
            <text:p>25.989200000</text:p>
          </table:table-cell>
          <table:table-cell office:value-type="float" office:value="0.634363965" calcext:value-type="float">
            <text:p>0.634363965</text:p>
          </table:table-cell>
          <table:table-cell office:value-type="float" office:value="0.600153279" calcext:value-type="float">
            <text:p>0.600153279</text:p>
          </table:table-cell>
          <table:table-cell office:value-type="float" office:value="0.68070539" calcext:value-type="float">
            <text:p>0.680705390</text:p>
          </table:table-cell>
          <table:table-cell table:formula="of:=AVERAGE([.O230:.Q230])" office:value-type="float" office:value="0.638407544666667" calcext:value-type="float">
            <text:p>0.638407545</text:p>
          </table:table-cell>
          <table:table-cell table:number-columns-repeated="100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6.9141" calcext:value-type="float">
            <text:p>26.914100000</text:p>
          </table:table-cell>
          <table:table-cell office:value-type="float" office:value="0.734019367" calcext:value-type="float">
            <text:p>0.734019367</text:p>
          </table:table-cell>
          <table:table-cell office:value-type="float" office:value="0.622176602" calcext:value-type="float">
            <text:p>0.622176602</text:p>
          </table:table-cell>
          <table:table-cell office:value-type="float" office:value="0.541676944" calcext:value-type="float">
            <text:p>0.541676944</text:p>
          </table:table-cell>
          <table:table-cell table:formula="of:=AVERAGE([.C231:.E231])" office:value-type="float" office:value="0.632624304333333" calcext:value-type="float">
            <text:p>0.632624304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665243943" calcext:value-type="float">
            <text:p>0.665243943</text:p>
          </table:table-cell>
          <table:table-cell office:value-type="float" office:value="0.788734053" calcext:value-type="float">
            <text:p>0.788734053</text:p>
          </table:table-cell>
          <table:table-cell office:value-type="float" office:value="0.703062499" calcext:value-type="float">
            <text:p>0.703062499</text:p>
          </table:table-cell>
          <table:table-cell table:formula="of:=AVERAGE([.I231:.K231])" office:value-type="float" office:value="0.719013498333333" calcext:value-type="float">
            <text:p>0.719013498</text:p>
          </table:table-cell>
          <table:table-cell/>
          <table:table-cell office:value-type="float" office:value="25.9892" calcext:value-type="float">
            <text:p>25.989200000</text:p>
          </table:table-cell>
          <table:table-cell office:value-type="float" office:value="0.637316184" calcext:value-type="float">
            <text:p>0.637316184</text:p>
          </table:table-cell>
          <table:table-cell office:value-type="float" office:value="0.598253679" calcext:value-type="float">
            <text:p>0.598253679</text:p>
          </table:table-cell>
          <table:table-cell office:value-type="float" office:value="0.665640314" calcext:value-type="float">
            <text:p>0.665640314</text:p>
          </table:table-cell>
          <table:table-cell table:formula="of:=AVERAGE([.O231:.Q231])" office:value-type="float" office:value="0.633736725666667" calcext:value-type="float">
            <text:p>0.633736726</text:p>
          </table:table-cell>
          <table:table-cell table:number-columns-repeated="100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6.90904" calcext:value-type="float">
            <text:p>26.909040000</text:p>
          </table:table-cell>
          <table:table-cell office:value-type="float" office:value="0.623852685" calcext:value-type="float">
            <text:p>0.623852685</text:p>
          </table:table-cell>
          <table:table-cell office:value-type="float" office:value="0.75022468" calcext:value-type="float">
            <text:p>0.750224680</text:p>
          </table:table-cell>
          <table:table-cell office:value-type="float" office:value="0.576748321" calcext:value-type="float">
            <text:p>0.576748321</text:p>
          </table:table-cell>
          <table:table-cell table:formula="of:=AVERAGE([.C232:.E232])" office:value-type="float" office:value="0.650275228666667" calcext:value-type="float">
            <text:p>0.650275229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719049659" calcext:value-type="float">
            <text:p>0.719049659</text:p>
          </table:table-cell>
          <table:table-cell office:value-type="float" office:value="0.700124586" calcext:value-type="float">
            <text:p>0.700124586</text:p>
          </table:table-cell>
          <table:table-cell office:value-type="float" office:value="0.669370969" calcext:value-type="float">
            <text:p>0.669370969</text:p>
          </table:table-cell>
          <table:table-cell table:formula="of:=AVERAGE([.I232:.K232])" office:value-type="float" office:value="0.696181738" calcext:value-type="float">
            <text:p>0.696181738</text:p>
          </table:table-cell>
          <table:table-cell/>
          <table:table-cell office:value-type="float" office:value="26.00436" calcext:value-type="float">
            <text:p>26.004360000</text:p>
          </table:table-cell>
          <table:table-cell office:value-type="float" office:value="0.634828286" calcext:value-type="float">
            <text:p>0.634828286</text:p>
          </table:table-cell>
          <table:table-cell office:value-type="float" office:value="0.597370934" calcext:value-type="float">
            <text:p>0.597370934</text:p>
          </table:table-cell>
          <table:table-cell office:value-type="float" office:value="0.67653366" calcext:value-type="float">
            <text:p>0.676533660</text:p>
          </table:table-cell>
          <table:table-cell table:formula="of:=AVERAGE([.O232:.Q232])" office:value-type="float" office:value="0.636244293333333" calcext:value-type="float">
            <text:p>0.636244293</text:p>
          </table:table-cell>
          <table:table-cell table:number-columns-repeated="100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.90904" calcext:value-type="float">
            <text:p>26.909040000</text:p>
          </table:table-cell>
          <table:table-cell office:value-type="float" office:value="0.601732803" calcext:value-type="float">
            <text:p>0.601732803</text:p>
          </table:table-cell>
          <table:table-cell office:value-type="float" office:value="0.725112644" calcext:value-type="float">
            <text:p>0.725112644</text:p>
          </table:table-cell>
          <table:table-cell office:value-type="float" office:value="0.640631394" calcext:value-type="float">
            <text:p>0.640631394</text:p>
          </table:table-cell>
          <table:table-cell table:formula="of:=AVERAGE([.C233:.E233])" office:value-type="float" office:value="0.655825613666667" calcext:value-type="float">
            <text:p>0.655825614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81368158" calcext:value-type="float">
            <text:p>0.813681580</text:p>
          </table:table-cell>
          <table:table-cell office:value-type="float" office:value="0.695456945" calcext:value-type="float">
            <text:p>0.695456945</text:p>
          </table:table-cell>
          <table:table-cell office:value-type="float" office:value="0.57392604" calcext:value-type="float">
            <text:p>0.573926040</text:p>
          </table:table-cell>
          <table:table-cell table:formula="of:=AVERAGE([.I233:.K233])" office:value-type="float" office:value="0.694354855" calcext:value-type="float">
            <text:p>0.694354855</text:p>
          </table:table-cell>
          <table:table-cell/>
          <table:table-cell office:value-type="float" office:value="25.99931" calcext:value-type="float">
            <text:p>25.999310000</text:p>
          </table:table-cell>
          <table:table-cell office:value-type="float" office:value="0.690923416" calcext:value-type="float">
            <text:p>0.690923416</text:p>
          </table:table-cell>
          <table:table-cell office:value-type="float" office:value="0.605518294" calcext:value-type="float">
            <text:p>0.605518294</text:p>
          </table:table-cell>
          <table:table-cell office:value-type="float" office:value="0.597915125" calcext:value-type="float">
            <text:p>0.597915125</text:p>
          </table:table-cell>
          <table:table-cell table:formula="of:=AVERAGE([.O233:.Q233])" office:value-type="float" office:value="0.631452278333333" calcext:value-type="float">
            <text:p>0.631452278</text:p>
          </table:table-cell>
          <table:table-cell table:number-columns-repeated="100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6.9141" calcext:value-type="float">
            <text:p>26.914100000</text:p>
          </table:table-cell>
          <table:table-cell office:value-type="float" office:value="0.59421606" calcext:value-type="float">
            <text:p>0.594216060</text:p>
          </table:table-cell>
          <table:table-cell office:value-type="float" office:value="0.726903764" calcext:value-type="float">
            <text:p>0.726903764</text:p>
          </table:table-cell>
          <table:table-cell office:value-type="float" office:value="0.662168343" calcext:value-type="float">
            <text:p>0.662168343</text:p>
          </table:table-cell>
          <table:table-cell table:formula="of:=AVERAGE([.C234:.E234])" office:value-type="float" office:value="0.661096055666667" calcext:value-type="float">
            <text:p>0.661096056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794213509" calcext:value-type="float">
            <text:p>0.794213509</text:p>
          </table:table-cell>
          <table:table-cell office:value-type="float" office:value="0.775907132" calcext:value-type="float">
            <text:p>0.775907132</text:p>
          </table:table-cell>
          <table:table-cell office:value-type="float" office:value="0.561463304" calcext:value-type="float">
            <text:p>0.561463304</text:p>
          </table:table-cell>
          <table:table-cell table:formula="of:=AVERAGE([.I234:.K234])" office:value-type="float" office:value="0.710527981666667" calcext:value-type="float">
            <text:p>0.710527982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61513884" calcext:value-type="float">
            <text:p>0.661513884</text:p>
          </table:table-cell>
          <table:table-cell office:value-type="float" office:value="0.603199673" calcext:value-type="float">
            <text:p>0.603199673</text:p>
          </table:table-cell>
          <table:table-cell office:value-type="float" office:value="0.635135846" calcext:value-type="float">
            <text:p>0.635135846</text:p>
          </table:table-cell>
          <table:table-cell table:formula="of:=AVERAGE([.O234:.Q234])" office:value-type="float" office:value="0.633283134333333" calcext:value-type="float">
            <text:p>0.633283134</text:p>
          </table:table-cell>
          <table:table-cell table:number-columns-repeated="100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6.9141" calcext:value-type="float">
            <text:p>26.914100000</text:p>
          </table:table-cell>
          <table:table-cell office:value-type="float" office:value="0.630890206" calcext:value-type="float">
            <text:p>0.630890206</text:p>
          </table:table-cell>
          <table:table-cell office:value-type="float" office:value="0.692176901" calcext:value-type="float">
            <text:p>0.692176901</text:p>
          </table:table-cell>
          <table:table-cell office:value-type="float" office:value="0.674763402" calcext:value-type="float">
            <text:p>0.674763402</text:p>
          </table:table-cell>
          <table:table-cell table:formula="of:=AVERAGE([.C235:.E235])" office:value-type="float" office:value="0.665943503" calcext:value-type="float">
            <text:p>0.665943503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755631418" calcext:value-type="float">
            <text:p>0.755631418</text:p>
          </table:table-cell>
          <table:table-cell office:value-type="float" office:value="0.842810374" calcext:value-type="float">
            <text:p>0.842810374</text:p>
          </table:table-cell>
          <table:table-cell office:value-type="float" office:value="0.567542382" calcext:value-type="float">
            <text:p>0.567542382</text:p>
          </table:table-cell>
          <table:table-cell table:formula="of:=AVERAGE([.I235:.K235])" office:value-type="float" office:value="0.721994724666667" calcext:value-type="float">
            <text:p>0.721994725</text:p>
          </table:table-cell>
          <table:table-cell/>
          <table:table-cell office:value-type="float" office:value="25.9892" calcext:value-type="float">
            <text:p>25.989200000</text:p>
          </table:table-cell>
          <table:table-cell office:value-type="float" office:value="0.62627025" calcext:value-type="float">
            <text:p>0.626270250</text:p>
          </table:table-cell>
          <table:table-cell office:value-type="float" office:value="0.647741037" calcext:value-type="float">
            <text:p>0.647741037</text:p>
          </table:table-cell>
          <table:table-cell office:value-type="float" office:value="0.643535333" calcext:value-type="float">
            <text:p>0.643535333</text:p>
          </table:table-cell>
          <table:table-cell table:formula="of:=AVERAGE([.O235:.Q235])" office:value-type="float" office:value="0.639182206666667" calcext:value-type="float">
            <text:p>0.639182207</text:p>
          </table:table-cell>
          <table:table-cell table:number-columns-repeated="100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6.9141" calcext:value-type="float">
            <text:p>26.914100000</text:p>
          </table:table-cell>
          <table:table-cell office:value-type="float" office:value="0.603364778" calcext:value-type="float">
            <text:p>0.603364778</text:p>
          </table:table-cell>
          <table:table-cell office:value-type="float" office:value="0.728162018" calcext:value-type="float">
            <text:p>0.728162018</text:p>
          </table:table-cell>
          <table:table-cell office:value-type="float" office:value="0.656529743" calcext:value-type="float">
            <text:p>0.656529743</text:p>
          </table:table-cell>
          <table:table-cell table:formula="of:=AVERAGE([.C236:.E236])" office:value-type="float" office:value="0.662685513" calcext:value-type="float">
            <text:p>0.662685513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777537915" calcext:value-type="float">
            <text:p>0.777537915</text:p>
          </table:table-cell>
          <table:table-cell office:value-type="float" office:value="0.816326835" calcext:value-type="float">
            <text:p>0.816326835</text:p>
          </table:table-cell>
          <table:table-cell office:value-type="float" office:value="0.563575097" calcext:value-type="float">
            <text:p>0.563575097</text:p>
          </table:table-cell>
          <table:table-cell table:formula="of:=AVERAGE([.I236:.K236])" office:value-type="float" office:value="0.719146615666667" calcext:value-type="float">
            <text:p>0.719146616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36991338" calcext:value-type="float">
            <text:p>0.636991338</text:p>
          </table:table-cell>
          <table:table-cell office:value-type="float" office:value="0.597778034" calcext:value-type="float">
            <text:p>0.597778034</text:p>
          </table:table-cell>
          <table:table-cell office:value-type="float" office:value="0.671446403" calcext:value-type="float">
            <text:p>0.671446403</text:p>
          </table:table-cell>
          <table:table-cell table:formula="of:=AVERAGE([.O236:.Q236])" office:value-type="float" office:value="0.635405258333333" calcext:value-type="float">
            <text:p>0.635405258</text:p>
          </table:table-cell>
          <table:table-cell table:number-columns-repeated="100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6.91915" calcext:value-type="float">
            <text:p>26.919150000</text:p>
          </table:table-cell>
          <table:table-cell office:value-type="float" office:value="0.644515234" calcext:value-type="float">
            <text:p>0.644515234</text:p>
          </table:table-cell>
          <table:table-cell office:value-type="float" office:value="0.757406444" calcext:value-type="float">
            <text:p>0.757406444</text:p>
          </table:table-cell>
          <table:table-cell office:value-type="float" office:value="0.553767747" calcext:value-type="float">
            <text:p>0.553767747</text:p>
          </table:table-cell>
          <table:table-cell table:formula="of:=AVERAGE([.C237:.E237])" office:value-type="float" office:value="0.651896475" calcext:value-type="float">
            <text:p>0.651896475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76809475" calcext:value-type="float">
            <text:p>0.768094750</text:p>
          </table:table-cell>
          <table:table-cell office:value-type="float" office:value="0.685452305" calcext:value-type="float">
            <text:p>0.685452305</text:p>
          </table:table-cell>
          <table:table-cell office:value-type="float" office:value="0.655677993" calcext:value-type="float">
            <text:p>0.655677993</text:p>
          </table:table-cell>
          <table:table-cell table:formula="of:=AVERAGE([.I237:.K237])" office:value-type="float" office:value="0.703075016" calcext:value-type="float">
            <text:p>0.703075016</text:p>
          </table:table-cell>
          <table:table-cell/>
          <table:table-cell office:value-type="float" office:value="26.00436" calcext:value-type="float">
            <text:p>26.004360000</text:p>
          </table:table-cell>
          <table:table-cell office:value-type="float" office:value="0.694812023" calcext:value-type="float">
            <text:p>0.694812023</text:p>
          </table:table-cell>
          <table:table-cell office:value-type="float" office:value="0.604505015" calcext:value-type="float">
            <text:p>0.604505015</text:p>
          </table:table-cell>
          <table:table-cell office:value-type="float" office:value="0.598100495" calcext:value-type="float">
            <text:p>0.598100495</text:p>
          </table:table-cell>
          <table:table-cell table:formula="of:=AVERAGE([.O237:.Q237])" office:value-type="float" office:value="0.632472511" calcext:value-type="float">
            <text:p>0.632472511</text:p>
          </table:table-cell>
          <table:table-cell table:number-columns-repeated="100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6.90904" calcext:value-type="float">
            <text:p>26.909040000</text:p>
          </table:table-cell>
          <table:table-cell office:value-type="float" office:value="0.605122519" calcext:value-type="float">
            <text:p>0.605122519</text:p>
          </table:table-cell>
          <table:table-cell office:value-type="float" office:value="0.713384237" calcext:value-type="float">
            <text:p>0.713384237</text:p>
          </table:table-cell>
          <table:table-cell office:value-type="float" office:value="0.667324742" calcext:value-type="float">
            <text:p>0.667324742</text:p>
          </table:table-cell>
          <table:table-cell table:formula="of:=AVERAGE([.C238:.E238])" office:value-type="float" office:value="0.661943832666667" calcext:value-type="float">
            <text:p>0.661943833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805265403" calcext:value-type="float">
            <text:p>0.805265403</text:p>
          </table:table-cell>
          <table:table-cell office:value-type="float" office:value="0.726717797" calcext:value-type="float">
            <text:p>0.726717797</text:p>
          </table:table-cell>
          <table:table-cell office:value-type="float" office:value="0.563742586" calcext:value-type="float">
            <text:p>0.563742586</text:p>
          </table:table-cell>
          <table:table-cell table:formula="of:=AVERAGE([.I238:.K238])" office:value-type="float" office:value="0.698575262" calcext:value-type="float">
            <text:p>0.698575262</text:p>
          </table:table-cell>
          <table:table-cell/>
          <table:table-cell office:value-type="float" office:value="25.9892" calcext:value-type="float">
            <text:p>25.989200000</text:p>
          </table:table-cell>
          <table:table-cell office:value-type="float" office:value="0.669489583" calcext:value-type="float">
            <text:p>0.669489583</text:p>
          </table:table-cell>
          <table:table-cell office:value-type="float" office:value="0.603888703" calcext:value-type="float">
            <text:p>0.603888703</text:p>
          </table:table-cell>
          <table:table-cell office:value-type="float" office:value="0.626419261" calcext:value-type="float">
            <text:p>0.626419261</text:p>
          </table:table-cell>
          <table:table-cell table:formula="of:=AVERAGE([.O238:.Q238])" office:value-type="float" office:value="0.633265849" calcext:value-type="float">
            <text:p>0.633265849</text:p>
          </table:table-cell>
          <table:table-cell table:number-columns-repeated="100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6.91915" calcext:value-type="float">
            <text:p>26.919150000</text:p>
          </table:table-cell>
          <table:table-cell office:value-type="float" office:value="0.70458957" calcext:value-type="float">
            <text:p>0.704589570</text:p>
          </table:table-cell>
          <table:table-cell office:value-type="float" office:value="0.628066138" calcext:value-type="float">
            <text:p>0.628066138</text:p>
          </table:table-cell>
          <table:table-cell office:value-type="float" office:value="0.608197523" calcext:value-type="float">
            <text:p>0.608197523</text:p>
          </table:table-cell>
          <table:table-cell table:formula="of:=AVERAGE([.C239:.E239])" office:value-type="float" office:value="0.646951077" calcext:value-type="float">
            <text:p>0.646951077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698425853" calcext:value-type="float">
            <text:p>0.698425853</text:p>
          </table:table-cell>
          <table:table-cell office:value-type="float" office:value="0.827285746" calcext:value-type="float">
            <text:p>0.827285746</text:p>
          </table:table-cell>
          <table:table-cell office:value-type="float" office:value="0.579565237" calcext:value-type="float">
            <text:p>0.579565237</text:p>
          </table:table-cell>
          <table:table-cell table:formula="of:=AVERAGE([.I239:.K239])" office:value-type="float" office:value="0.701758945333333" calcext:value-type="float">
            <text:p>0.701758945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71250304" calcext:value-type="float">
            <text:p>0.671250304</text:p>
          </table:table-cell>
          <table:table-cell office:value-type="float" office:value="0.619537904" calcext:value-type="float">
            <text:p>0.619537904</text:p>
          </table:table-cell>
          <table:table-cell office:value-type="float" office:value="0.606424285" calcext:value-type="float">
            <text:p>0.606424285</text:p>
          </table:table-cell>
          <table:table-cell table:formula="of:=AVERAGE([.O239:.Q239])" office:value-type="float" office:value="0.632404164333333" calcext:value-type="float">
            <text:p>0.632404164</text:p>
          </table:table-cell>
          <table:table-cell table:number-columns-repeated="100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6.91915" calcext:value-type="float">
            <text:p>26.919150000</text:p>
          </table:table-cell>
          <table:table-cell office:value-type="float" office:value="0.729032246" calcext:value-type="float">
            <text:p>0.729032246</text:p>
          </table:table-cell>
          <table:table-cell office:value-type="float" office:value="0.656672794" calcext:value-type="float">
            <text:p>0.656672794</text:p>
          </table:table-cell>
          <table:table-cell office:value-type="float" office:value="0.523276391" calcext:value-type="float">
            <text:p>0.523276391</text:p>
          </table:table-cell>
          <table:table-cell table:formula="of:=AVERAGE([.C240:.E240])" office:value-type="float" office:value="0.636327143666667" calcext:value-type="float">
            <text:p>0.636327144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724474278" calcext:value-type="float">
            <text:p>0.724474278</text:p>
          </table:table-cell>
          <table:table-cell office:value-type="float" office:value="0.829565028" calcext:value-type="float">
            <text:p>0.829565028</text:p>
          </table:table-cell>
          <table:table-cell office:value-type="float" office:value="0.579260657" calcext:value-type="float">
            <text:p>0.579260657</text:p>
          </table:table-cell>
          <table:table-cell table:formula="of:=AVERAGE([.I240:.K240])" office:value-type="float" office:value="0.711099987666667" calcext:value-type="float">
            <text:p>0.711099988</text:p>
          </table:table-cell>
          <table:table-cell/>
          <table:table-cell office:value-type="float" office:value="25.9892" calcext:value-type="float">
            <text:p>25.989200000</text:p>
          </table:table-cell>
          <table:table-cell office:value-type="float" office:value="0.693885767" calcext:value-type="float">
            <text:p>0.693885767</text:p>
          </table:table-cell>
          <table:table-cell office:value-type="float" office:value="0.603957844" calcext:value-type="float">
            <text:p>0.603957844</text:p>
          </table:table-cell>
          <table:table-cell office:value-type="float" office:value="0.605044437" calcext:value-type="float">
            <text:p>0.605044437</text:p>
          </table:table-cell>
          <table:table-cell table:formula="of:=AVERAGE([.O240:.Q240])" office:value-type="float" office:value="0.634296016" calcext:value-type="float">
            <text:p>0.634296016</text:p>
          </table:table-cell>
          <table:table-cell table:number-columns-repeated="100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.92421" calcext:value-type="float">
            <text:p>26.924210000</text:p>
          </table:table-cell>
          <table:table-cell office:value-type="float" office:value="0.613885595" calcext:value-type="float">
            <text:p>0.613885595</text:p>
          </table:table-cell>
          <table:table-cell office:value-type="float" office:value="0.671449384" calcext:value-type="float">
            <text:p>0.671449384</text:p>
          </table:table-cell>
          <table:table-cell office:value-type="float" office:value="0.665741046" calcext:value-type="float">
            <text:p>0.665741046</text:p>
          </table:table-cell>
          <table:table-cell table:formula="of:=AVERAGE([.C241:.E241])" office:value-type="float" office:value="0.650358675" calcext:value-type="float">
            <text:p>0.650358675</text:p>
          </table:table-cell>
          <table:table-cell/>
          <table:table-cell office:value-type="float" office:value="26.93937" calcext:value-type="float">
            <text:p>26.939370000</text:p>
          </table:table-cell>
          <table:table-cell office:value-type="float" office:value="0.666927775" calcext:value-type="float">
            <text:p>0.666927775</text:p>
          </table:table-cell>
          <table:table-cell office:value-type="float" office:value="0.750693768" calcext:value-type="float">
            <text:p>0.750693768</text:p>
          </table:table-cell>
          <table:table-cell office:value-type="float" office:value="0.693314158" calcext:value-type="float">
            <text:p>0.693314158</text:p>
          </table:table-cell>
          <table:table-cell table:formula="of:=AVERAGE([.I241:.K241])" office:value-type="float" office:value="0.703645233666667" calcext:value-type="float">
            <text:p>0.703645234</text:p>
          </table:table-cell>
          <table:table-cell/>
          <table:table-cell office:value-type="float" office:value="25.99931" calcext:value-type="float">
            <text:p>25.999310000</text:p>
          </table:table-cell>
          <table:table-cell office:value-type="float" office:value="0.632685498" calcext:value-type="float">
            <text:p>0.632685498</text:p>
          </table:table-cell>
          <table:table-cell office:value-type="float" office:value="0.612534358" calcext:value-type="float">
            <text:p>0.612534358</text:p>
          </table:table-cell>
          <table:table-cell office:value-type="float" office:value="0.678073249" calcext:value-type="float">
            <text:p>0.678073249</text:p>
          </table:table-cell>
          <table:table-cell table:formula="of:=AVERAGE([.O241:.Q241])" office:value-type="float" office:value="0.641097701666667" calcext:value-type="float">
            <text:p>0.641097702</text:p>
          </table:table-cell>
          <table:table-cell table:number-columns-repeated="100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.91915" calcext:value-type="float">
            <text:p>26.919150000</text:p>
          </table:table-cell>
          <table:table-cell office:value-type="float" office:value="0.669343551" calcext:value-type="float">
            <text:p>0.669343551</text:p>
          </table:table-cell>
          <table:table-cell office:value-type="float" office:value="0.770934912" calcext:value-type="float">
            <text:p>0.770934912</text:p>
          </table:table-cell>
          <table:table-cell office:value-type="float" office:value="0.550941295" calcext:value-type="float">
            <text:p>0.550941295</text:p>
          </table:table-cell>
          <table:table-cell table:formula="of:=AVERAGE([.C242:.E242])" office:value-type="float" office:value="0.663739919333333" calcext:value-type="float">
            <text:p>0.663739919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811796881" calcext:value-type="float">
            <text:p>0.811796881</text:p>
          </table:table-cell>
          <table:table-cell office:value-type="float" office:value="0.697572314" calcext:value-type="float">
            <text:p>0.697572314</text:p>
          </table:table-cell>
          <table:table-cell office:value-type="float" office:value="0.571114489" calcext:value-type="float">
            <text:p>0.571114489</text:p>
          </table:table-cell>
          <table:table-cell table:formula="of:=AVERAGE([.I242:.K242])" office:value-type="float" office:value="0.693494561333333" calcext:value-type="float">
            <text:p>0.693494561</text:p>
          </table:table-cell>
          <table:table-cell/>
          <table:table-cell office:value-type="float" office:value="25.9892" calcext:value-type="float">
            <text:p>25.989200000</text:p>
          </table:table-cell>
          <table:table-cell office:value-type="float" office:value="0.670745453" calcext:value-type="float">
            <text:p>0.670745453</text:p>
          </table:table-cell>
          <table:table-cell office:value-type="float" office:value="0.619987323" calcext:value-type="float">
            <text:p>0.619987323</text:p>
          </table:table-cell>
          <table:table-cell office:value-type="float" office:value="0.606796218" calcext:value-type="float">
            <text:p>0.606796218</text:p>
          </table:table-cell>
          <table:table-cell table:formula="of:=AVERAGE([.O242:.Q242])" office:value-type="float" office:value="0.632509664666667" calcext:value-type="float">
            <text:p>0.632509665</text:p>
          </table:table-cell>
          <table:table-cell table:number-columns-repeated="100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.9141" calcext:value-type="float">
            <text:p>26.914100000</text:p>
          </table:table-cell>
          <table:table-cell office:value-type="float" office:value="0.628265217" calcext:value-type="float">
            <text:p>0.628265217</text:p>
          </table:table-cell>
          <table:table-cell office:value-type="float" office:value="0.746533364" calcext:value-type="float">
            <text:p>0.746533364</text:p>
          </table:table-cell>
          <table:table-cell office:value-type="float" office:value="0.588057111" calcext:value-type="float">
            <text:p>0.588057111</text:p>
          </table:table-cell>
          <table:table-cell table:formula="of:=AVERAGE([.C243:.E243])" office:value-type="float" office:value="0.654285230666667" calcext:value-type="float">
            <text:p>0.654285231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692711555" calcext:value-type="float">
            <text:p>0.692711555</text:p>
          </table:table-cell>
          <table:table-cell office:value-type="float" office:value="0.817548134" calcext:value-type="float">
            <text:p>0.817548134</text:p>
          </table:table-cell>
          <table:table-cell office:value-type="float" office:value="0.617772414" calcext:value-type="float">
            <text:p>0.617772414</text:p>
          </table:table-cell>
          <table:table-cell table:formula="of:=AVERAGE([.I243:.K243])" office:value-type="float" office:value="0.709344034333333" calcext:value-type="float">
            <text:p>0.709344034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25185445" calcext:value-type="float">
            <text:p>0.625185445</text:p>
          </table:table-cell>
          <table:table-cell office:value-type="float" office:value="0.649478513" calcext:value-type="float">
            <text:p>0.649478513</text:p>
          </table:table-cell>
          <table:table-cell office:value-type="float" office:value="0.642964917" calcext:value-type="float">
            <text:p>0.642964917</text:p>
          </table:table-cell>
          <table:table-cell table:formula="of:=AVERAGE([.O243:.Q243])" office:value-type="float" office:value="0.639209625" calcext:value-type="float">
            <text:p>0.639209625</text:p>
          </table:table-cell>
          <table:table-cell table:number-columns-repeated="100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6.9141" calcext:value-type="float">
            <text:p>26.914100000</text:p>
          </table:table-cell>
          <table:table-cell office:value-type="float" office:value="0.744668334" calcext:value-type="float">
            <text:p>0.744668334</text:p>
          </table:table-cell>
          <table:table-cell office:value-type="float" office:value="0.619519427" calcext:value-type="float">
            <text:p>0.619519427</text:p>
          </table:table-cell>
          <table:table-cell office:value-type="float" office:value="0.583446095" calcext:value-type="float">
            <text:p>0.583446095</text:p>
          </table:table-cell>
          <table:table-cell table:formula="of:=AVERAGE([.C244:.E244])" office:value-type="float" office:value="0.649211285333333" calcext:value-type="float">
            <text:p>0.649211285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737224905" calcext:value-type="float">
            <text:p>0.737224905</text:p>
          </table:table-cell>
          <table:table-cell office:value-type="float" office:value="0.692507111" calcext:value-type="float">
            <text:p>0.692507111</text:p>
          </table:table-cell>
          <table:table-cell office:value-type="float" office:value="0.662955721" calcext:value-type="float">
            <text:p>0.662955721</text:p>
          </table:table-cell>
          <table:table-cell table:formula="of:=AVERAGE([.I244:.K244])" office:value-type="float" office:value="0.697562579" calcext:value-type="float">
            <text:p>0.697562579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20012357" calcext:value-type="float">
            <text:p>0.620012357</text:p>
          </table:table-cell>
          <table:table-cell office:value-type="float" office:value="0.670398554" calcext:value-type="float">
            <text:p>0.670398554</text:p>
          </table:table-cell>
          <table:table-cell office:value-type="float" office:value="0.618666484" calcext:value-type="float">
            <text:p>0.618666484</text:p>
          </table:table-cell>
          <table:table-cell table:formula="of:=AVERAGE([.O244:.Q244])" office:value-type="float" office:value="0.636359131666667" calcext:value-type="float">
            <text:p>0.636359132</text:p>
          </table:table-cell>
          <table:table-cell table:number-columns-repeated="100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.9141" calcext:value-type="float">
            <text:p>26.914100000</text:p>
          </table:table-cell>
          <table:table-cell office:value-type="float" office:value="0.615667178" calcext:value-type="float">
            <text:p>0.615667178</text:p>
          </table:table-cell>
          <table:table-cell office:value-type="float" office:value="0.755037159" calcext:value-type="float">
            <text:p>0.755037159</text:p>
          </table:table-cell>
          <table:table-cell office:value-type="float" office:value="0.551111764" calcext:value-type="float">
            <text:p>0.551111764</text:p>
          </table:table-cell>
          <table:table-cell table:formula="of:=AVERAGE([.C245:.E245])" office:value-type="float" office:value="0.640605367" calcext:value-type="float">
            <text:p>0.640605367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675367793" calcext:value-type="float">
            <text:p>0.675367793</text:p>
          </table:table-cell>
          <table:table-cell office:value-type="float" office:value="0.801440573" calcext:value-type="float">
            <text:p>0.801440573</text:p>
          </table:table-cell>
          <table:table-cell office:value-type="float" office:value="0.673191628" calcext:value-type="float">
            <text:p>0.673191628</text:p>
          </table:table-cell>
          <table:table-cell table:formula="of:=AVERAGE([.I245:.K245])" office:value-type="float" office:value="0.716666664666667" calcext:value-type="float">
            <text:p>0.716666665</text:p>
          </table:table-cell>
          <table:table-cell/>
          <table:table-cell office:value-type="float" office:value="25.99931" calcext:value-type="float">
            <text:p>25.999310000</text:p>
          </table:table-cell>
          <table:table-cell office:value-type="float" office:value="0.691534959" calcext:value-type="float">
            <text:p>0.691534959</text:p>
          </table:table-cell>
          <table:table-cell office:value-type="float" office:value="0.604863835" calcext:value-type="float">
            <text:p>0.604863835</text:p>
          </table:table-cell>
          <table:table-cell office:value-type="float" office:value="0.598732304" calcext:value-type="float">
            <text:p>0.598732304</text:p>
          </table:table-cell>
          <table:table-cell table:formula="of:=AVERAGE([.O245:.Q245])" office:value-type="float" office:value="0.631710366" calcext:value-type="float">
            <text:p>0.631710366</text:p>
          </table:table-cell>
          <table:table-cell table:number-columns-repeated="100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.93431" calcext:value-type="float">
            <text:p>26.934310000</text:p>
          </table:table-cell>
          <table:table-cell office:value-type="float" office:value="0.592452954" calcext:value-type="float">
            <text:p>0.592452954</text:p>
          </table:table-cell>
          <table:table-cell office:value-type="float" office:value="0.731935588" calcext:value-type="float">
            <text:p>0.731935588</text:p>
          </table:table-cell>
          <table:table-cell office:value-type="float" office:value="0.646184164" calcext:value-type="float">
            <text:p>0.646184164</text:p>
          </table:table-cell>
          <table:table-cell table:formula="of:=AVERAGE([.C246:.E246])" office:value-type="float" office:value="0.656857568666667" calcext:value-type="float">
            <text:p>0.656857569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808774329" calcext:value-type="float">
            <text:p>0.808774329</text:p>
          </table:table-cell>
          <table:table-cell office:value-type="float" office:value="0.698773944" calcext:value-type="float">
            <text:p>0.698773944</text:p>
          </table:table-cell>
          <table:table-cell office:value-type="float" office:value="0.574415991" calcext:value-type="float">
            <text:p>0.574415991</text:p>
          </table:table-cell>
          <table:table-cell table:formula="of:=AVERAGE([.I246:.K246])" office:value-type="float" office:value="0.693988088" calcext:value-type="float">
            <text:p>0.693988088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80044971" calcext:value-type="float">
            <text:p>0.680044971</text:p>
          </table:table-cell>
          <table:table-cell office:value-type="float" office:value="0.603869629" calcext:value-type="float">
            <text:p>0.603869629</text:p>
          </table:table-cell>
          <table:table-cell office:value-type="float" office:value="0.617732479" calcext:value-type="float">
            <text:p>0.617732479</text:p>
          </table:table-cell>
          <table:table-cell table:formula="of:=AVERAGE([.O246:.Q246])" office:value-type="float" office:value="0.633882359666667" calcext:value-type="float">
            <text:p>0.633882360</text:p>
          </table:table-cell>
          <table:table-cell table:number-columns-repeated="100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.92421" calcext:value-type="float">
            <text:p>26.924210000</text:p>
          </table:table-cell>
          <table:table-cell office:value-type="float" office:value="0.597864461" calcext:value-type="float">
            <text:p>0.597864461</text:p>
          </table:table-cell>
          <table:table-cell office:value-type="float" office:value="0.723225561" calcext:value-type="float">
            <text:p>0.723225561</text:p>
          </table:table-cell>
          <table:table-cell office:value-type="float" office:value="0.661904891" calcext:value-type="float">
            <text:p>0.661904891</text:p>
          </table:table-cell>
          <table:table-cell table:formula="of:=AVERAGE([.C247:.E247])" office:value-type="float" office:value="0.660998304333333" calcext:value-type="float">
            <text:p>0.660998304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671228846" calcext:value-type="float">
            <text:p>0.671228846</text:p>
          </table:table-cell>
          <table:table-cell office:value-type="float" office:value="0.800109005" calcext:value-type="float">
            <text:p>0.800109005</text:p>
          </table:table-cell>
          <table:table-cell office:value-type="float" office:value="0.679379187" calcext:value-type="float">
            <text:p>0.679379187</text:p>
          </table:table-cell>
          <table:table-cell table:formula="of:=AVERAGE([.I247:.K247])" office:value-type="float" office:value="0.716905679333333" calcext:value-type="float">
            <text:p>0.716905679</text:p>
          </table:table-cell>
          <table:table-cell/>
          <table:table-cell office:value-type="float" office:value="26.00941" calcext:value-type="float">
            <text:p>26.009410000</text:p>
          </table:table-cell>
          <table:table-cell office:value-type="float" office:value="0.664045294" calcext:value-type="float">
            <text:p>0.664045294</text:p>
          </table:table-cell>
          <table:table-cell office:value-type="float" office:value="0.630105213" calcext:value-type="float">
            <text:p>0.630105213</text:p>
          </table:table-cell>
          <table:table-cell office:value-type="float" office:value="0.610215737" calcext:value-type="float">
            <text:p>0.610215737</text:p>
          </table:table-cell>
          <table:table-cell table:formula="of:=AVERAGE([.O247:.Q247])" office:value-type="float" office:value="0.634788748" calcext:value-type="float">
            <text:p>0.634788748</text:p>
          </table:table-cell>
          <table:table-cell table:number-columns-repeated="100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.92926" calcext:value-type="float">
            <text:p>26.929260000</text:p>
          </table:table-cell>
          <table:table-cell office:value-type="float" office:value="0.675010762" calcext:value-type="float">
            <text:p>0.675010762</text:p>
          </table:table-cell>
          <table:table-cell office:value-type="float" office:value="0.637013988" calcext:value-type="float">
            <text:p>0.637013988</text:p>
          </table:table-cell>
          <table:table-cell office:value-type="float" office:value="0.616697146" calcext:value-type="float">
            <text:p>0.616697146</text:p>
          </table:table-cell>
          <table:table-cell table:formula="of:=AVERAGE([.C248:.E248])" office:value-type="float" office:value="0.642907298666667" calcext:value-type="float">
            <text:p>0.642907299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821867683" calcext:value-type="float">
            <text:p>0.821867683</text:p>
          </table:table-cell>
          <table:table-cell office:value-type="float" office:value="0.679585419" calcext:value-type="float">
            <text:p>0.679585419</text:p>
          </table:table-cell>
          <table:table-cell office:value-type="float" office:value="0.630233959" calcext:value-type="float">
            <text:p>0.630233959</text:p>
          </table:table-cell>
          <table:table-cell table:formula="of:=AVERAGE([.I248:.K248])" office:value-type="float" office:value="0.710562353666667" calcext:value-type="float">
            <text:p>0.710562354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97193825" calcext:value-type="float">
            <text:p>0.697193825</text:p>
          </table:table-cell>
          <table:table-cell office:value-type="float" office:value="0.605067683" calcext:value-type="float">
            <text:p>0.605067683</text:p>
          </table:table-cell>
          <table:table-cell office:value-type="float" office:value="0.599658561" calcext:value-type="float">
            <text:p>0.599658561</text:p>
          </table:table-cell>
          <table:table-cell table:formula="of:=AVERAGE([.O248:.Q248])" office:value-type="float" office:value="0.633973356333333" calcext:value-type="float">
            <text:p>0.633973356</text:p>
          </table:table-cell>
          <table:table-cell table:number-columns-repeated="100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.91915" calcext:value-type="float">
            <text:p>26.919150000</text:p>
          </table:table-cell>
          <table:table-cell office:value-type="float" office:value="0.716449108" calcext:value-type="float">
            <text:p>0.716449108</text:p>
          </table:table-cell>
          <table:table-cell office:value-type="float" office:value="0.677793107" calcext:value-type="float">
            <text:p>0.677793107</text:p>
          </table:table-cell>
          <table:table-cell office:value-type="float" office:value="0.52474207" calcext:value-type="float">
            <text:p>0.524742070</text:p>
          </table:table-cell>
          <table:table-cell table:formula="of:=AVERAGE([.C249:.E249])" office:value-type="float" office:value="0.639661428333333" calcext:value-type="float">
            <text:p>0.639661428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77249417" calcext:value-type="float">
            <text:p>0.772494170</text:p>
          </table:table-cell>
          <table:table-cell office:value-type="float" office:value="0.822856524" calcext:value-type="float">
            <text:p>0.822856524</text:p>
          </table:table-cell>
          <table:table-cell office:value-type="float" office:value="0.563894577" calcext:value-type="float">
            <text:p>0.563894577</text:p>
          </table:table-cell>
          <table:table-cell table:formula="of:=AVERAGE([.I249:.K249])" office:value-type="float" office:value="0.719748423666667" calcext:value-type="float">
            <text:p>0.719748424</text:p>
          </table:table-cell>
          <table:table-cell/>
          <table:table-cell office:value-type="float" office:value="25.9892" calcext:value-type="float">
            <text:p>25.989200000</text:p>
          </table:table-cell>
          <table:table-cell office:value-type="float" office:value="0.688863479" calcext:value-type="float">
            <text:p>0.688863479</text:p>
          </table:table-cell>
          <table:table-cell office:value-type="float" office:value="0.606818868" calcext:value-type="float">
            <text:p>0.606818868</text:p>
          </table:table-cell>
          <table:table-cell office:value-type="float" office:value="0.60055263" calcext:value-type="float">
            <text:p>0.600552630</text:p>
          </table:table-cell>
          <table:table-cell table:formula="of:=AVERAGE([.O249:.Q249])" office:value-type="float" office:value="0.632078325666667" calcext:value-type="float">
            <text:p>0.632078326</text:p>
          </table:table-cell>
          <table:table-cell table:number-columns-repeated="100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.91915" calcext:value-type="float">
            <text:p>26.919150000</text:p>
          </table:table-cell>
          <table:table-cell office:value-type="float" office:value="0.597930026" calcext:value-type="float">
            <text:p>0.597930026</text:p>
          </table:table-cell>
          <table:table-cell office:value-type="float" office:value="0.726137248" calcext:value-type="float">
            <text:p>0.726137248</text:p>
          </table:table-cell>
          <table:table-cell office:value-type="float" office:value="0.612009837" calcext:value-type="float">
            <text:p>0.612009837</text:p>
          </table:table-cell>
          <table:table-cell table:formula="of:=AVERAGE([.C250:.E250])" office:value-type="float" office:value="0.645359037" calcext:value-type="float">
            <text:p>0.645359037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664336761" calcext:value-type="float">
            <text:p>0.664336761</text:p>
          </table:table-cell>
          <table:table-cell office:value-type="float" office:value="0.787150358" calcext:value-type="float">
            <text:p>0.787150358</text:p>
          </table:table-cell>
          <table:table-cell office:value-type="float" office:value="0.700889313" calcext:value-type="float">
            <text:p>0.700889313</text:p>
          </table:table-cell>
          <table:table-cell table:formula="of:=AVERAGE([.I250:.K250])" office:value-type="float" office:value="0.717458810666667" calcext:value-type="float">
            <text:p>0.717458811</text:p>
          </table:table-cell>
          <table:table-cell/>
          <table:table-cell office:value-type="float" office:value="26.00436" calcext:value-type="float">
            <text:p>26.004360000</text:p>
          </table:table-cell>
          <table:table-cell office:value-type="float" office:value="0.697059118" calcext:value-type="float">
            <text:p>0.697059118</text:p>
          </table:table-cell>
          <table:table-cell office:value-type="float" office:value="0.605149341" calcext:value-type="float">
            <text:p>0.605149341</text:p>
          </table:table-cell>
          <table:table-cell office:value-type="float" office:value="0.601558757" calcext:value-type="float">
            <text:p>0.601558757</text:p>
          </table:table-cell>
          <table:table-cell table:formula="of:=AVERAGE([.O250:.Q250])" office:value-type="float" office:value="0.634589072" calcext:value-type="float">
            <text:p>0.634589072</text:p>
          </table:table-cell>
          <table:table-cell table:number-columns-repeated="100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6.92926" calcext:value-type="float">
            <text:p>26.929260000</text:p>
          </table:table-cell>
          <table:table-cell office:value-type="float" office:value="0.688208424" calcext:value-type="float">
            <text:p>0.688208424</text:p>
          </table:table-cell>
          <table:table-cell office:value-type="float" office:value="0.765858384" calcext:value-type="float">
            <text:p>0.765858384</text:p>
          </table:table-cell>
          <table:table-cell office:value-type="float" office:value="0.534986321" calcext:value-type="float">
            <text:p>0.534986321</text:p>
          </table:table-cell>
          <table:table-cell table:formula="of:=AVERAGE([.C251:.E251])" office:value-type="float" office:value="0.663017709666667" calcext:value-type="float">
            <text:p>0.663017710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808547832" calcext:value-type="float">
            <text:p>0.808547832</text:p>
          </table:table-cell>
          <table:table-cell office:value-type="float" office:value="0.706427778" calcext:value-type="float">
            <text:p>0.706427778</text:p>
          </table:table-cell>
          <table:table-cell office:value-type="float" office:value="0.593456697" calcext:value-type="float">
            <text:p>0.593456697</text:p>
          </table:table-cell>
          <table:table-cell table:formula="of:=AVERAGE([.I251:.K251])" office:value-type="float" office:value="0.702810769" calcext:value-type="float">
            <text:p>0.702810769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77977881" calcext:value-type="float">
            <text:p>0.677977881</text:p>
          </table:table-cell>
          <table:table-cell office:value-type="float" office:value="0.604402495" calcext:value-type="float">
            <text:p>0.604402495</text:p>
          </table:table-cell>
          <table:table-cell office:value-type="float" office:value="0.618603303" calcext:value-type="float">
            <text:p>0.618603303</text:p>
          </table:table-cell>
          <table:table-cell table:formula="of:=AVERAGE([.O251:.Q251])" office:value-type="float" office:value="0.633661226333333" calcext:value-type="float">
            <text:p>0.633661226</text:p>
          </table:table-cell>
          <table:table-cell table:number-columns-repeated="100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6.92421" calcext:value-type="float">
            <text:p>26.924210000</text:p>
          </table:table-cell>
          <table:table-cell office:value-type="float" office:value="0.590099167" calcext:value-type="float">
            <text:p>0.590099167</text:p>
          </table:table-cell>
          <table:table-cell office:value-type="float" office:value="0.718200888" calcext:value-type="float">
            <text:p>0.718200888</text:p>
          </table:table-cell>
          <table:table-cell office:value-type="float" office:value="0.666036089" calcext:value-type="float">
            <text:p>0.666036089</text:p>
          </table:table-cell>
          <table:table-cell table:formula="of:=AVERAGE([.C252:.E252])" office:value-type="float" office:value="0.658112048" calcext:value-type="float">
            <text:p>0.658112048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760192962" calcext:value-type="float">
            <text:p>0.760192962</text:p>
          </table:table-cell>
          <table:table-cell office:value-type="float" office:value="0.84163199" calcext:value-type="float">
            <text:p>0.841631990</text:p>
          </table:table-cell>
          <table:table-cell office:value-type="float" office:value="0.566693612" calcext:value-type="float">
            <text:p>0.566693612</text:p>
          </table:table-cell>
          <table:table-cell table:formula="of:=AVERAGE([.I252:.K252])" office:value-type="float" office:value="0.722839521333333" calcext:value-type="float">
            <text:p>0.722839521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70242986" calcext:value-type="float">
            <text:p>0.670242986</text:p>
          </table:table-cell>
          <table:table-cell office:value-type="float" office:value="0.623807385" calcext:value-type="float">
            <text:p>0.623807385</text:p>
          </table:table-cell>
          <table:table-cell office:value-type="float" office:value="0.608859731" calcext:value-type="float">
            <text:p>0.608859731</text:p>
          </table:table-cell>
          <table:table-cell table:formula="of:=AVERAGE([.O252:.Q252])" office:value-type="float" office:value="0.634303367333333" calcext:value-type="float">
            <text:p>0.634303367</text:p>
          </table:table-cell>
          <table:table-cell table:number-columns-repeated="100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.91915" calcext:value-type="float">
            <text:p>26.919150000</text:p>
          </table:table-cell>
          <table:table-cell office:value-type="float" office:value="0.718097772" calcext:value-type="float">
            <text:p>0.718097772</text:p>
          </table:table-cell>
          <table:table-cell office:value-type="float" office:value="0.658021648" calcext:value-type="float">
            <text:p>0.658021648</text:p>
          </table:table-cell>
          <table:table-cell office:value-type="float" office:value="0.551390714" calcext:value-type="float">
            <text:p>0.551390714</text:p>
          </table:table-cell>
          <table:table-cell table:formula="of:=AVERAGE([.C253:.E253])" office:value-type="float" office:value="0.642503378" calcext:value-type="float">
            <text:p>0.642503378</text:p>
          </table:table-cell>
          <table:table-cell/>
          <table:table-cell office:value-type="float" office:value="26.9141" calcext:value-type="float">
            <text:p>26.914100000</text:p>
          </table:table-cell>
          <table:table-cell office:value-type="float" office:value="0.663186987" calcext:value-type="float">
            <text:p>0.663186987</text:p>
          </table:table-cell>
          <table:table-cell office:value-type="float" office:value="0.755176038" calcext:value-type="float">
            <text:p>0.755176038</text:p>
          </table:table-cell>
          <table:table-cell office:value-type="float" office:value="0.696875536" calcext:value-type="float">
            <text:p>0.696875536</text:p>
          </table:table-cell>
          <table:table-cell table:formula="of:=AVERAGE([.I253:.K253])" office:value-type="float" office:value="0.705079520333333" calcext:value-type="float">
            <text:p>0.705079520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31588177" calcext:value-type="float">
            <text:p>0.631588177</text:p>
          </table:table-cell>
          <table:table-cell office:value-type="float" office:value="0.615951492" calcext:value-type="float">
            <text:p>0.615951492</text:p>
          </table:table-cell>
          <table:table-cell office:value-type="float" office:value="0.676278553" calcext:value-type="float">
            <text:p>0.676278553</text:p>
          </table:table-cell>
          <table:table-cell table:formula="of:=AVERAGE([.O253:.Q253])" office:value-type="float" office:value="0.641272740666667" calcext:value-type="float">
            <text:p>0.641272741</text:p>
          </table:table-cell>
          <table:table-cell table:number-columns-repeated="100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.91915" calcext:value-type="float">
            <text:p>26.919150000</text:p>
          </table:table-cell>
          <table:table-cell office:value-type="float" office:value="0.719875779" calcext:value-type="float">
            <text:p>0.719875779</text:p>
          </table:table-cell>
          <table:table-cell office:value-type="float" office:value="0.676695785" calcext:value-type="float">
            <text:p>0.676695785</text:p>
          </table:table-cell>
          <table:table-cell office:value-type="float" office:value="0.527896348" calcext:value-type="float">
            <text:p>0.527896348</text:p>
          </table:table-cell>
          <table:table-cell table:formula="of:=AVERAGE([.C254:.E254])" office:value-type="float" office:value="0.641489304" calcext:value-type="float">
            <text:p>0.641489304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829045871" calcext:value-type="float">
            <text:p>0.829045871</text:p>
          </table:table-cell>
          <table:table-cell office:value-type="float" office:value="0.680790029" calcext:value-type="float">
            <text:p>0.680790029</text:p>
          </table:table-cell>
          <table:table-cell office:value-type="float" office:value="0.626612976" calcext:value-type="float">
            <text:p>0.626612976</text:p>
          </table:table-cell>
          <table:table-cell table:formula="of:=AVERAGE([.I254:.K254])" office:value-type="float" office:value="0.712149625333333" calcext:value-type="float">
            <text:p>0.712149625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23965338" calcext:value-type="float">
            <text:p>0.623965338</text:p>
          </table:table-cell>
          <table:table-cell office:value-type="float" office:value="0.655532557" calcext:value-type="float">
            <text:p>0.655532557</text:p>
          </table:table-cell>
          <table:table-cell office:value-type="float" office:value="0.63462861" calcext:value-type="float">
            <text:p>0.634628610</text:p>
          </table:table-cell>
          <table:table-cell table:formula="of:=AVERAGE([.O254:.Q254])" office:value-type="float" office:value="0.638042168333333" calcext:value-type="float">
            <text:p>0.638042168</text:p>
          </table:table-cell>
          <table:table-cell table:number-columns-repeated="100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.91915" calcext:value-type="float">
            <text:p>26.919150000</text:p>
          </table:table-cell>
          <table:table-cell office:value-type="float" office:value="0.74553439" calcext:value-type="float">
            <text:p>0.745534390</text:p>
          </table:table-cell>
          <table:table-cell office:value-type="float" office:value="0.618626549" calcext:value-type="float">
            <text:p>0.618626549</text:p>
          </table:table-cell>
          <table:table-cell office:value-type="float" office:value="0.545424884" calcext:value-type="float">
            <text:p>0.545424884</text:p>
          </table:table-cell>
          <table:table-cell table:formula="of:=AVERAGE([.C255:.E255])" office:value-type="float" office:value="0.636528607666667" calcext:value-type="float">
            <text:p>0.636528608</text:p>
          </table:table-cell>
          <table:table-cell/>
          <table:table-cell office:value-type="float" office:value="26.9141" calcext:value-type="float">
            <text:p>26.914100000</text:p>
          </table:table-cell>
          <table:table-cell office:value-type="float" office:value="0.767070742" calcext:value-type="float">
            <text:p>0.767070742</text:p>
          </table:table-cell>
          <table:table-cell office:value-type="float" office:value="0.836850504" calcext:value-type="float">
            <text:p>0.836850504</text:p>
          </table:table-cell>
          <table:table-cell office:value-type="float" office:value="0.565702387" calcext:value-type="float">
            <text:p>0.565702387</text:p>
          </table:table-cell>
          <table:table-cell table:formula="of:=AVERAGE([.I255:.K255])" office:value-type="float" office:value="0.723207877666667" calcext:value-type="float">
            <text:p>0.723207878</text:p>
          </table:table-cell>
          <table:table-cell/>
          <table:table-cell office:value-type="float" office:value="25.99931" calcext:value-type="float">
            <text:p>25.999310000</text:p>
          </table:table-cell>
          <table:table-cell office:value-type="float" office:value="0.648188668" calcext:value-type="float">
            <text:p>0.648188668</text:p>
          </table:table-cell>
          <table:table-cell office:value-type="float" office:value="0.602562499" calcext:value-type="float">
            <text:p>0.602562499</text:p>
          </table:table-cell>
          <table:table-cell office:value-type="float" office:value="0.649378377" calcext:value-type="float">
            <text:p>0.649378377</text:p>
          </table:table-cell>
          <table:table-cell table:formula="of:=AVERAGE([.O255:.Q255])" office:value-type="float" office:value="0.633376514666667" calcext:value-type="float">
            <text:p>0.633376515</text:p>
          </table:table-cell>
          <table:table-cell table:number-columns-repeated="100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6.92421" calcext:value-type="float">
            <text:p>26.924210000</text:p>
          </table:table-cell>
          <table:table-cell office:value-type="float" office:value="0.706504072" calcext:value-type="float">
            <text:p>0.706504072</text:p>
          </table:table-cell>
          <table:table-cell office:value-type="float" office:value="0.700267041" calcext:value-type="float">
            <text:p>0.700267041</text:p>
          </table:table-cell>
          <table:table-cell office:value-type="float" office:value="0.521288576" calcext:value-type="float">
            <text:p>0.521288576</text:p>
          </table:table-cell>
          <table:table-cell table:formula="of:=AVERAGE([.C256:.E256])" office:value-type="float" office:value="0.642686563" calcext:value-type="float">
            <text:p>0.642686563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666138609" calcext:value-type="float">
            <text:p>0.666138609</text:p>
          </table:table-cell>
          <table:table-cell office:value-type="float" office:value="0.795229172" calcext:value-type="float">
            <text:p>0.795229172</text:p>
          </table:table-cell>
          <table:table-cell office:value-type="float" office:value="0.686144315" calcext:value-type="float">
            <text:p>0.686144315</text:p>
          </table:table-cell>
          <table:table-cell table:formula="of:=AVERAGE([.I256:.K256])" office:value-type="float" office:value="0.715837365333333" calcext:value-type="float">
            <text:p>0.715837365</text:p>
          </table:table-cell>
          <table:table-cell/>
          <table:table-cell office:value-type="float" office:value="25.99931" calcext:value-type="float">
            <text:p>25.999310000</text:p>
          </table:table-cell>
          <table:table-cell office:value-type="float" office:value="0.656851608" calcext:value-type="float">
            <text:p>0.656851608</text:p>
          </table:table-cell>
          <table:table-cell office:value-type="float" office:value="0.638725238" calcext:value-type="float">
            <text:p>0.638725238</text:p>
          </table:table-cell>
          <table:table-cell office:value-type="float" office:value="0.611942483" calcext:value-type="float">
            <text:p>0.611942483</text:p>
          </table:table-cell>
          <table:table-cell table:formula="of:=AVERAGE([.O256:.Q256])" office:value-type="float" office:value="0.635839776333333" calcext:value-type="float">
            <text:p>0.635839776</text:p>
          </table:table-cell>
          <table:table-cell table:number-columns-repeated="100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6.92421" calcext:value-type="float">
            <text:p>26.924210000</text:p>
          </table:table-cell>
          <table:table-cell office:value-type="float" office:value="0.703747356" calcext:value-type="float">
            <text:p>0.703747356</text:p>
          </table:table-cell>
          <table:table-cell office:value-type="float" office:value="0.773570034" calcext:value-type="float">
            <text:p>0.773570034</text:p>
          </table:table-cell>
          <table:table-cell office:value-type="float" office:value="0.523778859" calcext:value-type="float">
            <text:p>0.523778859</text:p>
          </table:table-cell>
          <table:table-cell table:formula="of:=AVERAGE([.C257:.E257])" office:value-type="float" office:value="0.667032083" calcext:value-type="float">
            <text:p>0.667032083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668687304" calcext:value-type="float">
            <text:p>0.668687304</text:p>
          </table:table-cell>
          <table:table-cell office:value-type="float" office:value="0.793375467" calcext:value-type="float">
            <text:p>0.793375467</text:p>
          </table:table-cell>
          <table:table-cell office:value-type="float" office:value="0.687413894" calcext:value-type="float">
            <text:p>0.687413894</text:p>
          </table:table-cell>
          <table:table-cell table:formula="of:=AVERAGE([.I257:.K257])" office:value-type="float" office:value="0.716492221666667" calcext:value-type="float">
            <text:p>0.716492222</text:p>
          </table:table-cell>
          <table:table-cell/>
          <table:table-cell office:value-type="float" office:value="25.99931" calcext:value-type="float">
            <text:p>25.999310000</text:p>
          </table:table-cell>
          <table:table-cell office:value-type="float" office:value="0.63532658" calcext:value-type="float">
            <text:p>0.635326580</text:p>
          </table:table-cell>
          <table:table-cell office:value-type="float" office:value="0.597434711" calcext:value-type="float">
            <text:p>0.597434711</text:p>
          </table:table-cell>
          <table:table-cell office:value-type="float" office:value="0.674517235" calcext:value-type="float">
            <text:p>0.674517235</text:p>
          </table:table-cell>
          <table:table-cell table:formula="of:=AVERAGE([.O257:.Q257])" office:value-type="float" office:value="0.635759508666667" calcext:value-type="float">
            <text:p>0.635759509</text:p>
          </table:table-cell>
          <table:table-cell table:number-columns-repeated="100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.92421" calcext:value-type="float">
            <text:p>26.924210000</text:p>
          </table:table-cell>
          <table:table-cell office:value-type="float" office:value="0.686496578" calcext:value-type="float">
            <text:p>0.686496578</text:p>
          </table:table-cell>
          <table:table-cell office:value-type="float" office:value="0.772348734" calcext:value-type="float">
            <text:p>0.772348734</text:p>
          </table:table-cell>
          <table:table-cell office:value-type="float" office:value="0.54335541" calcext:value-type="float">
            <text:p>0.543355410</text:p>
          </table:table-cell>
          <table:table-cell table:formula="of:=AVERAGE([.C258:.E258])" office:value-type="float" office:value="0.667400240666667" calcext:value-type="float">
            <text:p>0.667400241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824431875" calcext:value-type="float">
            <text:p>0.824431875</text:p>
          </table:table-cell>
          <table:table-cell office:value-type="float" office:value="0.680094442" calcext:value-type="float">
            <text:p>0.680094442</text:p>
          </table:table-cell>
          <table:table-cell office:value-type="float" office:value="0.592688393" calcext:value-type="float">
            <text:p>0.592688393</text:p>
          </table:table-cell>
          <table:table-cell table:formula="of:=AVERAGE([.I258:.K258])" office:value-type="float" office:value="0.69907157" calcext:value-type="float">
            <text:p>0.699071570</text:p>
          </table:table-cell>
          <table:table-cell/>
          <table:table-cell office:value-type="float" office:value="25.99931" calcext:value-type="float">
            <text:p>25.999310000</text:p>
          </table:table-cell>
          <table:table-cell office:value-type="float" office:value="0.697292769" calcext:value-type="float">
            <text:p>0.697292769</text:p>
          </table:table-cell>
          <table:table-cell office:value-type="float" office:value="0.604281498" calcext:value-type="float">
            <text:p>0.604281498</text:p>
          </table:table-cell>
          <table:table-cell office:value-type="float" office:value="0.598712039" calcext:value-type="float">
            <text:p>0.598712039</text:p>
          </table:table-cell>
          <table:table-cell table:formula="of:=AVERAGE([.O258:.Q258])" office:value-type="float" office:value="0.633428768666667" calcext:value-type="float">
            <text:p>0.633428769</text:p>
          </table:table-cell>
          <table:table-cell table:number-columns-repeated="100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.92926" calcext:value-type="float">
            <text:p>26.929260000</text:p>
          </table:table-cell>
          <table:table-cell office:value-type="float" office:value="0.653270561" calcext:value-type="float">
            <text:p>0.653270561</text:p>
          </table:table-cell>
          <table:table-cell office:value-type="float" office:value="0.650238472" calcext:value-type="float">
            <text:p>0.650238472</text:p>
          </table:table-cell>
          <table:table-cell office:value-type="float" office:value="0.641376453" calcext:value-type="float">
            <text:p>0.641376453</text:p>
          </table:table-cell>
          <table:table-cell table:formula="of:=AVERAGE([.C259:.E259])" office:value-type="float" office:value="0.648295162" calcext:value-type="float">
            <text:p>0.648295162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695399129" calcext:value-type="float">
            <text:p>0.695399129</text:p>
          </table:table-cell>
          <table:table-cell office:value-type="float" office:value="0.819285014" calcext:value-type="float">
            <text:p>0.819285014</text:p>
          </table:table-cell>
          <table:table-cell office:value-type="float" office:value="0.611847712" calcext:value-type="float">
            <text:p>0.611847712</text:p>
          </table:table-cell>
          <table:table-cell table:formula="of:=AVERAGE([.I259:.K259])" office:value-type="float" office:value="0.708843951666667" calcext:value-type="float">
            <text:p>0.708843952</text:p>
          </table:table-cell>
          <table:table-cell/>
          <table:table-cell office:value-type="float" office:value="25.99931" calcext:value-type="float">
            <text:p>25.999310000</text:p>
          </table:table-cell>
          <table:table-cell office:value-type="float" office:value="0.687259518" calcext:value-type="float">
            <text:p>0.687259518</text:p>
          </table:table-cell>
          <table:table-cell office:value-type="float" office:value="0.603730154" calcext:value-type="float">
            <text:p>0.603730154</text:p>
          </table:table-cell>
          <table:table-cell office:value-type="float" office:value="0.607181264" calcext:value-type="float">
            <text:p>0.607181264</text:p>
          </table:table-cell>
          <table:table-cell table:formula="of:=AVERAGE([.O259:.Q259])" office:value-type="float" office:value="0.632723645333333" calcext:value-type="float">
            <text:p>0.632723645</text:p>
          </table:table-cell>
          <table:table-cell table:number-columns-repeated="100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.92926" calcext:value-type="float">
            <text:p>26.929260000</text:p>
          </table:table-cell>
          <table:table-cell office:value-type="float" office:value="0.739588826" calcext:value-type="float">
            <text:p>0.739588826</text:p>
          </table:table-cell>
          <table:table-cell office:value-type="float" office:value="0.622965768" calcext:value-type="float">
            <text:p>0.622965768</text:p>
          </table:table-cell>
          <table:table-cell office:value-type="float" office:value="0.538315837" calcext:value-type="float">
            <text:p>0.538315837</text:p>
          </table:table-cell>
          <table:table-cell table:formula="of:=AVERAGE([.C260:.E260])" office:value-type="float" office:value="0.633623477" calcext:value-type="float">
            <text:p>0.633623477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796761608" calcext:value-type="float">
            <text:p>0.796761608</text:p>
          </table:table-cell>
          <table:table-cell office:value-type="float" office:value="0.682805858" calcext:value-type="float">
            <text:p>0.682805858</text:p>
          </table:table-cell>
          <table:table-cell office:value-type="float" office:value="0.645374733" calcext:value-type="float">
            <text:p>0.645374733</text:p>
          </table:table-cell>
          <table:table-cell table:formula="of:=AVERAGE([.I260:.K260])" office:value-type="float" office:value="0.708314066333333" calcext:value-type="float">
            <text:p>0.708314066</text:p>
          </table:table-cell>
          <table:table-cell/>
          <table:table-cell office:value-type="float" office:value="25.99931" calcext:value-type="float">
            <text:p>25.999310000</text:p>
          </table:table-cell>
          <table:table-cell office:value-type="float" office:value="0.621668174" calcext:value-type="float">
            <text:p>0.621668174</text:p>
          </table:table-cell>
          <table:table-cell office:value-type="float" office:value="0.6601245" calcext:value-type="float">
            <text:p>0.660124500</text:p>
          </table:table-cell>
          <table:table-cell office:value-type="float" office:value="0.628922657" calcext:value-type="float">
            <text:p>0.628922657</text:p>
          </table:table-cell>
          <table:table-cell table:formula="of:=AVERAGE([.O260:.Q260])" office:value-type="float" office:value="0.636905110333333" calcext:value-type="float">
            <text:p>0.636905110</text:p>
          </table:table-cell>
          <table:table-cell table:number-columns-repeated="100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6.92926" calcext:value-type="float">
            <text:p>26.929260000</text:p>
          </table:table-cell>
          <table:table-cell office:value-type="float" office:value="0.748709529" calcext:value-type="float">
            <text:p>0.748709529</text:p>
          </table:table-cell>
          <table:table-cell office:value-type="float" office:value="0.61172433" calcext:value-type="float">
            <text:p>0.611724330</text:p>
          </table:table-cell>
          <table:table-cell office:value-type="float" office:value="0.574505994" calcext:value-type="float">
            <text:p>0.574505994</text:p>
          </table:table-cell>
          <table:table-cell table:formula="of:=AVERAGE([.C261:.E261])" office:value-type="float" office:value="0.644979951" calcext:value-type="float">
            <text:p>0.644979951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747250408" calcext:value-type="float">
            <text:p>0.747250408</text:p>
          </table:table-cell>
          <table:table-cell office:value-type="float" office:value="0.839187007" calcext:value-type="float">
            <text:p>0.839187007</text:p>
          </table:table-cell>
          <table:table-cell office:value-type="float" office:value="0.567332574" calcext:value-type="float">
            <text:p>0.567332574</text:p>
          </table:table-cell>
          <table:table-cell table:formula="of:=AVERAGE([.I261:.K261])" office:value-type="float" office:value="0.717923329666667" calcext:value-type="float">
            <text:p>0.717923330</text:p>
          </table:table-cell>
          <table:table-cell/>
          <table:table-cell office:value-type="float" office:value="25.9892" calcext:value-type="float">
            <text:p>25.989200000</text:p>
          </table:table-cell>
          <table:table-cell office:value-type="float" office:value="0.621081069" calcext:value-type="float">
            <text:p>0.621081069</text:p>
          </table:table-cell>
          <table:table-cell office:value-type="float" office:value="0.672640881" calcext:value-type="float">
            <text:p>0.672640881</text:p>
          </table:table-cell>
          <table:table-cell office:value-type="float" office:value="0.617156698" calcext:value-type="float">
            <text:p>0.617156698</text:p>
          </table:table-cell>
          <table:table-cell table:formula="of:=AVERAGE([.O261:.Q261])" office:value-type="float" office:value="0.636959549333333" calcext:value-type="float">
            <text:p>0.636959549</text:p>
          </table:table-cell>
          <table:table-cell table:number-columns-repeated="100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.93431" calcext:value-type="float">
            <text:p>26.934310000</text:p>
          </table:table-cell>
          <table:table-cell office:value-type="float" office:value="0.692051136" calcext:value-type="float">
            <text:p>0.692051136</text:p>
          </table:table-cell>
          <table:table-cell office:value-type="float" office:value="0.770338866" calcext:value-type="float">
            <text:p>0.770338866</text:p>
          </table:table-cell>
          <table:table-cell office:value-type="float" office:value="0.53606755" calcext:value-type="float">
            <text:p>0.536067550</text:p>
          </table:table-cell>
          <table:table-cell table:formula="of:=AVERAGE([.C262:.E262])" office:value-type="float" office:value="0.666152517333333" calcext:value-type="float">
            <text:p>0.666152517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666081985" calcext:value-type="float">
            <text:p>0.666081985</text:p>
          </table:table-cell>
          <table:table-cell office:value-type="float" office:value="0.757091136" calcext:value-type="float">
            <text:p>0.757091136</text:p>
          </table:table-cell>
          <table:table-cell office:value-type="float" office:value="0.697403633" calcext:value-type="float">
            <text:p>0.697403633</text:p>
          </table:table-cell>
          <table:table-cell table:formula="of:=AVERAGE([.I262:.K262])" office:value-type="float" office:value="0.706858918" calcext:value-type="float">
            <text:p>0.706858918</text:p>
          </table:table-cell>
          <table:table-cell/>
          <table:table-cell office:value-type="float" office:value="25.99931" calcext:value-type="float">
            <text:p>25.999310000</text:p>
          </table:table-cell>
          <table:table-cell office:value-type="float" office:value="0.628732518" calcext:value-type="float">
            <text:p>0.628732518</text:p>
          </table:table-cell>
          <table:table-cell office:value-type="float" office:value="0.668642005" calcext:value-type="float">
            <text:p>0.668642005</text:p>
          </table:table-cell>
          <table:table-cell office:value-type="float" office:value="0.61602123" calcext:value-type="float">
            <text:p>0.616021230</text:p>
          </table:table-cell>
          <table:table-cell table:formula="of:=AVERAGE([.O262:.Q262])" office:value-type="float" office:value="0.637798584333333" calcext:value-type="float">
            <text:p>0.637798584</text:p>
          </table:table-cell>
          <table:table-cell table:number-columns-repeated="100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.92926" calcext:value-type="float">
            <text:p>26.929260000</text:p>
          </table:table-cell>
          <table:table-cell office:value-type="float" office:value="0.707897032" calcext:value-type="float">
            <text:p>0.707897032</text:p>
          </table:table-cell>
          <table:table-cell office:value-type="float" office:value="0.743298023" calcext:value-type="float">
            <text:p>0.743298023</text:p>
          </table:table-cell>
          <table:table-cell office:value-type="float" office:value="0.517727198" calcext:value-type="float">
            <text:p>0.517727198</text:p>
          </table:table-cell>
          <table:table-cell table:formula="of:=AVERAGE([.C263:.E263])" office:value-type="float" office:value="0.656307417666667" calcext:value-type="float">
            <text:p>0.656307418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827025274" calcext:value-type="float">
            <text:p>0.827025274</text:p>
          </table:table-cell>
          <table:table-cell office:value-type="float" office:value="0.682836256" calcext:value-type="float">
            <text:p>0.682836256</text:p>
          </table:table-cell>
          <table:table-cell office:value-type="float" office:value="0.646239" calcext:value-type="float">
            <text:p>0.646239000</text:p>
          </table:table-cell>
          <table:table-cell table:formula="of:=AVERAGE([.I263:.K263])" office:value-type="float" office:value="0.718700176666667" calcext:value-type="float">
            <text:p>0.718700177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44689279" calcext:value-type="float">
            <text:p>0.644689279</text:p>
          </table:table-cell>
          <table:table-cell office:value-type="float" office:value="0.653266389" calcext:value-type="float">
            <text:p>0.653266389</text:p>
          </table:table-cell>
          <table:table-cell office:value-type="float" office:value="0.613900496" calcext:value-type="float">
            <text:p>0.613900496</text:p>
          </table:table-cell>
          <table:table-cell table:formula="of:=AVERAGE([.O263:.Q263])" office:value-type="float" office:value="0.637285388" calcext:value-type="float">
            <text:p>0.637285388</text:p>
          </table:table-cell>
          <table:table-cell table:number-columns-repeated="100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.92421" calcext:value-type="float">
            <text:p>26.924210000</text:p>
          </table:table-cell>
          <table:table-cell office:value-type="float" office:value="0.594075393" calcext:value-type="float">
            <text:p>0.594075393</text:p>
          </table:table-cell>
          <table:table-cell office:value-type="float" office:value="0.717384305" calcext:value-type="float">
            <text:p>0.717384305</text:p>
          </table:table-cell>
          <table:table-cell office:value-type="float" office:value="0.66160806" calcext:value-type="float">
            <text:p>0.661608060</text:p>
          </table:table-cell>
          <table:table-cell table:formula="of:=AVERAGE([.C264:.E264])" office:value-type="float" office:value="0.657689252666667" calcext:value-type="float">
            <text:p>0.657689253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687569462" calcext:value-type="float">
            <text:p>0.687569462</text:p>
          </table:table-cell>
          <table:table-cell office:value-type="float" office:value="0.814406373" calcext:value-type="float">
            <text:p>0.814406373</text:p>
          </table:table-cell>
          <table:table-cell office:value-type="float" office:value="0.625619367" calcext:value-type="float">
            <text:p>0.625619367</text:p>
          </table:table-cell>
          <table:table-cell table:formula="of:=AVERAGE([.I264:.K264])" office:value-type="float" office:value="0.709198400666667" calcext:value-type="float">
            <text:p>0.709198401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22142627" calcext:value-type="float">
            <text:p>0.622142627</text:p>
          </table:table-cell>
          <table:table-cell office:value-type="float" office:value="0.660196025" calcext:value-type="float">
            <text:p>0.660196025</text:p>
          </table:table-cell>
          <table:table-cell office:value-type="float" office:value="0.626799539" calcext:value-type="float">
            <text:p>0.626799539</text:p>
          </table:table-cell>
          <table:table-cell table:formula="of:=AVERAGE([.O264:.Q264])" office:value-type="float" office:value="0.636379397" calcext:value-type="float">
            <text:p>0.636379397</text:p>
          </table:table-cell>
          <table:table-cell table:number-columns-repeated="100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.93431" calcext:value-type="float">
            <text:p>26.934310000</text:p>
          </table:table-cell>
          <table:table-cell office:value-type="float" office:value="0.59852488" calcext:value-type="float">
            <text:p>0.598524880</text:p>
          </table:table-cell>
          <table:table-cell office:value-type="float" office:value="0.693655693" calcext:value-type="float">
            <text:p>0.693655693</text:p>
          </table:table-cell>
          <table:table-cell office:value-type="float" office:value="0.657526333" calcext:value-type="float">
            <text:p>0.657526333</text:p>
          </table:table-cell>
          <table:table-cell table:formula="of:=AVERAGE([.C265:.E265])" office:value-type="float" office:value="0.649902302" calcext:value-type="float">
            <text:p>0.649902302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827683309" calcext:value-type="float">
            <text:p>0.827683309</text:p>
          </table:table-cell>
          <table:table-cell office:value-type="float" office:value="0.684654198" calcext:value-type="float">
            <text:p>0.684654198</text:p>
          </table:table-cell>
          <table:table-cell office:value-type="float" office:value="0.659852703" calcext:value-type="float">
            <text:p>0.659852703</text:p>
          </table:table-cell>
          <table:table-cell table:formula="of:=AVERAGE([.I265:.K265])" office:value-type="float" office:value="0.724063403333333" calcext:value-type="float">
            <text:p>0.724063403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75963244" calcext:value-type="float">
            <text:p>0.675963244</text:p>
          </table:table-cell>
          <table:table-cell office:value-type="float" office:value="0.617663934" calcext:value-type="float">
            <text:p>0.617663934</text:p>
          </table:table-cell>
          <table:table-cell office:value-type="float" office:value="0.60598023" calcext:value-type="float">
            <text:p>0.605980230</text:p>
          </table:table-cell>
          <table:table-cell table:formula="of:=AVERAGE([.O265:.Q265])" office:value-type="float" office:value="0.633202469333333" calcext:value-type="float">
            <text:p>0.633202469</text:p>
          </table:table-cell>
          <table:table-cell table:number-columns-repeated="100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.93431" calcext:value-type="float">
            <text:p>26.934310000</text:p>
          </table:table-cell>
          <table:table-cell office:value-type="float" office:value="0.654020983" calcext:value-type="float">
            <text:p>0.654020983</text:p>
          </table:table-cell>
          <table:table-cell office:value-type="float" office:value="0.686428629" calcext:value-type="float">
            <text:p>0.686428629</text:p>
          </table:table-cell>
          <table:table-cell office:value-type="float" office:value="0.666319211" calcext:value-type="float">
            <text:p>0.666319211</text:p>
          </table:table-cell>
          <table:table-cell table:formula="of:=AVERAGE([.C266:.E266])" office:value-type="float" office:value="0.668922941" calcext:value-type="float">
            <text:p>0.668922941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812212326" calcext:value-type="float">
            <text:p>0.812212326</text:p>
          </table:table-cell>
          <table:table-cell office:value-type="float" office:value="0.687381707" calcext:value-type="float">
            <text:p>0.687381707</text:p>
          </table:table-cell>
          <table:table-cell office:value-type="float" office:value="0.57766802" calcext:value-type="float">
            <text:p>0.577668020</text:p>
          </table:table-cell>
          <table:table-cell table:formula="of:=AVERAGE([.I266:.K266])" office:value-type="float" office:value="0.692420684333333" calcext:value-type="float">
            <text:p>0.692420684</text:p>
          </table:table-cell>
          <table:table-cell/>
          <table:table-cell office:value-type="float" office:value="25.99931" calcext:value-type="float">
            <text:p>25.999310000</text:p>
          </table:table-cell>
          <table:table-cell office:value-type="float" office:value="0.697362506" calcext:value-type="float">
            <text:p>0.697362506</text:p>
          </table:table-cell>
          <table:table-cell office:value-type="float" office:value="0.603889299" calcext:value-type="float">
            <text:p>0.603889299</text:p>
          </table:table-cell>
          <table:table-cell office:value-type="float" office:value="0.59977777" calcext:value-type="float">
            <text:p>0.599777770</text:p>
          </table:table-cell>
          <table:table-cell table:formula="of:=AVERAGE([.O266:.Q266])" office:value-type="float" office:value="0.633676525" calcext:value-type="float">
            <text:p>0.633676525</text:p>
          </table:table-cell>
          <table:table-cell table:number-columns-repeated="100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.93431" calcext:value-type="float">
            <text:p>26.934310000</text:p>
          </table:table-cell>
          <table:table-cell office:value-type="float" office:value="0.605583859" calcext:value-type="float">
            <text:p>0.605583859</text:p>
          </table:table-cell>
          <table:table-cell office:value-type="float" office:value="0.691318594" calcext:value-type="float">
            <text:p>0.691318594</text:p>
          </table:table-cell>
          <table:table-cell office:value-type="float" office:value="0.650302249" calcext:value-type="float">
            <text:p>0.650302249</text:p>
          </table:table-cell>
          <table:table-cell table:formula="of:=AVERAGE([.C267:.E267])" office:value-type="float" office:value="0.649068234" calcext:value-type="float">
            <text:p>0.649068234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715698089" calcext:value-type="float">
            <text:p>0.715698089</text:p>
          </table:table-cell>
          <table:table-cell office:value-type="float" office:value="0.825569132" calcext:value-type="float">
            <text:p>0.825569132</text:p>
          </table:table-cell>
          <table:table-cell office:value-type="float" office:value="0.587005089" calcext:value-type="float">
            <text:p>0.587005089</text:p>
          </table:table-cell>
          <table:table-cell table:formula="of:=AVERAGE([.I267:.K267])" office:value-type="float" office:value="0.709424103333333" calcext:value-type="float">
            <text:p>0.709424103</text:p>
          </table:table-cell>
          <table:table-cell/>
          <table:table-cell office:value-type="float" office:value="25.99931" calcext:value-type="float">
            <text:p>25.999310000</text:p>
          </table:table-cell>
          <table:table-cell office:value-type="float" office:value="0.622711256" calcext:value-type="float">
            <text:p>0.622711256</text:p>
          </table:table-cell>
          <table:table-cell office:value-type="float" office:value="0.67081221" calcext:value-type="float">
            <text:p>0.670812210</text:p>
          </table:table-cell>
          <table:table-cell office:value-type="float" office:value="0.616309716" calcext:value-type="float">
            <text:p>0.616309716</text:p>
          </table:table-cell>
          <table:table-cell table:formula="of:=AVERAGE([.O267:.Q267])" office:value-type="float" office:value="0.636611060666667" calcext:value-type="float">
            <text:p>0.636611061</text:p>
          </table:table-cell>
          <table:table-cell table:number-columns-repeated="100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.93431" calcext:value-type="float">
            <text:p>26.934310000</text:p>
          </table:table-cell>
          <table:table-cell office:value-type="float" office:value="0.697816694" calcext:value-type="float">
            <text:p>0.697816694</text:p>
          </table:table-cell>
          <table:table-cell office:value-type="float" office:value="0.771957132" calcext:value-type="float">
            <text:p>0.771957132</text:p>
          </table:table-cell>
          <table:table-cell office:value-type="float" office:value="0.53586847" calcext:value-type="float">
            <text:p>0.535868470</text:p>
          </table:table-cell>
          <table:table-cell table:formula="of:=AVERAGE([.C268:.E268])" office:value-type="float" office:value="0.668547432" calcext:value-type="float">
            <text:p>0.668547432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809750057" calcext:value-type="float">
            <text:p>0.809750057</text:p>
          </table:table-cell>
          <table:table-cell office:value-type="float" office:value="0.710937466" calcext:value-type="float">
            <text:p>0.710937466</text:p>
          </table:table-cell>
          <table:table-cell office:value-type="float" office:value="0.567899414" calcext:value-type="float">
            <text:p>0.567899414</text:p>
          </table:table-cell>
          <table:table-cell table:formula="of:=AVERAGE([.I268:.K268])" office:value-type="float" office:value="0.696195645666667" calcext:value-type="float">
            <text:p>0.696195646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46515566" calcext:value-type="float">
            <text:p>0.646515566</text:p>
          </table:table-cell>
          <table:table-cell office:value-type="float" office:value="0.649131018" calcext:value-type="float">
            <text:p>0.649131018</text:p>
          </table:table-cell>
          <table:table-cell office:value-type="float" office:value="0.61233945" calcext:value-type="float">
            <text:p>0.612339450</text:p>
          </table:table-cell>
          <table:table-cell table:formula="of:=AVERAGE([.O268:.Q268])" office:value-type="float" office:value="0.635995344666667" calcext:value-type="float">
            <text:p>0.635995345</text:p>
          </table:table-cell>
          <table:table-cell table:number-columns-repeated="100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.93431" calcext:value-type="float">
            <text:p>26.934310000</text:p>
          </table:table-cell>
          <table:table-cell office:value-type="float" office:value="0.68321713" calcext:value-type="float">
            <text:p>0.683217130</text:p>
          </table:table-cell>
          <table:table-cell office:value-type="float" office:value="0.761254521" calcext:value-type="float">
            <text:p>0.761254521</text:p>
          </table:table-cell>
          <table:table-cell office:value-type="float" office:value="0.528306428" calcext:value-type="float">
            <text:p>0.528306428</text:p>
          </table:table-cell>
          <table:table-cell table:formula="of:=AVERAGE([.C269:.E269])" office:value-type="float" office:value="0.657592693" calcext:value-type="float">
            <text:p>0.657592693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786610936" calcext:value-type="float">
            <text:p>0.786610936</text:p>
          </table:table-cell>
          <table:table-cell office:value-type="float" office:value="0.797914958" calcext:value-type="float">
            <text:p>0.797914958</text:p>
          </table:table-cell>
          <table:table-cell office:value-type="float" office:value="0.562031336" calcext:value-type="float">
            <text:p>0.562031336</text:p>
          </table:table-cell>
          <table:table-cell table:formula="of:=AVERAGE([.I269:.K269])" office:value-type="float" office:value="0.715519076666667" calcext:value-type="float">
            <text:p>0.715519077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70371732" calcext:value-type="float">
            <text:p>0.670371732</text:p>
          </table:table-cell>
          <table:table-cell office:value-type="float" office:value="0.602940393" calcext:value-type="float">
            <text:p>0.602940393</text:p>
          </table:table-cell>
          <table:table-cell office:value-type="float" office:value="0.626123622" calcext:value-type="float">
            <text:p>0.626123622</text:p>
          </table:table-cell>
          <table:table-cell table:formula="of:=AVERAGE([.O269:.Q269])" office:value-type="float" office:value="0.633145249" calcext:value-type="float">
            <text:p>0.633145249</text:p>
          </table:table-cell>
          <table:table-cell table:number-columns-repeated="100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.92926" calcext:value-type="float">
            <text:p>26.929260000</text:p>
          </table:table-cell>
          <table:table-cell office:value-type="float" office:value="0.597711873" calcext:value-type="float">
            <text:p>0.597711873</text:p>
          </table:table-cell>
          <table:table-cell office:value-type="float" office:value="0.709121908" calcext:value-type="float">
            <text:p>0.709121908</text:p>
          </table:table-cell>
          <table:table-cell office:value-type="float" office:value="0.664725383" calcext:value-type="float">
            <text:p>0.664725383</text:p>
          </table:table-cell>
          <table:table-cell table:formula="of:=AVERAGE([.C270:.E270])" office:value-type="float" office:value="0.657186388" calcext:value-type="float">
            <text:p>0.657186388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676812014" calcext:value-type="float">
            <text:p>0.676812014</text:p>
          </table:table-cell>
          <table:table-cell office:value-type="float" office:value="0.807498194" calcext:value-type="float">
            <text:p>0.807498194</text:p>
          </table:table-cell>
          <table:table-cell office:value-type="float" office:value="0.652887303" calcext:value-type="float">
            <text:p>0.652887303</text:p>
          </table:table-cell>
          <table:table-cell table:formula="of:=AVERAGE([.I270:.K270])" office:value-type="float" office:value="0.712399170333333" calcext:value-type="float">
            <text:p>0.712399170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35554866" calcext:value-type="float">
            <text:p>0.635554866</text:p>
          </table:table-cell>
          <table:table-cell office:value-type="float" office:value="0.596411895" calcext:value-type="float">
            <text:p>0.596411895</text:p>
          </table:table-cell>
          <table:table-cell office:value-type="float" office:value="0.675487003" calcext:value-type="float">
            <text:p>0.675487003</text:p>
          </table:table-cell>
          <table:table-cell table:formula="of:=AVERAGE([.O270:.Q270])" office:value-type="float" office:value="0.635817921333333" calcext:value-type="float">
            <text:p>0.635817921</text:p>
          </table:table-cell>
          <table:table-cell table:number-columns-repeated="100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.92926" calcext:value-type="float">
            <text:p>26.929260000</text:p>
          </table:table-cell>
          <table:table-cell office:value-type="float" office:value="0.745515316" calcext:value-type="float">
            <text:p>0.745515316</text:p>
          </table:table-cell>
          <table:table-cell office:value-type="float" office:value="0.62335737" calcext:value-type="float">
            <text:p>0.623357370</text:p>
          </table:table-cell>
          <table:table-cell office:value-type="float" office:value="0.608227922" calcext:value-type="float">
            <text:p>0.608227922</text:p>
          </table:table-cell>
          <table:table-cell table:formula="of:=AVERAGE([.C271:.E271])" office:value-type="float" office:value="0.659033536" calcext:value-type="float">
            <text:p>0.659033536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735552399" calcext:value-type="float">
            <text:p>0.735552399</text:p>
          </table:table-cell>
          <table:table-cell office:value-type="float" office:value="0.69356271" calcext:value-type="float">
            <text:p>0.693562710</text:p>
          </table:table-cell>
          <table:table-cell office:value-type="float" office:value="0.663943966" calcext:value-type="float">
            <text:p>0.663943966</text:p>
          </table:table-cell>
          <table:table-cell table:formula="of:=AVERAGE([.I271:.K271])" office:value-type="float" office:value="0.697686358333333" calcext:value-type="float">
            <text:p>0.697686358</text:p>
          </table:table-cell>
          <table:table-cell/>
          <table:table-cell office:value-type="float" office:value="25.9892" calcext:value-type="float">
            <text:p>25.989200000</text:p>
          </table:table-cell>
          <table:table-cell office:value-type="float" office:value="0.628847555" calcext:value-type="float">
            <text:p>0.628847555</text:p>
          </table:table-cell>
          <table:table-cell office:value-type="float" office:value="0.633676128" calcext:value-type="float">
            <text:p>0.633676128</text:p>
          </table:table-cell>
          <table:table-cell office:value-type="float" office:value="0.65507241" calcext:value-type="float">
            <text:p>0.655072410</text:p>
          </table:table-cell>
          <table:table-cell table:formula="of:=AVERAGE([.O271:.Q271])" office:value-type="float" office:value="0.639198697666667" calcext:value-type="float">
            <text:p>0.639198698</text:p>
          </table:table-cell>
          <table:table-cell table:number-columns-repeated="100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.93937" calcext:value-type="float">
            <text:p>26.939370000</text:p>
          </table:table-cell>
          <table:table-cell office:value-type="float" office:value="0.753111929" calcext:value-type="float">
            <text:p>0.753111929</text:p>
          </table:table-cell>
          <table:table-cell office:value-type="float" office:value="0.62199004" calcext:value-type="float">
            <text:p>0.621990040</text:p>
          </table:table-cell>
          <table:table-cell office:value-type="float" office:value="0.582612822" calcext:value-type="float">
            <text:p>0.582612822</text:p>
          </table:table-cell>
          <table:table-cell table:formula="of:=AVERAGE([.C272:.E272])" office:value-type="float" office:value="0.652571597" calcext:value-type="float">
            <text:p>0.652571597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812847115" calcext:value-type="float">
            <text:p>0.812847115</text:p>
          </table:table-cell>
          <table:table-cell office:value-type="float" office:value="0.681702576" calcext:value-type="float">
            <text:p>0.681702576</text:p>
          </table:table-cell>
          <table:table-cell office:value-type="float" office:value="0.599591804" calcext:value-type="float">
            <text:p>0.599591804</text:p>
          </table:table-cell>
          <table:table-cell table:formula="of:=AVERAGE([.I272:.K272])" office:value-type="float" office:value="0.698047165" calcext:value-type="float">
            <text:p>0.698047165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22847154" calcext:value-type="float">
            <text:p>0.622847154</text:p>
          </table:table-cell>
          <table:table-cell office:value-type="float" office:value="0.659751375" calcext:value-type="float">
            <text:p>0.659751375</text:p>
          </table:table-cell>
          <table:table-cell office:value-type="float" office:value="0.628205613" calcext:value-type="float">
            <text:p>0.628205613</text:p>
          </table:table-cell>
          <table:table-cell table:formula="of:=AVERAGE([.O272:.Q272])" office:value-type="float" office:value="0.636934714" calcext:value-type="float">
            <text:p>0.636934714</text:p>
          </table:table-cell>
          <table:table-cell table:number-columns-repeated="100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.92926" calcext:value-type="float">
            <text:p>26.929260000</text:p>
          </table:table-cell>
          <table:table-cell office:value-type="float" office:value="0.597363186" calcext:value-type="float">
            <text:p>0.597363186</text:p>
          </table:table-cell>
          <table:table-cell office:value-type="float" office:value="0.731319276" calcext:value-type="float">
            <text:p>0.731319276</text:p>
          </table:table-cell>
          <table:table-cell office:value-type="float" office:value="0.637912826" calcext:value-type="float">
            <text:p>0.637912826</text:p>
          </table:table-cell>
          <table:table-cell table:formula="of:=AVERAGE([.C273:.E273])" office:value-type="float" office:value="0.655531762666667" calcext:value-type="float">
            <text:p>0.655531763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664016684" calcext:value-type="float">
            <text:p>0.664016684</text:p>
          </table:table-cell>
          <table:table-cell office:value-type="float" office:value="0.781169627" calcext:value-type="float">
            <text:p>0.781169627</text:p>
          </table:table-cell>
          <table:table-cell office:value-type="float" office:value="0.70638367" calcext:value-type="float">
            <text:p>0.706383670</text:p>
          </table:table-cell>
          <table:table-cell table:formula="of:=AVERAGE([.I273:.K273])" office:value-type="float" office:value="0.717189993666667" calcext:value-type="float">
            <text:p>0.717189994</text:p>
          </table:table-cell>
          <table:table-cell/>
          <table:table-cell office:value-type="float" office:value="25.9892" calcext:value-type="float">
            <text:p>25.989200000</text:p>
          </table:table-cell>
          <table:table-cell office:value-type="float" office:value="0.670483192" calcext:value-type="float">
            <text:p>0.670483192</text:p>
          </table:table-cell>
          <table:table-cell office:value-type="float" office:value="0.603857112" calcext:value-type="float">
            <text:p>0.603857112</text:p>
          </table:table-cell>
          <table:table-cell office:value-type="float" office:value="0.625386313" calcext:value-type="float">
            <text:p>0.625386313</text:p>
          </table:table-cell>
          <table:table-cell table:formula="of:=AVERAGE([.O273:.Q273])" office:value-type="float" office:value="0.633242205666667" calcext:value-type="float">
            <text:p>0.633242206</text:p>
          </table:table-cell>
          <table:table-cell table:number-columns-repeated="100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.94442" calcext:value-type="float">
            <text:p>26.944420000</text:p>
          </table:table-cell>
          <table:table-cell office:value-type="float" office:value="0.75433442" calcext:value-type="float">
            <text:p>0.754334420</text:p>
          </table:table-cell>
          <table:table-cell office:value-type="float" office:value="0.621206834" calcext:value-type="float">
            <text:p>0.621206834</text:p>
          </table:table-cell>
          <table:table-cell office:value-type="float" office:value="0.543116992" calcext:value-type="float">
            <text:p>0.543116992</text:p>
          </table:table-cell>
          <table:table-cell table:formula="of:=AVERAGE([.C274:.E274])" office:value-type="float" office:value="0.639552748666667" calcext:value-type="float">
            <text:p>0.639552749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71522602" calcext:value-type="float">
            <text:p>0.715226020</text:p>
          </table:table-cell>
          <table:table-cell office:value-type="float" office:value="0.700557315" calcext:value-type="float">
            <text:p>0.700557315</text:p>
          </table:table-cell>
          <table:table-cell office:value-type="float" office:value="0.667803963" calcext:value-type="float">
            <text:p>0.667803963</text:p>
          </table:table-cell>
          <table:table-cell table:formula="of:=AVERAGE([.I274:.K274])" office:value-type="float" office:value="0.694529099333333" calcext:value-type="float">
            <text:p>0.694529099</text:p>
          </table:table-cell>
          <table:table-cell/>
          <table:table-cell office:value-type="float" office:value="25.9892" calcext:value-type="float">
            <text:p>25.989200000</text:p>
          </table:table-cell>
          <table:table-cell office:value-type="float" office:value="0.631821827" calcext:value-type="float">
            <text:p>0.631821827</text:p>
          </table:table-cell>
          <table:table-cell office:value-type="float" office:value="0.623014644" calcext:value-type="float">
            <text:p>0.623014644</text:p>
          </table:table-cell>
          <table:table-cell office:value-type="float" office:value="0.66776522" calcext:value-type="float">
            <text:p>0.667765220</text:p>
          </table:table-cell>
          <table:table-cell table:formula="of:=AVERAGE([.O274:.Q274])" office:value-type="float" office:value="0.640867230333333" calcext:value-type="float">
            <text:p>0.640867230</text:p>
          </table:table-cell>
          <table:table-cell table:number-columns-repeated="100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6.94442" calcext:value-type="float">
            <text:p>26.944420000</text:p>
          </table:table-cell>
          <table:table-cell office:value-type="float" office:value="0.736050097" calcext:value-type="float">
            <text:p>0.736050097</text:p>
          </table:table-cell>
          <table:table-cell office:value-type="float" office:value="0.619435384" calcext:value-type="float">
            <text:p>0.619435384</text:p>
          </table:table-cell>
          <table:table-cell office:value-type="float" office:value="0.549339122" calcext:value-type="float">
            <text:p>0.549339122</text:p>
          </table:table-cell>
          <table:table-cell table:formula="of:=AVERAGE([.C275:.E275])" office:value-type="float" office:value="0.634941534333333" calcext:value-type="float">
            <text:p>0.634941534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82484732" calcext:value-type="float">
            <text:p>0.824847320</text:p>
          </table:table-cell>
          <table:table-cell office:value-type="float" office:value="0.679693303" calcext:value-type="float">
            <text:p>0.679693303</text:p>
          </table:table-cell>
          <table:table-cell office:value-type="float" office:value="0.603969169" calcext:value-type="float">
            <text:p>0.603969169</text:p>
          </table:table-cell>
          <table:table-cell table:formula="of:=AVERAGE([.I275:.K275])" office:value-type="float" office:value="0.702836597333333" calcext:value-type="float">
            <text:p>0.702836597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98064649" calcext:value-type="float">
            <text:p>0.698064649</text:p>
          </table:table-cell>
          <table:table-cell office:value-type="float" office:value="0.603509617" calcext:value-type="float">
            <text:p>0.603509617</text:p>
          </table:table-cell>
          <table:table-cell office:value-type="float" office:value="0.598385405" calcext:value-type="float">
            <text:p>0.598385405</text:p>
          </table:table-cell>
          <table:table-cell table:formula="of:=AVERAGE([.O275:.Q275])" office:value-type="float" office:value="0.633319890333333" calcext:value-type="float">
            <text:p>0.633319890</text:p>
          </table:table-cell>
          <table:table-cell table:number-columns-repeated="100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6.93431" calcext:value-type="float">
            <text:p>26.934310000</text:p>
          </table:table-cell>
          <table:table-cell office:value-type="float" office:value="0.602817607" calcext:value-type="float">
            <text:p>0.602817607</text:p>
          </table:table-cell>
          <table:table-cell office:value-type="float" office:value="0.72242209" calcext:value-type="float">
            <text:p>0.722422090</text:p>
          </table:table-cell>
          <table:table-cell office:value-type="float" office:value="0.654142577" calcext:value-type="float">
            <text:p>0.654142577</text:p>
          </table:table-cell>
          <table:table-cell table:formula="of:=AVERAGE([.C276:.E276])" office:value-type="float" office:value="0.659794091333333" calcext:value-type="float">
            <text:p>0.659794091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743444055" calcext:value-type="float">
            <text:p>0.743444055</text:p>
          </table:table-cell>
          <table:table-cell office:value-type="float" office:value="0.835305552" calcext:value-type="float">
            <text:p>0.835305552</text:p>
          </table:table-cell>
          <table:table-cell office:value-type="float" office:value="0.570177504" calcext:value-type="float">
            <text:p>0.570177504</text:p>
          </table:table-cell>
          <table:table-cell table:formula="of:=AVERAGE([.I276:.K276])" office:value-type="float" office:value="0.716309037" calcext:value-type="float">
            <text:p>0.716309037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20234087" calcext:value-type="float">
            <text:p>0.620234087</text:p>
          </table:table-cell>
          <table:table-cell office:value-type="float" office:value="0.668576439" calcext:value-type="float">
            <text:p>0.668576439</text:p>
          </table:table-cell>
          <table:table-cell office:value-type="float" office:value="0.618272497" calcext:value-type="float">
            <text:p>0.618272497</text:p>
          </table:table-cell>
          <table:table-cell table:formula="of:=AVERAGE([.O276:.Q276])" office:value-type="float" office:value="0.635694341" calcext:value-type="float">
            <text:p>0.635694341</text:p>
          </table:table-cell>
          <table:table-cell table:number-columns-repeated="100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6.94948" calcext:value-type="float">
            <text:p>26.949480000</text:p>
          </table:table-cell>
          <table:table-cell office:value-type="float" office:value="0.602886153" calcext:value-type="float">
            <text:p>0.602886153</text:p>
          </table:table-cell>
          <table:table-cell office:value-type="float" office:value="0.724825945" calcext:value-type="float">
            <text:p>0.724825945</text:p>
          </table:table-cell>
          <table:table-cell office:value-type="float" office:value="0.68247386" calcext:value-type="float">
            <text:p>0.682473860</text:p>
          </table:table-cell>
          <table:table-cell table:formula="of:=AVERAGE([.C277:.E277])" office:value-type="float" office:value="0.670061986" calcext:value-type="float">
            <text:p>0.670061986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670627436" calcext:value-type="float">
            <text:p>0.670627436</text:p>
          </table:table-cell>
          <table:table-cell office:value-type="float" office:value="0.732069103" calcext:value-type="float">
            <text:p>0.732069103</text:p>
          </table:table-cell>
          <table:table-cell office:value-type="float" office:value="0.6952829" calcext:value-type="float">
            <text:p>0.695282900</text:p>
          </table:table-cell>
          <table:table-cell table:formula="of:=AVERAGE([.I277:.K277])" office:value-type="float" office:value="0.699326479666667" calcext:value-type="float">
            <text:p>0.699326480</text:p>
          </table:table-cell>
          <table:table-cell/>
          <table:table-cell office:value-type="float" office:value="25.99425" calcext:value-type="float">
            <text:p>25.994250000</text:p>
          </table:table-cell>
          <table:table-cell office:value-type="float" office:value="0.657931645" calcext:value-type="float">
            <text:p>0.657931645</text:p>
          </table:table-cell>
          <table:table-cell office:value-type="float" office:value="0.636156873" calcext:value-type="float">
            <text:p>0.636156873</text:p>
          </table:table-cell>
          <table:table-cell office:value-type="float" office:value="0.610611512" calcext:value-type="float">
            <text:p>0.610611512</text:p>
          </table:table-cell>
          <table:table-cell table:formula="of:=AVERAGE([.O277:.Q277])" office:value-type="float" office:value="0.63490001" calcext:value-type="float">
            <text:p>0.634900010</text:p>
          </table:table-cell>
          <table:table-cell table:number-columns-repeated="100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.94442" calcext:value-type="float">
            <text:p>26.944420000</text:p>
          </table:table-cell>
          <table:table-cell office:value-type="float" office:value="0.719978895" calcext:value-type="float">
            <text:p>0.719978895</text:p>
          </table:table-cell>
          <table:table-cell office:value-type="float" office:value="0.71299025" calcext:value-type="float">
            <text:p>0.712990250</text:p>
          </table:table-cell>
          <table:table-cell office:value-type="float" office:value="0.528500739" calcext:value-type="float">
            <text:p>0.528500739</text:p>
          </table:table-cell>
          <table:table-cell table:formula="of:=AVERAGE([.C278:.E278])" office:value-type="float" office:value="0.653823294666667" calcext:value-type="float">
            <text:p>0.653823295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815561511" calcext:value-type="float">
            <text:p>0.815561511</text:p>
          </table:table-cell>
          <table:table-cell office:value-type="float" office:value="0.689465486" calcext:value-type="float">
            <text:p>0.689465486</text:p>
          </table:table-cell>
          <table:table-cell office:value-type="float" office:value="0.575682589" calcext:value-type="float">
            <text:p>0.575682589</text:p>
          </table:table-cell>
          <table:table-cell table:formula="of:=AVERAGE([.I278:.K278])" office:value-type="float" office:value="0.693569862" calcext:value-type="float">
            <text:p>0.693569862</text:p>
          </table:table-cell>
          <table:table-cell/>
          <table:table-cell office:value-type="float" office:value="25.99931" calcext:value-type="float">
            <text:p>25.999310000</text:p>
          </table:table-cell>
          <table:table-cell office:value-type="float" office:value="0.641475992" calcext:value-type="float">
            <text:p>0.641475992</text:p>
          </table:table-cell>
          <table:table-cell office:value-type="float" office:value="0.598841977" calcext:value-type="float">
            <text:p>0.598841977</text:p>
          </table:table-cell>
          <table:table-cell office:value-type="float" office:value="0.658769686" calcext:value-type="float">
            <text:p>0.658769686</text:p>
          </table:table-cell>
          <table:table-cell table:formula="of:=AVERAGE([.O278:.Q278])" office:value-type="float" office:value="0.633029218333333" calcext:value-type="float">
            <text:p>0.633029218</text:p>
          </table:table-cell>
          <table:table-cell table:number-columns-repeated="100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6.93431" calcext:value-type="float">
            <text:p>26.934310000</text:p>
          </table:table-cell>
          <table:table-cell office:value-type="float" office:value="0.698256576" calcext:value-type="float">
            <text:p>0.698256576</text:p>
          </table:table-cell>
          <table:table-cell office:value-type="float" office:value="0.759651751" calcext:value-type="float">
            <text:p>0.759651751</text:p>
          </table:table-cell>
          <table:table-cell office:value-type="float" office:value="0.520852866" calcext:value-type="float">
            <text:p>0.520852866</text:p>
          </table:table-cell>
          <table:table-cell table:formula="of:=AVERAGE([.C279:.E279])" office:value-type="float" office:value="0.659587064333333" calcext:value-type="float">
            <text:p>0.659587064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690717183" calcext:value-type="float">
            <text:p>0.690717183</text:p>
          </table:table-cell>
          <table:table-cell office:value-type="float" office:value="0.815957286" calcext:value-type="float">
            <text:p>0.815957286</text:p>
          </table:table-cell>
          <table:table-cell office:value-type="float" office:value="0.623256042" calcext:value-type="float">
            <text:p>0.623256042</text:p>
          </table:table-cell>
          <table:table-cell table:formula="of:=AVERAGE([.I279:.K279])" office:value-type="float" office:value="0.709976837" calcext:value-type="float">
            <text:p>0.709976837</text:p>
          </table:table-cell>
          <table:table-cell/>
          <table:table-cell office:value-type="float" office:value="25.97909" calcext:value-type="float">
            <text:p>25.979090000</text:p>
          </table:table-cell>
          <table:table-cell office:value-type="float" office:value="0.664656241" calcext:value-type="float">
            <text:p>0.664656241</text:p>
          </table:table-cell>
          <table:table-cell office:value-type="float" office:value="0.621340945" calcext:value-type="float">
            <text:p>0.621340945</text:p>
          </table:table-cell>
          <table:table-cell office:value-type="float" office:value="0.609534455" calcext:value-type="float">
            <text:p>0.609534455</text:p>
          </table:table-cell>
          <table:table-cell table:formula="of:=AVERAGE([.O279:.Q279])" office:value-type="float" office:value="0.631843880333333" calcext:value-type="float">
            <text:p>0.631843880</text:p>
          </table:table-cell>
          <table:table-cell table:number-columns-repeated="100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6.93431" calcext:value-type="float">
            <text:p>26.934310000</text:p>
          </table:table-cell>
          <table:table-cell office:value-type="float" office:value="0.633766727" calcext:value-type="float">
            <text:p>0.633766727</text:p>
          </table:table-cell>
          <table:table-cell office:value-type="float" office:value="0.748748273" calcext:value-type="float">
            <text:p>0.748748273</text:p>
          </table:table-cell>
          <table:table-cell office:value-type="float" office:value="0.588056515" calcext:value-type="float">
            <text:p>0.588056515</text:p>
          </table:table-cell>
          <table:table-cell table:formula="of:=AVERAGE([.C280:.E280])" office:value-type="float" office:value="0.656857171666667" calcext:value-type="float">
            <text:p>0.656857172</text:p>
          </table:table-cell>
          <table:table-cell/>
          <table:table-cell office:value-type="float" office:value="26.93937" calcext:value-type="float">
            <text:p>26.939370000</text:p>
          </table:table-cell>
          <table:table-cell office:value-type="float" office:value="0.767921301" calcext:value-type="float">
            <text:p>0.767921301</text:p>
          </table:table-cell>
          <table:table-cell office:value-type="float" office:value="0.685606681" calcext:value-type="float">
            <text:p>0.685606681</text:p>
          </table:table-cell>
          <table:table-cell office:value-type="float" office:value="0.65456875" calcext:value-type="float">
            <text:p>0.654568750</text:p>
          </table:table-cell>
          <table:table-cell table:formula="of:=AVERAGE([.I280:.K280])" office:value-type="float" office:value="0.702698910666667" calcext:value-type="float">
            <text:p>0.702698911</text:p>
          </table:table-cell>
          <table:table-cell/>
          <table:table-cell office:value-type="float" office:value="25.97404" calcext:value-type="float">
            <text:p>25.974040000</text:p>
          </table:table-cell>
          <table:table-cell office:value-type="float" office:value="0.693011366" calcext:value-type="float">
            <text:p>0.693011366</text:p>
          </table:table-cell>
          <table:table-cell office:value-type="float" office:value="0.601451469" calcext:value-type="float">
            <text:p>0.601451469</text:p>
          </table:table-cell>
          <table:table-cell office:value-type="float" office:value="0.596094799" calcext:value-type="float">
            <text:p>0.596094799</text:p>
          </table:table-cell>
          <table:table-cell table:formula="of:=AVERAGE([.O280:.Q280])" office:value-type="float" office:value="0.630185878" calcext:value-type="float">
            <text:p>0.630185878</text:p>
          </table:table-cell>
          <table:table-cell table:number-columns-repeated="100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6.93937" calcext:value-type="float">
            <text:p>26.939370000</text:p>
          </table:table-cell>
          <table:table-cell office:value-type="float" office:value="0.67908772" calcext:value-type="float">
            <text:p>0.679087720</text:p>
          </table:table-cell>
          <table:table-cell office:value-type="float" office:value="0.640052633" calcext:value-type="float">
            <text:p>0.640052633</text:p>
          </table:table-cell>
          <table:table-cell office:value-type="float" office:value="0.622672513" calcext:value-type="float">
            <text:p>0.622672513</text:p>
          </table:table-cell>
          <table:table-cell table:formula="of:=AVERAGE([.C281:.E281])" office:value-type="float" office:value="0.647270955333333" calcext:value-type="float">
            <text:p>0.647270955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808320142" calcext:value-type="float">
            <text:p>0.808320142</text:p>
          </table:table-cell>
          <table:table-cell office:value-type="float" office:value="0.691816889" calcext:value-type="float">
            <text:p>0.691816889</text:p>
          </table:table-cell>
          <table:table-cell office:value-type="float" office:value="0.574413606" calcext:value-type="float">
            <text:p>0.574413606</text:p>
          </table:table-cell>
          <table:table-cell table:formula="of:=AVERAGE([.I281:.K281])" office:value-type="float" office:value="0.691516879" calcext:value-type="float">
            <text:p>0.691516879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28421978" calcext:value-type="float">
            <text:p>0.628421978</text:p>
          </table:table-cell>
          <table:table-cell office:value-type="float" office:value="0.627502278" calcext:value-type="float">
            <text:p>0.627502278</text:p>
          </table:table-cell>
          <table:table-cell office:value-type="float" office:value="0.657895286" calcext:value-type="float">
            <text:p>0.657895286</text:p>
          </table:table-cell>
          <table:table-cell table:formula="of:=AVERAGE([.O281:.Q281])" office:value-type="float" office:value="0.637939847333333" calcext:value-type="float">
            <text:p>0.637939847</text:p>
          </table:table-cell>
          <table:table-cell table:number-columns-repeated="100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6.93937" calcext:value-type="float">
            <text:p>26.939370000</text:p>
          </table:table-cell>
          <table:table-cell office:value-type="float" office:value="0.664832671" calcext:value-type="float">
            <text:p>0.664832671</text:p>
          </table:table-cell>
          <table:table-cell office:value-type="float" office:value="0.772304627" calcext:value-type="float">
            <text:p>0.772304627</text:p>
          </table:table-cell>
          <table:table-cell office:value-type="float" office:value="0.54895944" calcext:value-type="float">
            <text:p>0.548959440</text:p>
          </table:table-cell>
          <table:table-cell table:formula="of:=AVERAGE([.C282:.E282])" office:value-type="float" office:value="0.662032246" calcext:value-type="float">
            <text:p>0.662032246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726172415" calcext:value-type="float">
            <text:p>0.726172415</text:p>
          </table:table-cell>
          <table:table-cell office:value-type="float" office:value="0.829456547" calcext:value-type="float">
            <text:p>0.829456547</text:p>
          </table:table-cell>
          <table:table-cell office:value-type="float" office:value="0.5767364" calcext:value-type="float">
            <text:p>0.576736400</text:p>
          </table:table-cell>
          <table:table-cell table:formula="of:=AVERAGE([.I282:.K282])" office:value-type="float" office:value="0.710788454" calcext:value-type="float">
            <text:p>0.710788454</text:p>
          </table:table-cell>
          <table:table-cell/>
          <table:table-cell office:value-type="float" office:value="25.97404" calcext:value-type="float">
            <text:p>25.974040000</text:p>
          </table:table-cell>
          <table:table-cell office:value-type="float" office:value="0.692373597" calcext:value-type="float">
            <text:p>0.692373597</text:p>
          </table:table-cell>
          <table:table-cell office:value-type="float" office:value="0.602686477" calcext:value-type="float">
            <text:p>0.602686477</text:p>
          </table:table-cell>
          <table:table-cell office:value-type="float" office:value="0.601126623" calcext:value-type="float">
            <text:p>0.601126623</text:p>
          </table:table-cell>
          <table:table-cell table:formula="of:=AVERAGE([.O282:.Q282])" office:value-type="float" office:value="0.632062232333333" calcext:value-type="float">
            <text:p>0.632062232</text:p>
          </table:table-cell>
          <table:table-cell table:number-columns-repeated="100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6.94442" calcext:value-type="float">
            <text:p>26.944420000</text:p>
          </table:table-cell>
          <table:table-cell office:value-type="float" office:value="0.595066022" calcext:value-type="float">
            <text:p>0.595066022</text:p>
          </table:table-cell>
          <table:table-cell office:value-type="float" office:value="0.737300007" calcext:value-type="float">
            <text:p>0.737300007</text:p>
          </table:table-cell>
          <table:table-cell office:value-type="float" office:value="0.615710093" calcext:value-type="float">
            <text:p>0.615710093</text:p>
          </table:table-cell>
          <table:table-cell table:formula="of:=AVERAGE([.C283:.E283])" office:value-type="float" office:value="0.649358707333333" calcext:value-type="float">
            <text:p>0.649358707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687403761" calcext:value-type="float">
            <text:p>0.687403761</text:p>
          </table:table-cell>
          <table:table-cell office:value-type="float" office:value="0.713592853" calcext:value-type="float">
            <text:p>0.713592853</text:p>
          </table:table-cell>
          <table:table-cell office:value-type="float" office:value="0.675805292" calcext:value-type="float">
            <text:p>0.675805292</text:p>
          </table:table-cell>
          <table:table-cell table:formula="of:=AVERAGE([.I283:.K283])" office:value-type="float" office:value="0.692267302" calcext:value-type="float">
            <text:p>0.692267302</text:p>
          </table:table-cell>
          <table:table-cell/>
          <table:table-cell office:value-type="float" office:value="25.97909" calcext:value-type="float">
            <text:p>25.979090000</text:p>
          </table:table-cell>
          <table:table-cell office:value-type="float" office:value="0.62099941" calcext:value-type="float">
            <text:p>0.620999410</text:p>
          </table:table-cell>
          <table:table-cell office:value-type="float" office:value="0.668815454" calcext:value-type="float">
            <text:p>0.668815454</text:p>
          </table:table-cell>
          <table:table-cell office:value-type="float" office:value="0.615000202" calcext:value-type="float">
            <text:p>0.615000202</text:p>
          </table:table-cell>
          <table:table-cell table:formula="of:=AVERAGE([.O283:.Q283])" office:value-type="float" office:value="0.634938355333333" calcext:value-type="float">
            <text:p>0.634938355</text:p>
          </table:table-cell>
          <table:table-cell table:number-columns-repeated="100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6.93937" calcext:value-type="float">
            <text:p>26.939370000</text:p>
          </table:table-cell>
          <table:table-cell office:value-type="float" office:value="0.592157911" calcext:value-type="float">
            <text:p>0.592157911</text:p>
          </table:table-cell>
          <table:table-cell office:value-type="float" office:value="0.714497055" calcext:value-type="float">
            <text:p>0.714497055</text:p>
          </table:table-cell>
          <table:table-cell office:value-type="float" office:value="0.676438293" calcext:value-type="float">
            <text:p>0.676438293</text:p>
          </table:table-cell>
          <table:table-cell table:formula="of:=AVERAGE([.C284:.E284])" office:value-type="float" office:value="0.661031086333333" calcext:value-type="float">
            <text:p>0.661031086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817527272" calcext:value-type="float">
            <text:p>0.817527272</text:p>
          </table:table-cell>
          <table:table-cell office:value-type="float" office:value="0.680610023" calcext:value-type="float">
            <text:p>0.680610023</text:p>
          </table:table-cell>
          <table:table-cell office:value-type="float" office:value="0.632720665" calcext:value-type="float">
            <text:p>0.632720665</text:p>
          </table:table-cell>
          <table:table-cell table:formula="of:=AVERAGE([.I284:.K284])" office:value-type="float" office:value="0.710285986666667" calcext:value-type="float">
            <text:p>0.710285987</text:p>
          </table:table-cell>
          <table:table-cell/>
          <table:table-cell office:value-type="float" office:value="25.97909" calcext:value-type="float">
            <text:p>25.979090000</text:p>
          </table:table-cell>
          <table:table-cell office:value-type="float" office:value="0.635151939" calcext:value-type="float">
            <text:p>0.635151939</text:p>
          </table:table-cell>
          <table:table-cell office:value-type="float" office:value="0.595950555" calcext:value-type="float">
            <text:p>0.595950555</text:p>
          </table:table-cell>
          <table:table-cell office:value-type="float" office:value="0.66666015" calcext:value-type="float">
            <text:p>0.666660150</text:p>
          </table:table-cell>
          <table:table-cell table:formula="of:=AVERAGE([.O284:.Q284])" office:value-type="float" office:value="0.632587548" calcext:value-type="float">
            <text:p>0.632587548</text:p>
          </table:table-cell>
          <table:table-cell table:number-columns-repeated="100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6.94948" calcext:value-type="float">
            <text:p>26.949480000</text:p>
          </table:table-cell>
          <table:table-cell office:value-type="float" office:value="0.736571638" calcext:value-type="float">
            <text:p>0.736571638</text:p>
          </table:table-cell>
          <table:table-cell office:value-type="float" office:value="0.635083393" calcext:value-type="float">
            <text:p>0.635083393</text:p>
          </table:table-cell>
          <table:table-cell office:value-type="float" office:value="0.531588856" calcext:value-type="float">
            <text:p>0.531588856</text:p>
          </table:table-cell>
          <table:table-cell table:formula="of:=AVERAGE([.C285:.E285])" office:value-type="float" office:value="0.634414629" calcext:value-type="float">
            <text:p>0.634414629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761953683" calcext:value-type="float">
            <text:p>0.761953683</text:p>
          </table:table-cell>
          <table:table-cell office:value-type="float" office:value="0.839250188" calcext:value-type="float">
            <text:p>0.839250188</text:p>
          </table:table-cell>
          <table:table-cell office:value-type="float" office:value="0.568564602" calcext:value-type="float">
            <text:p>0.568564602</text:p>
          </table:table-cell>
          <table:table-cell table:formula="of:=AVERAGE([.I285:.K285])" office:value-type="float" office:value="0.723256157666667" calcext:value-type="float">
            <text:p>0.723256158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27552942" calcext:value-type="float">
            <text:p>0.627552942</text:p>
          </table:table-cell>
          <table:table-cell office:value-type="float" office:value="0.63815959" calcext:value-type="float">
            <text:p>0.638159590</text:p>
          </table:table-cell>
          <table:table-cell office:value-type="float" office:value="0.651545006" calcext:value-type="float">
            <text:p>0.651545006</text:p>
          </table:table-cell>
          <table:table-cell table:formula="of:=AVERAGE([.O285:.Q285])" office:value-type="float" office:value="0.639085846" calcext:value-type="float">
            <text:p>0.639085846</text:p>
          </table:table-cell>
          <table:table-cell table:number-columns-repeated="100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6.94442" calcext:value-type="float">
            <text:p>26.944420000</text:p>
          </table:table-cell>
          <table:table-cell office:value-type="float" office:value="0.715721335" calcext:value-type="float">
            <text:p>0.715721335</text:p>
          </table:table-cell>
          <table:table-cell office:value-type="float" office:value="0.681706152" calcext:value-type="float">
            <text:p>0.681706152</text:p>
          </table:table-cell>
          <table:table-cell office:value-type="float" office:value="0.560197897" calcext:value-type="float">
            <text:p>0.560197897</text:p>
          </table:table-cell>
          <table:table-cell table:formula="of:=AVERAGE([.C286:.E286])" office:value-type="float" office:value="0.652541794666667" calcext:value-type="float">
            <text:p>0.652541795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740599721" calcext:value-type="float">
            <text:p>0.740599721</text:p>
          </table:table-cell>
          <table:table-cell office:value-type="float" office:value="0.695024812" calcext:value-type="float">
            <text:p>0.695024812</text:p>
          </table:table-cell>
          <table:table-cell office:value-type="float" office:value="0.663540442" calcext:value-type="float">
            <text:p>0.663540442</text:p>
          </table:table-cell>
          <table:table-cell table:formula="of:=AVERAGE([.I286:.K286])" office:value-type="float" office:value="0.699721658333333" calcext:value-type="float">
            <text:p>0.699721658</text:p>
          </table:table-cell>
          <table:table-cell/>
          <table:table-cell office:value-type="float" office:value="25.9892" calcext:value-type="float">
            <text:p>25.989200000</text:p>
          </table:table-cell>
          <table:table-cell office:value-type="float" office:value="0.666295965" calcext:value-type="float">
            <text:p>0.666295965</text:p>
          </table:table-cell>
          <table:table-cell office:value-type="float" office:value="0.6022156" calcext:value-type="float">
            <text:p>0.602215600</text:p>
          </table:table-cell>
          <table:table-cell office:value-type="float" office:value="0.629003123" calcext:value-type="float">
            <text:p>0.629003123</text:p>
          </table:table-cell>
          <table:table-cell table:formula="of:=AVERAGE([.O286:.Q286])" office:value-type="float" office:value="0.632504896" calcext:value-type="float">
            <text:p>0.632504896</text:p>
          </table:table-cell>
          <table:table-cell table:number-columns-repeated="100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6.94948" calcext:value-type="float">
            <text:p>26.949480000</text:p>
          </table:table-cell>
          <table:table-cell office:value-type="float" office:value="0.652991611" calcext:value-type="float">
            <text:p>0.652991611</text:p>
          </table:table-cell>
          <table:table-cell office:value-type="float" office:value="0.762112232" calcext:value-type="float">
            <text:p>0.762112232</text:p>
          </table:table-cell>
          <table:table-cell office:value-type="float" office:value="0.543547934" calcext:value-type="float">
            <text:p>0.543547934</text:p>
          </table:table-cell>
          <table:table-cell table:formula="of:=AVERAGE([.C287:.E287])" office:value-type="float" office:value="0.652883925666667" calcext:value-type="float">
            <text:p>0.652883926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769815537" calcext:value-type="float">
            <text:p>0.769815537</text:p>
          </table:table-cell>
          <table:table-cell office:value-type="float" office:value="0.831896762" calcext:value-type="float">
            <text:p>0.831896762</text:p>
          </table:table-cell>
          <table:table-cell office:value-type="float" office:value="0.564583011" calcext:value-type="float">
            <text:p>0.564583011</text:p>
          </table:table-cell>
          <table:table-cell table:formula="of:=AVERAGE([.I287:.K287])" office:value-type="float" office:value="0.722098436666667" calcext:value-type="float">
            <text:p>0.722098437</text:p>
          </table:table-cell>
          <table:table-cell/>
          <table:table-cell office:value-type="float" office:value="25.9892" calcext:value-type="float">
            <text:p>25.989200000</text:p>
          </table:table-cell>
          <table:table-cell office:value-type="float" office:value="0.635142402" calcext:value-type="float">
            <text:p>0.635142402</text:p>
          </table:table-cell>
          <table:table-cell office:value-type="float" office:value="0.660829623" calcext:value-type="float">
            <text:p>0.660829623</text:p>
          </table:table-cell>
          <table:table-cell office:value-type="float" office:value="0.614722444" calcext:value-type="float">
            <text:p>0.614722444</text:p>
          </table:table-cell>
          <table:table-cell table:formula="of:=AVERAGE([.O287:.Q287])" office:value-type="float" office:value="0.636898156333333" calcext:value-type="float">
            <text:p>0.636898156</text:p>
          </table:table-cell>
          <table:table-cell table:number-columns-repeated="100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6.94948" calcext:value-type="float">
            <text:p>26.949480000</text:p>
          </table:table-cell>
          <table:table-cell office:value-type="float" office:value="0.597816181" calcext:value-type="float">
            <text:p>0.597816181</text:p>
          </table:table-cell>
          <table:table-cell office:value-type="float" office:value="0.719069924" calcext:value-type="float">
            <text:p>0.719069924</text:p>
          </table:table-cell>
          <table:table-cell office:value-type="float" office:value="0.673030099" calcext:value-type="float">
            <text:p>0.673030099</text:p>
          </table:table-cell>
          <table:table-cell table:formula="of:=AVERAGE([.C288:.E288])" office:value-type="float" office:value="0.663305401333333" calcext:value-type="float">
            <text:p>0.663305401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66319712" calcext:value-type="float">
            <text:p>0.663197120</text:p>
          </table:table-cell>
          <table:table-cell office:value-type="float" office:value="0.759599895" calcext:value-type="float">
            <text:p>0.759599895</text:p>
          </table:table-cell>
          <table:table-cell office:value-type="float" office:value="0.698160612" calcext:value-type="float">
            <text:p>0.698160612</text:p>
          </table:table-cell>
          <table:table-cell table:formula="of:=AVERAGE([.I288:.K288])" office:value-type="float" office:value="0.706985875666667" calcext:value-type="float">
            <text:p>0.706985876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22062161" calcext:value-type="float">
            <text:p>0.622062161</text:p>
          </table:table-cell>
          <table:table-cell office:value-type="float" office:value="0.660527427" calcext:value-type="float">
            <text:p>0.660527427</text:p>
          </table:table-cell>
          <table:table-cell office:value-type="float" office:value="0.62629588" calcext:value-type="float">
            <text:p>0.626295880</text:p>
          </table:table-cell>
          <table:table-cell table:formula="of:=AVERAGE([.O288:.Q288])" office:value-type="float" office:value="0.636295156" calcext:value-type="float">
            <text:p>0.636295156</text:p>
          </table:table-cell>
          <table:table-cell table:number-columns-repeated="100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6.94442" calcext:value-type="float">
            <text:p>26.944420000</text:p>
          </table:table-cell>
          <table:table-cell office:value-type="float" office:value="0.758613438" calcext:value-type="float">
            <text:p>0.758613438</text:p>
          </table:table-cell>
          <table:table-cell office:value-type="float" office:value="0.61846502" calcext:value-type="float">
            <text:p>0.618465020</text:p>
          </table:table-cell>
          <table:table-cell office:value-type="float" office:value="0.576909849" calcext:value-type="float">
            <text:p>0.576909849</text:p>
          </table:table-cell>
          <table:table-cell table:formula="of:=AVERAGE([.C289:.E289])" office:value-type="float" office:value="0.651329435666667" calcext:value-type="float">
            <text:p>0.651329436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761026831" calcext:value-type="float">
            <text:p>0.761026831</text:p>
          </table:table-cell>
          <table:table-cell office:value-type="float" office:value="0.840060811" calcext:value-type="float">
            <text:p>0.840060811</text:p>
          </table:table-cell>
          <table:table-cell office:value-type="float" office:value="0.568294593" calcext:value-type="float">
            <text:p>0.568294593</text:p>
          </table:table-cell>
          <table:table-cell table:formula="of:=AVERAGE([.I289:.K289])" office:value-type="float" office:value="0.723127411666667" calcext:value-type="float">
            <text:p>0.723127412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36952595" calcext:value-type="float">
            <text:p>0.636952595</text:p>
          </table:table-cell>
          <table:table-cell office:value-type="float" office:value="0.596413683" calcext:value-type="float">
            <text:p>0.596413683</text:p>
          </table:table-cell>
          <table:table-cell office:value-type="float" office:value="0.666390737" calcext:value-type="float">
            <text:p>0.666390737</text:p>
          </table:table-cell>
          <table:table-cell table:formula="of:=AVERAGE([.O289:.Q289])" office:value-type="float" office:value="0.633252338333333" calcext:value-type="float">
            <text:p>0.633252338</text:p>
          </table:table-cell>
          <table:table-cell table:number-columns-repeated="100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6.94442" calcext:value-type="float">
            <text:p>26.944420000</text:p>
          </table:table-cell>
          <table:table-cell office:value-type="float" office:value="0.609197093" calcext:value-type="float">
            <text:p>0.609197093</text:p>
          </table:table-cell>
          <table:table-cell office:value-type="float" office:value="0.690870963" calcext:value-type="float">
            <text:p>0.690870963</text:p>
          </table:table-cell>
          <table:table-cell office:value-type="float" office:value="0.660176952" calcext:value-type="float">
            <text:p>0.660176952</text:p>
          </table:table-cell>
          <table:table-cell table:formula="of:=AVERAGE([.C290:.E290])" office:value-type="float" office:value="0.653415002666667" calcext:value-type="float">
            <text:p>0.653415003</text:p>
          </table:table-cell>
          <table:table-cell/>
          <table:table-cell office:value-type="float" office:value="26.93937" calcext:value-type="float">
            <text:p>26.939370000</text:p>
          </table:table-cell>
          <table:table-cell office:value-type="float" office:value="0.668593725" calcext:value-type="float">
            <text:p>0.668593725</text:p>
          </table:table-cell>
          <table:table-cell office:value-type="float" office:value="0.731911746" calcext:value-type="float">
            <text:p>0.731911746</text:p>
          </table:table-cell>
          <table:table-cell office:value-type="float" office:value="0.68500527" calcext:value-type="float">
            <text:p>0.685005270</text:p>
          </table:table-cell>
          <table:table-cell table:formula="of:=AVERAGE([.I290:.K290])" office:value-type="float" office:value="0.695170247" calcext:value-type="float">
            <text:p>0.695170247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69822773" calcext:value-type="float">
            <text:p>0.669822773</text:p>
          </table:table-cell>
          <table:table-cell office:value-type="float" office:value="0.624415353" calcext:value-type="float">
            <text:p>0.624415353</text:p>
          </table:table-cell>
          <table:table-cell office:value-type="float" office:value="0.607624126" calcext:value-type="float">
            <text:p>0.607624126</text:p>
          </table:table-cell>
          <table:table-cell table:formula="of:=AVERAGE([.O290:.Q290])" office:value-type="float" office:value="0.633954084" calcext:value-type="float">
            <text:p>0.633954084</text:p>
          </table:table-cell>
          <table:table-cell table:number-columns-repeated="100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6.95453" calcext:value-type="float">
            <text:p>26.954530000</text:p>
          </table:table-cell>
          <table:table-cell office:value-type="float" office:value="0.738573758" calcext:value-type="float">
            <text:p>0.738573758</text:p>
          </table:table-cell>
          <table:table-cell office:value-type="float" office:value="0.616498067" calcext:value-type="float">
            <text:p>0.616498067</text:p>
          </table:table-cell>
          <table:table-cell office:value-type="float" office:value="0.609092189" calcext:value-type="float">
            <text:p>0.609092189</text:p>
          </table:table-cell>
          <table:table-cell table:formula="of:=AVERAGE([.C291:.E291])" office:value-type="float" office:value="0.654721338" calcext:value-type="float">
            <text:p>0.654721338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811417796" calcext:value-type="float">
            <text:p>0.811417796</text:p>
          </table:table-cell>
          <table:table-cell office:value-type="float" office:value="0.683618269" calcext:value-type="float">
            <text:p>0.683618269</text:p>
          </table:table-cell>
          <table:table-cell office:value-type="float" office:value="0.625093654" calcext:value-type="float">
            <text:p>0.625093654</text:p>
          </table:table-cell>
          <table:table-cell table:formula="of:=AVERAGE([.I291:.K291])" office:value-type="float" office:value="0.706709906333333" calcext:value-type="float">
            <text:p>0.706709906</text:p>
          </table:table-cell>
          <table:table-cell/>
          <table:table-cell office:value-type="float" office:value="25.9892" calcext:value-type="float">
            <text:p>25.989200000</text:p>
          </table:table-cell>
          <table:table-cell office:value-type="float" office:value="0.63201733" calcext:value-type="float">
            <text:p>0.632017330</text:p>
          </table:table-cell>
          <table:table-cell office:value-type="float" office:value="0.618988945" calcext:value-type="float">
            <text:p>0.618988945</text:p>
          </table:table-cell>
          <table:table-cell office:value-type="float" office:value="0.670756182" calcext:value-type="float">
            <text:p>0.670756182</text:p>
          </table:table-cell>
          <table:table-cell table:formula="of:=AVERAGE([.O291:.Q291])" office:value-type="float" office:value="0.640587485666667" calcext:value-type="float">
            <text:p>0.640587486</text:p>
          </table:table-cell>
          <table:table-cell table:number-columns-repeated="100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.94948" calcext:value-type="float">
            <text:p>26.949480000</text:p>
          </table:table-cell>
          <table:table-cell office:value-type="float" office:value="0.658984263" calcext:value-type="float">
            <text:p>0.658984263</text:p>
          </table:table-cell>
          <table:table-cell office:value-type="float" office:value="0.763468237" calcext:value-type="float">
            <text:p>0.763468237</text:p>
          </table:table-cell>
          <table:table-cell office:value-type="float" office:value="0.562254257" calcext:value-type="float">
            <text:p>0.562254257</text:p>
          </table:table-cell>
          <table:table-cell table:formula="of:=AVERAGE([.C292:.E292])" office:value-type="float" office:value="0.661568919" calcext:value-type="float">
            <text:p>0.661568919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690541946" calcext:value-type="float">
            <text:p>0.690541946</text:p>
          </table:table-cell>
          <table:table-cell office:value-type="float" office:value="0.822011926" calcext:value-type="float">
            <text:p>0.822011926</text:p>
          </table:table-cell>
          <table:table-cell office:value-type="float" office:value="0.604120565" calcext:value-type="float">
            <text:p>0.604120565</text:p>
          </table:table-cell>
          <table:table-cell table:formula="of:=AVERAGE([.I292:.K292])" office:value-type="float" office:value="0.705558145666667" calcext:value-type="float">
            <text:p>0.705558146</text:p>
          </table:table-cell>
          <table:table-cell/>
          <table:table-cell office:value-type="float" office:value="25.97909" calcext:value-type="float">
            <text:p>25.979090000</text:p>
          </table:table-cell>
          <table:table-cell office:value-type="float" office:value="0.691623174" calcext:value-type="float">
            <text:p>0.691623174</text:p>
          </table:table-cell>
          <table:table-cell office:value-type="float" office:value="0.603609157" calcext:value-type="float">
            <text:p>0.603609157</text:p>
          </table:table-cell>
          <table:table-cell office:value-type="float" office:value="0.608277989" calcext:value-type="float">
            <text:p>0.608277989</text:p>
          </table:table-cell>
          <table:table-cell table:formula="of:=AVERAGE([.O292:.Q292])" office:value-type="float" office:value="0.63450344" calcext:value-type="float">
            <text:p>0.634503440</text:p>
          </table:table-cell>
          <table:table-cell table:number-columns-repeated="100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6.95958" calcext:value-type="float">
            <text:p>26.959580000</text:p>
          </table:table-cell>
          <table:table-cell office:value-type="float" office:value="0.606863571" calcext:value-type="float">
            <text:p>0.606863571</text:p>
          </table:table-cell>
          <table:table-cell office:value-type="float" office:value="0.700858915" calcext:value-type="float">
            <text:p>0.700858915</text:p>
          </table:table-cell>
          <table:table-cell office:value-type="float" office:value="0.667132219" calcext:value-type="float">
            <text:p>0.667132219</text:p>
          </table:table-cell>
          <table:table-cell table:formula="of:=AVERAGE([.C293:.E293])" office:value-type="float" office:value="0.658284901666667" calcext:value-type="float">
            <text:p>0.658284902</text:p>
          </table:table-cell>
          <table:table-cell/>
          <table:table-cell office:value-type="float" office:value="26.93431" calcext:value-type="float">
            <text:p>26.934310000</text:p>
          </table:table-cell>
          <table:table-cell office:value-type="float" office:value="0.662336428" calcext:value-type="float">
            <text:p>0.662336428</text:p>
          </table:table-cell>
          <table:table-cell office:value-type="float" office:value="0.749026626" calcext:value-type="float">
            <text:p>0.749026626</text:p>
          </table:table-cell>
          <table:table-cell office:value-type="float" office:value="0.693987095" calcext:value-type="float">
            <text:p>0.693987095</text:p>
          </table:table-cell>
          <table:table-cell table:formula="of:=AVERAGE([.I293:.K293])" office:value-type="float" office:value="0.701783383" calcext:value-type="float">
            <text:p>0.701783383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35097103" calcext:value-type="float">
            <text:p>0.635097103</text:p>
          </table:table-cell>
          <table:table-cell office:value-type="float" office:value="0.602303219" calcext:value-type="float">
            <text:p>0.602303219</text:p>
          </table:table-cell>
          <table:table-cell office:value-type="float" office:value="0.680347762" calcext:value-type="float">
            <text:p>0.680347762</text:p>
          </table:table-cell>
          <table:table-cell table:formula="of:=AVERAGE([.O293:.Q293])" office:value-type="float" office:value="0.639249361333333" calcext:value-type="float">
            <text:p>0.639249361</text:p>
          </table:table-cell>
          <table:table-cell table:number-columns-repeated="100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6.94442" calcext:value-type="float">
            <text:p>26.944420000</text:p>
          </table:table-cell>
          <table:table-cell office:value-type="float" office:value="0.740146129" calcext:value-type="float">
            <text:p>0.740146129</text:p>
          </table:table-cell>
          <table:table-cell office:value-type="float" office:value="0.629229025" calcext:value-type="float">
            <text:p>0.629229025</text:p>
          </table:table-cell>
          <table:table-cell office:value-type="float" office:value="0.608123613" calcext:value-type="float">
            <text:p>0.608123613</text:p>
          </table:table-cell>
          <table:table-cell table:formula="of:=AVERAGE([.C294:.E294])" office:value-type="float" office:value="0.659166255666667" calcext:value-type="float">
            <text:p>0.659166256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773695204" calcext:value-type="float">
            <text:p>0.773695204</text:p>
          </table:table-cell>
          <table:table-cell office:value-type="float" office:value="0.825432041" calcext:value-type="float">
            <text:p>0.825432041</text:p>
          </table:table-cell>
          <table:table-cell office:value-type="float" office:value="0.565562316" calcext:value-type="float">
            <text:p>0.565562316</text:p>
          </table:table-cell>
          <table:table-cell table:formula="of:=AVERAGE([.I294:.K294])" office:value-type="float" office:value="0.721563187" calcext:value-type="float">
            <text:p>0.721563187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31291346" calcext:value-type="float">
            <text:p>0.631291346</text:p>
          </table:table-cell>
          <table:table-cell office:value-type="float" office:value="0.622262433" calcext:value-type="float">
            <text:p>0.622262433</text:p>
          </table:table-cell>
          <table:table-cell office:value-type="float" office:value="0.668401798" calcext:value-type="float">
            <text:p>0.668401798</text:p>
          </table:table-cell>
          <table:table-cell table:formula="of:=AVERAGE([.O294:.Q294])" office:value-type="float" office:value="0.640651859" calcext:value-type="float">
            <text:p>0.640651859</text:p>
          </table:table-cell>
          <table:table-cell table:number-columns-repeated="100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6.95453" calcext:value-type="float">
            <text:p>26.954530000</text:p>
          </table:table-cell>
          <table:table-cell office:value-type="float" office:value="0.708234395" calcext:value-type="float">
            <text:p>0.708234395</text:p>
          </table:table-cell>
          <table:table-cell office:value-type="float" office:value="0.737374513" calcext:value-type="float">
            <text:p>0.737374513</text:p>
          </table:table-cell>
          <table:table-cell office:value-type="float" office:value="0.523445669" calcext:value-type="float">
            <text:p>0.523445669</text:p>
          </table:table-cell>
          <table:table-cell table:formula="of:=AVERAGE([.C295:.E295])" office:value-type="float" office:value="0.656351525666667" calcext:value-type="float">
            <text:p>0.656351526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68947383" calcext:value-type="float">
            <text:p>0.689473830</text:p>
          </table:table-cell>
          <table:table-cell office:value-type="float" office:value="0.71473011" calcext:value-type="float">
            <text:p>0.714730110</text:p>
          </table:table-cell>
          <table:table-cell office:value-type="float" office:value="0.67713686" calcext:value-type="float">
            <text:p>0.677136860</text:p>
          </table:table-cell>
          <table:table-cell table:formula="of:=AVERAGE([.I295:.K295])" office:value-type="float" office:value="0.693780266666667" calcext:value-type="float">
            <text:p>0.693780267</text:p>
          </table:table-cell>
          <table:table-cell/>
          <table:table-cell office:value-type="float" office:value="25.9892" calcext:value-type="float">
            <text:p>25.989200000</text:p>
          </table:table-cell>
          <table:table-cell office:value-type="float" office:value="0.684047423" calcext:value-type="float">
            <text:p>0.684047423</text:p>
          </table:table-cell>
          <table:table-cell office:value-type="float" office:value="0.603155566" calcext:value-type="float">
            <text:p>0.603155566</text:p>
          </table:table-cell>
          <table:table-cell office:value-type="float" office:value="0.620830729" calcext:value-type="float">
            <text:p>0.620830729</text:p>
          </table:table-cell>
          <table:table-cell table:formula="of:=AVERAGE([.O295:.Q295])" office:value-type="float" office:value="0.636011239333333" calcext:value-type="float">
            <text:p>0.636011239</text:p>
          </table:table-cell>
          <table:table-cell table:number-columns-repeated="100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6.94442" calcext:value-type="float">
            <text:p>26.944420000</text:p>
          </table:table-cell>
          <table:table-cell office:value-type="float" office:value="0.612927748" calcext:value-type="float">
            <text:p>0.612927748</text:p>
          </table:table-cell>
          <table:table-cell office:value-type="float" office:value="0.742546408" calcext:value-type="float">
            <text:p>0.742546408</text:p>
          </table:table-cell>
          <table:table-cell office:value-type="float" office:value="0.612886025" calcext:value-type="float">
            <text:p>0.612886025</text:p>
          </table:table-cell>
          <table:table-cell table:formula="of:=AVERAGE([.C296:.E296])" office:value-type="float" office:value="0.656120060333333" calcext:value-type="float">
            <text:p>0.656120060</text:p>
          </table:table-cell>
          <table:table-cell/>
          <table:table-cell office:value-type="float" office:value="26.92926" calcext:value-type="float">
            <text:p>26.929260000</text:p>
          </table:table-cell>
          <table:table-cell office:value-type="float" office:value="0.818134048" calcext:value-type="float">
            <text:p>0.818134048</text:p>
          </table:table-cell>
          <table:table-cell office:value-type="float" office:value="0.687207662" calcext:value-type="float">
            <text:p>0.687207662</text:p>
          </table:table-cell>
          <table:table-cell office:value-type="float" office:value="0.576993892" calcext:value-type="float">
            <text:p>0.576993892</text:p>
          </table:table-cell>
          <table:table-cell table:formula="of:=AVERAGE([.I296:.K296])" office:value-type="float" office:value="0.694111867333333" calcext:value-type="float">
            <text:p>0.694111867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22217729" calcext:value-type="float">
            <text:p>0.622217729</text:p>
          </table:table-cell>
          <table:table-cell office:value-type="float" office:value="0.662922342" calcext:value-type="float">
            <text:p>0.662922342</text:p>
          </table:table-cell>
          <table:table-cell office:value-type="float" office:value="0.61743982" calcext:value-type="float">
            <text:p>0.617439820</text:p>
          </table:table-cell>
          <table:table-cell table:formula="of:=AVERAGE([.O296:.Q296])" office:value-type="float" office:value="0.634193297" calcext:value-type="float">
            <text:p>0.634193297</text:p>
          </table:table-cell>
          <table:table-cell table:number-columns-repeated="100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6.94442" calcext:value-type="float">
            <text:p>26.944420000</text:p>
          </table:table-cell>
          <table:table-cell office:value-type="float" office:value="0.650656301" calcext:value-type="float">
            <text:p>0.650656301</text:p>
          </table:table-cell>
          <table:table-cell office:value-type="float" office:value="0.647729116" calcext:value-type="float">
            <text:p>0.647729116</text:p>
          </table:table-cell>
          <table:table-cell office:value-type="float" office:value="0.637310819" calcext:value-type="float">
            <text:p>0.637310819</text:p>
          </table:table-cell>
          <table:table-cell table:formula="of:=AVERAGE([.C297:.E297])" office:value-type="float" office:value="0.645232078666667" calcext:value-type="float">
            <text:p>0.645232079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798311925" calcext:value-type="float">
            <text:p>0.798311925</text:p>
          </table:table-cell>
          <table:table-cell office:value-type="float" office:value="0.696801626" calcext:value-type="float">
            <text:p>0.696801626</text:p>
          </table:table-cell>
          <table:table-cell office:value-type="float" office:value="0.601118875" calcext:value-type="float">
            <text:p>0.601118875</text:p>
          </table:table-cell>
          <table:table-cell table:formula="of:=AVERAGE([.I297:.K297])" office:value-type="float" office:value="0.698744142" calcext:value-type="float">
            <text:p>0.698744142</text:p>
          </table:table-cell>
          <table:table-cell/>
          <table:table-cell office:value-type="float" office:value="25.97909" calcext:value-type="float">
            <text:p>25.979090000</text:p>
          </table:table-cell>
          <table:table-cell office:value-type="float" office:value="0.694831693" calcext:value-type="float">
            <text:p>0.694831693</text:p>
          </table:table-cell>
          <table:table-cell office:value-type="float" office:value="0.602879" calcext:value-type="float">
            <text:p>0.602879000</text:p>
          </table:table-cell>
          <table:table-cell office:value-type="float" office:value="0.603658033" calcext:value-type="float">
            <text:p>0.603658033</text:p>
          </table:table-cell>
          <table:table-cell table:formula="of:=AVERAGE([.O297:.Q297])" office:value-type="float" office:value="0.633789575333333" calcext:value-type="float">
            <text:p>0.633789575</text:p>
          </table:table-cell>
          <table:table-cell table:number-columns-repeated="100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6.94442" calcext:value-type="float">
            <text:p>26.944420000</text:p>
          </table:table-cell>
          <table:table-cell office:value-type="float" office:value="0.753426046" calcext:value-type="float">
            <text:p>0.753426046</text:p>
          </table:table-cell>
          <table:table-cell office:value-type="float" office:value="0.620471909" calcext:value-type="float">
            <text:p>0.620471909</text:p>
          </table:table-cell>
          <table:table-cell office:value-type="float" office:value="0.594289374" calcext:value-type="float">
            <text:p>0.594289374</text:p>
          </table:table-cell>
          <table:table-cell table:formula="of:=AVERAGE([.C298:.E298])" office:value-type="float" office:value="0.656062443" calcext:value-type="float">
            <text:p>0.656062443</text:p>
          </table:table-cell>
          <table:table-cell/>
          <table:table-cell office:value-type="float" office:value="26.9141" calcext:value-type="float">
            <text:p>26.914100000</text:p>
          </table:table-cell>
          <table:table-cell office:value-type="float" office:value="0.721097078" calcext:value-type="float">
            <text:p>0.721097078</text:p>
          </table:table-cell>
          <table:table-cell office:value-type="float" office:value="0.829047063" calcext:value-type="float">
            <text:p>0.829047063</text:p>
          </table:table-cell>
          <table:table-cell office:value-type="float" office:value="0.579868624" calcext:value-type="float">
            <text:p>0.579868624</text:p>
          </table:table-cell>
          <table:table-cell table:formula="of:=AVERAGE([.I298:.K298])" office:value-type="float" office:value="0.710004255" calcext:value-type="float">
            <text:p>0.710004255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34489135" calcext:value-type="float">
            <text:p>0.634489135</text:p>
          </table:table-cell>
          <table:table-cell office:value-type="float" office:value="0.6601245" calcext:value-type="float">
            <text:p>0.660124500</text:p>
          </table:table-cell>
          <table:table-cell office:value-type="float" office:value="0.61458595" calcext:value-type="float">
            <text:p>0.614585950</text:p>
          </table:table-cell>
          <table:table-cell table:formula="of:=AVERAGE([.O298:.Q298])" office:value-type="float" office:value="0.636399861666667" calcext:value-type="float">
            <text:p>0.636399862</text:p>
          </table:table-cell>
          <table:table-cell table:number-columns-repeated="100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6.95453" calcext:value-type="float">
            <text:p>26.954530000</text:p>
          </table:table-cell>
          <table:table-cell office:value-type="float" office:value="0.745096295" calcext:value-type="float">
            <text:p>0.745096295</text:p>
          </table:table-cell>
          <table:table-cell office:value-type="float" office:value="0.628839806" calcext:value-type="float">
            <text:p>0.628839806</text:p>
          </table:table-cell>
          <table:table-cell office:value-type="float" office:value="0.575063893" calcext:value-type="float">
            <text:p>0.575063893</text:p>
          </table:table-cell>
          <table:table-cell table:formula="of:=AVERAGE([.C299:.E299])" office:value-type="float" office:value="0.649666664666667" calcext:value-type="float">
            <text:p>0.649666665</text:p>
          </table:table-cell>
          <table:table-cell/>
          <table:table-cell office:value-type="float" office:value="26.92421" calcext:value-type="float">
            <text:p>26.924210000</text:p>
          </table:table-cell>
          <table:table-cell office:value-type="float" office:value="0.820562937" calcext:value-type="float">
            <text:p>0.820562937</text:p>
          </table:table-cell>
          <table:table-cell office:value-type="float" office:value="0.680571876" calcext:value-type="float">
            <text:p>0.680571876</text:p>
          </table:table-cell>
          <table:table-cell office:value-type="float" office:value="0.631199554" calcext:value-type="float">
            <text:p>0.631199554</text:p>
          </table:table-cell>
          <table:table-cell table:formula="of:=AVERAGE([.I299:.K299])" office:value-type="float" office:value="0.710778122333333" calcext:value-type="float">
            <text:p>0.710778122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58623059" calcext:value-type="float">
            <text:p>0.658623059</text:p>
          </table:table-cell>
          <table:table-cell office:value-type="float" office:value="0.636669473" calcext:value-type="float">
            <text:p>0.636669473</text:p>
          </table:table-cell>
          <table:table-cell office:value-type="float" office:value="0.610029174" calcext:value-type="float">
            <text:p>0.610029174</text:p>
          </table:table-cell>
          <table:table-cell table:formula="of:=AVERAGE([.O299:.Q299])" office:value-type="float" office:value="0.635107235333333" calcext:value-type="float">
            <text:p>0.635107235</text:p>
          </table:table-cell>
          <table:table-cell table:number-columns-repeated="100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6.94948" calcext:value-type="float">
            <text:p>26.949480000</text:p>
          </table:table-cell>
          <table:table-cell office:value-type="float" office:value="0.69646784" calcext:value-type="float">
            <text:p>0.696467840</text:p>
          </table:table-cell>
          <table:table-cell office:value-type="float" office:value="0.774176809" calcext:value-type="float">
            <text:p>0.774176809</text:p>
          </table:table-cell>
          <table:table-cell office:value-type="float" office:value="0.535925095" calcext:value-type="float">
            <text:p>0.535925095</text:p>
          </table:table-cell>
          <table:table-cell table:formula="of:=AVERAGE([.C300:.E300])" office:value-type="float" office:value="0.668856581333333" calcext:value-type="float">
            <text:p>0.668856581</text:p>
          </table:table-cell>
          <table:table-cell/>
          <table:table-cell office:value-type="float" office:value="26.9141" calcext:value-type="float">
            <text:p>26.914100000</text:p>
          </table:table-cell>
          <table:table-cell office:value-type="float" office:value="0.679220638" calcext:value-type="float">
            <text:p>0.679220638</text:p>
          </table:table-cell>
          <table:table-cell office:value-type="float" office:value="0.816091992" calcext:value-type="float">
            <text:p>0.816091992</text:p>
          </table:table-cell>
          <table:table-cell office:value-type="float" office:value="0.61778672" calcext:value-type="float">
            <text:p>0.617786720</text:p>
          </table:table-cell>
          <table:table-cell table:formula="of:=AVERAGE([.I300:.K300])" office:value-type="float" office:value="0.70436645" calcext:value-type="float">
            <text:p>0.704366450</text:p>
          </table:table-cell>
          <table:table-cell/>
          <table:table-cell office:value-type="float" office:value="25.97404" calcext:value-type="float">
            <text:p>25.974040000</text:p>
          </table:table-cell>
          <table:table-cell office:value-type="float" office:value="0.685821257" calcext:value-type="float">
            <text:p>0.685821257</text:p>
          </table:table-cell>
          <table:table-cell office:value-type="float" office:value="0.607408954" calcext:value-type="float">
            <text:p>0.607408954</text:p>
          </table:table-cell>
          <table:table-cell office:value-type="float" office:value="0.601351929" calcext:value-type="float">
            <text:p>0.601351929</text:p>
          </table:table-cell>
          <table:table-cell table:formula="of:=AVERAGE([.O300:.Q300])" office:value-type="float" office:value="0.63152738" calcext:value-type="float">
            <text:p>0.631527380</text:p>
          </table:table-cell>
          <table:table-cell table:number-columns-repeated="100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6.94442" calcext:value-type="float">
            <text:p>26.944420000</text:p>
          </table:table-cell>
          <table:table-cell office:value-type="float" office:value="0.593877506" calcext:value-type="float">
            <text:p>0.593877506</text:p>
          </table:table-cell>
          <table:table-cell office:value-type="float" office:value="0.731199471" calcext:value-type="float">
            <text:p>0.731199471</text:p>
          </table:table-cell>
          <table:table-cell office:value-type="float" office:value="0.660570939" calcext:value-type="float">
            <text:p>0.660570939</text:p>
          </table:table-cell>
          <table:table-cell table:formula="of:=AVERAGE([.C301:.E301])" office:value-type="float" office:value="0.661882638666667" calcext:value-type="float">
            <text:p>0.661882639</text:p>
          </table:table-cell>
          <table:table-cell/>
          <table:table-cell office:value-type="float" office:value="26.9141" calcext:value-type="float">
            <text:p>26.914100000</text:p>
          </table:table-cell>
          <table:table-cell office:value-type="float" office:value="0.663042148" calcext:value-type="float">
            <text:p>0.663042148</text:p>
          </table:table-cell>
          <table:table-cell office:value-type="float" office:value="0.758943052" calcext:value-type="float">
            <text:p>0.758943052</text:p>
          </table:table-cell>
          <table:table-cell office:value-type="float" office:value="0.698645794" calcext:value-type="float">
            <text:p>0.698645794</text:p>
          </table:table-cell>
          <table:table-cell table:formula="of:=AVERAGE([.I301:.K301])" office:value-type="float" office:value="0.706876998" calcext:value-type="float">
            <text:p>0.706876998</text:p>
          </table:table-cell>
          <table:table-cell/>
          <table:table-cell office:value-type="float" office:value="25.98414" calcext:value-type="float">
            <text:p>25.984140000</text:p>
          </table:table-cell>
          <table:table-cell office:value-type="float" office:value="0.633692817" calcext:value-type="float">
            <text:p>0.633692817</text:p>
          </table:table-cell>
          <table:table-cell office:value-type="float" office:value="0.612444355" calcext:value-type="float">
            <text:p>0.612444355</text:p>
          </table:table-cell>
          <table:table-cell office:value-type="float" office:value="0.674235305" calcext:value-type="float">
            <text:p>0.674235305</text:p>
          </table:table-cell>
          <table:table-cell table:formula="of:=AVERAGE([.O301:.Q301])" office:value-type="float" office:value="0.640124159" calcext:value-type="float">
            <text:p>0.640124159</text:p>
          </table:table-cell>
          <table:table-cell table:number-columns-repeated="100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.95453" calcext:value-type="float">
            <text:p>26.954530000</text:p>
          </table:table-cell>
          <table:table-cell office:value-type="float" office:value="0.598753762" calcext:value-type="float">
            <text:p>0.598753762</text:p>
          </table:table-cell>
          <table:table-cell office:value-type="float" office:value="0.732312886" calcext:value-type="float">
            <text:p>0.732312886</text:p>
          </table:table-cell>
          <table:table-cell office:value-type="float" office:value="0.6398315" calcext:value-type="float">
            <text:p>0.639831500</text:p>
          </table:table-cell>
          <table:table-cell table:formula="of:=AVERAGE([.C302:.E302])" office:value-type="float" office:value="0.656966049333333" calcext:value-type="float">
            <text:p>0.656966049</text:p>
          </table:table-cell>
          <table:table-cell/>
          <table:table-cell office:value-type="float" office:value="26.91915" calcext:value-type="float">
            <text:p>26.919150000</text:p>
          </table:table-cell>
          <table:table-cell office:value-type="float" office:value="0.686079942" calcext:value-type="float">
            <text:p>0.686079942</text:p>
          </table:table-cell>
          <table:table-cell office:value-type="float" office:value="0.8148546" calcext:value-type="float">
            <text:p>0.814854600</text:p>
          </table:table-cell>
          <table:table-cell office:value-type="float" office:value="0.627638176" calcext:value-type="float">
            <text:p>0.627638176</text:p>
          </table:table-cell>
          <table:table-cell table:formula="of:=AVERAGE([.I302:.K302])" office:value-type="float" office:value="0.709524239333333" calcext:value-type="float">
            <text:p>0.709524239</text:p>
          </table:table-cell>
          <table:table-cell/>
          <table:table-cell office:value-type="float" office:value="25.97909" calcext:value-type="float">
            <text:p>25.979090000</text:p>
          </table:table-cell>
          <table:table-cell office:value-type="float" office:value="0.692388498" calcext:value-type="float">
            <text:p>0.692388498</text:p>
          </table:table-cell>
          <table:table-cell office:value-type="float" office:value="0.603904796" calcext:value-type="float">
            <text:p>0.603904796</text:p>
          </table:table-cell>
          <table:table-cell office:value-type="float" office:value="0.605813933" calcext:value-type="float">
            <text:p>0.605813933</text:p>
          </table:table-cell>
          <table:table-cell table:formula="of:=AVERAGE([.O302:.Q302])" office:value-type="float" office:value="0.634035742333333" calcext:value-type="float">
            <text:p>0.63403574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table:number-columns-repeated="2"/>
          <table:table-cell office:value-type="string" calcext:value-type="string">
            <text:p>TempC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taMax</text:p>
          </table:table-cell>
          <table:table-cell office:value-type="float" office:value="26.959584227" calcext:value-type="float">
            <text:p>26.959584227</text:p>
          </table:table-cell>
          <table:table-cell office:value-type="float" office:value="0.758613438" calcext:value-type="float">
            <text:p>0.758613438</text:p>
          </table:table-cell>
          <table:table-cell office:value-type="float" office:value="0.776999685" calcext:value-type="float">
            <text:p>0.776999685</text:p>
          </table:table-cell>
          <table:table-cell office:value-type="float" office:value="0.686795793" calcext:value-type="float">
            <text:p>0.686795793</text:p>
          </table:table-cell>
          <table:table-cell/>
          <table:table-cell office:value-type="float" office:value="0.006936063" calcext:value-type="float">
            <text:p>0.006936063</text:p>
          </table:table-cell>
          <table:table-cell office:value-type="float" office:value="27.040450172" calcext:value-type="float">
            <text:p>27.040450172</text:p>
          </table:table-cell>
          <table:table-cell office:value-type="float" office:value="0.848974091" calcext:value-type="float">
            <text:p>0.848974091</text:p>
          </table:table-cell>
          <table:table-cell office:value-type="float" office:value="0.842810374" calcext:value-type="float">
            <text:p>0.842810374</text:p>
          </table:table-cell>
          <table:table-cell office:value-type="float" office:value="0.707310522" calcext:value-type="float">
            <text:p>0.707310522</text:p>
          </table:table-cell>
          <table:table-cell table:number-columns-repeated="2"/>
          <table:table-cell office:value-type="float" office:value="26.009414958" calcext:value-type="float">
            <text:p>26.009414958</text:p>
          </table:table-cell>
          <table:table-cell office:value-type="float" office:value="0.699381912" calcext:value-type="float">
            <text:p>0.699381912</text:p>
          </table:table-cell>
          <table:table-cell office:value-type="float" office:value="0.674268088" calcext:value-type="float">
            <text:p>0.674268088</text:p>
          </table:table-cell>
          <table:table-cell office:value-type="float" office:value="0.68070539" calcext:value-type="float">
            <text:p>0.6807053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taMin</text:p>
          </table:table-cell>
          <table:table-cell office:value-type="float" office:value="26.752365584" calcext:value-type="float">
            <text:p>26.752365584</text:p>
          </table:table-cell>
          <table:table-cell office:value-type="float" office:value="0.580548117" calcext:value-type="float">
            <text:p>0.580548117</text:p>
          </table:table-cell>
          <table:table-cell office:value-type="float" office:value="0.60687132" calcext:value-type="float">
            <text:p>0.606871320</text:p>
          </table:table-cell>
          <table:table-cell office:value-type="float" office:value="0.511104525" calcext:value-type="float">
            <text:p>0.511104525</text:p>
          </table:table-cell>
          <table:table-cell/>
          <table:table-cell office:value-type="float" office:value="0.005411221" calcext:value-type="float">
            <text:p>0.005411221</text:p>
          </table:table-cell>
          <table:table-cell office:value-type="float" office:value="26.914097166" calcext:value-type="float">
            <text:p>26.914097166</text:p>
          </table:table-cell>
          <table:table-cell office:value-type="float" office:value="0.662333448" calcext:value-type="float">
            <text:p>0.662333448</text:p>
          </table:table-cell>
          <table:table-cell office:value-type="float" office:value="0.648185092" calcext:value-type="float">
            <text:p>0.648185092</text:p>
          </table:table-cell>
          <table:table-cell office:value-type="float" office:value="0.557301111" calcext:value-type="float">
            <text:p>0.557301111</text:p>
          </table:table-cell>
          <table:table-cell table:number-columns-repeated="2"/>
          <table:table-cell office:value-type="float" office:value="25.878009379" calcext:value-type="float">
            <text:p>25.878009379</text:p>
          </table:table-cell>
          <table:table-cell office:value-type="float" office:value="0.620012357" calcext:value-type="float">
            <text:p>0.620012357</text:p>
          </table:table-cell>
          <table:table-cell office:value-type="float" office:value="0.587822865" calcext:value-type="float">
            <text:p>0.587822865</text:p>
          </table:table-cell>
          <table:table-cell office:value-type="float" office:value="0.592794489" calcext:value-type="float">
            <text:p>0.5927944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taMean</text:p>
          </table:table-cell>
          <table:table-cell office:value-type="float" office:value="26.87078341" calcext:value-type="float">
            <text:p>26.870783410</text:p>
          </table:table-cell>
          <table:table-cell office:value-type="float" office:value="0.661974221" calcext:value-type="float">
            <text:p>0.661974221</text:p>
          </table:table-cell>
          <table:table-cell office:value-type="float" office:value="0.690761166" calcext:value-type="float">
            <text:p>0.690761166</text:p>
          </table:table-cell>
          <table:table-cell office:value-type="float" office:value="0.590670614" calcext:value-type="float">
            <text:p>0.590670614</text:p>
          </table:table-cell>
          <table:table-cell/>
          <table:table-cell office:value-type="float" office:value="0.006080335" calcext:value-type="float">
            <text:p>0.006080335</text:p>
          </table:table-cell>
          <table:table-cell office:value-type="float" office:value="26.956669693" calcext:value-type="float">
            <text:p>26.956669693</text:p>
          </table:table-cell>
          <table:table-cell office:value-type="float" office:value="0.744233039" calcext:value-type="float">
            <text:p>0.744233039</text:p>
          </table:table-cell>
          <table:table-cell office:value-type="float" office:value="0.752732611" calcext:value-type="float">
            <text:p>0.752732611</text:p>
          </table:table-cell>
          <table:table-cell office:value-type="float" office:value="0.623756733" calcext:value-type="float">
            <text:p>0.623756733</text:p>
          </table:table-cell>
          <table:table-cell table:number-columns-repeated="2"/>
          <table:table-cell office:value-type="float" office:value="25.943577376" calcext:value-type="float">
            <text:p>25.943577376</text:p>
          </table:table-cell>
          <table:table-cell office:value-type="float" office:value="0.65390307" calcext:value-type="float">
            <text:p>0.653903070</text:p>
          </table:table-cell>
          <table:table-cell office:value-type="float" office:value="0.623378158" calcext:value-type="float">
            <text:p>0.623378158</text:p>
          </table:table-cell>
          <table:table-cell office:value-type="float" office:value="0.629484868" calcext:value-type="float">
            <text:p>0.6294848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taMedian</text:p>
          </table:table-cell>
          <table:table-cell office:value-type="float" office:value="26.868610129" calcext:value-type="float">
            <text:p>26.868610129</text:p>
          </table:table-cell>
          <table:table-cell office:value-type="float" office:value="0.65791883" calcext:value-type="float">
            <text:p>0.657918830</text:p>
          </table:table-cell>
          <table:table-cell office:value-type="float" office:value="0.693971597" calcext:value-type="float">
            <text:p>0.693971597</text:p>
          </table:table-cell>
          <table:table-cell office:value-type="float" office:value="0.588056813" calcext:value-type="float">
            <text:p>0.588056813</text:p>
          </table:table-cell>
          <table:table-cell/>
          <table:table-cell office:value-type="float" office:value="0.006107643" calcext:value-type="float">
            <text:p>0.006107643</text:p>
          </table:table-cell>
          <table:table-cell office:value-type="float" office:value="26.939367753" calcext:value-type="float">
            <text:p>26.939367753</text:p>
          </table:table-cell>
          <table:table-cell office:value-type="float" office:value="0.747575551" calcext:value-type="float">
            <text:p>0.747575551</text:p>
          </table:table-cell>
          <table:table-cell office:value-type="float" office:value="0.75799206" calcext:value-type="float">
            <text:p>0.757992060</text:p>
          </table:table-cell>
          <table:table-cell office:value-type="float" office:value="0.62312223" calcext:value-type="float">
            <text:p>0.623122230</text:p>
          </table:table-cell>
          <table:table-cell table:number-columns-repeated="2"/>
          <table:table-cell office:value-type="float" office:value="25.928549963" calcext:value-type="float">
            <text:p>25.928549963</text:p>
          </table:table-cell>
          <table:table-cell office:value-type="float" office:value="0.643870907" calcext:value-type="float">
            <text:p>0.643870907</text:p>
          </table:table-cell>
          <table:table-cell office:value-type="float" office:value="0.607401801" calcext:value-type="float">
            <text:p>0.607401801</text:p>
          </table:table-cell>
          <table:table-cell office:value-type="float" office:value="0.618361308" calcext:value-type="float">
            <text:p>0.618361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taAverage</text:p>
          </table:table-cell>
          <table:table-cell office:value-type="float" office:value="26.87078341" calcext:value-type="float">
            <text:p>26.870783410</text:p>
          </table:table-cell>
          <table:table-cell office:value-type="float" office:value="0.661974221" calcext:value-type="float">
            <text:p>0.661974221</text:p>
          </table:table-cell>
          <table:table-cell office:value-type="float" office:value="0.690761166" calcext:value-type="float">
            <text:p>0.690761166</text:p>
          </table:table-cell>
          <table:table-cell office:value-type="float" office:value="0.590670614" calcext:value-type="float">
            <text:p>0.590670614</text:p>
          </table:table-cell>
          <table:table-cell table:formula="of:=AVERAGE([.F3:.F302])" office:value-type="float" office:value="0.647802000322222" calcext:value-type="float">
            <text:p>0.647802000</text:p>
          </table:table-cell>
          <table:table-cell office:value-type="float" office:value="0.006080335" calcext:value-type="float">
            <text:p>0.006080335</text:p>
          </table:table-cell>
          <table:table-cell office:value-type="float" office:value="26.956669693" calcext:value-type="float">
            <text:p>26.956669693</text:p>
          </table:table-cell>
          <table:table-cell office:value-type="float" office:value="0.744233039" calcext:value-type="float">
            <text:p>0.744233039</text:p>
          </table:table-cell>
          <table:table-cell office:value-type="float" office:value="0.752732611" calcext:value-type="float">
            <text:p>0.752732611</text:p>
          </table:table-cell>
          <table:table-cell office:value-type="float" office:value="0.623756733" calcext:value-type="float">
            <text:p>0.623756733</text:p>
          </table:table-cell>
          <table:table-cell table:formula="of:=AVERAGE([.L3:.L302])" office:value-type="float" office:value="0.706907461251111" calcext:value-type="float">
            <text:p>0.706907461</text:p>
          </table:table-cell>
          <table:table-cell/>
          <table:table-cell office:value-type="float" office:value="25.943577376" calcext:value-type="float">
            <text:p>25.943577376</text:p>
          </table:table-cell>
          <table:table-cell office:value-type="float" office:value="0.65390307" calcext:value-type="float">
            <text:p>0.653903070</text:p>
          </table:table-cell>
          <table:table-cell office:value-type="float" office:value="0.623378158" calcext:value-type="float">
            <text:p>0.623378158</text:p>
          </table:table-cell>
          <table:table-cell office:value-type="float" office:value="0.629484868" calcext:value-type="float">
            <text:p>0.629484868</text:p>
          </table:table-cell>
          <table:table-cell table:formula="of:=AVERAGE([.R3:.R302])" office:value-type="float" office:value="0.635588698513334" calcext:value-type="float">
            <text:p>0.6355886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taStdDev</text:p>
          </table:table-cell>
          <table:table-cell office:value-type="float" office:value="0.045595026" calcext:value-type="float">
            <text:p>0.045595026</text:p>
          </table:table-cell>
          <table:table-cell office:value-type="float" office:value="0.05637588" calcext:value-type="float">
            <text:p>0.056375880</text:p>
          </table:table-cell>
          <table:table-cell office:value-type="float" office:value="0.053194532" calcext:value-type="float">
            <text:p>0.053194532</text:p>
          </table:table-cell>
          <table:table-cell office:value-type="float" office:value="0.05230115" calcext:value-type="float">
            <text:p>0.052301150</text:p>
          </table:table-cell>
          <table:table-cell/>
          <table:table-cell office:value-type="float" office:value="0.000491106" calcext:value-type="float">
            <text:p>0.000491106</text:p>
          </table:table-cell>
          <table:table-cell office:value-type="float" office:value="0.036647582" calcext:value-type="float">
            <text:p>0.036647582</text:p>
          </table:table-cell>
          <table:table-cell office:value-type="float" office:value="0.060111357" calcext:value-type="float">
            <text:p>0.060111357</text:p>
          </table:table-cell>
          <table:table-cell office:value-type="float" office:value="0.059050065" calcext:value-type="float">
            <text:p>0.059050065</text:p>
          </table:table-cell>
          <table:table-cell office:value-type="float" office:value="0.051433901" calcext:value-type="float">
            <text:p>0.051433901</text:p>
          </table:table-cell>
          <table:table-cell table:number-columns-repeated="2"/>
          <table:table-cell office:value-type="float" office:value="0.035279357" calcext:value-type="float">
            <text:p>0.035279357</text:p>
          </table:table-cell>
          <table:table-cell office:value-type="float" office:value="0.027003845" calcext:value-type="float">
            <text:p>0.027003845</text:p>
          </table:table-cell>
          <table:table-cell office:value-type="float" office:value="0.025330456" calcext:value-type="float">
            <text:p>0.025330456</text:p>
          </table:table-cell>
          <table:table-cell office:value-type="float" office:value="0.026801249" calcext:value-type="float">
            <text:p>0.026801249</text:p>
          </table:table-cell>
          <table:table-cell table:number-columns-repeated="1007"/>
        </table:table-row>
        <table:table-row table:style-name="ro1" table:number-rows-repeated="10482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00/00/0000</text:date>, <text:time style:data-style-name="N2" text:time-value="09:34:55.088580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ARM_EABI LibreOffice_project/20m0$Build-2</meta:generator>
    <dc:date>2019-11-13T09:44:37.481781214</dc:date>
    <meta:editing-duration>PT9M39S</meta:editing-duration>
    <meta:editing-cycles>6</meta:editing-cycles>
    <meta:document-statistic meta:table-count="1" meta:cell-count="4922" meta:object-count="0"/>
  </office:meta>
</office:document-meta>
</file>